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content.xml" manifest:media-type="text/xml"/>
  <manifest:file-entry manifest:full-path="media/image4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Franklin Gothic Demi" svg:font-family="&quot;Franklin Gothic Demi&quot;"/>
    <style:font-face style:name="Courier" svg:font-family="Courier"/>
    <style:font-face style:name="Hermes-Bold" svg:font-family="Hermes-Bold"/>
    <style:font-face style:name="Franklin Gothic Heavy" svg:font-family="&quot;Franklin Gothic Heavy&quot;"/>
    <style:font-face style:name="ConduitITC TT" svg:font-family="&quot;ConduitITC T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ackground-color="transparent"/>
      <style:text-properties fo:color="#DD0806"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21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23" style:family="table-cell" style:parent-style-name="Default" style:data-style-name="N48"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53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27" style:family="table-cell" style:parent-style-name="Default" style:data-style-name="N53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28" style:family="table-cell" style:parent-style-name="Default" style:data-style-name="N53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cell-protect="none"/>
    </style:style>
    <style:style style:name="ce30" style:family="table-cell" style:parent-style-name="Default" style:data-style-name="N53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31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33" style:family="table-cell" style:parent-style-name="Default" style:data-style-name="N53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38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53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53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53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53">
      <style:table-cell-properties style:vertical-align="automatic" style:cell-protect="none" style:repeat-content="false"/>
      <style:paragraph-properties fo:text-align="center"/>
    </style:style>
    <style:style style:name="ce45" style:family="table-cell" style:parent-style-name="Default" style:data-style-name="N53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53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47" style:family="table-cell" style:parent-style-name="Default" style:data-style-name="N53">
      <style:table-cell-properties fo:border-top="none" fo:border-bottom="none" fo:border-left="thin solid #000000" fo:border-right="none" style:cell-protect="none"/>
    </style:style>
    <style:style style:name="ce48" style:family="table-cell" style:parent-style-name="Default" style:data-style-name="N53">
      <style:table-cell-properties fo:border-top="none" fo:border-bottom="none" fo:border-left="none" fo:border-right="thin solid #000000" style:cell-protect="none"/>
    </style:style>
    <style:style style:name="ce49" style:family="table-cell" style:parent-style-name="Default" style:data-style-name="N53">
      <style:table-cell-properties style:cell-protect="none"/>
    </style:style>
    <style:style style:name="ce50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51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53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58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59" style:family="table-cell" style:parent-style-name="Default" style:data-style-name="N53">
      <style:table-cell-properties fo:border-top="none" fo:border-bottom="none" fo:border-left="2pt solid #000000" fo:border-right="none" style:cell-protect="none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63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71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72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75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48">
      <style:table-cell-properties fo:background-color="#969696" style:cell-protect="none"/>
    </style:style>
    <style:style style:name="ce78" style:family="table-cell" style:parent-style-name="Default" style:data-style-name="N1">
      <style:table-cell-properties fo:background-color="#969696" style:cell-protect="none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80" style:family="table-cell" style:parent-style-name="Default" style:data-style-name="N0">
      <style:table-cell-properties fo:background-color="#969696" style:cell-protect="none"/>
    </style:style>
    <style:style style:name="ce81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82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84" style:family="table-cell" style:parent-style-name="Default" style:data-style-name="N48">
      <style:table-cell-properties style:cell-protect="none"/>
    </style:style>
    <style:style style:name="ce85" style:family="table-cell" style:parent-style-name="Default" style:data-style-name="N1">
      <style:table-cell-properties style:cell-protect="none"/>
    </style:style>
    <style:style style:name="ce86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89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90" style:family="table-cell" style:parent-style-name="Default" style:data-style-name="N0">
      <style:text-properties style:font-name="Hermes-Bold" style:font-name-asian="Hermes-Bold" style:font-name-complex="Hermes-Bold" fo:font-size="9pt" style:font-size-asian="9pt" style:font-size-complex="9pt"/>
    </style:style>
    <style:style style:name="ce91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92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9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94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97" style:family="table-cell" style:parent-style-name="Default" style:data-style-name="N48">
      <style:text-properties style:font-name="Franklin Gothic Book" style:font-name-asian="Franklin Gothic Book" style:font-name-complex="Franklin Gothic Book"/>
    </style:style>
    <style:style style:name="ce98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99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00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01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3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0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09" style:family="table-cell" style:parent-style-name="Default" style:data-style-name="N36">
      <style:text-properties style:font-name="ConduitITC TT" style:font-name-asian="ConduitITC TT" style:font-name-complex="ConduitITC TT" fo:font-size="7pt" style:font-size-asian="7pt" style:font-size-complex="7pt"/>
    </style:style>
    <style:style style:name="ce110" style:family="table-cell" style:parent-style-name="Default" style:data-style-name="N37">
      <style:text-properties style:font-name="ConduitITC TT" style:font-name-asian="ConduitITC TT" style:font-name-complex="ConduitITC TT" fo:font-size="6pt" style:font-size-asian="6pt" style:font-size-complex="6pt"/>
    </style:style>
    <style:style style:name="ce111" style:family="table-cell" style:parent-style-name="Default" style:data-style-name="N3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12" style:family="table-cell" style:parent-style-name="Default" style:data-style-name="N38">
      <style:text-properties style:font-name="ConduitITC TT" style:font-name-asian="ConduitITC TT" style:font-name-complex="ConduitITC TT" fo:font-size="7pt" style:font-size-asian="7pt" style:font-size-complex="7pt"/>
    </style:style>
    <style:style style:name="ce113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14" style:family="table-cell" style:parent-style-name="Default" style:data-style-name="N4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15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16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17" style:family="table-cell" style:parent-style-name="Default" style:data-style-name="N41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18" style:family="table-cell" style:parent-style-name="Default" style:data-style-name="N3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19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20" style:family="table-cell" style:parent-style-name="Default" style:data-style-name="N4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1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2" style:family="table-cell" style:parent-style-name="Default" style:data-style-name="N42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3" style:family="table-cell" style:parent-style-name="Default" style:data-style-name="N38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2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1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30" style:family="table-cell" style:parent-style-name="Default" style:data-style-name="N0"/>
    <style:style style:name="ce131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32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33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35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6" style:family="table-cell" style:parent-style-name="Default" style:data-style-name="N43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37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38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39" style:family="table-cell" style:parent-style-name="Default" style:data-style-name="N1">
      <style:table-cell-properties fo:border-top="2pt solid #000000" fo:border-bottom="thin solid #000000" fo:border-left="thin solid #000000" fo:border-right="none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0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1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45" style:family="table-cell" style:parent-style-name="Default" style:data-style-name="N44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6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47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8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9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50" style:family="table-cell" style:parent-style-name="Default" style:data-style-name="N45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1" style:family="table-cell" style:parent-style-name="Default" style:data-style-name="N46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52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53" style:family="table-cell" style:parent-style-name="Default" style:data-style-name="N45">
      <style:table-cell-properties fo:background-color="transparent"/>
      <style:text-properties style:font-name="ConduitITC TT" style:font-name-asian="ConduitITC TT" style:font-name-complex="ConduitITC TT"/>
    </style:style>
    <style:style style:name="ce154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55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6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57" style:family="table-cell" style:parent-style-name="Default" style:data-style-name="N45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8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59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/>
    </style:style>
    <style:style style:name="ce160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1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62" style:family="table-cell" style:parent-style-name="Default" style:data-style-name="N45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3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64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5" style:family="table-cell" style:parent-style-name="Default" style:data-style-name="N45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66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67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68" style:family="table-cell" style:parent-style-name="Default" style:data-style-name="N45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9" style:family="table-cell" style:parent-style-name="Default" style:data-style-name="N45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7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71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2" style:family="table-cell" style:parent-style-name="Default" style:data-style-name="N46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4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5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6" style:family="table-cell" style:parent-style-name="Default" style:data-style-name="N46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7" style:family="table-cell" style:parent-style-name="Default" style:data-style-name="N5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8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9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80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3" style:family="table-cell" style:parent-style-name="Default" style:data-style-name="N44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4" style:family="table-cell" style:parent-style-name="Default" style:data-style-name="N0">
      <style:table-cell-properties fo:background-color="transparent"/>
    </style:style>
    <style:style style:name="ce185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186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18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8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90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1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192" style:family="table-cell" style:parent-style-name="Default" style:data-style-name="N43">
      <style:table-cell-properties style:cell-protect="none"/>
      <style:text-properties style:font-name="ConduitITC TT" style:font-name-asian="ConduitITC TT" style:font-name-complex="ConduitITC TT"/>
    </style:style>
    <style:style style:name="ce193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94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96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197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98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199" style:family="table-cell" style:parent-style-name="Default" style:data-style-name="N45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0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1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2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03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04" style:family="table-cell" style:parent-style-name="Default" style:data-style-name="N46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05" style:family="table-cell" style:parent-style-name="Default" style:data-style-name="N45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06" style:family="table-cell" style:parent-style-name="Default" style:data-style-name="N46">
      <style:text-properties style:font-name="ConduitITC TT" style:font-name-asian="ConduitITC TT" style:font-name-complex="ConduitITC TT" fo:font-size="6pt" style:font-size-asian="6pt" style:font-size-complex="6pt"/>
    </style:style>
    <style:style style:name="ce207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08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09" style:family="table-cell" style:parent-style-name="Default" style:data-style-name="N45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10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11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12" style:family="table-cell" style:parent-style-name="Default" style:data-style-name="N45">
      <style:text-properties style:font-name="ConduitITC TT" style:font-name-asian="ConduitITC TT" style:font-name-complex="ConduitITC TT" fo:font-size="7pt" style:font-size-asian="7pt" style:font-size-complex="7pt"/>
    </style:style>
    <style:style style:name="ce213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5" style:family="table-cell" style:parent-style-name="Default" style:data-style-name="N45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16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17" style:family="table-cell" style:parent-style-name="Default" style:data-style-name="N49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18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19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0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1" style:family="table-cell" style:parent-style-name="Default" style:data-style-name="N45">
      <style:text-properties style:font-name="Franklin Gothic Heavy" style:font-name-asian="Franklin Gothic Heavy" style:font-name-complex="Franklin Gothic Heavy"/>
    </style:style>
    <style:style style:name="ce22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23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2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5" style:family="table-cell" style:parent-style-name="Default" style:data-style-name="N45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6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7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8" style:family="table-cell" style:parent-style-name="Default" style:data-style-name="N47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29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0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1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2" style:family="table-cell" style:parent-style-name="Default" style:data-style-name="N45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3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34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5" style:family="table-cell" style:parent-style-name="Default" style:data-style-name="N47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36" style:family="table-cell" style:parent-style-name="Default" style:data-style-name="N48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7" style:family="table-cell" style:parent-style-name="Default" style:data-style-name="N52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8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39" style:family="table-cell" style:parent-style-name="Default" style:data-style-name="N0">
      <style:table-cell-properties style:vertical-align="middle"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45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44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45" style:family="table-cell" style:parent-style-name="Default" style:data-style-name="N4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46" style:family="table-cell" style:parent-style-name="Default" style:data-style-name="N47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47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48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49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0" style:family="table-cell" style:parent-style-name="Default" style:data-style-name="N4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51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5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3" style:family="table-cell" style:parent-style-name="Default" style:data-style-name="N4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54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Default" style:data-style-name="N45">
      <style:text-properties style:font-name="Franklin Gothic Book" style:font-name-asian="Franklin Gothic Book" style:font-name-complex="Franklin Gothic Book"/>
    </style:style>
    <style:style style:name="ce2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5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9" style:family="table-cell" style:parent-style-name="Default" style:data-style-name="N43">
      <style:text-properties style:font-name="ConduitITC TT" style:font-name-asian="ConduitITC TT" style:font-name-complex="ConduitITC TT"/>
    </style:style>
    <style:style style:name="ce260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61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2" style:family="table-cell" style:parent-style-name="Default" style:data-style-name="N49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3" style:family="table-cell" style:parent-style-name="Default" style:data-style-name="N4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4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5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266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7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68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69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0" style:family="table-cell" style:parent-style-name="Default" style:data-style-name="N4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71" style:family="table-cell" style:parent-style-name="Default" style:data-style-name="N49">
      <style:text-properties style:font-name="ConduitITC TT" style:font-name-asian="ConduitITC TT" style:font-name-complex="ConduitITC TT" fo:font-size="7pt" style:font-size-asian="7pt" style:font-size-complex="7pt"/>
    </style:style>
    <style:style style:name="ce272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273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274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27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27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2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8" style:family="table-cell" style:parent-style-name="Default" style:data-style-name="N43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7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8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28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282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28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284" style:family="table-cell" style:parent-style-name="Default" style:data-style-name="N44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285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6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7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88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9" style:family="table-cell" style:parent-style-name="Default" style:data-style-name="N47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290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1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292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93" style:family="table-cell" style:parent-style-name="Default" style:data-style-name="N49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4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295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6" style:family="table-cell" style:parent-style-name="Default" style:data-style-name="N47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9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8" style:family="table-cell" style:parent-style-name="Default" style:data-style-name="N0">
      <style:text-properties fo:color="#DD0806" style:font-name="Franklin Gothic Heavy" style:font-name-asian="Franklin Gothic Heavy" style:font-name-complex="Franklin Gothic Heavy"/>
    </style:style>
    <style:style style:name="ce299" style:family="table-cell" style:parent-style-name="Default" style:data-style-name="N0">
      <style:text-properties fo:color="#DD0806" style:font-name="Franklin Gothic Book" style:font-name-asian="Franklin Gothic Book" style:font-name-complex="Franklin Gothic Book"/>
    </style:style>
    <style:style style:name="ce300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0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02" style:family="table-cell" style:parent-style-name="Default" style:data-style-name="N44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03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04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5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6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7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08" style:family="table-cell" style:parent-style-name="Default" style:data-style-name="N47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09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310" style:family="table-cell" style:parent-style-name="Default" style:data-style-name="N47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11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12" style:family="table-cell" style:parent-style-name="Default" style:data-style-name="N0"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313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14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15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16" style:family="table-cell" style:parent-style-name="Default" style:data-style-name="N47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17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8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9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0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21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22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3" style:family="table-cell" style:parent-style-name="Default" style:data-style-name="N46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4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25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6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7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8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29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0" style:family="table-cell" style:parent-style-name="Default" style:data-style-name="N46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1" style:family="table-cell" style:parent-style-name="Default" style:data-style-name="N50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2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3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4" style:family="table-cell" style:parent-style-name="Default" style:data-style-name="N50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35" style:family="table-cell" style:parent-style-name="Default" style:data-style-name="N54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36" style:family="table-cell" style:parent-style-name="Default" style:data-style-name="N49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37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38" style:family="table-cell" style:parent-style-name="Default" style:data-style-name="N43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39" style:family="table-cell" style:parent-style-name="Default" style:data-style-name="N44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0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4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2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43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45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46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5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9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60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61" style:family="table-cell" style:parent-style-name="Default" style:data-style-name="N55">
      <style:text-properties style:font-name="Franklin Gothic Book" style:font-name-asian="Franklin Gothic Book" style:font-name-complex="Franklin Gothic Book"/>
    </style:style>
    <style:style style:name="ce362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63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6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5" style:family="table-cell" style:parent-style-name="Default" style:data-style-name="N5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366" style:family="table-cell" style:parent-style-name="Default" style:data-style-name="N5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68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6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70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37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72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373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374" style:family="table-cell" style:parent-style-name="Default" style:data-style-name="N55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75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7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77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378" style:family="table-cell" style:parent-style-name="Default" style:data-style-name="N5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7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8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2" style:family="table-cell" style:parent-style-name="Default" style:data-style-name="N44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3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84" style:family="table-cell" style:parent-style-name="Default" style:data-style-name="N45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5" style:family="table-cell" style:parent-style-name="Default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6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/>
    </style:style>
    <style:style style:name="ce387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388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9" style:family="table-cell" style:parent-style-name="Default" style:data-style-name="N46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90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91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92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93" style:family="table-cell" style:parent-style-name="Default" style:data-style-name="N49">
      <style:text-properties style:font-name="Franklin Gothic Book" style:font-name-asian="Franklin Gothic Book" style:font-name-complex="Franklin Gothic Book"/>
    </style:style>
    <style:style style:name="ce394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95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96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39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99" style:family="table-cell" style:parent-style-name="Default" style:data-style-name="N45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0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01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02" style:family="table-cell" style:parent-style-name="Default" style:data-style-name="N44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03" style:family="table-cell" style:parent-style-name="Default" style:data-style-name="N58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04" style:family="table-cell" style:parent-style-name="Default" style:data-style-name="N47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05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06" style:family="table-cell" style:parent-style-name="Default" style:data-style-name="N51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07" style:family="table-cell" style:parent-style-name="Default" style:data-style-name="N5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08" style:family="table-cell" style:parent-style-name="Default" style:data-style-name="N47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09" style:family="table-cell" style:parent-style-name="Default" style:data-style-name="N59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10" style:family="table-cell" style:parent-style-name="Default" style:data-style-name="N47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11" style:family="table-cell" style:parent-style-name="Default" style:data-style-name="N47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12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13" style:family="table-cell" style:parent-style-name="Default" style:data-style-name="N0">
      <style:table-cell-properties style:vertical-align="automatic"/>
    </style:style>
    <style:style style:name="ce414" style:family="table-cell" style:parent-style-name="Default" style:data-style-name="N59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15" style:family="table-cell" style:parent-style-name="Default" style:data-style-name="N60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16" style:family="table-cell" style:parent-style-name="Default" style:data-style-name="N47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417" style:family="table-cell" style:parent-style-name="Default" style:data-style-name="N47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1.508125cm" style:use-optimal-column-width="true"/>
    </style:style>
    <style:style style:name="co7" style:family="table-column">
      <style:table-column-properties fo:break-before="auto" style:column-width="1.13770833333333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1.29645833333333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1.00541666666667cm" style:use-optimal-column-width="true"/>
    </style:style>
    <style:style style:name="co15" style:family="table-column">
      <style:table-column-properties fo:break-before="auto" style:column-width="0.820208333333333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37583333333333cm" style:use-optimal-column-width="true"/>
    </style:style>
    <style:style style:name="co18" style:family="table-column">
      <style:table-column-properties fo:break-before="auto" style:column-width="1.190625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1.11125cm"/>
    </style:style>
    <style:style style:name="co23" style:family="table-column">
      <style:table-column-properties fo:break-before="auto" style:column-width="0.79375cm"/>
    </style:style>
    <style:style style:name="co24" style:family="table-column">
      <style:table-column-properties fo:break-before="auto" style:column-width="3.83645833333333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2.35479166666667cm"/>
    </style:style>
    <style:style style:name="co27" style:family="table-column">
      <style:table-column-properties fo:break-before="auto" style:column-width="0.502708333333333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3.94229166666667cm" style:use-optimal-column-width="true"/>
    </style:style>
    <style:style style:name="co30" style:family="table-column">
      <style:table-column-properties fo:break-before="auto" style:column-width="1.79916666666667cm"/>
    </style:style>
    <style:style style:name="co31" style:family="table-column">
      <style:table-column-properties fo:break-before="auto" style:column-width="1.74625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1.24354166666667cm"/>
    </style:style>
    <style:style style:name="co34" style:family="table-column">
      <style:table-column-properties fo:break-before="auto" style:column-width="0.238125cm"/>
    </style:style>
    <style:style style:name="co35" style:family="table-column">
      <style:table-column-properties fo:break-before="auto" style:column-width="1.16416666666667cm"/>
    </style:style>
    <style:style style:name="co36" style:family="table-column">
      <style:table-column-properties fo:break-before="auto" style:column-width="4.048125cm"/>
    </style:style>
    <style:style style:name="co37" style:family="table-column">
      <style:table-column-properties fo:break-before="auto" style:column-width="1.77270833333333cm"/>
    </style:style>
    <style:style style:name="co38" style:family="table-column">
      <style:table-column-properties fo:break-before="auto" style:column-width="3.175cm"/>
    </style:style>
    <style:style style:name="co39" style:family="table-column">
      <style:table-column-properties fo:break-before="auto" style:column-width="1.21708333333333cm"/>
    </style:style>
    <style:style style:name="co40" style:family="table-column">
      <style:table-column-properties fo:break-before="auto" style:column-width="0.343958333333333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0.687916666666667cm"/>
    </style:style>
    <style:style style:name="co44" style:family="table-column">
      <style:table-column-properties fo:break-before="auto" style:column-width="8.255cm"/>
    </style:style>
    <style:style style:name="co45" style:family="table-column">
      <style:table-column-properties fo:break-before="auto" style:column-width="1.48166666666667cm"/>
    </style:style>
    <style:style style:name="co46" style:family="table-column">
      <style:table-column-properties fo:break-before="auto" style:column-width="0.608541666666667cm"/>
    </style:style>
    <style:style style:name="co47" style:family="table-column">
      <style:table-column-properties fo:break-before="auto" style:column-width="1.56104166666667cm"/>
    </style:style>
    <style:style style:name="co48" style:family="table-column">
      <style:table-column-properties fo:break-before="auto" style:column-width="1.13770833333333cm"/>
    </style:style>
    <style:style style:name="co49" style:family="table-column">
      <style:table-column-properties fo:break-before="auto" style:column-width="1.05833333333333cm"/>
    </style:style>
    <style:style style:name="co50" style:family="table-column">
      <style:table-column-properties fo:break-before="auto" style:column-width="7.064375cm"/>
    </style:style>
    <style:style style:name="co51" style:family="table-column">
      <style:table-column-properties fo:break-before="auto" style:column-width="1.53458333333333cm"/>
    </style:style>
    <style:style style:name="co52" style:family="table-column">
      <style:table-column-properties fo:break-before="auto" style:column-width="0.740833333333333cm"/>
    </style:style>
    <style:style style:name="co53" style:family="table-column">
      <style:table-column-properties fo:break-before="auto" style:column-width="6.111875cm"/>
    </style:style>
    <style:style style:name="co54" style:family="table-column">
      <style:table-column-properties fo:break-before="auto" style:column-width="0.899583333333333cm"/>
    </style:style>
    <style:style style:name="co55" style:family="table-column">
      <style:table-column-properties fo:break-before="auto" style:column-width="6.72041666666667cm"/>
    </style:style>
    <style:style style:name="co56" style:family="table-column">
      <style:table-column-properties fo:break-before="auto" style:column-width="2.27541666666667cm"/>
    </style:style>
    <style:style style:name="co57" style:family="table-column">
      <style:table-column-properties fo:break-before="auto" style:column-width="2.11666666666667cm"/>
    </style:style>
    <style:style style:name="co58" style:family="table-column">
      <style:table-column-properties fo:break-before="auto" style:column-width="1.85208333333333cm"/>
    </style:style>
    <style:style style:name="co59" style:family="table-column">
      <style:table-column-properties fo:break-before="auto" style:column-width="1.45520833333333cm"/>
    </style:style>
    <style:style style:name="co60" style:family="table-column">
      <style:table-column-properties fo:break-before="auto" style:column-width="7.09083333333333cm"/>
    </style:style>
    <style:style style:name="co61" style:family="table-column">
      <style:table-column-properties fo:break-before="auto" style:column-width="7.9375cm"/>
    </style:style>
    <style:style style:name="co62" style:family="table-column">
      <style:table-column-properties fo:break-before="auto" style:column-width="1.40229166666667cm"/>
    </style:style>
    <style:style style:name="co63" style:family="table-column">
      <style:table-column-properties fo:break-before="auto" style:column-width="0.132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3.7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5.1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2.5pt" style:use-optimal-row-height="false" fo:break-before="auto"/>
    </style:style>
    <style:style style:name="ro16" style:family="table-row">
      <style:table-row-properties style:row-height="23.1pt" style:use-optimal-row-height="false" fo:break-before="auto"/>
    </style:style>
    <style:style style:name="ro17" style:family="table-row">
      <style:table-row-properties style:row-height="20.25pt" style:use-optimal-row-height="false" fo:break-before="auto"/>
    </style:style>
    <style:style style:name="ro18" style:family="table-row">
      <style:table-row-properties style:row-height="13.5pt" style:use-optimal-row-height="false" fo:break-before="auto"/>
    </style:style>
    <style:style style:name="ro19" style:family="table-row">
      <style:table-row-properties style:row-height="11.1pt" style:use-optimal-row-height="false" fo:break-before="auto"/>
    </style:style>
    <style:style style:name="ro20" style:family="table-row">
      <style:table-row-properties style:row-height="9pt" style:use-optimal-row-height="false" fo:break-before="auto"/>
    </style:style>
    <style:style style:name="ro21" style:family="table-row">
      <style:table-row-properties style:row-height="20.1pt" style:use-optimal-row-height="false" fo:break-before="auto"/>
    </style:style>
    <style:style style:name="ro22" style:family="table-row">
      <style:table-row-properties style:row-height="6pt" style:use-optimal-row-height="false" fo:break-before="auto"/>
    </style:style>
    <style:style style:name="ro23" style:family="table-row">
      <style:table-row-properties style:row-height="9.75pt" style:use-optimal-row-height="false" fo:break-before="auto"/>
    </style:style>
    <style:style style:name="ro24" style:family="table-row">
      <style:table-row-properties style:row-height="17.25pt" style:use-optimal-row-height="false" fo:break-before="auto"/>
    </style:style>
    <style:style style:name="ro25" style:family="table-row">
      <style:table-row-properties style:row-height="11.25pt" style:use-optimal-row-height="false" fo:break-before="auto"/>
    </style:style>
    <style:style style:name="ro26" style:family="table-row">
      <style:table-row-properties style:row-height="0.75pt" style:use-optimal-row-height="false" fo:break-before="auto"/>
    </style:style>
    <style:style style:name="ro27" style:family="table-row">
      <style:table-row-properties style:row-height="18pt" style:use-optimal-row-height="false" fo:break-before="auto"/>
    </style:style>
    <style:style style:name="ro28" style:family="table-row">
      <style:table-row-properties style:row-height="17.1pt" style:use-optimal-row-height="false" fo:break-before="auto"/>
    </style:style>
    <style:style style:name="ro29" style:family="table-row">
      <style:table-row-properties style:row-height="8.1pt" style:use-optimal-row-height="false" fo:break-before="auto"/>
    </style:style>
    <style:style style:name="ro30" style:family="table-row">
      <style:table-row-properties style:row-height="19.5pt" style:use-optimal-row-height="false" fo:break-before="auto"/>
    </style:style>
    <style:style style:name="ro31" style:family="table-row">
      <style:table-row-properties style:row-height="6.75pt" style:use-optimal-row-height="false" fo:break-before="auto"/>
    </style:style>
    <style:style style:name="ro32" style:family="table-row">
      <style:table-row-properties style:row-height="10.5pt" style:use-optimal-row-height="false" fo:break-before="auto"/>
    </style:style>
    <style:style style:name="ro33" style:family="table-row">
      <style:table-row-properties style:row-height="16.5pt" style:use-optimal-row-height="false" fo:break-before="auto"/>
    </style:style>
    <style:style style:name="ro34" style:family="table-row">
      <style:table-row-properties style:row-height="8.25pt" style:use-optimal-row-height="false" fo:break-before="auto"/>
    </style:style>
    <style:style style:name="ro35" style:family="table-row">
      <style:table-row-properties style:row-height="3pt" style:use-optimal-row-height="false" fo:break-before="auto"/>
    </style:style>
    <style:style style:name="ro36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family="graphic" style:name="a227" style:parent-style-name="Graphics">
      <style:graphic-properties draw:fill="none" fo:clip="rect(0in 0in 0in 0in)" draw:stroke="non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 style:parent-style-name="Graphics">
      <style:graphic-properties draw:fill="none" fo:clip="rect(0in 0in 0in 0in)" draw:stroke="non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/>
    </style:style>
    <style:style style:family="graphic" style:name="a233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7">
      <style:graphic-properties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gradient" draw:fill-gradient-name="a236" draw:stroke="none" draw:auto-grow-width="false" draw:auto-grow-height="false"/>
      <style:paragraph-properties style:font-independent-line-spacing="false" style:writing-mode="lr-tb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7" style:parent-style-name="Graphics">
      <style:graphic-properties draw:fill="none" fo:clip="rect(0in 0in 0in 0in)" draw:stroke="none"/>
    </style:style>
    <style:style style:family="graphic" style:name="a318" style:parent-style-name="Graphics">
      <style:graphic-properties draw:fill="none" fo:clip="rect(0in 0in 0in 0in)" draw:stroke="non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gradient" draw:fill-gradient-name="a160" draw:stroke="none" draw:auto-grow-width="false" draw:auto-grow-height="false"/>
      <style:paragraph-properties style:font-independent-line-spacing="fals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22">
      <style:graphic-properties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fo:clip="rect(0in 0in 0in 0in)" draw:stroke="non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28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gradient" draw:fill-gradient-name="a331" draw:stroke="none" draw:auto-grow-width="false" draw:auto-grow-height="false"/>
      <style:paragraph-properties style:font-independent-line-spacing="false" style:writing-mode="lr-tb"/>
    </style:style>
    <style:style style:family="paragraph" style:name="a2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gradient" draw:fill-gradient-name="a258" draw:stroke="none" draw:auto-grow-width="false" draw:auto-grow-height="false"/>
      <style:paragraph-properties style:font-independent-line-spacing="false" style:writing-mode="lr-tb"/>
    </style:style>
    <style:style style:family="paragraph" style:name="a4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/>
    </style:style>
    <style:style style:family="graphic" style:name="a181">
      <style:graphic-properties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 style:parent-style-name="Graphics">
      <style:graphic-properties draw:fill="none" fo:clip="rect(0in 0in 0in 0in)" draw:stroke="none"/>
    </style:style>
    <style:style style:family="paragraph" style:name="a3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9" style:parent-style-name="Graphics">
      <style:graphic-properties draw:fill="none" fo:clip="rect(0in 0in 0in 0in)" draw:stroke="non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top" draw:textarea-horizontal-align="left" draw:fill="gradient" draw:fill-gradient-name="a421" draw:stroke="none" draw:auto-grow-width="false" draw:auto-grow-height="false"/>
      <style:paragraph-properties style:font-independent-line-spacing="false" style:writing-mode="lr-tb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0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3" style:parent-style-name="Graphics">
      <style:graphic-properties draw:fill="none" fo:clip="rect(0in 0in 0in 0in)" draw:stroke="none"/>
    </style:style>
    <style:style style:family="paragraph" style:name="a2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gradient" draw:fill-gradient-name="a353" draw:stroke="none" draw:auto-grow-width="false" draw:auto-grow-height="false"/>
      <style:paragraph-properties style:font-independent-line-spacing="false" style:writing-mode="lr-tb"/>
    </style:style>
    <style:style style:family="paragraph" style:name="a2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top" draw:textarea-horizontal-align="left" draw:fill="gradient" draw:fill-gradient-name="a514" draw:stroke="none" draw:auto-grow-width="false" draw:auto-grow-height="false"/>
      <style:paragraph-properties style:font-independent-line-spacing="false" style:writing-mode="lr-tb"/>
    </style:style>
    <style:style style:family="paragraph" style:name="a4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gradient" draw:fill-gradient-name="a280" draw:stroke="none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/>
    </style:style>
    <style:style style:family="paragraph" style:name="a3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/>
    </style:style>
    <style:style style:family="paragraph" style:name="a4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76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gradient" draw:fill-gradient-name="a452" draw:stroke="none" draw:auto-grow-width="false" draw:auto-grow-height="false"/>
      <style:paragraph-properties style:font-independent-line-spacing="fals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gradient" draw:fill-gradient-name="a617" draw:stroke="none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8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/>
    </style:style>
    <style:style style:family="paragraph" style:name="a4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48" style:parent-style-name="Graphics">
      <style:graphic-properties draw:fill="none" fo:clip="rect(0in 0in 0in 0in)" draw:stroke="none"/>
    </style:style>
    <style:style style:family="paragraph" style:name="a7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in" fo:padding-bottom="0in" fo:padding-left="0in" fo:padding-right="0in" draw:textarea-vertical-align="top" draw:textarea-horizontal-align="left" draw:fill="gradient" draw:fill-gradient-name="a705" draw:stroke="none" draw:auto-grow-width="false" draw:auto-grow-height="false"/>
      <style:paragraph-properties style:font-independent-line-spacing="fals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90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 style:parent-style-name="Graphics">
      <style:graphic-properties draw:fill="none" fo:clip="rect(0in 0in 0in 0in)" draw:stroke="non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 style:parent-style-name="Graphics">
      <style:graphic-properties draw:fill="none" fo:clip="rect(0in 0in 0in 0in)" draw:stroke="none"/>
    </style:style>
    <style:style style:family="paragraph" style:name="a4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gradient" draw:fill-gradient-name="a639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6" style:parent-style-name="Graphics">
      <style:graphic-properties draw:fill="none" fo:clip="rect(0in 0in 0in 0in)" draw:stroke="none"/>
    </style:style>
    <style:style style:family="paragraph" style:name="a6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 style:parent-style-name="Graphics">
      <style:graphic-properties draw:fill="none" fo:clip="rect(0in 0in 0in 0in)" draw:stroke="none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gradient" draw:fill-gradient-name="a727" draw:stroke="none" draw:auto-grow-width="false" draw:auto-grow-height="false"/>
      <style:paragraph-properties style:font-independent-line-spacing="false" style:writing-mode="lr-tb"/>
    </style:style>
    <style:style style:family="paragraph" style:name="a8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gradient" draw:fill-gradient-name="a805" draw:stroke="none" draw:auto-grow-width="false" draw:auto-grow-height="false"/>
      <style:paragraph-properties style:font-independent-line-spacing="fals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in" fo:padding-left="0in" fo:padding-right="0in" draw:textarea-vertical-align="top" draw:textarea-horizontal-align="left" draw:fill="gradient" draw:fill-gradient-name="a492" draw:stroke="none" draw:auto-grow-width="false" draw:auto-grow-height="false"/>
      <style:paragraph-properties style:font-independent-line-spacing="fals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/>
    </style:style>
    <style:style style:family="paragraph" style:name="a5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/>
    </style:style>
    <style:style style:family="paragraph" style:name="a4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/>
    </style:style>
    <style:style style:family="graphic" style:name="a574">
      <style:graphic-properties fo:wrap-option="wrap" fo:padding-top="0in" fo:padding-bottom="0in" fo:padding-left="0in" fo:padding-right="0in" draw:textarea-vertical-align="top" draw:textarea-horizontal-align="left" draw:fill="gradient" draw:fill-gradient-name="a573" draw:stroke="none" draw:auto-grow-width="false" draw:auto-grow-height="false"/>
      <style:paragraph-properties style:font-independent-line-spacing="false" style:writing-mode="lr-tb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gradient" draw:fill-gradient-name="a38" draw:stroke="none" draw:auto-grow-width="false" draw:auto-grow-height="false"/>
      <style:paragraph-properties style:font-independent-line-spacing="false" style:writing-mode="lr-tb"/>
    </style:style>
    <style:style style:family="paragraph" style:name="a7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gradient" draw:fill-gradient-name="a661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8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top" draw:textarea-horizontal-align="left" draw:fill="gradient" draw:fill-gradient-name="a595" draw:stroke="none" draw:auto-grow-width="false" draw:auto-grow-height="false"/>
      <style:paragraph-properties style:font-independent-line-spacing="false" style:writing-mode="lr-tb"/>
    </style:style>
    <style:style style:family="paragraph" style:name="a6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5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 style:parent-style-name="Graphics">
      <style:graphic-properties draw:fill="none" fo:clip="rect(0in 0in 0in 0in)" draw:stroke="non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53" style:parent-style-name="Graphics">
      <style:graphic-properties draw:fill="none" fo:clip="rect(0in 0in 0in 0in)" draw:stroke="non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7" style:parent-style-name="Graphics">
      <style:graphic-properties draw:fill="none" fo:clip="rect(0in 0in 0in 0in)" draw:stroke="none"/>
    </style:style>
    <style:style style:family="graphic" style:name="a838" style:parent-style-name="Graphics">
      <style:graphic-properties draw:fill="none" fo:clip="rect(0in 0in 0in 0in)" draw:stroke="none"/>
    </style:style>
    <style:style style:family="graphic" style:name="a839" style:parent-style-name="Graphics">
      <style:graphic-properties draw:fill="none" fo:clip="rect(0in 0in 0in 0in)" draw:stroke="none"/>
    </style:style>
    <style:style style:family="graphic" style:name="a60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/>
    </style:style>
    <style:style style:family="graphic" style:name="a62">
      <style:graphic-properties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/>
    </style:style>
    <style:style style:family="paragraph" style:name="a6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/>
    </style:style>
    <style:style style:family="graphic" style:name="a66">
      <style:graphic-properties/>
    </style:style>
    <style:style style:family="graphic" style:name="a684">
      <style:graphic-properties fo:wrap-option="wrap" fo:padding-top="0in" fo:padding-bottom="0in" fo:padding-left="0in" fo:padding-right="0in" draw:textarea-vertical-align="top" draw:textarea-horizontal-align="left" draw:fill="gradient" draw:fill-gradient-name="a683" draw:stroke="none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gradient" draw:fill-gradient-name="a761" draw:stroke="none" draw:auto-grow-width="false" draw:auto-grow-height="false"/>
      <style:paragraph-properties style:font-independent-line-spacing="false" style:writing-mode="lr-tb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44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gradient" draw:fill-gradient-name="a69" draw:stroke="none" draw:auto-grow-width="false" draw:auto-grow-height="false"/>
      <style:paragraph-properties style:font-independent-line-spacing="fals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9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9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gradient" draw:fill-gradient-name="a783" draw:stroke="none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/>
    </style:style>
    <style:style style:family="graphic" style:name="a93">
      <style:graphic-properties/>
    </style:style>
    <style:style style:family="graphic" style:name="a94">
      <style:graphic-properties/>
    </style:style>
    <style:style style:family="graphic" style:name="a95">
      <style:graphic-properties/>
    </style:style>
    <style:style style:family="graphic" style:name="a96">
      <style:graphic-properties/>
    </style:style>
    <style:style style:family="graphic" style:name="a97">
      <style:graphic-properties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gradient" draw:fill-gradient-name="a100" draw:stroke="none" draw:auto-grow-width="false" draw:auto-grow-height="false"/>
      <style:paragraph-properties style:font-independent-line-spacing="fals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3">
      <style:graphic-properties/>
    </style:style>
    <style:style style:family="graphic" style:name="a124">
      <style:graphic-properties/>
    </style:style>
    <style:style style:family="graphic" style:name="a200" style:parent-style-name="Graphics">
      <style:graphic-properties draw:fill="none" fo:clip="rect(0in 0in 0in 0in)" draw:stroke="none"/>
    </style:style>
    <style:style style:family="graphic" style:name="a125">
      <style:graphic-properties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6" style:parent-style-name="Graphics">
      <style:graphic-properties draw:fill="none" fo:clip="rect(0in 0in 0in 0in)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gradient" draw:fill-gradient-name="a131" draw:stroke="none" draw:auto-grow-width="false" draw:auto-grow-height="false"/>
      <style:paragraph-properties style:font-independent-line-spacing="fals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5" style:parent-style-name="Graphics">
      <style:graphic-properties draw:fill="none" fo:clip="rect(0in 0in 0in 0in)" draw:stroke="non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style:font-family-asian="" style:font-family-complex="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0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51" table:default-cell-style-name="ce1"/>
        <table:table-row table:style-name="ro1">
          <table:table-cell office:value-type="string" table:number-columns-spanned="9" table:number-rows-spanned="1" table:style-name="ce17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17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17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7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7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17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7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17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7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57630" table:style-name="ce6">
            <text:p>857630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02912" table:style-name="ce6">
            <text:p>902912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89508" table:style-name="ce6">
            <text:p>889508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38826" table:style-name="ce6">
            <text:p>938826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87868" table:style-name="ce6">
            <text:p>887868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36858" table:style-name="ce6">
            <text:p>936858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3.7596133399489702" table:style-name="ce8">
            <text:p>3,8</text:p>
          </table:table-cell>
          <table:table-cell office:value-type="float" office:value="-0.20962350850956568" table:style-name="ce8">
            <text:p>-0,2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96897" table:style-name="ce6">
            <text:p>696897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734448" table:style-name="ce6">
            <text:p>734448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64713" table:style-name="ce6">
            <text:p>664713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700954" table:style-name="ce6">
            <text:p>700954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53501" table:style-name="ce6">
            <text:p>653501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89825" table:style-name="ce6">
            <text:p>689825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6.0757194518876787" table:style-name="ce8">
            <text:p>-6,1</text:p>
          </table:table-cell>
          <table:table-cell office:value-type="float" office:value="-1.587693343643096" table:style-name="ce8">
            <text:p>-1,6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4305" table:style-name="ce6">
            <text:p>54305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7724" table:style-name="ce6">
            <text:p>57724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322" table:style-name="ce6">
            <text:p>59322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259" table:style-name="ce6">
            <text:p>63259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1866" table:style-name="ce6">
            <text:p>61866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5673" table:style-name="ce9">
            <text:p>65673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72.397998133853605" table:style-name="ce8">
            <text:p>72,4</text:p>
          </table:table-cell>
          <table:table-cell office:value-type="float" office:value="8.1351423250864485" table:style-name="ce8">
            <text:p>8,1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0062" table:style-name="ce6">
            <text:p>90062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3653" table:style-name="ce6">
            <text:p>93653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5239" table:style-name="ce6">
            <text:p>145239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3553" table:style-name="ce6">
            <text:p>153553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3237" table:style-name="ce6">
            <text:p>153237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1371" table:style-name="ce6">
            <text:p>161371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6366" table:style-name="ce6">
            <text:p>16366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7087" table:style-name="ce6">
            <text:p>17087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234" table:style-name="ce6">
            <text:p>20234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060" table:style-name="ce6">
            <text:p>21060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264" table:style-name="ce6">
            <text:p>19264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989" table:style-name="ce6">
            <text:p>19989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float" office:value="344704" table:style-name="ce6">
            <text:p>344704</text:p>
          </table:table-cell>
          <table:table-cell office:value-type="float" office:value="352193" table:style-name="ce6">
            <text:p>352193</text:p>
          </table:table-cell>
          <table:table-cell office:value-type="float" office:value="696897" table:style-name="ce6">
            <text:p>696897</text:p>
          </table:table-cell>
          <table:table-cell table:style-name="ce1"/>
          <table:table-cell table:style-name="ce4"/>
          <table:table-cell office:value-type="float" office:value="366274" table:style-name="ce6">
            <text:p>366274</text:p>
          </table:table-cell>
          <table:table-cell office:value-type="float" office:value="368174" table:style-name="ce6">
            <text:p>368174</text:p>
          </table:table-cell>
          <table:table-cell office:value-type="float" office:value="734448" table:style-name="ce6">
            <text:p>734448</text:p>
          </table:table-cell>
          <table:table-cell table:style-name="ce2"/>
          <table:table-cell table:style-name="ce4"/>
          <table:table-cell office:value-type="float" office:value="324681" table:style-name="ce6">
            <text:p>324681</text:p>
          </table:table-cell>
          <table:table-cell office:value-type="float" office:value="340032" table:style-name="ce6">
            <text:p>340032</text:p>
          </table:table-cell>
          <table:table-cell office:value-type="float" office:value="664713" table:style-name="ce6">
            <text:p>664713</text:p>
          </table:table-cell>
          <table:table-cell table:style-name="ce1"/>
          <table:table-cell table:style-name="ce4"/>
          <table:table-cell office:value-type="float" office:value="345319" table:style-name="ce6">
            <text:p>345319</text:p>
          </table:table-cell>
          <table:table-cell office:value-type="float" office:value="355635" table:style-name="ce6">
            <text:p>355635</text:p>
          </table:table-cell>
          <table:table-cell office:value-type="float" office:value="700954" table:style-name="ce6">
            <text:p>700954</text:p>
          </table:table-cell>
          <table:table-cell table:style-name="ce2"/>
          <table:table-cell table:style-name="ce4"/>
          <table:table-cell office:value-type="float" office:value="318614" table:style-name="ce6">
            <text:p>318614</text:p>
          </table:table-cell>
          <table:table-cell office:value-type="float" office:value="334887" table:style-name="ce6">
            <text:p>334887</text:p>
          </table:table-cell>
          <table:table-cell office:value-type="float" office:value="653501" table:style-name="ce6">
            <text:p>653501</text:p>
          </table:table-cell>
          <table:table-cell table:number-columns-repeated="2" table:style-name="ce4"/>
          <table:table-cell office:value-type="float" office:value="339137" table:style-name="ce6">
            <text:p>339137</text:p>
          </table:table-cell>
          <table:table-cell office:value-type="float" office:value="350688" table:style-name="ce6">
            <text:p>350688</text:p>
          </table:table-cell>
          <table:table-cell office:value-type="float" office:value="689825" table:style-name="ce6">
            <text:p>689825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39083" table:style-name="ce4">
            <text:p>39083</text:p>
          </table:table-cell>
          <table:table-cell office:value-type="float" office:value="44458" table:style-name="ce4">
            <text:p>44458</text:p>
          </table:table-cell>
          <table:table-cell office:value-type="float" office:value="83541" table:style-name="ce6">
            <text:p>83541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42084" table:style-name="ce4">
            <text:p>42084</text:p>
          </table:table-cell>
          <table:table-cell office:value-type="float" office:value="47420" table:style-name="ce4">
            <text:p>47420</text:p>
          </table:table-cell>
          <table:table-cell office:value-type="float" office:value="89504" table:style-name="ce6">
            <text:p>89504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41215" table:style-name="ce4">
            <text:p>41215</text:p>
          </table:table-cell>
          <table:table-cell office:value-type="float" office:value="46467" table:style-name="ce4">
            <text:p>46467</text:p>
          </table:table-cell>
          <table:table-cell office:value-type="float" office:value="87682" table:style-name="ce6">
            <text:p>87682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44071" table:style-name="ce4">
            <text:p>44071</text:p>
          </table:table-cell>
          <table:table-cell office:value-type="float" office:value="49235" table:style-name="ce4">
            <text:p>49235</text:p>
          </table:table-cell>
          <table:table-cell office:value-type="float" office:value="93306" table:style-name="ce6">
            <text:p>93306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40030" table:style-name="ce4">
            <text:p>40030</text:p>
          </table:table-cell>
          <table:table-cell office:value-type="float" office:value="45248" table:style-name="ce4">
            <text:p>45248</text:p>
          </table:table-cell>
          <table:table-cell office:value-type="float" office:value="85278" table:style-name="ce6">
            <text:p>85278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42889" table:style-name="ce4">
            <text:p>42889</text:p>
          </table:table-cell>
          <table:table-cell office:value-type="float" office:value="48063" table:style-name="ce4">
            <text:p>48063</text:p>
          </table:table-cell>
          <table:table-cell office:value-type="float" office:value="90952" table:style-name="ce6">
            <text:p>90952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305621" table:style-name="ce4">
            <text:p>305621</text:p>
          </table:table-cell>
          <table:table-cell office:value-type="float" office:value="307735" table:style-name="ce4">
            <text:p>307735</text:p>
          </table:table-cell>
          <table:table-cell office:value-type="float" office:value="613356" table:style-name="ce6">
            <text:p>613356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324190" table:style-name="ce4">
            <text:p>324190</text:p>
          </table:table-cell>
          <table:table-cell office:value-type="float" office:value="320754" table:style-name="ce4">
            <text:p>320754</text:p>
          </table:table-cell>
          <table:table-cell office:value-type="float" office:value="644944" table:style-name="ce6">
            <text:p>644944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83466" table:style-name="ce4">
            <text:p>283466</text:p>
          </table:table-cell>
          <table:table-cell office:value-type="float" office:value="293565" table:style-name="ce4">
            <text:p>293565</text:p>
          </table:table-cell>
          <table:table-cell office:value-type="float" office:value="577031" table:style-name="ce6">
            <text:p>577031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301248" table:style-name="ce4">
            <text:p>301248</text:p>
          </table:table-cell>
          <table:table-cell office:value-type="float" office:value="306400" table:style-name="ce4">
            <text:p>306400</text:p>
          </table:table-cell>
          <table:table-cell office:value-type="float" office:value="607648" table:style-name="ce6">
            <text:p>607648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78584" table:style-name="ce4">
            <text:p>278584</text:p>
          </table:table-cell>
          <table:table-cell office:value-type="float" office:value="289639" table:style-name="ce4">
            <text:p>289639</text:p>
          </table:table-cell>
          <table:table-cell office:value-type="float" office:value="568223" table:style-name="ce6">
            <text:p>568223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96248" table:style-name="ce4">
            <text:p>296248</text:p>
          </table:table-cell>
          <table:table-cell office:value-type="float" office:value="302625" table:style-name="ce4">
            <text:p>302625</text:p>
          </table:table-cell>
          <table:table-cell office:value-type="float" office:value="598873" table:style-name="ce6">
            <text:p>598873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&lt;1 ano</text:p>
          </table:table-cell>
          <table:table-cell office:value-type="float" office:value="201201" table:style-name="ce4">
            <text:p>201201</text:p>
          </table:table-cell>
          <table:table-cell office:value-type="float" office:value="196407" table:style-name="ce4">
            <text:p>196407</text:p>
          </table:table-cell>
          <table:table-cell office:value-type="float" office:value="397608" table:style-name="ce6">
            <text:p>397608</text:p>
          </table:table-cell>
          <table:table-cell table:style-name="ce1"/>
          <table:table-cell office:value-type="string" table:style-name="ce10">
            <text:p>&lt;1 ano</text:p>
          </table:table-cell>
          <table:table-cell office:value-type="float" office:value="212807" table:style-name="ce4">
            <text:p>212807</text:p>
          </table:table-cell>
          <table:table-cell office:value-type="float" office:value="205129" table:style-name="ce4">
            <text:p>205129</text:p>
          </table:table-cell>
          <table:table-cell office:value-type="float" office:value="417936" table:style-name="ce6">
            <text:p>417936</text:p>
          </table:table-cell>
          <table:table-cell table:style-name="ce2"/>
          <table:table-cell office:value-type="string" table:style-name="ce10">
            <text:p>&lt;1 ano</text:p>
          </table:table-cell>
          <table:table-cell office:value-type="float" office:value="171986" table:style-name="ce4">
            <text:p>171986</text:p>
          </table:table-cell>
          <table:table-cell office:value-type="float" office:value="178322" table:style-name="ce4">
            <text:p>178322</text:p>
          </table:table-cell>
          <table:table-cell office:value-type="float" office:value="350308" table:style-name="ce6">
            <text:p>350308</text:p>
          </table:table-cell>
          <table:table-cell table:style-name="ce1"/>
          <table:table-cell office:value-type="string" table:style-name="ce10">
            <text:p>&lt;1 ano</text:p>
          </table:table-cell>
          <table:table-cell office:value-type="float" office:value="182841" table:style-name="ce4">
            <text:p>182841</text:p>
          </table:table-cell>
          <table:table-cell office:value-type="float" office:value="187213" table:style-name="ce4">
            <text:p>187213</text:p>
          </table:table-cell>
          <table:table-cell office:value-type="float" office:value="370054" table:style-name="ce6">
            <text:p>370054</text:p>
          </table:table-cell>
          <table:table-cell table:style-name="ce2"/>
          <table:table-cell office:value-type="string" table:style-name="ce10">
            <text:p>&lt;1 ano</text:p>
          </table:table-cell>
          <table:table-cell office:value-type="float" office:value="164923" table:style-name="ce4">
            <text:p>164923</text:p>
          </table:table-cell>
          <table:table-cell office:value-type="float" office:value="172298" table:style-name="ce4">
            <text:p>172298</text:p>
          </table:table-cell>
          <table:table-cell office:value-type="float" office:value="337221" table:style-name="ce6">
            <text:p>337221</text:p>
          </table:table-cell>
          <table:table-cell table:style-name="ce1"/>
          <table:table-cell office:value-type="string" table:style-name="ce10">
            <text:p>&lt; 1 ano</text:p>
          </table:table-cell>
          <table:table-cell office:value-type="float" office:value="175466" table:style-name="ce4">
            <text:p>175466</text:p>
          </table:table-cell>
          <table:table-cell office:value-type="float" office:value="181184" table:style-name="ce4">
            <text:p>181184</text:p>
          </table:table-cell>
          <table:table-cell office:value-type="float" office:value="356650" table:style-name="ce6">
            <text:p>356650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&gt;=1 ano</text:p>
          </table:table-cell>
          <table:table-cell office:value-type="float" office:value="143503" table:style-name="ce4">
            <text:p>143503</text:p>
          </table:table-cell>
          <table:table-cell office:value-type="float" office:value="155786" table:style-name="ce4">
            <text:p>155786</text:p>
          </table:table-cell>
          <table:table-cell office:value-type="float" office:value="299289" table:style-name="ce6">
            <text:p>299289</text:p>
          </table:table-cell>
          <table:table-cell table:style-name="ce1"/>
          <table:table-cell office:value-type="string" table:style-name="ce10">
            <text:p>&gt;=1 ano</text:p>
          </table:table-cell>
          <table:table-cell office:value-type="float" office:value="153467" table:style-name="ce4">
            <text:p>153467</text:p>
          </table:table-cell>
          <table:table-cell office:value-type="float" office:value="163045" table:style-name="ce4">
            <text:p>163045</text:p>
          </table:table-cell>
          <table:table-cell office:value-type="float" office:value="316512" table:style-name="ce6">
            <text:p>316512</text:p>
          </table:table-cell>
          <table:table-cell table:style-name="ce2"/>
          <table:table-cell office:value-type="string" table:style-name="ce10">
            <text:p>&gt;=1 ano</text:p>
          </table:table-cell>
          <table:table-cell office:value-type="float" office:value="152695" table:style-name="ce4">
            <text:p>152695</text:p>
          </table:table-cell>
          <table:table-cell office:value-type="float" office:value="161710" table:style-name="ce4">
            <text:p>161710</text:p>
          </table:table-cell>
          <table:table-cell office:value-type="float" office:value="314405" table:style-name="ce6">
            <text:p>314405</text:p>
          </table:table-cell>
          <table:table-cell table:style-name="ce1"/>
          <table:table-cell office:value-type="string" table:style-name="ce10">
            <text:p>&gt;=1 ano</text:p>
          </table:table-cell>
          <table:table-cell office:value-type="float" office:value="162478" table:style-name="ce4">
            <text:p>162478</text:p>
          </table:table-cell>
          <table:table-cell office:value-type="float" office:value="168422" table:style-name="ce4">
            <text:p>168422</text:p>
          </table:table-cell>
          <table:table-cell office:value-type="float" office:value="330900" table:style-name="ce6">
            <text:p>330900</text:p>
          </table:table-cell>
          <table:table-cell table:style-name="ce2"/>
          <table:table-cell office:value-type="string" table:style-name="ce10">
            <text:p>&gt;=1 ano</text:p>
          </table:table-cell>
          <table:table-cell office:value-type="float" office:value="153691" table:style-name="ce4">
            <text:p>153691</text:p>
          </table:table-cell>
          <table:table-cell office:value-type="float" office:value="162589" table:style-name="ce4">
            <text:p>162589</text:p>
          </table:table-cell>
          <table:table-cell office:value-type="float" office:value="316280" table:style-name="ce6">
            <text:p>316280</text:p>
          </table:table-cell>
          <table:table-cell table:style-name="ce1"/>
          <table:table-cell office:value-type="string" table:style-name="ce10">
            <text:p>&gt;= 1 ano</text:p>
          </table:table-cell>
          <table:table-cell office:value-type="float" office:value="163671" table:style-name="ce4">
            <text:p>163671</text:p>
          </table:table-cell>
          <table:table-cell office:value-type="float" office:value="169504" table:style-name="ce4">
            <text:p>169504</text:p>
          </table:table-cell>
          <table:table-cell office:value-type="float" office:value="333175" table:style-name="ce6">
            <text:p>333175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3218" table:style-name="ce4">
            <text:p>23218</text:p>
          </table:table-cell>
          <table:table-cell office:value-type="float" office:value="33601" table:style-name="ce4">
            <text:p>33601</text:p>
          </table:table-cell>
          <table:table-cell office:value-type="float" office:value="56819" table:style-name="ce6">
            <text:p>56819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4850" table:style-name="ce4">
            <text:p>24850</text:p>
          </table:table-cell>
          <table:table-cell office:value-type="float" office:value="35812" table:style-name="ce4">
            <text:p>35812</text:p>
          </table:table-cell>
          <table:table-cell office:value-type="float" office:value="60662" table:style-name="ce6">
            <text:p>60662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9710" table:style-name="ce4">
            <text:p>29710</text:p>
          </table:table-cell>
          <table:table-cell office:value-type="float" office:value="39794" table:style-name="ce4">
            <text:p>39794</text:p>
          </table:table-cell>
          <table:table-cell office:value-type="float" office:value="69504" table:style-name="ce6">
            <text:p>69504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31516" table:style-name="ce4">
            <text:p>31516</text:p>
          </table:table-cell>
          <table:table-cell office:value-type="float" office:value="42040" table:style-name="ce4">
            <text:p>42040</text:p>
          </table:table-cell>
          <table:table-cell office:value-type="float" office:value="73556" table:style-name="ce6">
            <text:p>73556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9524" table:style-name="ce4">
            <text:p>29524</text:p>
          </table:table-cell>
          <table:table-cell office:value-type="float" office:value="39576" table:style-name="ce4">
            <text:p>39576</text:p>
          </table:table-cell>
          <table:table-cell office:value-type="float" office:value="69100" table:style-name="ce6">
            <text:p>69100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31349" table:style-name="ce4">
            <text:p>31349</text:p>
          </table:table-cell>
          <table:table-cell office:value-type="float" office:value="41884" table:style-name="ce4">
            <text:p>41884</text:p>
          </table:table-cell>
          <table:table-cell office:value-type="float" office:value="73233" table:style-name="ce6">
            <text:p>73233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321486" table:style-name="ce4">
            <text:p>321486</text:p>
          </table:table-cell>
          <table:table-cell office:value-type="float" office:value="318592" table:style-name="ce4">
            <text:p>318592</text:p>
          </table:table-cell>
          <table:table-cell office:value-type="float" office:value="640078" table:style-name="ce6">
            <text:p>640078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341424" table:style-name="ce4">
            <text:p>341424</text:p>
          </table:table-cell>
          <table:table-cell office:value-type="float" office:value="332362" table:style-name="ce4">
            <text:p>332362</text:p>
          </table:table-cell>
          <table:table-cell office:value-type="float" office:value="673786" table:style-name="ce6">
            <text:p>673786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94971" table:style-name="ce4">
            <text:p>294971</text:p>
          </table:table-cell>
          <table:table-cell office:value-type="float" office:value="300238" table:style-name="ce4">
            <text:p>300238</text:p>
          </table:table-cell>
          <table:table-cell office:value-type="float" office:value="595209" table:style-name="ce6">
            <text:p>595209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313803" table:style-name="ce4">
            <text:p>313803</text:p>
          </table:table-cell>
          <table:table-cell office:value-type="float" office:value="313595" table:style-name="ce4">
            <text:p>313595</text:p>
          </table:table-cell>
          <table:table-cell office:value-type="float" office:value="627398" table:style-name="ce6">
            <text:p>627398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89090" table:style-name="ce4">
            <text:p>289090</text:p>
          </table:table-cell>
          <table:table-cell office:value-type="float" office:value="295311" table:style-name="ce4">
            <text:p>295311</text:p>
          </table:table-cell>
          <table:table-cell office:value-type="float" office:value="584401" table:style-name="ce6">
            <text:p>584401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307788" table:style-name="ce4">
            <text:p>307788</text:p>
          </table:table-cell>
          <table:table-cell office:value-type="float" office:value="308804" table:style-name="ce4">
            <text:p>308804</text:p>
          </table:table-cell>
          <table:table-cell office:value-type="float" office:value="616592" table:style-name="ce6">
            <text:p>616592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Nenhum</text:p>
          </table:table-cell>
          <table:table-cell office:value-type="float" office:value="20510" table:style-name="ce4">
            <text:p>20510</text:p>
          </table:table-cell>
          <table:table-cell office:value-type="float" office:value="16964" table:style-name="ce4">
            <text:p>16964</text:p>
          </table:table-cell>
          <table:table-cell office:value-type="float" office:value="37474" table:style-name="ce6">
            <text:p>37474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22254" table:style-name="ce4">
            <text:p>22254</text:p>
          </table:table-cell>
          <table:table-cell office:value-type="float" office:value="17620" table:style-name="ce4">
            <text:p>17620</text:p>
          </table:table-cell>
          <table:table-cell office:value-type="float" office:value="39874" table:style-name="ce6">
            <text:p>39874</text:p>
          </table:table-cell>
          <table:table-cell table:style-name="ce2"/>
          <table:table-cell office:value-type="string" table:style-name="ce10">
            <text:p>Nenhum</text:p>
          </table:table-cell>
          <table:table-cell office:value-type="float" office:value="19321" table:style-name="ce4">
            <text:p>19321</text:p>
          </table:table-cell>
          <table:table-cell office:value-type="float" office:value="16972" table:style-name="ce4">
            <text:p>16972</text:p>
          </table:table-cell>
          <table:table-cell office:value-type="float" office:value="36293" table:style-name="ce6">
            <text:p>36293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20966" table:style-name="ce4">
            <text:p>20966</text:p>
          </table:table-cell>
          <table:table-cell office:value-type="float" office:value="17662" table:style-name="ce4">
            <text:p>17662</text:p>
          </table:table-cell>
          <table:table-cell office:value-type="float" office:value="38628" table:style-name="ce6">
            <text:p>38628</text:p>
          </table:table-cell>
          <table:table-cell table:style-name="ce2"/>
          <table:table-cell office:value-type="string" table:style-name="ce10">
            <text:p>Nenhum</text:p>
          </table:table-cell>
          <table:table-cell office:value-type="float" office:value="19039" table:style-name="ce4">
            <text:p>19039</text:p>
          </table:table-cell>
          <table:table-cell office:value-type="float" office:value="16976" table:style-name="ce4">
            <text:p>16976</text:p>
          </table:table-cell>
          <table:table-cell office:value-type="float" office:value="36015" table:style-name="ce6">
            <text:p>36015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20664" table:style-name="ce4">
            <text:p>20664</text:p>
          </table:table-cell>
          <table:table-cell office:value-type="float" office:value="17650" table:style-name="ce4">
            <text:p>17650</text:p>
          </table:table-cell>
          <table:table-cell office:value-type="float" office:value="38314" table:style-name="ce6">
            <text:p>38314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1º Cic</text:p>
          </table:table-cell>
          <table:table-cell office:value-type="float" office:value="86383" table:style-name="ce4">
            <text:p>86383</text:p>
          </table:table-cell>
          <table:table-cell office:value-type="float" office:value="64686" table:style-name="ce4">
            <text:p>64686</text:p>
          </table:table-cell>
          <table:table-cell office:value-type="float" office:value="151069" table:style-name="ce6">
            <text:p>151069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93228" table:style-name="ce4">
            <text:p>93228</text:p>
          </table:table-cell>
          <table:table-cell office:value-type="float" office:value="68310" table:style-name="ce4">
            <text:p>68310</text:p>
          </table:table-cell>
          <table:table-cell office:value-type="float" office:value="161538" table:style-name="ce6">
            <text:p>161538</text:p>
          </table:table-cell>
          <table:table-cell table:style-name="ce2"/>
          <table:table-cell office:value-type="string" table:style-name="ce10">
            <text:p>1º Cic</text:p>
          </table:table-cell>
          <table:table-cell office:value-type="float" office:value="79666" table:style-name="ce4">
            <text:p>79666</text:p>
          </table:table-cell>
          <table:table-cell office:value-type="float" office:value="60755" table:style-name="ce4">
            <text:p>60755</text:p>
          </table:table-cell>
          <table:table-cell office:value-type="float" office:value="140421" table:style-name="ce6">
            <text:p>140421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85814" table:style-name="ce4">
            <text:p>85814</text:p>
          </table:table-cell>
          <table:table-cell office:value-type="float" office:value="64028" table:style-name="ce4">
            <text:p>64028</text:p>
          </table:table-cell>
          <table:table-cell office:value-type="float" office:value="149842" table:style-name="ce6">
            <text:p>149842</text:p>
          </table:table-cell>
          <table:table-cell table:style-name="ce2"/>
          <table:table-cell office:value-type="string" table:style-name="ce10">
            <text:p>1º Cic</text:p>
          </table:table-cell>
          <table:table-cell office:value-type="float" office:value="78816" table:style-name="ce4">
            <text:p>78816</text:p>
          </table:table-cell>
          <table:table-cell office:value-type="float" office:value="60436" table:style-name="ce4">
            <text:p>60436</text:p>
          </table:table-cell>
          <table:table-cell office:value-type="float" office:value="139252" table:style-name="ce6">
            <text:p>139252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84928" table:style-name="ce4">
            <text:p>84928</text:p>
          </table:table-cell>
          <table:table-cell office:value-type="float" office:value="63781" table:style-name="ce4">
            <text:p>63781</text:p>
          </table:table-cell>
          <table:table-cell office:value-type="float" office:value="148709" table:style-name="ce6">
            <text:p>148709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2º Cic</text:p>
          </table:table-cell>
          <table:table-cell office:value-type="float" office:value="66343" table:style-name="ce4">
            <text:p>66343</text:p>
          </table:table-cell>
          <table:table-cell office:value-type="float" office:value="47914" table:style-name="ce4">
            <text:p>47914</text:p>
          </table:table-cell>
          <table:table-cell office:value-type="float" office:value="114257" table:style-name="ce6">
            <text:p>114257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71786" table:style-name="ce4">
            <text:p>71786</text:p>
          </table:table-cell>
          <table:table-cell office:value-type="float" office:value="51134" table:style-name="ce4">
            <text:p>51134</text:p>
          </table:table-cell>
          <table:table-cell office:value-type="float" office:value="122920" table:style-name="ce6">
            <text:p>122920</text:p>
          </table:table-cell>
          <table:table-cell table:style-name="ce2"/>
          <table:table-cell office:value-type="string" table:style-name="ce10">
            <text:p>2º Cic</text:p>
          </table:table-cell>
          <table:table-cell office:value-type="float" office:value="60655" table:style-name="ce4">
            <text:p>60655</text:p>
          </table:table-cell>
          <table:table-cell office:value-type="float" office:value="45028" table:style-name="ce4">
            <text:p>45028</text:p>
          </table:table-cell>
          <table:table-cell office:value-type="float" office:value="105683" table:style-name="ce6">
            <text:p>105683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65805" table:style-name="ce4">
            <text:p>65805</text:p>
          </table:table-cell>
          <table:table-cell office:value-type="float" office:value="48040" table:style-name="ce4">
            <text:p>48040</text:p>
          </table:table-cell>
          <table:table-cell office:value-type="float" office:value="113845" table:style-name="ce6">
            <text:p>113845</text:p>
          </table:table-cell>
          <table:table-cell table:style-name="ce2"/>
          <table:table-cell office:value-type="string" table:style-name="ce10">
            <text:p>2º Cic</text:p>
          </table:table-cell>
          <table:table-cell office:value-type="float" office:value="59385" table:style-name="ce4">
            <text:p>59385</text:p>
          </table:table-cell>
          <table:table-cell office:value-type="float" office:value="44712" table:style-name="ce4">
            <text:p>44712</text:p>
          </table:table-cell>
          <table:table-cell office:value-type="float" office:value="104097" table:style-name="ce6">
            <text:p>104097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64523" table:style-name="ce4">
            <text:p>64523</text:p>
          </table:table-cell>
          <table:table-cell office:value-type="float" office:value="47830" table:style-name="ce4">
            <text:p>47830</text:p>
          </table:table-cell>
          <table:table-cell office:value-type="float" office:value="112353" table:style-name="ce6">
            <text:p>112353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3º Cic</text:p>
          </table:table-cell>
          <table:table-cell office:value-type="float" office:value="72284" table:style-name="ce4">
            <text:p>72284</text:p>
          </table:table-cell>
          <table:table-cell office:value-type="float" office:value="73893" table:style-name="ce4">
            <text:p>73893</text:p>
          </table:table-cell>
          <table:table-cell office:value-type="float" office:value="146177" table:style-name="ce6">
            <text:p>146177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75917" table:style-name="ce4">
            <text:p>75917</text:p>
          </table:table-cell>
          <table:table-cell office:value-type="float" office:value="76916" table:style-name="ce4">
            <text:p>76916</text:p>
          </table:table-cell>
          <table:table-cell office:value-type="float" office:value="152833" table:style-name="ce6">
            <text:p>152833</text:p>
          </table:table-cell>
          <table:table-cell table:style-name="ce2"/>
          <table:table-cell office:value-type="string" table:style-name="ce10">
            <text:p>3º Cic</text:p>
          </table:table-cell>
          <table:table-cell office:value-type="float" office:value="66662" table:style-name="ce4">
            <text:p>66662</text:p>
          </table:table-cell>
          <table:table-cell office:value-type="float" office:value="68817" table:style-name="ce4">
            <text:p>68817</text:p>
          </table:table-cell>
          <table:table-cell office:value-type="float" office:value="135479" table:style-name="ce6">
            <text:p>135479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70306" table:style-name="ce4">
            <text:p>70306</text:p>
          </table:table-cell>
          <table:table-cell office:value-type="float" office:value="71906" table:style-name="ce4">
            <text:p>71906</text:p>
          </table:table-cell>
          <table:table-cell office:value-type="float" office:value="142212" table:style-name="ce6">
            <text:p>142212</text:p>
          </table:table-cell>
          <table:table-cell table:style-name="ce2"/>
          <table:table-cell office:value-type="string" table:style-name="ce10">
            <text:p>3º Cic</text:p>
          </table:table-cell>
          <table:table-cell office:value-type="float" office:value="65590" table:style-name="ce4">
            <text:p>65590</text:p>
          </table:table-cell>
          <table:table-cell office:value-type="float" office:value="67701" table:style-name="ce4">
            <text:p>67701</text:p>
          </table:table-cell>
          <table:table-cell office:value-type="float" office:value="133291" table:style-name="ce6">
            <text:p>133291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69241" table:style-name="ce4">
            <text:p>69241</text:p>
          </table:table-cell>
          <table:table-cell office:value-type="float" office:value="70839" table:style-name="ce4">
            <text:p>70839</text:p>
          </table:table-cell>
          <table:table-cell office:value-type="float" office:value="140080" table:style-name="ce6">
            <text:p>140080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Secund</text:p>
          </table:table-cell>
          <table:table-cell office:value-type="float" office:value="71056" table:style-name="ce4">
            <text:p>71056</text:p>
          </table:table-cell>
          <table:table-cell office:value-type="float" office:value="91140" table:style-name="ce4">
            <text:p>91140</text:p>
          </table:table-cell>
          <table:table-cell office:value-type="float" office:value="162196" table:style-name="ce6">
            <text:p>162196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74004" table:style-name="ce4">
            <text:p>74004</text:p>
          </table:table-cell>
          <table:table-cell office:value-type="float" office:value="94903" table:style-name="ce4">
            <text:p>94903</text:p>
          </table:table-cell>
          <table:table-cell office:value-type="float" office:value="168907" table:style-name="ce6">
            <text:p>168907</text:p>
          </table:table-cell>
          <table:table-cell table:style-name="ce2"/>
          <table:table-cell office:value-type="string" table:style-name="ce10">
            <text:p>Secund</text:p>
          </table:table-cell>
          <table:table-cell office:value-type="float" office:value="68836" table:style-name="ce4">
            <text:p>68836</text:p>
          </table:table-cell>
          <table:table-cell office:value-type="float" office:value="89489" table:style-name="ce4">
            <text:p>89489</text:p>
          </table:table-cell>
          <table:table-cell office:value-type="float" office:value="158325" table:style-name="ce6">
            <text:p>158325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71906" table:style-name="ce4">
            <text:p>71906</text:p>
          </table:table-cell>
          <table:table-cell office:value-type="float" office:value="93300" table:style-name="ce4">
            <text:p>93300</text:p>
          </table:table-cell>
          <table:table-cell office:value-type="float" office:value="165206" table:style-name="ce6">
            <text:p>165206</text:p>
          </table:table-cell>
          <table:table-cell table:style-name="ce2"/>
          <table:table-cell office:value-type="string" table:style-name="ce10">
            <text:p>Secund</text:p>
          </table:table-cell>
          <table:table-cell office:value-type="float" office:value="66821" table:style-name="ce4">
            <text:p>66821</text:p>
          </table:table-cell>
          <table:table-cell office:value-type="float" office:value="87501" table:style-name="ce4">
            <text:p>87501</text:p>
          </table:table-cell>
          <table:table-cell office:value-type="float" office:value="154322" table:style-name="ce6">
            <text:p>154322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69825" table:style-name="ce4">
            <text:p>69825</text:p>
          </table:table-cell>
          <table:table-cell office:value-type="float" office:value="91311" table:style-name="ce4">
            <text:p>91311</text:p>
          </table:table-cell>
          <table:table-cell office:value-type="float" office:value="161136" table:style-name="ce6">
            <text:p>161136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Sup</text:p>
          </table:table-cell>
          <table:table-cell office:value-type="float" office:value="28128" table:style-name="ce4">
            <text:p>28128</text:p>
          </table:table-cell>
          <table:table-cell office:value-type="float" office:value="57596" table:style-name="ce4">
            <text:p>57596</text:p>
          </table:table-cell>
          <table:table-cell office:value-type="float" office:value="85724" table:style-name="ce6">
            <text:p>85724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29085" table:style-name="ce4">
            <text:p>29085</text:p>
          </table:table-cell>
          <table:table-cell office:value-type="float" office:value="59291" table:style-name="ce4">
            <text:p>59291</text:p>
          </table:table-cell>
          <table:table-cell office:value-type="float" office:value="88376" table:style-name="ce6">
            <text:p>88376</text:p>
          </table:table-cell>
          <table:table-cell table:style-name="ce2"/>
          <table:table-cell office:value-type="string" table:style-name="ce10">
            <text:p>Sup</text:p>
          </table:table-cell>
          <table:table-cell office:value-type="float" office:value="29541" table:style-name="ce4">
            <text:p>29541</text:p>
          </table:table-cell>
          <table:table-cell office:value-type="float" office:value="58971" table:style-name="ce4">
            <text:p>58971</text:p>
          </table:table-cell>
          <table:table-cell office:value-type="float" office:value="88512" table:style-name="ce6">
            <text:p>88512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30522" table:style-name="ce4">
            <text:p>30522</text:p>
          </table:table-cell>
          <table:table-cell office:value-type="float" office:value="60699" table:style-name="ce4">
            <text:p>60699</text:p>
          </table:table-cell>
          <table:table-cell office:value-type="float" office:value="91221" table:style-name="ce6">
            <text:p>91221</text:p>
          </table:table-cell>
          <table:table-cell table:style-name="ce2"/>
          <table:table-cell office:value-type="string" table:style-name="ce10">
            <text:p>Sup</text:p>
          </table:table-cell>
          <table:table-cell office:value-type="float" office:value="28963" table:style-name="ce4">
            <text:p>28963</text:p>
          </table:table-cell>
          <table:table-cell office:value-type="float" office:value="57561" table:style-name="ce4">
            <text:p>57561</text:p>
          </table:table-cell>
          <table:table-cell office:value-type="float" office:value="86524" table:style-name="ce6">
            <text:p>86524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29956" table:style-name="ce4">
            <text:p>29956</text:p>
          </table:table-cell>
          <table:table-cell office:value-type="float" office:value="59277" table:style-name="ce4">
            <text:p>59277</text:p>
          </table:table-cell>
          <table:table-cell office:value-type="float" office:value="89233" table:style-name="ce6">
            <text:p>89233</text:p>
          </table:table-cell>
          <table:table-cell table:style-name="ce2"/>
          <table:table-cell table:number-columns-repeated="16354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Desemprego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Desemprego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13">
            <text:p>Desemprego</text:p>
          </table:table-cell>
          <table:table-cell table:number-columns-repeated="3" table:style-name="ce1"/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734448" table:style-name="ce4">
            <text:p>734448</text:p>
          </table:table-cell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700954" table:style-name="ce4">
            <text:p>700954</text:p>
          </table:table-cell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89825" table:style-name="ce4">
            <text:p>689825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300142" table:style-name="ce4">
            <text:p>300142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294590" table:style-name="ce4">
            <text:p>294590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2"/>
          <table:table-cell office:value-type="float" office:value="290314" table:style-name="ce4">
            <text:p>290314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101687" table:style-name="ce4">
            <text:p>101687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96579" table:style-name="ce4">
            <text:p>9657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2"/>
          <table:table-cell office:value-type="float" office:value="94426" table:style-name="ce4">
            <text:p>94426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3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224836" table:style-name="ce4">
            <text:p>22483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208475" table:style-name="ce4">
            <text:p>208475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2"/>
          <table:table-cell office:value-type="float" office:value="206390" table:style-name="ce4">
            <text:p>206390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3"/>
          <table:table-cell table:style-name="ce16"/>
          <table:table-cell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34084" table:style-name="ce4">
            <text:p>3408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31645" table:style-name="ce4">
            <text:p>31645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2"/>
          <table:table-cell office:value-type="float" office:value="30202" table:style-name="ce4">
            <text:p>30202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3"/>
          <table:table-cell table:style-name="ce16"/>
          <table:table-cell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36148" table:style-name="ce4">
            <text:p>36148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33424" table:style-name="ce4">
            <text:p>3342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2"/>
          <table:table-cell office:value-type="float" office:value="32169" table:style-name="ce4">
            <text:p>32169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12782" table:style-name="ce4">
            <text:p>12782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13104" table:style-name="ce4">
            <text:p>1310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2"/>
          <table:table-cell office:value-type="float" office:value="12877" table:style-name="ce4">
            <text:p>12877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24769" table:style-name="ce4">
            <text:p>2476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23137" table:style-name="ce4">
            <text:p>23137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2"/>
          <table:table-cell office:value-type="float" office:value="23447" table:style-name="ce4">
            <text:p>23447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Ofertas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Ofertas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13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1789" table:style-name="ce4">
            <text:p>11789</text:p>
          </table:table-cell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8795" table:style-name="ce4">
            <text:p>18795</text:p>
          </table:table-cell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0324" table:style-name="ce4">
            <text:p>20324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6306" table:style-name="ce4">
            <text:p>630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9419" table:style-name="ce4">
            <text:p>941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2"/>
          <table:table-cell office:value-type="float" office:value="9416" table:style-name="ce4">
            <text:p>9416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1810" table:style-name="ce4">
            <text:p>1810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3127" table:style-name="ce4">
            <text:p>3127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2"/>
          <table:table-cell office:value-type="float" office:value="3804" table:style-name="ce4">
            <text:p>3804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2018" table:style-name="ce4">
            <text:p>2018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3844" table:style-name="ce4">
            <text:p>384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2"/>
          <table:table-cell office:value-type="float" office:value="4207" table:style-name="ce4">
            <text:p>4207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1103" table:style-name="ce4">
            <text:p>1103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1256" table:style-name="ce4">
            <text:p>125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2"/>
          <table:table-cell office:value-type="float" office:value="1418" table:style-name="ce4">
            <text:p>1418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423" table:style-name="ce4">
            <text:p>423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907" table:style-name="ce4">
            <text:p>907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2"/>
          <table:table-cell office:value-type="float" office:value="1171" table:style-name="ce4">
            <text:p>1171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40" table:style-name="ce4">
            <text:p>40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73" table:style-name="ce4">
            <text:p>73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2"/>
          <table:table-cell office:value-type="float" office:value="89" table:style-name="ce4">
            <text:p>89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89" table:style-name="ce4">
            <text:p>8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169" table:style-name="ce4">
            <text:p>16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2"/>
          <table:table-cell office:value-type="float" office:value="219" table:style-name="ce4">
            <text:p>219</text:p>
          </table:table-cell>
          <table:table-cell table:style-name="ce2"/>
          <table:table-cell table:number-columns-repeated="16354"/>
        </table:table-row>
        <table:table-row table:style-name="ro2">
          <table:table-cell table:number-columns-repeated="5" table:style-name="ce1"/>
          <table:table-cell table:style-name="ce6"/>
          <table:table-cell table:number-columns-repeated="2" table:style-name="ce1"/>
          <table:table-cell table:style-name="ce4"/>
          <table:table-cell table:number-columns-repeated="6" table:style-name="ce1"/>
          <table:table-cell table:style-name="ce6"/>
          <table:table-cell table:number-columns-repeated="2" table:style-name="ce1"/>
          <table:table-cell table:style-name="ce4"/>
          <table:table-cell table:number-columns-repeated="6" table:style-name="ce1"/>
          <table:table-cell table:style-name="ce6"/>
          <table:table-cell table:number-columns-repeated="2" table:style-name="ce1"/>
          <table:table-cell table:style-name="ce4"/>
          <table:table-cell table:number-columns-repeated="16355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Longo" table:style-name="ta2" table:print-ranges="Longo.A1:Longo.AM49">
        <table:table-column table:style-name="co9" table:default-cell-style-name="ce1"/>
        <table:table-column table:style-name="co10" table:number-columns-repeated="10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2" table:default-cell-style-name="ce1"/>
        <table:table-column table:style-name="co10" table:number-columns-repeated="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9" table:default-cell-style-name="ce1"/>
        <table:table-column table:style-name="co8" table:default-cell-style-name="ce1"/>
        <table:table-column table:style-name="co11" table:default-cell-style-name="ce1"/>
        <table:table-column table:style-name="co13" table:default-cell-style-name="ce1"/>
        <table:table-column table:style-name="co8" table:number-columns-repeated="16347" table:default-cell-style-name="ce1"/>
        <table:table-row table:style-name="ro2">
          <table:table-cell office:value-type="string" table:number-columns-spanned="11" table:number-rows-spanned="1" table:style-name="ce24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24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17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19">
            <text:p>Desemp</text:p>
          </table:table-cell>
          <table:table-cell office:value-type="string" table:style-name="ce19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19">
            <text:p>Desemp</text:p>
          </table:table-cell>
          <table:table-cell office:value-type="string" table:style-name="ce19">
            <text:p>Pedidos</text:p>
          </table:table-cell>
          <table:table-cell table:number-columns-repeated="2" table:style-name="ce20"/>
          <table:table-cell table:number-columns-repeated="6" table:style-name="ce1"/>
          <table:table-cell table:style-name="ce2"/>
          <table:table-cell table:style-name="ce1"/>
          <table:table-cell office:value-type="string" table:style-name="ce19">
            <text:p>Desemp</text:p>
          </table:table-cell>
          <table:table-cell office:value-type="string" table:style-name="ce19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63494" table:style-name="ce6">
            <text:p>63494</text:p>
          </table:table-cell>
          <table:table-cell office:value-type="float" office:value="65946" table:style-name="ce6">
            <text:p>65946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8793" table:style-name="ce6">
            <text:p>58793</text:p>
          </table:table-cell>
          <table:table-cell office:value-type="float" office:value="61210" table:style-name="ce6">
            <text:p>61210</text:p>
          </table:table-cell>
          <table:table-cell table:number-columns-repeated="2" table:style-name="ce20"/>
          <table:table-cell table:number-columns-repeated="6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6070" table:style-name="ce6">
            <text:p>56070</text:p>
          </table:table-cell>
          <table:table-cell office:value-type="float" office:value="58924" table:style-name="ce6">
            <text:p>58924</text:p>
          </table:table-cell>
          <table:table-cell table:number-columns-repeated="8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10.648106026142599" table:style-name="ce8">
            <text:p>-10,6</text:p>
          </table:table-cell>
          <table:table-cell office:value-type="float" office:value="-3.7346838751837907" table:style-name="ce8">
            <text:p>-3,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1755" table:style-name="ce4">
            <text:p>21755</text:p>
          </table:table-cell>
          <table:table-cell office:value-type="float" office:value="22558" table:style-name="ce4">
            <text:p>2255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0081" table:style-name="ce4">
            <text:p>20081</text:p>
          </table:table-cell>
          <table:table-cell office:value-type="float" office:value="20928" table:style-name="ce4">
            <text:p>2092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434" table:style-name="ce4">
            <text:p>19434</text:p>
          </table:table-cell>
          <table:table-cell office:value-type="float" office:value="20424" table:style-name="ce4">
            <text:p>20424</text:p>
          </table:table-cell>
          <table:table-cell table:number-columns-repeated="8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11.692443380476888" table:style-name="ce8">
            <text:p>-11,7</text:p>
          </table:table-cell>
          <table:table-cell office:value-type="float" office:value="-4.631503750446484" table:style-name="ce8">
            <text:p>-4,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9111" table:style-name="ce4">
            <text:p>9111</text:p>
          </table:table-cell>
          <table:table-cell office:value-type="float" office:value="9589" table:style-name="ce4">
            <text:p>958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031" table:style-name="ce4">
            <text:p>8031</text:p>
          </table:table-cell>
          <table:table-cell office:value-type="float" office:value="8519" table:style-name="ce4">
            <text:p>851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783" table:style-name="ce4">
            <text:p>7783</text:p>
          </table:table-cell>
          <table:table-cell office:value-type="float" office:value="8411" table:style-name="ce4">
            <text:p>8411</text:p>
          </table:table-cell>
          <table:table-cell table:number-columns-repeated="8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57.668393782383419" table:style-name="ce8">
            <text:p>57,7</text:p>
          </table:table-cell>
          <table:table-cell office:value-type="float" office:value="12.896045113897742" table:style-name="ce8">
            <text:p>12,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3281" table:style-name="ce4">
            <text:p>23281</text:p>
          </table:table-cell>
          <table:table-cell office:value-type="float" office:value="24057" table:style-name="ce4">
            <text:p>2405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1335" table:style-name="ce4">
            <text:p>21335</text:p>
          </table:table-cell>
          <table:table-cell office:value-type="float" office:value="22107" table:style-name="ce4">
            <text:p>2210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0440" table:style-name="ce4">
            <text:p>20440</text:p>
          </table:table-cell>
          <table:table-cell office:value-type="float" office:value="21262" table:style-name="ce4">
            <text:p>21262</text:p>
          </table:table-cell>
          <table:table-cell table:number-columns-repeated="8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44.169845745563094" table:style-name="ce8">
            <text:p>44,2</text:p>
          </table:table-cell>
          <table:table-cell office:value-type="float" office:value="17.048208995421504" table:style-name="ce8">
            <text:p>17,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737" table:style-name="ce4">
            <text:p>3737</text:p>
          </table:table-cell>
          <table:table-cell office:value-type="float" office:value="3878" table:style-name="ce4">
            <text:p>387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198" table:style-name="ce4">
            <text:p>3198</text:p>
          </table:table-cell>
          <table:table-cell office:value-type="float" office:value="3319" table:style-name="ce4">
            <text:p>331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028" table:style-name="ce4">
            <text:p>3028</text:p>
          </table:table-cell>
          <table:table-cell office:value-type="float" office:value="3200" table:style-name="ce4">
            <text:p>3200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3137" table:style-name="ce4">
            <text:p>3137</text:p>
          </table:table-cell>
          <table:table-cell office:value-type="float" office:value="3223" table:style-name="ce4">
            <text:p>322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197" table:style-name="ce4">
            <text:p>3197</text:p>
          </table:table-cell>
          <table:table-cell office:value-type="float" office:value="3302" table:style-name="ce4">
            <text:p>330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826" table:style-name="ce4">
            <text:p>2826</text:p>
          </table:table-cell>
          <table:table-cell office:value-type="float" office:value="3002" table:style-name="ce4">
            <text:p>3002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330" table:style-name="ce4">
            <text:p>1330</text:p>
          </table:table-cell>
          <table:table-cell office:value-type="float" office:value="1350" table:style-name="ce4">
            <text:p>135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752" table:style-name="ce4">
            <text:p>1752</text:p>
          </table:table-cell>
          <table:table-cell office:value-type="float" office:value="1778" table:style-name="ce4">
            <text:p>177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344" table:style-name="ce4">
            <text:p>1344</text:p>
          </table:table-cell>
          <table:table-cell office:value-type="float" office:value="1369" table:style-name="ce4">
            <text:p>1369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143" table:style-name="ce4">
            <text:p>1143</text:p>
          </table:table-cell>
          <table:table-cell office:value-type="float" office:value="1291" table:style-name="ce4">
            <text:p>129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199" table:style-name="ce4">
            <text:p>1199</text:p>
          </table:table-cell>
          <table:table-cell office:value-type="float" office:value="1257" table:style-name="ce4">
            <text:p>125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215" table:style-name="ce4">
            <text:p>1215</text:p>
          </table:table-cell>
          <table:table-cell office:value-type="float" office:value="1256" table:style-name="ce4">
            <text:p>1256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style-name="ce4"/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style-name="ce4"/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4109" table:style-name="ce6">
            <text:p>4109</text:p>
          </table:table-cell>
          <table:table-cell office:value-type="float" office:value="1601" table:style-name="ce6">
            <text:p>1601</text:p>
          </table:table-cell>
          <table:table-cell office:value-type="float" office:value="9538" table:style-name="ce6">
            <text:p>9538</text:p>
          </table:table-cell>
          <table:table-cell office:value-type="float" office:value="2414" table:style-name="ce6">
            <text:p>2414</text:p>
          </table:table-cell>
          <table:table-cell office:value-type="float" office:value="2355" table:style-name="ce6">
            <text:p>2355</text:p>
          </table:table-cell>
          <table:table-cell office:value-type="float" office:value="20177" table:style-name="ce6">
            <text:p>20177</text:p>
          </table:table-cell>
          <table:table-cell office:value-type="float" office:value="2792" table:style-name="ce6">
            <text:p>2792</text:p>
          </table:table-cell>
          <table:table-cell office:value-type="float" office:value="1245" table:style-name="ce6">
            <text:p>1245</text:p>
          </table:table-cell>
          <table:table-cell office:value-type="float" office:value="16790" table:style-name="ce6">
            <text:p>16790</text:p>
          </table:table-cell>
          <table:table-cell office:value-type="float" office:value="61021" table:style-name="ce6">
            <text:p>61021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5024" table:style-name="ce6">
            <text:p>5024</text:p>
          </table:table-cell>
          <table:table-cell office:value-type="float" office:value="1126" table:style-name="ce6">
            <text:p>1126</text:p>
          </table:table-cell>
          <table:table-cell office:value-type="float" office:value="6935" table:style-name="ce6">
            <text:p>6935</text:p>
          </table:table-cell>
          <table:table-cell office:value-type="float" office:value="2215" table:style-name="ce6">
            <text:p>2215</text:p>
          </table:table-cell>
          <table:table-cell office:value-type="float" office:value="1786" table:style-name="ce6">
            <text:p>1786</text:p>
          </table:table-cell>
          <table:table-cell office:value-type="float" office:value="19807" table:style-name="ce6">
            <text:p>19807</text:p>
          </table:table-cell>
          <table:table-cell office:value-type="float" office:value="1534" table:style-name="ce6">
            <text:p>1534</text:p>
          </table:table-cell>
          <table:table-cell office:value-type="float" office:value="1140" table:style-name="ce6">
            <text:p>1140</text:p>
          </table:table-cell>
          <table:table-cell office:value-type="float" office:value="16275" table:style-name="ce6">
            <text:p>16275</text:p>
          </table:table-cell>
          <table:table-cell office:value-type="float" office:value="55842" table:style-name="ce6">
            <text:p>55842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4662" table:style-name="ce6">
            <text:p>4662</text:p>
          </table:table-cell>
          <table:table-cell office:value-type="float" office:value="1037" table:style-name="ce6">
            <text:p>1037</text:p>
          </table:table-cell>
          <table:table-cell office:value-type="float" office:value="6571" table:style-name="ce6">
            <text:p>6571</text:p>
          </table:table-cell>
          <table:table-cell office:value-type="float" office:value="2247" table:style-name="ce6">
            <text:p>2247</text:p>
          </table:table-cell>
          <table:table-cell office:value-type="float" office:value="1948" table:style-name="ce6">
            <text:p>1948</text:p>
          </table:table-cell>
          <table:table-cell office:value-type="float" office:value="18445" table:style-name="ce6">
            <text:p>18445</text:p>
          </table:table-cell>
          <table:table-cell office:value-type="float" office:value="1641" table:style-name="ce6">
            <text:p>1641</text:p>
          </table:table-cell>
          <table:table-cell office:value-type="float" office:value="1001" table:style-name="ce6">
            <text:p>1001</text:p>
          </table:table-cell>
          <table:table-cell office:value-type="float" office:value="15959" table:style-name="ce6">
            <text:p>15959</text:p>
          </table:table-cell>
          <table:table-cell office:value-type="float" office:value="53511" table:style-name="ce6">
            <text:p>5351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537" table:style-name="ce4">
            <text:p>1537</text:p>
          </table:table-cell>
          <table:table-cell office:value-type="float" office:value="626" table:style-name="ce4">
            <text:p>626</text:p>
          </table:table-cell>
          <table:table-cell office:value-type="float" office:value="3666" table:style-name="ce4">
            <text:p>3666</text:p>
          </table:table-cell>
          <table:table-cell office:value-type="float" office:value="796" table:style-name="ce4">
            <text:p>796</text:p>
          </table:table-cell>
          <table:table-cell office:value-type="float" office:value="891" table:style-name="ce4">
            <text:p>891</text:p>
          </table:table-cell>
          <table:table-cell office:value-type="float" office:value="5685" table:style-name="ce4">
            <text:p>5685</text:p>
          </table:table-cell>
          <table:table-cell office:value-type="float" office:value="1111" table:style-name="ce4">
            <text:p>1111</text:p>
          </table:table-cell>
          <table:table-cell office:value-type="float" office:value="442" table:style-name="ce4">
            <text:p>442</text:p>
          </table:table-cell>
          <table:table-cell office:value-type="float" office:value="7001" table:style-name="ce4">
            <text:p>7001</text:p>
          </table:table-cell>
          <table:table-cell office:value-type="float" office:value="21755" table:style-name="ce4">
            <text:p>21755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965" table:style-name="ce4">
            <text:p>1965</text:p>
          </table:table-cell>
          <table:table-cell office:value-type="float" office:value="438" table:style-name="ce4">
            <text:p>438</text:p>
          </table:table-cell>
          <table:table-cell office:value-type="float" office:value="3062" table:style-name="ce4">
            <text:p>3062</text:p>
          </table:table-cell>
          <table:table-cell office:value-type="float" office:value="876" table:style-name="ce4">
            <text:p>876</text:p>
          </table:table-cell>
          <table:table-cell office:value-type="float" office:value="736" table:style-name="ce4">
            <text:p>736</text:p>
          </table:table-cell>
          <table:table-cell office:value-type="float" office:value="5705" table:style-name="ce4">
            <text:p>5705</text:p>
          </table:table-cell>
          <table:table-cell office:value-type="float" office:value="650" table:style-name="ce4">
            <text:p>650</text:p>
          </table:table-cell>
          <table:table-cell office:value-type="float" office:value="431" table:style-name="ce4">
            <text:p>431</text:p>
          </table:table-cell>
          <table:table-cell office:value-type="float" office:value="6218" table:style-name="ce4">
            <text:p>6218</text:p>
          </table:table-cell>
          <table:table-cell office:value-type="float" office:value="20081" table:style-name="ce4">
            <text:p>20081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835" table:style-name="ce4">
            <text:p>1835</text:p>
          </table:table-cell>
          <table:table-cell office:value-type="float" office:value="399" table:style-name="ce4">
            <text:p>399</text:p>
          </table:table-cell>
          <table:table-cell office:value-type="float" office:value="2940" table:style-name="ce4">
            <text:p>2940</text:p>
          </table:table-cell>
          <table:table-cell office:value-type="float" office:value="889" table:style-name="ce4">
            <text:p>889</text:p>
          </table:table-cell>
          <table:table-cell office:value-type="float" office:value="878" table:style-name="ce4">
            <text:p>878</text:p>
          </table:table-cell>
          <table:table-cell office:value-type="float" office:value="5274" table:style-name="ce4">
            <text:p>5274</text:p>
          </table:table-cell>
          <table:table-cell office:value-type="float" office:value="691" table:style-name="ce4">
            <text:p>691</text:p>
          </table:table-cell>
          <table:table-cell office:value-type="float" office:value="360" table:style-name="ce4">
            <text:p>360</text:p>
          </table:table-cell>
          <table:table-cell office:value-type="float" office:value="6168" table:style-name="ce4">
            <text:p>6168</text:p>
          </table:table-cell>
          <table:table-cell office:value-type="float" office:value="19434" table:style-name="ce4">
            <text:p>19434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733" table:style-name="ce4">
            <text:p>733</text:p>
          </table:table-cell>
          <table:table-cell office:value-type="float" office:value="298" table:style-name="ce4">
            <text:p>298</text:p>
          </table:table-cell>
          <table:table-cell office:value-type="float" office:value="1336" table:style-name="ce4">
            <text:p>1336</text:p>
          </table:table-cell>
          <table:table-cell office:value-type="float" office:value="509" table:style-name="ce4">
            <text:p>509</text:p>
          </table:table-cell>
          <table:table-cell office:value-type="float" office:value="376" table:style-name="ce4">
            <text:p>376</text:p>
          </table:table-cell>
          <table:table-cell office:value-type="float" office:value="2647" table:style-name="ce4">
            <text:p>2647</text:p>
          </table:table-cell>
          <table:table-cell office:value-type="float" office:value="396" table:style-name="ce4">
            <text:p>396</text:p>
          </table:table-cell>
          <table:table-cell office:value-type="float" office:value="181" table:style-name="ce4">
            <text:p>181</text:p>
          </table:table-cell>
          <table:table-cell office:value-type="float" office:value="2635" table:style-name="ce4">
            <text:p>2635</text:p>
          </table:table-cell>
          <table:table-cell office:value-type="float" office:value="9111" table:style-name="ce4">
            <text:p>9111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825" table:style-name="ce4">
            <text:p>825</text:p>
          </table:table-cell>
          <table:table-cell office:value-type="float" office:value="194" table:style-name="ce4">
            <text:p>194</text:p>
          </table:table-cell>
          <table:table-cell office:value-type="float" office:value="809" table:style-name="ce4">
            <text:p>809</text:p>
          </table:table-cell>
          <table:table-cell office:value-type="float" office:value="424" table:style-name="ce4">
            <text:p>424</text:p>
          </table:table-cell>
          <table:table-cell office:value-type="float" office:value="247" table:style-name="ce4">
            <text:p>247</text:p>
          </table:table-cell>
          <table:table-cell office:value-type="float" office:value="2672" table:style-name="ce4">
            <text:p>2672</text:p>
          </table:table-cell>
          <table:table-cell office:value-type="float" office:value="234" table:style-name="ce4">
            <text:p>234</text:p>
          </table:table-cell>
          <table:table-cell office:value-type="float" office:value="177" table:style-name="ce4">
            <text:p>177</text:p>
          </table:table-cell>
          <table:table-cell office:value-type="float" office:value="2449" table:style-name="ce4">
            <text:p>2449</text:p>
          </table:table-cell>
          <table:table-cell office:value-type="float" office:value="8031" table:style-name="ce4">
            <text:p>8031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691" table:style-name="ce4">
            <text:p>691</text:p>
          </table:table-cell>
          <table:table-cell office:value-type="float" office:value="178" table:style-name="ce4">
            <text:p>178</text:p>
          </table:table-cell>
          <table:table-cell office:value-type="float" office:value="838" table:style-name="ce4">
            <text:p>838</text:p>
          </table:table-cell>
          <table:table-cell office:value-type="float" office:value="405" table:style-name="ce4">
            <text:p>405</text:p>
          </table:table-cell>
          <table:table-cell office:value-type="float" office:value="258" table:style-name="ce4">
            <text:p>258</text:p>
          </table:table-cell>
          <table:table-cell office:value-type="float" office:value="2530" table:style-name="ce4">
            <text:p>2530</text:p>
          </table:table-cell>
          <table:table-cell office:value-type="float" office:value="256" table:style-name="ce4">
            <text:p>256</text:p>
          </table:table-cell>
          <table:table-cell office:value-type="float" office:value="173" table:style-name="ce4">
            <text:p>173</text:p>
          </table:table-cell>
          <table:table-cell office:value-type="float" office:value="2454" table:style-name="ce4">
            <text:p>2454</text:p>
          </table:table-cell>
          <table:table-cell office:value-type="float" office:value="7783" table:style-name="ce4">
            <text:p>7783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473" table:style-name="ce4">
            <text:p>1473</text:p>
          </table:table-cell>
          <table:table-cell office:value-type="float" office:value="479" table:style-name="ce4">
            <text:p>479</text:p>
          </table:table-cell>
          <table:table-cell office:value-type="float" office:value="3453" table:style-name="ce4">
            <text:p>3453</text:p>
          </table:table-cell>
          <table:table-cell office:value-type="float" office:value="960" table:style-name="ce4">
            <text:p>960</text:p>
          </table:table-cell>
          <table:table-cell office:value-type="float" office:value="964" table:style-name="ce4">
            <text:p>964</text:p>
          </table:table-cell>
          <table:table-cell office:value-type="float" office:value="8949" table:style-name="ce4">
            <text:p>8949</text:p>
          </table:table-cell>
          <table:table-cell office:value-type="float" office:value="1003" table:style-name="ce4">
            <text:p>1003</text:p>
          </table:table-cell>
          <table:table-cell office:value-type="float" office:value="453" table:style-name="ce4">
            <text:p>453</text:p>
          </table:table-cell>
          <table:table-cell office:value-type="float" office:value="5547" table:style-name="ce4">
            <text:p>5547</text:p>
          </table:table-cell>
          <table:table-cell office:value-type="float" office:value="23281" table:style-name="ce4">
            <text:p>23281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796" table:style-name="ce4">
            <text:p>1796</text:p>
          </table:table-cell>
          <table:table-cell office:value-type="float" office:value="370" table:style-name="ce4">
            <text:p>370</text:p>
          </table:table-cell>
          <table:table-cell office:value-type="float" office:value="2299" table:style-name="ce4">
            <text:p>2299</text:p>
          </table:table-cell>
          <table:table-cell office:value-type="float" office:value="759" table:style-name="ce4">
            <text:p>759</text:p>
          </table:table-cell>
          <table:table-cell office:value-type="float" office:value="716" table:style-name="ce4">
            <text:p>716</text:p>
          </table:table-cell>
          <table:table-cell office:value-type="float" office:value="8521" table:style-name="ce4">
            <text:p>8521</text:p>
          </table:table-cell>
          <table:table-cell office:value-type="float" office:value="491" table:style-name="ce4">
            <text:p>491</text:p>
          </table:table-cell>
          <table:table-cell office:value-type="float" office:value="415" table:style-name="ce4">
            <text:p>415</text:p>
          </table:table-cell>
          <table:table-cell office:value-type="float" office:value="5968" table:style-name="ce4">
            <text:p>5968</text:p>
          </table:table-cell>
          <table:table-cell office:value-type="float" office:value="21335" table:style-name="ce4">
            <text:p>21335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763" table:style-name="ce4">
            <text:p>1763</text:p>
          </table:table-cell>
          <table:table-cell office:value-type="float" office:value="335" table:style-name="ce4">
            <text:p>335</text:p>
          </table:table-cell>
          <table:table-cell office:value-type="float" office:value="2198" table:style-name="ce4">
            <text:p>2198</text:p>
          </table:table-cell>
          <table:table-cell office:value-type="float" office:value="821" table:style-name="ce4">
            <text:p>821</text:p>
          </table:table-cell>
          <table:table-cell office:value-type="float" office:value="730" table:style-name="ce4">
            <text:p>730</text:p>
          </table:table-cell>
          <table:table-cell office:value-type="float" office:value="7993" table:style-name="ce4">
            <text:p>7993</text:p>
          </table:table-cell>
          <table:table-cell office:value-type="float" office:value="517" table:style-name="ce4">
            <text:p>517</text:p>
          </table:table-cell>
          <table:table-cell office:value-type="float" office:value="349" table:style-name="ce4">
            <text:p>349</text:p>
          </table:table-cell>
          <table:table-cell office:value-type="float" office:value="5734" table:style-name="ce4">
            <text:p>5734</text:p>
          </table:table-cell>
          <table:table-cell office:value-type="float" office:value="20440" table:style-name="ce4">
            <text:p>20440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209" table:style-name="ce4">
            <text:p>209</text:p>
          </table:table-cell>
          <table:table-cell office:value-type="float" office:value="125" table:style-name="ce4">
            <text:p>125</text:p>
          </table:table-cell>
          <table:table-cell office:value-type="float" office:value="592" table:style-name="ce4">
            <text:p>592</text:p>
          </table:table-cell>
          <table:table-cell office:value-type="float" office:value="56" table:style-name="ce4">
            <text:p>56</text:p>
          </table:table-cell>
          <table:table-cell office:value-type="float" office:value="46" table:style-name="ce4">
            <text:p>46</text:p>
          </table:table-cell>
          <table:table-cell office:value-type="float" office:value="1692" table:style-name="ce4">
            <text:p>1692</text:p>
          </table:table-cell>
          <table:table-cell office:value-type="float" office:value="165" table:style-name="ce4">
            <text:p>165</text:p>
          </table:table-cell>
          <table:table-cell office:value-type="float" office:value="94" table:style-name="ce4">
            <text:p>94</text:p>
          </table:table-cell>
          <table:table-cell office:value-type="float" office:value="758" table:style-name="ce4">
            <text:p>758</text:p>
          </table:table-cell>
          <table:table-cell office:value-type="float" office:value="3737" table:style-name="ce4">
            <text:p>3737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26" table:style-name="ce4">
            <text:p>226</text:p>
          </table:table-cell>
          <table:table-cell office:value-type="float" office:value="58" table:style-name="ce4">
            <text:p>58</text:p>
          </table:table-cell>
          <table:table-cell office:value-type="float" office:value="407" table:style-name="ce4">
            <text:p>407</text:p>
          </table:table-cell>
          <table:table-cell office:value-type="float" office:value="73" table:style-name="ce4">
            <text:p>73</text:p>
          </table:table-cell>
          <table:table-cell office:value-type="float" office:value="24" table:style-name="ce4">
            <text:p>24</text:p>
          </table:table-cell>
          <table:table-cell office:value-type="float" office:value="1603" table:style-name="ce4">
            <text:p>1603</text:p>
          </table:table-cell>
          <table:table-cell office:value-type="float" office:value="111" table:style-name="ce4">
            <text:p>111</text:p>
          </table:table-cell>
          <table:table-cell office:value-type="float" office:value="81" table:style-name="ce4">
            <text:p>81</text:p>
          </table:table-cell>
          <table:table-cell office:value-type="float" office:value="615" table:style-name="ce4">
            <text:p>615</text:p>
          </table:table-cell>
          <table:table-cell office:value-type="float" office:value="3198" table:style-name="ce4">
            <text:p>3198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12" table:style-name="ce4">
            <text:p>212</text:p>
          </table:table-cell>
          <table:table-cell office:value-type="float" office:value="71" table:style-name="ce4">
            <text:p>71</text:p>
          </table:table-cell>
          <table:table-cell office:value-type="float" office:value="285" table:style-name="ce4">
            <text:p>285</text:p>
          </table:table-cell>
          <table:table-cell office:value-type="float" office:value="63" table:style-name="ce4">
            <text:p>63</text:p>
          </table:table-cell>
          <table:table-cell office:value-type="float" office:value="32" table:style-name="ce4">
            <text:p>32</text:p>
          </table:table-cell>
          <table:table-cell office:value-type="float" office:value="1476" table:style-name="ce4">
            <text:p>1476</text:p>
          </table:table-cell>
          <table:table-cell office:value-type="float" office:value="112" table:style-name="ce4">
            <text:p>112</text:p>
          </table:table-cell>
          <table:table-cell office:value-type="float" office:value="78" table:style-name="ce4">
            <text:p>78</text:p>
          </table:table-cell>
          <table:table-cell office:value-type="float" office:value="699" table:style-name="ce4">
            <text:p>699</text:p>
          </table:table-cell>
          <table:table-cell office:value-type="float" office:value="3028" table:style-name="ce4">
            <text:p>3028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57" table:style-name="ce4">
            <text:p>157</text:p>
          </table:table-cell>
          <table:table-cell office:value-type="float" office:value="73" table:style-name="ce4">
            <text:p>73</text:p>
          </table:table-cell>
          <table:table-cell office:value-type="float" office:value="491" table:style-name="ce4">
            <text:p>491</text:p>
          </table:table-cell>
          <table:table-cell office:value-type="float" office:value="93" table:style-name="ce4">
            <text:p>93</text:p>
          </table:table-cell>
          <table:table-cell office:value-type="float" office:value="78" table:style-name="ce4">
            <text:p>78</text:p>
          </table:table-cell>
          <table:table-cell office:value-type="float" office:value="1204" table:style-name="ce4">
            <text:p>1204</text:p>
          </table:table-cell>
          <table:table-cell office:value-type="float" office:value="117" table:style-name="ce4">
            <text:p>117</text:p>
          </table:table-cell>
          <table:table-cell office:value-type="float" office:value="75" table:style-name="ce4">
            <text:p>75</text:p>
          </table:table-cell>
          <table:table-cell office:value-type="float" office:value="849" table:style-name="ce4">
            <text:p>849</text:p>
          </table:table-cell>
          <table:table-cell office:value-type="float" office:value="3137" table:style-name="ce4">
            <text:p>3137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212" table:style-name="ce4">
            <text:p>212</text:p>
          </table:table-cell>
          <table:table-cell office:value-type="float" office:value="66" table:style-name="ce4">
            <text:p>66</text:p>
          </table:table-cell>
          <table:table-cell office:value-type="float" office:value="358" table:style-name="ce4">
            <text:p>358</text:p>
          </table:table-cell>
          <table:table-cell office:value-type="float" office:value="83" table:style-name="ce4">
            <text:p>83</text:p>
          </table:table-cell>
          <table:table-cell office:value-type="float" office:value="63" table:style-name="ce4">
            <text:p>63</text:p>
          </table:table-cell>
          <table:table-cell office:value-type="float" office:value="1306" table:style-name="ce4">
            <text:p>1306</text:p>
          </table:table-cell>
          <table:table-cell office:value-type="float" office:value="48" table:style-name="ce4">
            <text:p>48</text:p>
          </table:table-cell>
          <table:table-cell office:value-type="float" office:value="36" table:style-name="ce4">
            <text:p>36</text:p>
          </table:table-cell>
          <table:table-cell office:value-type="float" office:value="1025" table:style-name="ce4">
            <text:p>1025</text:p>
          </table:table-cell>
          <table:table-cell office:value-type="float" office:value="3197" table:style-name="ce4">
            <text:p>3197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61" table:style-name="ce4">
            <text:p>161</text:p>
          </table:table-cell>
          <table:table-cell office:value-type="float" office:value="54" table:style-name="ce4">
            <text:p>54</text:p>
          </table:table-cell>
          <table:table-cell office:value-type="float" office:value="310" table:style-name="ce4">
            <text:p>310</text:p>
          </table:table-cell>
          <table:table-cell office:value-type="float" office:value="69" table:style-name="ce4">
            <text:p>69</text:p>
          </table:table-cell>
          <table:table-cell office:value-type="float" office:value="50" table:style-name="ce4">
            <text:p>50</text:p>
          </table:table-cell>
          <table:table-cell office:value-type="float" office:value="1172" table:style-name="ce4">
            <text:p>1172</text:p>
          </table:table-cell>
          <table:table-cell office:value-type="float" office:value="65" table:style-name="ce4">
            <text:p>65</text:p>
          </table:table-cell>
          <table:table-cell office:value-type="float" office:value="41" table:style-name="ce4">
            <text:p>41</text:p>
          </table:table-cell>
          <table:table-cell office:value-type="float" office:value="904" table:style-name="ce4">
            <text:p>904</text:p>
          </table:table-cell>
          <table:table-cell office:value-type="float" office:value="2826" table:style-name="ce4">
            <text:p>2826</text:p>
          </table:table-cell>
          <table:table-cell table:style-name="ce2"/>
          <table:table-cell table:number-columns-repeated="16348"/>
        </table:table-row>
        <table:table-row table:style-name="ro2">
          <table:table-cell office:value-type="string" table:style-name="ce21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21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21">
            <text:p>Ofertas</text:p>
          </table:table-cell>
          <table:table-cell table:number-columns-repeated="10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9650" table:style-name="ce4">
            <text:p>965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3477" table:style-name="ce4">
            <text:p>1347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5215" table:style-name="ce4">
            <text:p>15215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3621" table:style-name="ce4">
            <text:p>362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5902" table:style-name="ce4">
            <text:p>590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5697" table:style-name="ce4">
            <text:p>5697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666" table:style-name="ce4">
            <text:p>266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874" table:style-name="ce4">
            <text:p>287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3607" table:style-name="ce4">
            <text:p>3607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839" table:style-name="ce4">
            <text:p>183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712" table:style-name="ce4">
            <text:p>271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3219" table:style-name="ce4">
            <text:p>3219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572" table:style-name="ce4">
            <text:p>57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957" table:style-name="ce4">
            <text:p>95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1153" table:style-name="ce4">
            <text:p>1153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718" table:style-name="ce4">
            <text:p>71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719" table:style-name="ce4">
            <text:p>71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261" table:style-name="ce4">
            <text:p>1261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79" table:style-name="ce4">
            <text:p>7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23" table:style-name="ce4">
            <text:p>12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95" table:style-name="ce4">
            <text:p>95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55" table:style-name="ce4">
            <text:p>15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90" table:style-name="ce4">
            <text:p>19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83" table:style-name="ce4">
            <text:p>183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21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21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21">
            <text:p>Colocações</text:p>
          </table:table-cell>
          <table:table-cell table:number-columns-repeated="10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6029" table:style-name="ce4">
            <text:p>602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7426" table:style-name="ce4">
            <text:p>742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8692" table:style-name="ce4">
            <text:p>869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855" table:style-name="ce4">
            <text:p>185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2767" table:style-name="ce4">
            <text:p>276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990" table:style-name="ce4">
            <text:p>2990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027" table:style-name="ce4">
            <text:p>202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1979" table:style-name="ce4">
            <text:p>197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313" table:style-name="ce4">
            <text:p>2313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985" table:style-name="ce4">
            <text:p>98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1664" table:style-name="ce4">
            <text:p>166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782" table:style-name="ce4">
            <text:p>178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452" table:style-name="ce4">
            <text:p>45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478" table:style-name="ce4">
            <text:p>47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795" table:style-name="ce4">
            <text:p>795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589" table:style-name="ce4">
            <text:p>58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375" table:style-name="ce4">
            <text:p>37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658" table:style-name="ce4">
            <text:p>658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46" table:style-name="ce4">
            <text:p>4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55" table:style-name="ce4">
            <text:p>5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52" table:style-name="ce4">
            <text:p>5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75" table:style-name="ce4">
            <text:p>7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08" table:style-name="ce4">
            <text:p>10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02" table:style-name="ce4">
            <text:p>10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number-columns-repeated="16348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3.458262350936963" table:style-name="ce22">
            <text:p>13,5</text:p>
          </table:table-cell>
          <table:table-cell office:value-type="float" office:value="-35.227982510930673" table:style-name="ce22">
            <text:p>-35,2</text:p>
          </table:table-cell>
          <table:table-cell office:value-type="float" office:value="-31.107150345984479" table:style-name="ce22">
            <text:p>-31,1</text:p>
          </table:table-cell>
          <table:table-cell office:value-type="float" office:value="-6.917978458989225" table:style-name="ce22">
            <text:p>-6,9</text:p>
          </table:table-cell>
          <table:table-cell office:value-type="float" office:value="-17.282377919320595" table:style-name="ce22">
            <text:p>-17,3</text:p>
          </table:table-cell>
          <table:table-cell office:value-type="float" office:value="-8.5840313227932796" table:style-name="ce22">
            <text:p>-8,6</text:p>
          </table:table-cell>
          <table:table-cell office:value-type="float" office:value="-41.224928366762178" table:style-name="ce22">
            <text:p>-41,2</text:p>
          </table:table-cell>
          <table:table-cell office:value-type="float" office:value="-19.598393574297191" table:style-name="ce22">
            <text:p>-19,6</text:p>
          </table:table-cell>
          <table:table-cell office:value-type="float" office:value="-4.9493746277546222" table:style-name="ce22">
            <text:p>-4,9</text:p>
          </table:table-cell>
          <table:table-cell office:value-type="float" office:value="-12.307238491666808" table:style-name="ce22">
            <text:p>-12,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.388418998048152" table:style-name="ce23">
            <text:p>19,4</text:p>
          </table:table-cell>
          <table:table-cell office:value-type="float" office:value="-36.261980830670929" table:style-name="ce23">
            <text:p>-36,3</text:p>
          </table:table-cell>
          <table:table-cell office:value-type="float" office:value="-19.803600654664493" table:style-name="ce23">
            <text:p>-19,8</text:p>
          </table:table-cell>
          <table:table-cell office:value-type="float" office:value="11.683417085427124" table:style-name="ce23">
            <text:p>11,7</text:p>
          </table:table-cell>
          <table:table-cell office:value-type="float" office:value="-1.4590347923681293" table:style-name="ce23">
            <text:p>-1,5</text:p>
          </table:table-cell>
          <table:table-cell office:value-type="float" office:value="-7.2295514511873336" table:style-name="ce23">
            <text:p>-7,2</text:p>
          </table:table-cell>
          <table:table-cell office:value-type="float" office:value="-37.8037803780378" table:style-name="ce23">
            <text:p>-37,8</text:p>
          </table:table-cell>
          <table:table-cell office:value-type="float" office:value="-18.552036199095028" table:style-name="ce23">
            <text:p>-18,6</text:p>
          </table:table-cell>
          <table:table-cell office:value-type="float" office:value="-11.898300242822458" table:style-name="ce23">
            <text:p>-11,9</text:p>
          </table:table-cell>
          <table:table-cell office:value-type="float" office:value="-10.668811767409792" table:style-name="ce23">
            <text:p>-10,7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5.7298772169167762" table:style-name="ce23">
            <text:p>-5,7</text:p>
          </table:table-cell>
          <table:table-cell office:value-type="float" office:value="-40.268456375838923" table:style-name="ce23">
            <text:p>-40,3</text:p>
          </table:table-cell>
          <table:table-cell office:value-type="float" office:value="-37.275449101796411" table:style-name="ce23">
            <text:p>-37,3</text:p>
          </table:table-cell>
          <table:table-cell office:value-type="float" office:value="-20.43222003929273" table:style-name="ce23">
            <text:p>-20,4</text:p>
          </table:table-cell>
          <table:table-cell office:value-type="float" office:value="-31.38297872340425" table:style-name="ce23">
            <text:p>-31,4</text:p>
          </table:table-cell>
          <table:table-cell office:value-type="float" office:value="-4.4200982244049953" table:style-name="ce23">
            <text:p>-4,4</text:p>
          </table:table-cell>
          <table:table-cell office:value-type="float" office:value="-35.353535353535349" table:style-name="ce23">
            <text:p>-35,4</text:p>
          </table:table-cell>
          <table:table-cell office:value-type="float" office:value="-4.4198895027624303" table:style-name="ce23">
            <text:p>-4,4</text:p>
          </table:table-cell>
          <table:table-cell office:value-type="float" office:value="-6.8690702087286581" table:style-name="ce23">
            <text:p>-6,9</text:p>
          </table:table-cell>
          <table:table-cell office:value-type="float" office:value="-14.575787509603771" table:style-name="ce23">
            <text:p>-14,6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9.687712152070617" table:style-name="ce23">
            <text:p>19,7</text:p>
          </table:table-cell>
          <table:table-cell office:value-type="float" office:value="-30.062630480167016" table:style-name="ce23">
            <text:p>-30,1</text:p>
          </table:table-cell>
          <table:table-cell office:value-type="float" office:value="-36.345207066319141" table:style-name="ce23">
            <text:p>-36,3</text:p>
          </table:table-cell>
          <table:table-cell office:value-type="float" office:value="-14.479166666666671" table:style-name="ce23">
            <text:p>-14,5</text:p>
          </table:table-cell>
          <table:table-cell office:value-type="float" office:value="-24.273858921161832" table:style-name="ce23">
            <text:p>-24,3</text:p>
          </table:table-cell>
          <table:table-cell office:value-type="float" office:value="-10.68275785003911" table:style-name="ce23">
            <text:p>-10,7</text:p>
          </table:table-cell>
          <table:table-cell office:value-type="float" office:value="-48.454636091724822" table:style-name="ce23">
            <text:p>-48,5</text:p>
          </table:table-cell>
          <table:table-cell office:value-type="float" office:value="-22.958057395143484" table:style-name="ce23">
            <text:p>-23,0</text:p>
          </table:table-cell>
          <table:table-cell office:value-type="float" office:value="3.3711916351180804" table:style-name="ce23">
            <text:p>3,4</text:p>
          </table:table-cell>
          <table:table-cell office:value-type="float" office:value="-12.203084059963061" table:style-name="ce23">
            <text:p>-12,2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1.4354066985645915" table:style-name="ce23">
            <text:p>1,4</text:p>
          </table:table-cell>
          <table:table-cell office:value-type="float" office:value="-43.2" table:style-name="ce23">
            <text:p>-43,2</text:p>
          </table:table-cell>
          <table:table-cell office:value-type="float" office:value="-51.858108108108105" table:style-name="ce23">
            <text:p>-51,9</text:p>
          </table:table-cell>
          <table:table-cell office:value-type="float" office:value="12.5" table:style-name="ce23">
            <text:p>12,5</text:p>
          </table:table-cell>
          <table:table-cell office:value-type="float" office:value="-30.434782608695656" table:style-name="ce23">
            <text:p>-30,4</text:p>
          </table:table-cell>
          <table:table-cell office:value-type="float" office:value="-12.7659574468085" table:style-name="ce23">
            <text:p>-12,8</text:p>
          </table:table-cell>
          <table:table-cell office:value-type="float" office:value="-32.12121212121211" table:style-name="ce23">
            <text:p>-32,1</text:p>
          </table:table-cell>
          <table:table-cell office:value-type="float" office:value="-17.021276595744681" table:style-name="ce23">
            <text:p>-17,0</text:p>
          </table:table-cell>
          <table:table-cell office:value-type="float" office:value="-7.7836411609498697" table:style-name="ce23">
            <text:p>-7,8</text:p>
          </table:table-cell>
          <table:table-cell office:value-type="float" office:value="-18.97243778431897" table:style-name="ce23">
            <text:p>-19,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.5477707006369457" table:style-name="ce23">
            <text:p>2,5</text:p>
          </table:table-cell>
          <table:table-cell office:value-type="float" office:value="-26.027397260273972" table:style-name="ce23">
            <text:p>-26,0</text:p>
          </table:table-cell>
          <table:table-cell office:value-type="float" office:value="-36.863543788187371" table:style-name="ce23">
            <text:p>-36,9</text:p>
          </table:table-cell>
          <table:table-cell office:value-type="float" office:value="-25.806451612903231" table:style-name="ce23">
            <text:p>-25,8</text:p>
          </table:table-cell>
          <table:table-cell office:value-type="float" office:value="-35.897435897435898" table:style-name="ce23">
            <text:p>-35,9</text:p>
          </table:table-cell>
          <table:table-cell office:value-type="float" office:value="-2.6578073089700922" table:style-name="ce23">
            <text:p>-2,7</text:p>
          </table:table-cell>
          <table:table-cell office:value-type="float" office:value="-44.444444444444443" table:style-name="ce23">
            <text:p>-44,4</text:p>
          </table:table-cell>
          <table:table-cell office:value-type="float" office:value="-45.333333333333336" table:style-name="ce23">
            <text:p>-45,3</text:p>
          </table:table-cell>
          <table:table-cell office:value-type="float" office:value="6.478209658421676" table:style-name="ce23">
            <text:p>6,5</text:p>
          </table:table-cell>
          <table:table-cell office:value-type="float" office:value="-9.9139305068536885" table:style-name="ce23">
            <text:p>-9,9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A</text:p>
          </table:table-cell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7.2054140127388564" table:style-name="ce22">
            <text:p>-7,2</text:p>
          </table:table-cell>
          <table:table-cell office:value-type="float" office:value="-7.9040852575488429" table:style-name="ce22">
            <text:p>-7,9</text:p>
          </table:table-cell>
          <table:table-cell office:value-type="float" office:value="-5.2487382840663344" table:style-name="ce22">
            <text:p>-5,2</text:p>
          </table:table-cell>
          <table:table-cell office:value-type="float" office:value="1.4446952595936722" table:style-name="ce22">
            <text:p>1,4</text:p>
          </table:table-cell>
          <table:table-cell office:value-type="float" office:value="9.0705487122060475" table:style-name="ce22">
            <text:p>9,1</text:p>
          </table:table-cell>
          <table:table-cell office:value-type="float" office:value="-6.8763568435401652" table:style-name="ce22">
            <text:p>-6,9</text:p>
          </table:table-cell>
          <table:table-cell office:value-type="float" office:value="6.9752281616688379" table:style-name="ce22">
            <text:p>7,0</text:p>
          </table:table-cell>
          <table:table-cell office:value-type="float" office:value="-12.192982456140356" table:style-name="ce22">
            <text:p>-12,2</text:p>
          </table:table-cell>
          <table:table-cell office:value-type="float" office:value="-1.9416282642089016" table:style-name="ce22">
            <text:p>-1,9</text:p>
          </table:table-cell>
          <table:table-cell office:value-type="float" office:value="-4.1742774255936439" table:style-name="ce22">
            <text:p>-4,2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6.61577608142494" table:style-name="ce22">
            <text:p>-6,6</text:p>
          </table:table-cell>
          <table:table-cell office:value-type="float" office:value="-8.9041095890410986" table:style-name="ce22">
            <text:p>-8,9</text:p>
          </table:table-cell>
          <table:table-cell office:value-type="float" office:value="-3.984323971260622" table:style-name="ce22">
            <text:p>-4,0</text:p>
          </table:table-cell>
          <table:table-cell office:value-type="float" office:value="1.4840182648401878" table:style-name="ce22">
            <text:p>1,5</text:p>
          </table:table-cell>
          <table:table-cell office:value-type="float" office:value="19.293478260869563" table:style-name="ce22">
            <text:p>19,3</text:p>
          </table:table-cell>
          <table:table-cell office:value-type="float" office:value="-7.5547765118317329" table:style-name="ce22">
            <text:p>-7,6</text:p>
          </table:table-cell>
          <table:table-cell office:value-type="float" office:value="6.3076923076923066" table:style-name="ce22">
            <text:p>6,3</text:p>
          </table:table-cell>
          <table:table-cell office:value-type="float" office:value="-16.473317865429237" table:style-name="ce22">
            <text:p>-16,5</text:p>
          </table:table-cell>
          <table:table-cell office:value-type="float" office:value="-0.80411707944676891" table:style-name="ce22">
            <text:p>-0,8</text:p>
          </table:table-cell>
          <table:table-cell office:value-type="float" office:value="-3.2219510980528838" table:style-name="ce22">
            <text:p>-3,2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16.242424242424249" table:style-name="ce22">
            <text:p>-16,2</text:p>
          </table:table-cell>
          <table:table-cell office:value-type="float" office:value="-8.2474226804123703" table:style-name="ce22">
            <text:p>-8,2</text:p>
          </table:table-cell>
          <table:table-cell office:value-type="float" office:value="3.5846724351050767" table:style-name="ce22">
            <text:p>3,6</text:p>
          </table:table-cell>
          <table:table-cell office:value-type="float" office:value="-4.4811320754716917" table:style-name="ce22">
            <text:p>-4,5</text:p>
          </table:table-cell>
          <table:table-cell office:value-type="float" office:value="4.4534412955465683" table:style-name="ce22">
            <text:p>4,5</text:p>
          </table:table-cell>
          <table:table-cell office:value-type="float" office:value="-5.3143712574850355" table:style-name="ce22">
            <text:p>-5,3</text:p>
          </table:table-cell>
          <table:table-cell office:value-type="float" office:value="9.4017094017094109" table:style-name="ce22">
            <text:p>9,4</text:p>
          </table:table-cell>
          <table:table-cell office:value-type="float" office:value="-2.2598870056497162" table:style-name="ce22">
            <text:p>-2,3</text:p>
          </table:table-cell>
          <table:table-cell office:value-type="float" office:value="0.20416496529196593" table:style-name="ce22">
            <text:p>0,2</text:p>
          </table:table-cell>
          <table:table-cell office:value-type="float" office:value="-3.0880338687585578" table:style-name="ce22">
            <text:p>-3,1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1.8374164810690417" table:style-name="ce22">
            <text:p>-1,8</text:p>
          </table:table-cell>
          <table:table-cell office:value-type="float" office:value="-9.4594594594594668" table:style-name="ce22">
            <text:p>-9,5</text:p>
          </table:table-cell>
          <table:table-cell office:value-type="float" office:value="-4.3932144410613319" table:style-name="ce22">
            <text:p>-4,4</text:p>
          </table:table-cell>
          <table:table-cell office:value-type="float" office:value="8.1686429512516412" table:style-name="ce22">
            <text:p>8,2</text:p>
          </table:table-cell>
          <table:table-cell office:value-type="float" office:value="1.955307262569832" table:style-name="ce22">
            <text:p>2,0</text:p>
          </table:table-cell>
          <table:table-cell office:value-type="float" office:value="-6.1964558150451836" table:style-name="ce22">
            <text:p>-6,2</text:p>
          </table:table-cell>
          <table:table-cell office:value-type="float" office:value="5.295315682281057" table:style-name="ce22">
            <text:p>5,3</text:p>
          </table:table-cell>
          <table:table-cell office:value-type="float" office:value="-15.903614457831324" table:style-name="ce22">
            <text:p>-15,9</text:p>
          </table:table-cell>
          <table:table-cell office:value-type="float" office:value="-3.9209115281501425" table:style-name="ce22">
            <text:p>-3,9</text:p>
          </table:table-cell>
          <table:table-cell office:value-type="float" office:value="-4.1949847668150966" table:style-name="ce22">
            <text:p>-4,2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6.1946902654867273" table:style-name="ce22">
            <text:p>-6,2</text:p>
          </table:table-cell>
          <table:table-cell office:value-type="float" office:value="22.41379310344827" table:style-name="ce22">
            <text:p>22,4</text:p>
          </table:table-cell>
          <table:table-cell office:value-type="float" office:value="-29.975429975429975" table:style-name="ce22">
            <text:p>-30,0</text:p>
          </table:table-cell>
          <table:table-cell office:value-type="float" office:value="-13.698630136986296" table:style-name="ce22">
            <text:p>-13,7</text:p>
          </table:table-cell>
          <table:table-cell office:value-type="float" office:value="33.333333333333314" table:style-name="ce22">
            <text:p>33,3</text:p>
          </table:table-cell>
          <table:table-cell office:value-type="float" office:value="-7.9226450405489715" table:style-name="ce22">
            <text:p>-7,9</text:p>
          </table:table-cell>
          <table:table-cell office:value-type="float" office:value="0.90090090090089348" table:style-name="ce22">
            <text:p>0,9</text:p>
          </table:table-cell>
          <table:table-cell office:value-type="float" office:value="-3.7037037037037095" table:style-name="ce22">
            <text:p>-3,7</text:p>
          </table:table-cell>
          <table:table-cell office:value-type="float" office:value="13.658536585365837" table:style-name="ce22">
            <text:p>13,7</text:p>
          </table:table-cell>
          <table:table-cell office:value-type="float" office:value="-5.3158223889931122" table:style-name="ce22">
            <text:p>-5,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garve</text:p>
          </table:table-cell>
          <table:table-cell office:value-type="float" office:value="-24.056603773584911" table:style-name="ce22">
            <text:p>-24,1</text:p>
          </table:table-cell>
          <table:table-cell office:value-type="float" office:value="-18.181818181818173" table:style-name="ce22">
            <text:p>-18,2</text:p>
          </table:table-cell>
          <table:table-cell office:value-type="float" office:value="-13.407821229050271" table:style-name="ce22">
            <text:p>-13,4</text:p>
          </table:table-cell>
          <table:table-cell office:value-type="float" office:value="-16.867469879518069" table:style-name="ce22">
            <text:p>-16,9</text:p>
          </table:table-cell>
          <table:table-cell office:value-type="float" office:value="-20.634920634920633" table:style-name="ce22">
            <text:p>-20,6</text:p>
          </table:table-cell>
          <table:table-cell office:value-type="float" office:value="-10.260336906584982" table:style-name="ce22">
            <text:p>-10,3</text:p>
          </table:table-cell>
          <table:table-cell office:value-type="float" office:value="35.416666666666686" table:style-name="ce22">
            <text:p>35,4</text:p>
          </table:table-cell>
          <table:table-cell office:value-type="float" office:value="13.888888888888886" table:style-name="ce22">
            <text:p>13,9</text:p>
          </table:table-cell>
          <table:table-cell office:value-type="float" office:value="-11.804878048780481" table:style-name="ce22">
            <text:p>-11,8</text:p>
          </table:table-cell>
          <table:table-cell office:value-type="float" office:value="-11.604629340006255" table:style-name="ce22">
            <text:p>-11,6</text:p>
          </table:table-cell>
          <table:table-cell table:style-name="ce2"/>
          <table:table-cell table:number-columns-repeated="16348"/>
        </table:table-row>
        <table:table-row table:number-rows-repeated="1048527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4" table:default-cell-style-name="ce32"/>
        <table:table-column table:style-name="co15" table:default-cell-style-name="ce26"/>
        <table:table-column table:style-name="co16" table:number-columns-repeated="2" table:default-cell-style-name="ce26"/>
        <table:table-column table:style-name="co16" table:number-columns-repeated="12" table:default-cell-style-name="ce29"/>
        <table:table-column table:style-name="co17" table:default-cell-style-name="ce31"/>
        <table:table-column table:style-name="co18" table:default-cell-style-name="ce26"/>
        <table:table-column table:style-name="co19" table:number-columns-repeated="5" table:default-cell-style-name="ce29"/>
        <table:table-column table:style-name="co20" table:number-columns-repeated="7" table:default-cell-style-name="ce29"/>
        <table:table-column table:style-name="co21" table:default-cell-style-name="ce29"/>
        <table:table-column table:style-name="co12" table:number-columns-repeated="12" table:default-cell-style-name="ce29"/>
        <table:table-column table:style-name="co22" table:number-columns-repeated="6" table:default-cell-style-name="ce29"/>
        <table:table-column table:style-name="co21" table:number-columns-repeated="16335" table:default-cell-style-name="ce29"/>
        <table:table-row table:style-name="ro4">
          <table:table-cell office:value-type="string" table:style-name="ce25">
            <text:p>TOTAL PAÍS</text:p>
          </table:table-cell>
          <table:table-cell table:style-name="ce26"/>
          <table:table-cell table:style-name="ce27"/>
          <table:table-cell office:value-type="string" table:style-name="ce28">
            <text:p>Descer uma linha, pro mês actual, copiando as fórmulas - COLUNAS DE C a Q ----<text:s/><text:span text:style-name="T1">Novamente em W (2 mapas) e de X a AD</text:span></text:p>
          </table:table-cell>
          <table:table-cell table:style-name="ce29"/>
          <table:table-cell table:number-columns-repeated="7" table:style-name="ce30"/>
          <table:table-cell table:number-columns-repeated="4" table:style-name="ce29"/>
          <table:table-cell table:style-name="ce31"/>
          <table:table-cell office:value-type="string" table:style-name="ce28">
            <text:p>Descer uma linha copiando as fórmulas -<text:s/><text:span text:style-name="T1"><text:s/>coluna W (2 mapas - w... e w...) e de X a AD</text:span></text:p>
          </table:table-cell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string" table:number-columns-spanned="2" table:number-rows-spanned="1" table:style-name="ce87">
            <text:p>CATEGORIAS</text:p>
          </table:table-cell>
          <table:covered-table-cell/>
          <table:table-cell office:value-type="string" table:number-columns-spanned="2" table:number-rows-spanned="1" table:style-name="ce87">
            <text:p>SEXOS</text:p>
          </table:table-cell>
          <table:covered-table-cell/>
          <table:table-cell office:value-type="string" table:number-columns-spanned="2" table:number-rows-spanned="1" table:style-name="ce87">
            <text:p>IDADE</text:p>
          </table:table-cell>
          <table:covered-table-cell/>
          <table:table-cell office:value-type="string" table:number-columns-spanned="2" table:number-rows-spanned="1" table:style-name="ce87">
            <text:p>T. INSC</text:p>
          </table:table-cell>
          <table:covered-table-cell/>
          <table:table-cell table:style-name="ce33"/>
          <table:table-cell table:style-name="ce34"/>
          <table:table-cell office:value-type="string" table:style-name="ce35">
            <text:p>HABILITAÇÕES</text:p>
          </table:table-cell>
          <table:table-cell table:number-columns-repeated="3" table:style-name="ce36"/>
          <table:table-cell table:style-name="ce31"/>
          <table:table-cell table:style-name="ce37"/>
          <table:table-cell table:number-columns-repeated="16366" table:style-name="ce29"/>
        </table:table-row>
        <table:table-row table:style-name="ro2">
          <table:table-cell table:style-name="ce38"/>
          <table:table-cell table:style-name="ce36"/>
          <table:table-cell office:value-type="string" table:style-name="ce35">
            <text:p>1º Emprego</text:p>
          </table:table-cell>
          <table:table-cell office:value-type="string" table:style-name="ce39">
            <text:p>Novo Emp</text:p>
          </table:table-cell>
          <table:table-cell office:value-type="string" table:style-name="ce40">
            <text:p>Homens</text:p>
          </table:table-cell>
          <table:table-cell office:value-type="string" table:style-name="ce41">
            <text:p>Mulheres</text:p>
          </table:table-cell>
          <table:table-cell office:value-type="string" table:style-name="ce40">
            <text:p>&lt;25anos</text:p>
          </table:table-cell>
          <table:table-cell office:value-type="string" table:style-name="ce41">
            <text:p>&gt;=25 anos</text:p>
          </table:table-cell>
          <table:table-cell office:value-type="string" table:style-name="ce40">
            <text:p>&lt;1ano</text:p>
          </table:table-cell>
          <table:table-cell office:value-type="string" table:style-name="ce41">
            <text:p>&gt;=1ano</text:p>
          </table:table-cell>
          <table:table-cell office:value-type="string" table:style-name="ce40">
            <text:p>Desempreg</text:p>
          </table:table-cell>
          <table:table-cell office:value-type="string" table:style-name="ce36">
            <text:p>Ofertas</text:p>
          </table:table-cell>
          <table:table-cell office:value-type="string" table:style-name="ce42">
            <text:p>Nenh.</text:p>
          </table:table-cell>
          <table:table-cell office:value-type="string" table:style-name="ce18">
            <text:p>Bási.</text:p>
          </table:table-cell>
          <table:table-cell office:value-type="string" table:style-name="ce18">
            <text:p>Sec.</text:p>
          </table:table-cell>
          <table:table-cell office:value-type="string" table:style-name="ce18">
            <text:p>Sup.</text:p>
          </table:table-cell>
          <table:table-cell office:value-type="string" table:style-name="ce43">
            <text:p>Total</text:p>
          </table:table-cell>
          <table:table-cell table:style-name="ce37"/>
          <table:table-cell table:number-columns-repeated="16366" table:style-name="ce36"/>
        </table:table-row>
        <table:table-row table:style-name="ro2">
          <table:table-cell office:value-type="float" office:value="2010" table:style-name="ce32">
            <text:p>2010</text:p>
          </table:table-cell>
          <table:table-cell office:value-type="string" table:style-name="ce44">
            <text:p>J</text:p>
          </table:table-cell>
          <table:table-cell office:value-type="float" office:value="42576" table:style-name="ce45">
            <text:p>42576<text:s/></text:p>
          </table:table-cell>
          <table:table-cell office:value-type="float" office:value="517736" table:style-name="ce46">
            <text:p>517736<text:s/></text:p>
          </table:table-cell>
          <table:table-cell office:value-type="float" office:value="264875" table:style-name="ce47">
            <text:p>264875<text:s/></text:p>
          </table:table-cell>
          <table:table-cell office:value-type="float" office:value="295437" table:style-name="ce48">
            <text:p>295437<text:s/></text:p>
          </table:table-cell>
          <table:table-cell office:value-type="float" office:value="73857" table:style-name="ce47">
            <text:p>73857<text:s/></text:p>
          </table:table-cell>
          <table:table-cell office:value-type="float" office:value="486455" table:style-name="ce48">
            <text:p>486455<text:s/></text:p>
          </table:table-cell>
          <table:table-cell office:value-type="float" office:value="366643" table:style-name="ce47">
            <text:p>366643<text:s/></text:p>
          </table:table-cell>
          <table:table-cell office:value-type="float" office:value="193669" table:style-name="ce48">
            <text:p>193669<text:s/></text:p>
          </table:table-cell>
          <table:table-cell office:value-type="float" office:value="560312" table:style-name="ce47">
            <text:p>560312<text:s/></text:p>
          </table:table-cell>
          <table:table-cell office:value-type="float" office:value="19033" table:style-name="ce49">
            <text:p>19033<text:s/></text:p>
          </table:table-cell>
          <table:table-cell office:value-type="float" office:value="30580" table:style-name="ce50">
            <text:p>30580</text:p>
          </table:table-cell>
          <table:table-cell office:value-type="float" office:value="376520" table:style-name="ce29">
            <text:p>376520</text:p>
          </table:table-cell>
          <table:table-cell office:value-type="float" office:value="105158" table:style-name="ce29">
            <text:p>105158</text:p>
          </table:table-cell>
          <table:table-cell office:value-type="float" office:value="48054" table:style-name="ce29">
            <text:p>48054</text:p>
          </table:table-cell>
          <table:table-cell office:value-type="float" office:value="560312" table:style-name="ce51">
            <text:p>560312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0996" table:style-name="ce45">
            <text:p>40996<text:s/></text:p>
          </table:table-cell>
          <table:table-cell office:value-type="float" office:value="520319" table:style-name="ce46">
            <text:p>520319<text:s/></text:p>
          </table:table-cell>
          <table:table-cell office:value-type="float" office:value="265295" table:style-name="ce47">
            <text:p>265295<text:s/></text:p>
          </table:table-cell>
          <table:table-cell office:value-type="float" office:value="296020" table:style-name="ce48">
            <text:p>296020<text:s/></text:p>
          </table:table-cell>
          <table:table-cell office:value-type="float" office:value="72474" table:style-name="ce47">
            <text:p>72474<text:s/></text:p>
          </table:table-cell>
          <table:table-cell office:value-type="float" office:value="488841" table:style-name="ce48">
            <text:p>488841<text:s/></text:p>
          </table:table-cell>
          <table:table-cell office:value-type="float" office:value="362961" table:style-name="ce47">
            <text:p>362961<text:s/></text:p>
          </table:table-cell>
          <table:table-cell office:value-type="float" office:value="198354" table:style-name="ce48">
            <text:p>198354<text:s/></text:p>
          </table:table-cell>
          <table:table-cell office:value-type="float" office:value="561315" table:style-name="ce47">
            <text:p>561315<text:s/></text:p>
          </table:table-cell>
          <table:table-cell office:value-type="float" office:value="18340" table:style-name="ce49">
            <text:p>18340<text:s/></text:p>
          </table:table-cell>
          <table:table-cell office:value-type="float" office:value="30836" table:style-name="ce50">
            <text:p>30836</text:p>
          </table:table-cell>
          <table:table-cell office:value-type="float" office:value="378720" table:style-name="ce29">
            <text:p>378720</text:p>
          </table:table-cell>
          <table:table-cell office:value-type="float" office:value="105321" table:style-name="ce29">
            <text:p>105321</text:p>
          </table:table-cell>
          <table:table-cell office:value-type="float" office:value="46438" table:style-name="ce29">
            <text:p>46438</text:p>
          </table:table-cell>
          <table:table-cell office:value-type="float" office:value="561315" table:style-name="ce51">
            <text:p>561315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1890" table:style-name="ce45">
            <text:p>41890<text:s/></text:p>
          </table:table-cell>
          <table:table-cell office:value-type="float" office:value="529864" table:style-name="ce46">
            <text:p>529864<text:s/></text:p>
          </table:table-cell>
          <table:table-cell office:value-type="float" office:value="269471" table:style-name="ce47">
            <text:p>269471<text:s/></text:p>
          </table:table-cell>
          <table:table-cell office:value-type="float" office:value="302283" table:style-name="ce48">
            <text:p>302283<text:s/></text:p>
          </table:table-cell>
          <table:table-cell office:value-type="float" office:value="73019" table:style-name="ce47">
            <text:p>73019<text:s/></text:p>
          </table:table-cell>
          <table:table-cell office:value-type="float" office:value="498735" table:style-name="ce48">
            <text:p>498735<text:s/></text:p>
          </table:table-cell>
          <table:table-cell office:value-type="float" office:value="364916" table:style-name="ce47">
            <text:p>364916<text:s/></text:p>
          </table:table-cell>
          <table:table-cell office:value-type="float" office:value="206838" table:style-name="ce48">
            <text:p>206838<text:s/></text:p>
          </table:table-cell>
          <table:table-cell office:value-type="float" office:value="571754" table:style-name="ce47">
            <text:p>571754<text:s/></text:p>
          </table:table-cell>
          <table:table-cell office:value-type="float" office:value="19288" table:style-name="ce49">
            <text:p>19288<text:s/></text:p>
          </table:table-cell>
          <table:table-cell office:value-type="float" office:value="31822" table:style-name="ce50">
            <text:p>31822</text:p>
          </table:table-cell>
          <table:table-cell office:value-type="float" office:value="385601" table:style-name="ce29">
            <text:p>385601</text:p>
          </table:table-cell>
          <table:table-cell office:value-type="float" office:value="107762" table:style-name="ce29">
            <text:p>107762</text:p>
          </table:table-cell>
          <table:table-cell office:value-type="float" office:value="46569" table:style-name="ce29">
            <text:p>46569</text:p>
          </table:table-cell>
          <table:table-cell office:value-type="float" office:value="571754" table:style-name="ce51">
            <text:p>571754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102" table:style-name="ce45">
            <text:p>41102<text:s/></text:p>
          </table:table-cell>
          <table:table-cell office:value-type="float" office:value="529666" table:style-name="ce46">
            <text:p>529666<text:s/></text:p>
          </table:table-cell>
          <table:table-cell office:value-type="float" office:value="268196" table:style-name="ce47">
            <text:p>268196<text:s/></text:p>
          </table:table-cell>
          <table:table-cell office:value-type="float" office:value="302572" table:style-name="ce48">
            <text:p>302572<text:s/></text:p>
          </table:table-cell>
          <table:table-cell office:value-type="float" office:value="71352" table:style-name="ce47">
            <text:p>71352<text:s/></text:p>
          </table:table-cell>
          <table:table-cell office:value-type="float" office:value="499416" table:style-name="ce48">
            <text:p>499416<text:s/></text:p>
          </table:table-cell>
          <table:table-cell office:value-type="float" office:value="359532" table:style-name="ce47">
            <text:p>359532<text:s/></text:p>
          </table:table-cell>
          <table:table-cell office:value-type="float" office:value="211236" table:style-name="ce48">
            <text:p>211236<text:s/></text:p>
          </table:table-cell>
          <table:table-cell office:value-type="float" office:value="570768" table:style-name="ce47">
            <text:p>570768<text:s/></text:p>
          </table:table-cell>
          <table:table-cell office:value-type="float" office:value="21269" table:style-name="ce49">
            <text:p>21269<text:s/></text:p>
          </table:table-cell>
          <table:table-cell office:value-type="float" office:value="31949" table:style-name="ce50">
            <text:p>31949</text:p>
          </table:table-cell>
          <table:table-cell office:value-type="float" office:value="385077" table:style-name="ce29">
            <text:p>385077</text:p>
          </table:table-cell>
          <table:table-cell office:value-type="float" office:value="107981" table:style-name="ce29">
            <text:p>107981</text:p>
          </table:table-cell>
          <table:table-cell office:value-type="float" office:value="45761" table:style-name="ce29">
            <text:p>45761</text:p>
          </table:table-cell>
          <table:table-cell office:value-type="float" office:value="570768" table:style-name="ce51">
            <text:p>570768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39679" table:style-name="ce45">
            <text:p>39679<text:s/></text:p>
          </table:table-cell>
          <table:table-cell office:value-type="float" office:value="521072" table:style-name="ce46">
            <text:p>521072<text:s/></text:p>
          </table:table-cell>
          <table:table-cell office:value-type="float" office:value="262451" table:style-name="ce47">
            <text:p>262451<text:s/></text:p>
          </table:table-cell>
          <table:table-cell office:value-type="float" office:value="298300" table:style-name="ce48">
            <text:p>298300<text:s/></text:p>
          </table:table-cell>
          <table:table-cell office:value-type="float" office:value="67995" table:style-name="ce47">
            <text:p>67995<text:s/></text:p>
          </table:table-cell>
          <table:table-cell office:value-type="float" office:value="492756" table:style-name="ce48">
            <text:p>492756<text:s/></text:p>
          </table:table-cell>
          <table:table-cell office:value-type="float" office:value="345469" table:style-name="ce47">
            <text:p>345469<text:s/></text:p>
          </table:table-cell>
          <table:table-cell office:value-type="float" office:value="215282" table:style-name="ce48">
            <text:p>215282<text:s/></text:p>
          </table:table-cell>
          <table:table-cell office:value-type="float" office:value="560751" table:style-name="ce47">
            <text:p>560751<text:s/></text:p>
          </table:table-cell>
          <table:table-cell office:value-type="float" office:value="22385" table:style-name="ce49">
            <text:p>22385<text:s/></text:p>
          </table:table-cell>
          <table:table-cell office:value-type="float" office:value="31438" table:style-name="ce50">
            <text:p>31438</text:p>
          </table:table-cell>
          <table:table-cell office:value-type="float" office:value="378290" table:style-name="ce29">
            <text:p>378290</text:p>
          </table:table-cell>
          <table:table-cell office:value-type="float" office:value="106415" table:style-name="ce29">
            <text:p>106415</text:p>
          </table:table-cell>
          <table:table-cell office:value-type="float" office:value="44608" table:style-name="ce29">
            <text:p>44608</text:p>
          </table:table-cell>
          <table:table-cell office:value-type="float" office:value="560751" table:style-name="ce51">
            <text:p>560751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5">
          <table:table-cell table:style-name="ce32"/>
          <table:table-cell table:style-name="ce26"/>
          <table:table-cell office:value-type="float" office:value="38234" table:style-name="ce45">
            <text:p>38234<text:s/></text:p>
          </table:table-cell>
          <table:table-cell office:value-type="float" office:value="513634" table:style-name="ce46">
            <text:p>513634<text:s/></text:p>
          </table:table-cell>
          <table:table-cell office:value-type="float" office:value="255421" table:style-name="ce47">
            <text:p>255421<text:s/></text:p>
          </table:table-cell>
          <table:table-cell office:value-type="float" office:value="296447" table:style-name="ce48">
            <text:p>296447<text:s/></text:p>
          </table:table-cell>
          <table:table-cell office:value-type="float" office:value="64047" table:style-name="ce47">
            <text:p>64047<text:s/></text:p>
          </table:table-cell>
          <table:table-cell office:value-type="float" office:value="487821" table:style-name="ce48">
            <text:p>487821<text:s/></text:p>
          </table:table-cell>
          <table:table-cell office:value-type="float" office:value="332952" table:style-name="ce47">
            <text:p>332952<text:s/></text:p>
          </table:table-cell>
          <table:table-cell office:value-type="float" office:value="218916" table:style-name="ce48">
            <text:p>218916<text:s/></text:p>
          </table:table-cell>
          <table:table-cell office:value-type="float" office:value="551868" table:style-name="ce47">
            <text:p>551868<text:s/></text:p>
          </table:table-cell>
          <table:table-cell office:value-type="float" office:value="22333" table:style-name="ce49">
            <text:p>22333<text:s/></text:p>
          </table:table-cell>
          <table:table-cell office:value-type="float" office:value="31090" table:style-name="ce50">
            <text:p>31090</text:p>
          </table:table-cell>
          <table:table-cell office:value-type="float" office:value="372225" table:style-name="ce29">
            <text:p>372225</text:p>
          </table:table-cell>
          <table:table-cell office:value-type="float" office:value="104230" table:style-name="ce29">
            <text:p>104230</text:p>
          </table:table-cell>
          <table:table-cell office:value-type="float" office:value="44323" table:style-name="ce29">
            <text:p>44323</text:p>
          </table:table-cell>
          <table:table-cell office:value-type="float" office:value="551868" table:style-name="ce51">
            <text:p>551868</text:p>
          </table:table-cell>
          <table:table-cell table:style-name="ce26"/>
          <table:table-cell office:value-type="string" table:style-name="ce53">
            <text:p>(<text:span text:style-name="T3">Desemprego</text:span><text:span text:style-name="T1"><text:s/></text:span>-<text:s/><text:span text:style-name="T1">bloco W38 a W49</text:span>)</text:p>
          </table:table-cell>
          <table:table-cell table:number-columns-repeated="4" table:style-name="ce29"/>
          <table:table-cell office:value-type="string" table:style-name="ce54">
            <text:p>(<text:span text:style-name="T3">Médias</text:span><text:s/>-<text:s/><text:span text:style-name="T1">X52 a AD63</text:span>)</text:p>
          </table:table-cell>
          <table:table-cell table:number-columns-repeated="16360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38448" table:style-name="ce45">
            <text:p>38448<text:s/></text:p>
          </table:table-cell>
          <table:table-cell office:value-type="float" office:value="509619" table:style-name="ce46">
            <text:p>509619<text:s/></text:p>
          </table:table-cell>
          <table:table-cell office:value-type="float" office:value="250603" table:style-name="ce47">
            <text:p>250603<text:s/></text:p>
          </table:table-cell>
          <table:table-cell office:value-type="float" office:value="297464" table:style-name="ce48">
            <text:p>297464<text:s/></text:p>
          </table:table-cell>
          <table:table-cell office:value-type="float" office:value="62773" table:style-name="ce47">
            <text:p>62773<text:s/></text:p>
          </table:table-cell>
          <table:table-cell office:value-type="float" office:value="485294" table:style-name="ce48">
            <text:p>485294<text:s/></text:p>
          </table:table-cell>
          <table:table-cell office:value-type="float" office:value="326749" table:style-name="ce47">
            <text:p>326749<text:s/></text:p>
          </table:table-cell>
          <table:table-cell office:value-type="float" office:value="221318" table:style-name="ce48">
            <text:p>221318<text:s/></text:p>
          </table:table-cell>
          <table:table-cell office:value-type="float" office:value="548067" table:style-name="ce47">
            <text:p>548067<text:s/></text:p>
          </table:table-cell>
          <table:table-cell office:value-type="float" office:value="22892" table:style-name="ce49">
            <text:p>22892<text:s/></text:p>
          </table:table-cell>
          <table:table-cell office:value-type="float" office:value="30868" table:style-name="ce50">
            <text:p>30868</text:p>
          </table:table-cell>
          <table:table-cell office:value-type="float" office:value="366649" table:style-name="ce29">
            <text:p>366649</text:p>
          </table:table-cell>
          <table:table-cell office:value-type="float" office:value="103906" table:style-name="ce29">
            <text:p>103906</text:p>
          </table:table-cell>
          <table:table-cell office:value-type="float" office:value="46644" table:style-name="ce29">
            <text:p>46644</text:p>
          </table:table-cell>
          <table:table-cell office:value-type="float" office:value="548067" table:style-name="ce51">
            <text:p>548067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41117" table:style-name="ce45">
            <text:p>41117<text:s/></text:p>
          </table:table-cell>
          <table:table-cell office:value-type="float" office:value="508537" table:style-name="ce46">
            <text:p>508537<text:s/></text:p>
          </table:table-cell>
          <table:table-cell office:value-type="float" office:value="248343" table:style-name="ce47">
            <text:p>248343<text:s/></text:p>
          </table:table-cell>
          <table:table-cell office:value-type="float" office:value="301311" table:style-name="ce48">
            <text:p>301311<text:s/></text:p>
          </table:table-cell>
          <table:table-cell office:value-type="float" office:value="65074" table:style-name="ce47">
            <text:p>65074<text:s/></text:p>
          </table:table-cell>
          <table:table-cell office:value-type="float" office:value="484580" table:style-name="ce48">
            <text:p>484580<text:s/></text:p>
          </table:table-cell>
          <table:table-cell office:value-type="float" office:value="323457" table:style-name="ce47">
            <text:p>323457<text:s/></text:p>
          </table:table-cell>
          <table:table-cell office:value-type="float" office:value="226197" table:style-name="ce48">
            <text:p>226197<text:s/></text:p>
          </table:table-cell>
          <table:table-cell office:value-type="float" office:value="549654" table:style-name="ce47">
            <text:p>549654<text:s/></text:p>
          </table:table-cell>
          <table:table-cell office:value-type="float" office:value="22237" table:style-name="ce49">
            <text:p>22237<text:s/></text:p>
          </table:table-cell>
          <table:table-cell office:value-type="float" office:value="30185" table:style-name="ce50">
            <text:p>30185</text:p>
          </table:table-cell>
          <table:table-cell office:value-type="float" office:value="363732" table:style-name="ce29">
            <text:p>363732</text:p>
          </table:table-cell>
          <table:table-cell office:value-type="float" office:value="105473" table:style-name="ce29">
            <text:p>105473</text:p>
          </table:table-cell>
          <table:table-cell office:value-type="float" office:value="50264" table:style-name="ce29">
            <text:p>50264</text:p>
          </table:table-cell>
          <table:table-cell office:value-type="float" office:value="549654" table:style-name="ce51">
            <text:p>549654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5">
          <table:table-cell table:style-name="ce32"/>
          <table:table-cell office:value-type="string" table:style-name="ce44">
            <text:p>S</text:p>
          </table:table-cell>
          <table:table-cell office:value-type="float" office:value="44818" table:style-name="ce45">
            <text:p>44818<text:s/></text:p>
          </table:table-cell>
          <table:table-cell office:value-type="float" office:value="511002" table:style-name="ce46">
            <text:p>511002<text:s/></text:p>
          </table:table-cell>
          <table:table-cell office:value-type="float" office:value="249897" table:style-name="ce47">
            <text:p>249897<text:s/></text:p>
          </table:table-cell>
          <table:table-cell office:value-type="float" office:value="305923" table:style-name="ce48">
            <text:p>305923<text:s/></text:p>
          </table:table-cell>
          <table:table-cell office:value-type="float" office:value="68157" table:style-name="ce47">
            <text:p>68157<text:s/></text:p>
          </table:table-cell>
          <table:table-cell office:value-type="float" office:value="487663" table:style-name="ce48">
            <text:p>487663<text:s/></text:p>
          </table:table-cell>
          <table:table-cell office:value-type="float" office:value="324847" table:style-name="ce47">
            <text:p>324847<text:s/></text:p>
          </table:table-cell>
          <table:table-cell office:value-type="float" office:value="230973" table:style-name="ce48">
            <text:p>230973<text:s/></text:p>
          </table:table-cell>
          <table:table-cell office:value-type="float" office:value="555820" table:style-name="ce47">
            <text:p>555820<text:s/></text:p>
          </table:table-cell>
          <table:table-cell office:value-type="float" office:value="21503" table:style-name="ce49">
            <text:p>21503<text:s/></text:p>
          </table:table-cell>
          <table:table-cell office:value-type="float" office:value="30154" table:style-name="ce50">
            <text:p>30154</text:p>
          </table:table-cell>
          <table:table-cell office:value-type="float" office:value="359483" table:style-name="ce29">
            <text:p>359483</text:p>
          </table:table-cell>
          <table:table-cell office:value-type="float" office:value="108598" table:style-name="ce29">
            <text:p>108598</text:p>
          </table:table-cell>
          <table:table-cell office:value-type="float" office:value="57585" table:style-name="ce29">
            <text:p>57585</text:p>
          </table:table-cell>
          <table:table-cell office:value-type="float" office:value="555820" table:style-name="ce51">
            <text:p>555820</text:p>
          </table:table-cell>
          <table:table-cell table:style-name="ce26"/>
          <table:table-cell office:value-type="string" table:style-name="ce53">
            <text:p>(<text:span text:style-name="T3">Ofertas</text:span><text:span text:style-name="T1"><text:s/></text:span>-<text:s/><text:span text:style-name="T1">bloco W52 a W63</text:span>)<text:s/></text:p>
          </table:table-cell>
          <table:table-cell table:number-columns-repeated="4" table:style-name="ce29"/>
          <table:table-cell table:style-name="ce52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44915" table:style-name="ce45">
            <text:p>44915<text:s/></text:p>
          </table:table-cell>
          <table:table-cell office:value-type="float" office:value="505931" table:style-name="ce46">
            <text:p>505931<text:s/></text:p>
          </table:table-cell>
          <table:table-cell office:value-type="float" office:value="249490" table:style-name="ce47">
            <text:p>249490<text:s/></text:p>
          </table:table-cell>
          <table:table-cell office:value-type="float" office:value="301356" table:style-name="ce48">
            <text:p>301356<text:s/></text:p>
          </table:table-cell>
          <table:table-cell office:value-type="float" office:value="68049" table:style-name="ce47">
            <text:p>68049<text:s/></text:p>
          </table:table-cell>
          <table:table-cell office:value-type="float" office:value="482797" table:style-name="ce48">
            <text:p>482797<text:s/></text:p>
          </table:table-cell>
          <table:table-cell office:value-type="float" office:value="320055" table:style-name="ce47">
            <text:p>320055<text:s/></text:p>
          </table:table-cell>
          <table:table-cell office:value-type="float" office:value="230791" table:style-name="ce48">
            <text:p>230791<text:s/></text:p>
          </table:table-cell>
          <table:table-cell office:value-type="float" office:value="550846" table:style-name="ce47">
            <text:p>550846<text:s/></text:p>
          </table:table-cell>
          <table:table-cell office:value-type="float" office:value="18929" table:style-name="ce49">
            <text:p>18929<text:s/></text:p>
          </table:table-cell>
          <table:table-cell office:value-type="float" office:value="30494" table:style-name="ce50">
            <text:p>30494</text:p>
          </table:table-cell>
          <table:table-cell office:value-type="float" office:value="356725" table:style-name="ce29">
            <text:p>356725</text:p>
          </table:table-cell>
          <table:table-cell office:value-type="float" office:value="109299" table:style-name="ce29">
            <text:p>109299</text:p>
          </table:table-cell>
          <table:table-cell office:value-type="float" office:value="54328" table:style-name="ce29">
            <text:p>54328</text:p>
          </table:table-cell>
          <table:table-cell office:value-type="float" office:value="550846" table:style-name="ce51">
            <text:p>550846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44023" table:style-name="ce45">
            <text:p>44023<text:s/></text:p>
          </table:table-cell>
          <table:table-cell office:value-type="float" office:value="502903" table:style-name="ce46">
            <text:p>502903<text:s/></text:p>
          </table:table-cell>
          <table:table-cell office:value-type="float" office:value="250622" table:style-name="ce47">
            <text:p>250622<text:s/></text:p>
          </table:table-cell>
          <table:table-cell office:value-type="float" office:value="296304" table:style-name="ce48">
            <text:p>296304<text:s/></text:p>
          </table:table-cell>
          <table:table-cell office:value-type="float" office:value="67292" table:style-name="ce47">
            <text:p>67292<text:s/></text:p>
          </table:table-cell>
          <table:table-cell office:value-type="float" office:value="479634" table:style-name="ce48">
            <text:p>479634<text:s/></text:p>
          </table:table-cell>
          <table:table-cell office:value-type="float" office:value="317626" table:style-name="ce47">
            <text:p>317626<text:s/></text:p>
          </table:table-cell>
          <table:table-cell office:value-type="float" office:value="229300" table:style-name="ce48">
            <text:p>229300<text:s/></text:p>
          </table:table-cell>
          <table:table-cell office:value-type="float" office:value="546926" table:style-name="ce47">
            <text:p>546926<text:s/></text:p>
          </table:table-cell>
          <table:table-cell office:value-type="float" office:value="16803" table:style-name="ce49">
            <text:p>16803<text:s/></text:p>
          </table:table-cell>
          <table:table-cell office:value-type="float" office:value="30858" table:style-name="ce50">
            <text:p>30858</text:p>
          </table:table-cell>
          <table:table-cell office:value-type="float" office:value="354673" table:style-name="ce29">
            <text:p>354673</text:p>
          </table:table-cell>
          <table:table-cell office:value-type="float" office:value="109599" table:style-name="ce29">
            <text:p>109599</text:p>
          </table:table-cell>
          <table:table-cell office:value-type="float" office:value="51796" table:style-name="ce29">
            <text:p>51796</text:p>
          </table:table-cell>
          <table:table-cell office:value-type="float" office:value="546926" table:style-name="ce51">
            <text:p>546926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211" table:style-name="ce45">
            <text:p>41211<text:s/></text:p>
          </table:table-cell>
          <table:table-cell office:value-type="float" office:value="500629" table:style-name="ce46">
            <text:p>500629<text:s/></text:p>
          </table:table-cell>
          <table:table-cell office:value-type="float" office:value="251062" table:style-name="ce47">
            <text:p>251062<text:s/></text:p>
          </table:table-cell>
          <table:table-cell office:value-type="float" office:value="290778" table:style-name="ce48">
            <text:p>290778<text:s/></text:p>
          </table:table-cell>
          <table:table-cell office:value-type="float" office:value="64041" table:style-name="ce47">
            <text:p>64041<text:s/></text:p>
          </table:table-cell>
          <table:table-cell office:value-type="float" office:value="477799" table:style-name="ce48">
            <text:p>477799<text:s/></text:p>
          </table:table-cell>
          <table:table-cell office:value-type="float" office:value="315560" table:style-name="ce47">
            <text:p>315560<text:s/></text:p>
          </table:table-cell>
          <table:table-cell office:value-type="float" office:value="226280" table:style-name="ce48">
            <text:p>226280<text:s/></text:p>
          </table:table-cell>
          <table:table-cell office:value-type="float" office:value="541840" table:style-name="ce47">
            <text:p>541840<text:s/></text:p>
          </table:table-cell>
          <table:table-cell office:value-type="float" office:value="13086" table:style-name="ce49">
            <text:p>13086<text:s/></text:p>
          </table:table-cell>
          <table:table-cell office:value-type="float" office:value="30912" table:style-name="ce50">
            <text:p>30912</text:p>
          </table:table-cell>
          <table:table-cell office:value-type="float" office:value="353336" table:style-name="ce29">
            <text:p>353336</text:p>
          </table:table-cell>
          <table:table-cell office:value-type="float" office:value="107766" table:style-name="ce29">
            <text:p>107766</text:p>
          </table:table-cell>
          <table:table-cell office:value-type="float" office:value="49826" table:style-name="ce29">
            <text:p>49826</text:p>
          </table:table-cell>
          <table:table-cell office:value-type="float" office:value="541840" table:style-name="ce51">
            <text:p>541840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office:value-type="float" office:value="2011" table:style-name="ce32">
            <text:p>2011</text:p>
          </table:table-cell>
          <table:table-cell office:value-type="string" table:style-name="ce44">
            <text:p>J</text:p>
          </table:table-cell>
          <table:table-cell office:value-type="float" office:value="41545" table:style-name="ce45">
            <text:p>41545<text:s/></text:p>
          </table:table-cell>
          <table:table-cell office:value-type="float" office:value="515699" table:style-name="ce46">
            <text:p>515699<text:s/></text:p>
          </table:table-cell>
          <table:table-cell office:value-type="float" office:value="259126" table:style-name="ce47">
            <text:p>259126<text:s/></text:p>
          </table:table-cell>
          <table:table-cell office:value-type="float" office:value="298118" table:style-name="ce48">
            <text:p>298118<text:s/></text:p>
          </table:table-cell>
          <table:table-cell office:value-type="float" office:value="66514" table:style-name="ce47">
            <text:p>66514<text:s/></text:p>
          </table:table-cell>
          <table:table-cell office:value-type="float" office:value="490730" table:style-name="ce48">
            <text:p>490730<text:s/></text:p>
          </table:table-cell>
          <table:table-cell office:value-type="float" office:value="322458" table:style-name="ce47">
            <text:p>322458<text:s/></text:p>
          </table:table-cell>
          <table:table-cell office:value-type="float" office:value="234786" table:style-name="ce48">
            <text:p>234786<text:s/></text:p>
          </table:table-cell>
          <table:table-cell office:value-type="float" office:value="557244" table:style-name="ce47">
            <text:p>557244<text:s/></text:p>
          </table:table-cell>
          <table:table-cell office:value-type="float" office:value="13623" table:style-name="ce49">
            <text:p>13623<text:s/></text:p>
          </table:table-cell>
          <table:table-cell office:value-type="float" office:value="31585" table:style-name="ce50">
            <text:p>31585</text:p>
          </table:table-cell>
          <table:table-cell office:value-type="float" office:value="364177" table:style-name="ce29">
            <text:p>364177</text:p>
          </table:table-cell>
          <table:table-cell office:value-type="float" office:value="111277" table:style-name="ce29">
            <text:p>111277</text:p>
          </table:table-cell>
          <table:table-cell office:value-type="float" office:value="50205" table:style-name="ce29">
            <text:p>50205</text:p>
          </table:table-cell>
          <table:table-cell office:value-type="float" office:value="557244" table:style-name="ce51">
            <text:p>557244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529" table:style-name="ce45">
            <text:p>41529<text:s/></text:p>
          </table:table-cell>
          <table:table-cell office:value-type="float" office:value="514018" table:style-name="ce46">
            <text:p>514018<text:s/></text:p>
          </table:table-cell>
          <table:table-cell office:value-type="float" office:value="259008" table:style-name="ce47">
            <text:p>259008<text:s/></text:p>
          </table:table-cell>
          <table:table-cell office:value-type="float" office:value="296539" table:style-name="ce48">
            <text:p>296539<text:s/></text:p>
          </table:table-cell>
          <table:table-cell office:value-type="float" office:value="66717" table:style-name="ce47">
            <text:p>66717<text:s/></text:p>
          </table:table-cell>
          <table:table-cell office:value-type="float" office:value="488830" table:style-name="ce48">
            <text:p>488830<text:s/></text:p>
          </table:table-cell>
          <table:table-cell office:value-type="float" office:value="321428" table:style-name="ce47">
            <text:p>321428<text:s/></text:p>
          </table:table-cell>
          <table:table-cell office:value-type="float" office:value="234119" table:style-name="ce48">
            <text:p>234119<text:s/></text:p>
          </table:table-cell>
          <table:table-cell office:value-type="float" office:value="555547" table:style-name="ce47">
            <text:p>555547<text:s/></text:p>
          </table:table-cell>
          <table:table-cell office:value-type="float" office:value="13913" table:style-name="ce49">
            <text:p>13913<text:s/></text:p>
          </table:table-cell>
          <table:table-cell office:value-type="float" office:value="31630" table:style-name="ce50">
            <text:p>31630</text:p>
          </table:table-cell>
          <table:table-cell office:value-type="float" office:value="363091" table:style-name="ce29">
            <text:p>363091</text:p>
          </table:table-cell>
          <table:table-cell office:value-type="float" office:value="111920" table:style-name="ce29">
            <text:p>111920</text:p>
          </table:table-cell>
          <table:table-cell office:value-type="float" office:value="48906" table:style-name="ce29">
            <text:p>48906</text:p>
          </table:table-cell>
          <table:table-cell office:value-type="float" office:value="555547" table:style-name="ce51">
            <text:p>555547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1408" table:style-name="ce45">
            <text:p>41408<text:s/></text:p>
          </table:table-cell>
          <table:table-cell office:value-type="float" office:value="510453" table:style-name="ce46">
            <text:p>510453<text:s/></text:p>
          </table:table-cell>
          <table:table-cell office:value-type="float" office:value="257777" table:style-name="ce47">
            <text:p>257777<text:s/></text:p>
          </table:table-cell>
          <table:table-cell office:value-type="float" office:value="294084" table:style-name="ce48">
            <text:p>294084<text:s/></text:p>
          </table:table-cell>
          <table:table-cell office:value-type="float" office:value="65953" table:style-name="ce47">
            <text:p>65953<text:s/></text:p>
          </table:table-cell>
          <table:table-cell office:value-type="float" office:value="485908" table:style-name="ce48">
            <text:p>485908<text:s/></text:p>
          </table:table-cell>
          <table:table-cell office:value-type="float" office:value="317846" table:style-name="ce47">
            <text:p>317846<text:s/></text:p>
          </table:table-cell>
          <table:table-cell office:value-type="float" office:value="234015" table:style-name="ce48">
            <text:p>234015<text:s/></text:p>
          </table:table-cell>
          <table:table-cell office:value-type="float" office:value="551861" table:style-name="ce47">
            <text:p>551861<text:s/></text:p>
          </table:table-cell>
          <table:table-cell office:value-type="float" office:value="12635" table:style-name="ce49">
            <text:p>12635<text:s/></text:p>
          </table:table-cell>
          <table:table-cell office:value-type="float" office:value="31769" table:style-name="ce50">
            <text:p>31769</text:p>
          </table:table-cell>
          <table:table-cell office:value-type="float" office:value="360233" table:style-name="ce29">
            <text:p>360233</text:p>
          </table:table-cell>
          <table:table-cell office:value-type="float" office:value="111932" table:style-name="ce29">
            <text:p>111932</text:p>
          </table:table-cell>
          <table:table-cell office:value-type="float" office:value="47927" table:style-name="ce29">
            <text:p>47927</text:p>
          </table:table-cell>
          <table:table-cell office:value-type="float" office:value="551861" table:style-name="ce51">
            <text:p>551861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0662" table:style-name="ce45">
            <text:p>40662<text:s/></text:p>
          </table:table-cell>
          <table:table-cell office:value-type="float" office:value="501312" table:style-name="ce46">
            <text:p>501312<text:s/></text:p>
          </table:table-cell>
          <table:table-cell office:value-type="float" office:value="253503" table:style-name="ce47">
            <text:p>253503<text:s/></text:p>
          </table:table-cell>
          <table:table-cell office:value-type="float" office:value="288471" table:style-name="ce48">
            <text:p>288471<text:s/></text:p>
          </table:table-cell>
          <table:table-cell office:value-type="float" office:value="63473" table:style-name="ce47">
            <text:p>63473<text:s/></text:p>
          </table:table-cell>
          <table:table-cell office:value-type="float" office:value="478501" table:style-name="ce48">
            <text:p>478501<text:s/></text:p>
          </table:table-cell>
          <table:table-cell office:value-type="float" office:value="308568" table:style-name="ce47">
            <text:p>308568<text:s/></text:p>
          </table:table-cell>
          <table:table-cell office:value-type="float" office:value="233406" table:style-name="ce48">
            <text:p>233406<text:s/></text:p>
          </table:table-cell>
          <table:table-cell office:value-type="float" office:value="541974" table:style-name="ce47">
            <text:p>541974<text:s/></text:p>
          </table:table-cell>
          <table:table-cell office:value-type="float" office:value="13006" table:style-name="ce49">
            <text:p>13006<text:s/></text:p>
          </table:table-cell>
          <table:table-cell office:value-type="float" office:value="31227" table:style-name="ce50">
            <text:p>31227</text:p>
          </table:table-cell>
          <table:table-cell office:value-type="float" office:value="353152" table:style-name="ce29">
            <text:p>353152</text:p>
          </table:table-cell>
          <table:table-cell office:value-type="float" office:value="109290" table:style-name="ce29">
            <text:p>109290</text:p>
          </table:table-cell>
          <table:table-cell office:value-type="float" office:value="48305" table:style-name="ce29">
            <text:p>48305</text:p>
          </table:table-cell>
          <table:table-cell office:value-type="float" office:value="541974" table:style-name="ce51">
            <text:p>541974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0063" table:style-name="ce45">
            <text:p>40063<text:s/></text:p>
          </table:table-cell>
          <table:table-cell office:value-type="float" office:value="490553" table:style-name="ce46">
            <text:p>490553<text:s/></text:p>
          </table:table-cell>
          <table:table-cell office:value-type="float" office:value="249050" table:style-name="ce47">
            <text:p>249050<text:s/></text:p>
          </table:table-cell>
          <table:table-cell office:value-type="float" office:value="281566" table:style-name="ce48">
            <text:p>281566<text:s/></text:p>
          </table:table-cell>
          <table:table-cell office:value-type="float" office:value="61425" table:style-name="ce47">
            <text:p>61425<text:s/></text:p>
          </table:table-cell>
          <table:table-cell office:value-type="float" office:value="469191" table:style-name="ce48">
            <text:p>469191<text:s/></text:p>
          </table:table-cell>
          <table:table-cell office:value-type="float" office:value="299913" table:style-name="ce47">
            <text:p>299913<text:s/></text:p>
          </table:table-cell>
          <table:table-cell office:value-type="float" office:value="230703" table:style-name="ce48">
            <text:p>230703<text:s/></text:p>
          </table:table-cell>
          <table:table-cell office:value-type="float" office:value="530616" table:style-name="ce47">
            <text:p>530616<text:s/></text:p>
          </table:table-cell>
          <table:table-cell office:value-type="float" office:value="13585" table:style-name="ce49">
            <text:p>13585<text:s/></text:p>
          </table:table-cell>
          <table:table-cell office:value-type="float" office:value="30238" table:style-name="ce50">
            <text:p>30238</text:p>
          </table:table-cell>
          <table:table-cell office:value-type="float" office:value="344963" table:style-name="ce29">
            <text:p>344963</text:p>
          </table:table-cell>
          <table:table-cell office:value-type="float" office:value="107108" table:style-name="ce29">
            <text:p>107108</text:p>
          </table:table-cell>
          <table:table-cell office:value-type="float" office:value="48307" table:style-name="ce29">
            <text:p>48307</text:p>
          </table:table-cell>
          <table:table-cell office:value-type="float" office:value="530616" table:style-name="ce51">
            <text:p>530616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36925" table:style-name="ce45">
            <text:p>36925<text:s/></text:p>
          </table:table-cell>
          <table:table-cell office:value-type="float" office:value="481780" table:style-name="ce46">
            <text:p>481780<text:s/></text:p>
          </table:table-cell>
          <table:table-cell office:value-type="float" office:value="243106" table:style-name="ce47">
            <text:p>243106<text:s/></text:p>
          </table:table-cell>
          <table:table-cell office:value-type="float" office:value="275599" table:style-name="ce48">
            <text:p>275599<text:s/></text:p>
          </table:table-cell>
          <table:table-cell office:value-type="float" office:value="57259" table:style-name="ce47">
            <text:p>57259<text:s/></text:p>
          </table:table-cell>
          <table:table-cell office:value-type="float" office:value="461446" table:style-name="ce48">
            <text:p>461446<text:s/></text:p>
          </table:table-cell>
          <table:table-cell office:value-type="float" office:value="293392" table:style-name="ce47">
            <text:p>293392<text:s/></text:p>
          </table:table-cell>
          <table:table-cell office:value-type="float" office:value="225313" table:style-name="ce48">
            <text:p>225313<text:s/></text:p>
          </table:table-cell>
          <table:table-cell office:value-type="float" office:value="518705" table:style-name="ce47">
            <text:p>518705<text:s/></text:p>
          </table:table-cell>
          <table:table-cell office:value-type="float" office:value="13753" table:style-name="ce49">
            <text:p>13753<text:s/></text:p>
          </table:table-cell>
          <table:table-cell office:value-type="float" office:value="29484" table:style-name="ce50">
            <text:p>29484</text:p>
          </table:table-cell>
          <table:table-cell office:value-type="float" office:value="339927" table:style-name="ce29">
            <text:p>339927</text:p>
          </table:table-cell>
          <table:table-cell office:value-type="float" office:value="105155" table:style-name="ce29">
            <text:p>105155</text:p>
          </table:table-cell>
          <table:table-cell office:value-type="float" office:value="44139" table:style-name="ce29">
            <text:p>44139</text:p>
          </table:table-cell>
          <table:table-cell office:value-type="float" office:value="518705" table:style-name="ce51">
            <text:p>518705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38316" table:style-name="ce45">
            <text:p>38316<text:s/></text:p>
          </table:table-cell>
          <table:table-cell office:value-type="float" office:value="485802" table:style-name="ce46">
            <text:p>485802<text:s/></text:p>
          </table:table-cell>
          <table:table-cell office:value-type="float" office:value="242929" table:style-name="ce47">
            <text:p>242929<text:s/></text:p>
          </table:table-cell>
          <table:table-cell office:value-type="float" office:value="281189" table:style-name="ce48">
            <text:p>281189<text:s/></text:p>
          </table:table-cell>
          <table:table-cell office:value-type="float" office:value="57717" table:style-name="ce47">
            <text:p>57717<text:s/></text:p>
          </table:table-cell>
          <table:table-cell office:value-type="float" office:value="466401" table:style-name="ce48">
            <text:p>466401<text:s/></text:p>
          </table:table-cell>
          <table:table-cell office:value-type="float" office:value="299568" table:style-name="ce47">
            <text:p>299568<text:s/></text:p>
          </table:table-cell>
          <table:table-cell office:value-type="float" office:value="224550" table:style-name="ce48">
            <text:p>224550<text:s/></text:p>
          </table:table-cell>
          <table:table-cell office:value-type="float" office:value="524118" table:style-name="ce47">
            <text:p>524118<text:s/></text:p>
          </table:table-cell>
          <table:table-cell office:value-type="float" office:value="14052" table:style-name="ce49">
            <text:p>14052<text:s/></text:p>
          </table:table-cell>
          <table:table-cell office:value-type="float" office:value="29400" table:style-name="ce50">
            <text:p>29400</text:p>
          </table:table-cell>
          <table:table-cell office:value-type="float" office:value="338640" table:style-name="ce29">
            <text:p>338640</text:p>
          </table:table-cell>
          <table:table-cell office:value-type="float" office:value="106297" table:style-name="ce29">
            <text:p>106297</text:p>
          </table:table-cell>
          <table:table-cell office:value-type="float" office:value="49781" table:style-name="ce29">
            <text:p>49781</text:p>
          </table:table-cell>
          <table:table-cell office:value-type="float" office:value="524118" table:style-name="ce51">
            <text:p>524118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1218" table:style-name="ce45">
            <text:p>41218<text:s/></text:p>
          </table:table-cell>
          <table:table-cell office:value-type="float" office:value="492154" table:style-name="ce46">
            <text:p>492154<text:s/></text:p>
          </table:table-cell>
          <table:table-cell office:value-type="float" office:value="245546" table:style-name="ce47">
            <text:p>245546<text:s/></text:p>
          </table:table-cell>
          <table:table-cell office:value-type="float" office:value="287826" table:style-name="ce48">
            <text:p>287826<text:s/></text:p>
          </table:table-cell>
          <table:table-cell office:value-type="float" office:value="60789" table:style-name="ce47">
            <text:p>60789<text:s/></text:p>
          </table:table-cell>
          <table:table-cell office:value-type="float" office:value="472583" table:style-name="ce48">
            <text:p>472583<text:s/></text:p>
          </table:table-cell>
          <table:table-cell office:value-type="float" office:value="306460" table:style-name="ce47">
            <text:p>306460<text:s/></text:p>
          </table:table-cell>
          <table:table-cell office:value-type="float" office:value="226912" table:style-name="ce48">
            <text:p>226912<text:s/></text:p>
          </table:table-cell>
          <table:table-cell office:value-type="float" office:value="533372" table:style-name="ce47">
            <text:p>533372<text:s/></text:p>
          </table:table-cell>
          <table:table-cell office:value-type="float" office:value="13898" table:style-name="ce49">
            <text:p>13898<text:s/></text:p>
          </table:table-cell>
          <table:table-cell office:value-type="float" office:value="29116" table:style-name="ce50">
            <text:p>29116</text:p>
          </table:table-cell>
          <table:table-cell office:value-type="float" office:value="340599" table:style-name="ce29">
            <text:p>340599</text:p>
          </table:table-cell>
          <table:table-cell office:value-type="float" office:value="109622" table:style-name="ce29">
            <text:p>109622</text:p>
          </table:table-cell>
          <table:table-cell office:value-type="float" office:value="54035" table:style-name="ce29">
            <text:p>54035</text:p>
          </table:table-cell>
          <table:table-cell office:value-type="float" office:value="533372" table:style-name="ce51">
            <text:p>533372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45357" table:style-name="ce45">
            <text:p>45357<text:s/></text:p>
          </table:table-cell>
          <table:table-cell office:value-type="float" office:value="508729" table:style-name="ce46">
            <text:p>508729<text:s/></text:p>
          </table:table-cell>
          <table:table-cell office:value-type="float" office:value="254098" table:style-name="ce47">
            <text:p>254098<text:s/></text:p>
          </table:table-cell>
          <table:table-cell office:value-type="float" office:value="299988" table:style-name="ce48">
            <text:p>299988<text:s/></text:p>
          </table:table-cell>
          <table:table-cell office:value-type="float" office:value="66965" table:style-name="ce47">
            <text:p>66965<text:s/></text:p>
          </table:table-cell>
          <table:table-cell office:value-type="float" office:value="487121" table:style-name="ce48">
            <text:p>487121<text:s/></text:p>
          </table:table-cell>
          <table:table-cell office:value-type="float" office:value="325550" table:style-name="ce47">
            <text:p>325550<text:s/></text:p>
          </table:table-cell>
          <table:table-cell office:value-type="float" office:value="228536" table:style-name="ce48">
            <text:p>228536<text:s/></text:p>
          </table:table-cell>
          <table:table-cell office:value-type="float" office:value="554086" table:style-name="ce47">
            <text:p>554086<text:s/></text:p>
          </table:table-cell>
          <table:table-cell office:value-type="float" office:value="13108" table:style-name="ce49">
            <text:p>13108<text:s/></text:p>
          </table:table-cell>
          <table:table-cell office:value-type="float" office:value="29165" table:style-name="ce50">
            <text:p>29165</text:p>
          </table:table-cell>
          <table:table-cell office:value-type="float" office:value="343687" table:style-name="ce29">
            <text:p>343687</text:p>
          </table:table-cell>
          <table:table-cell office:value-type="float" office:value="116901" table:style-name="ce29">
            <text:p>116901</text:p>
          </table:table-cell>
          <table:table-cell office:value-type="float" office:value="64333" table:style-name="ce29">
            <text:p>64333</text:p>
          </table:table-cell>
          <table:table-cell office:value-type="float" office:value="554086" table:style-name="ce51">
            <text:p>554086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7768" table:style-name="ce45">
            <text:p>47768<text:s/></text:p>
          </table:table-cell>
          <table:table-cell office:value-type="float" office:value="519482" table:style-name="ce46">
            <text:p>519482<text:s/></text:p>
          </table:table-cell>
          <table:table-cell office:value-type="float" office:value="263788" table:style-name="ce47">
            <text:p>263788<text:s/></text:p>
          </table:table-cell>
          <table:table-cell office:value-type="float" office:value="303462" table:style-name="ce48">
            <text:p>303462<text:s/></text:p>
          </table:table-cell>
          <table:table-cell office:value-type="float" office:value="71564" table:style-name="ce47">
            <text:p>71564<text:s/></text:p>
          </table:table-cell>
          <table:table-cell office:value-type="float" office:value="495686" table:style-name="ce48">
            <text:p>495686<text:s/></text:p>
          </table:table-cell>
          <table:table-cell office:value-type="float" office:value="339236" table:style-name="ce47">
            <text:p>339236<text:s/></text:p>
          </table:table-cell>
          <table:table-cell office:value-type="float" office:value="228014" table:style-name="ce48">
            <text:p>228014<text:s/></text:p>
          </table:table-cell>
          <table:table-cell office:value-type="float" office:value="567250" table:style-name="ce47">
            <text:p>567250<text:s/></text:p>
          </table:table-cell>
          <table:table-cell office:value-type="float" office:value="10925" table:style-name="ce49">
            <text:p>10925<text:s/></text:p>
          </table:table-cell>
          <table:table-cell office:value-type="float" office:value="29999" table:style-name="ce50">
            <text:p>29999</text:p>
          </table:table-cell>
          <table:table-cell office:value-type="float" office:value="351525" table:style-name="ce29">
            <text:p>351525</text:p>
          </table:table-cell>
          <table:table-cell office:value-type="float" office:value="122323" table:style-name="ce29">
            <text:p>122323</text:p>
          </table:table-cell>
          <table:table-cell office:value-type="float" office:value="63403" table:style-name="ce29">
            <text:p>63403</text:p>
          </table:table-cell>
          <table:table-cell office:value-type="float" office:value="567250" table:style-name="ce51">
            <text:p>567250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48234" table:style-name="ce45">
            <text:p>48234<text:s/></text:p>
          </table:table-cell>
          <table:table-cell office:value-type="float" office:value="535186" table:style-name="ce46">
            <text:p>535186<text:s/></text:p>
          </table:table-cell>
          <table:table-cell office:value-type="float" office:value="275499" table:style-name="ce47">
            <text:p>275499<text:s/></text:p>
          </table:table-cell>
          <table:table-cell office:value-type="float" office:value="307921" table:style-name="ce48">
            <text:p>307921<text:s/></text:p>
          </table:table-cell>
          <table:table-cell office:value-type="float" office:value="74336" table:style-name="ce47">
            <text:p>74336<text:s/></text:p>
          </table:table-cell>
          <table:table-cell office:value-type="float" office:value="509084" table:style-name="ce48">
            <text:p>509084<text:s/></text:p>
          </table:table-cell>
          <table:table-cell office:value-type="float" office:value="356450" table:style-name="ce47">
            <text:p>356450<text:s/></text:p>
          </table:table-cell>
          <table:table-cell office:value-type="float" office:value="226970" table:style-name="ce48">
            <text:p>226970<text:s/></text:p>
          </table:table-cell>
          <table:table-cell office:value-type="float" office:value="583420" table:style-name="ce47">
            <text:p>583420<text:s/></text:p>
          </table:table-cell>
          <table:table-cell office:value-type="float" office:value="9242" table:style-name="ce49">
            <text:p>9242<text:s/></text:p>
          </table:table-cell>
          <table:table-cell office:value-type="float" office:value="30991" table:style-name="ce50">
            <text:p>30991</text:p>
          </table:table-cell>
          <table:table-cell office:value-type="float" office:value="362251" table:style-name="ce29">
            <text:p>362251</text:p>
          </table:table-cell>
          <table:table-cell office:value-type="float" office:value="127317" table:style-name="ce29">
            <text:p>127317</text:p>
          </table:table-cell>
          <table:table-cell office:value-type="float" office:value="62861" table:style-name="ce29">
            <text:p>62861</text:p>
          </table:table-cell>
          <table:table-cell office:value-type="float" office:value="583420" table:style-name="ce51">
            <text:p>583420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5938" table:style-name="ce45">
            <text:p>45938<text:s/></text:p>
          </table:table-cell>
          <table:table-cell office:value-type="float" office:value="559196" table:style-name="ce46">
            <text:p>559196<text:s/></text:p>
          </table:table-cell>
          <table:table-cell office:value-type="float" office:value="290146" table:style-name="ce47">
            <text:p>290146<text:s/></text:p>
          </table:table-cell>
          <table:table-cell office:value-type="float" office:value="314988" table:style-name="ce48">
            <text:p>314988<text:s/></text:p>
          </table:table-cell>
          <table:table-cell office:value-type="float" office:value="73534" table:style-name="ce47">
            <text:p>73534<text:s/></text:p>
          </table:table-cell>
          <table:table-cell office:value-type="float" office:value="531600" table:style-name="ce48">
            <text:p>531600<text:s/></text:p>
          </table:table-cell>
          <table:table-cell office:value-type="float" office:value="376243" table:style-name="ce47">
            <text:p>376243<text:s/></text:p>
          </table:table-cell>
          <table:table-cell office:value-type="float" office:value="228891" table:style-name="ce48">
            <text:p>228891<text:s/></text:p>
          </table:table-cell>
          <table:table-cell office:value-type="float" office:value="605134" table:style-name="ce47">
            <text:p>605134<text:s/></text:p>
          </table:table-cell>
          <table:table-cell office:value-type="float" office:value="9074" table:style-name="ce49">
            <text:p>9074<text:s/></text:p>
          </table:table-cell>
          <table:table-cell office:value-type="float" office:value="31819" table:style-name="ce50">
            <text:p>31819</text:p>
          </table:table-cell>
          <table:table-cell office:value-type="float" office:value="378133" table:style-name="ce29">
            <text:p>378133</text:p>
          </table:table-cell>
          <table:table-cell office:value-type="float" office:value="131712" table:style-name="ce29">
            <text:p>131712</text:p>
          </table:table-cell>
          <table:table-cell office:value-type="float" office:value="63470" table:style-name="ce29">
            <text:p>63470</text:p>
          </table:table-cell>
          <table:table-cell office:value-type="float" office:value="605134" table:style-name="ce51">
            <text:p>605134</text:p>
          </table:table-cell>
          <table:table-cell table:number-columns-repeated="16367"/>
        </table:table-row>
        <table:table-row table:style-name="ro2">
          <table:table-cell office:value-type="float" office:value="2012" table:style-name="ce32">
            <text:p>2012</text:p>
          </table:table-cell>
          <table:table-cell office:value-type="string" table:style-name="ce44">
            <text:p>J</text:p>
          </table:table-cell>
          <table:table-cell office:value-type="float" office:value="48008" table:style-name="ce45">
            <text:p>48008<text:s/></text:p>
          </table:table-cell>
          <table:table-cell office:value-type="float" office:value="589654" table:style-name="ce46">
            <text:p>589654<text:s/></text:p>
          </table:table-cell>
          <table:table-cell office:value-type="float" office:value="307547" table:style-name="ce47">
            <text:p>307547<text:s/></text:p>
          </table:table-cell>
          <table:table-cell office:value-type="float" office:value="330115" table:style-name="ce48">
            <text:p>330115<text:s/></text:p>
          </table:table-cell>
          <table:table-cell office:value-type="float" office:value="79200" table:style-name="ce47">
            <text:p>79200<text:s/></text:p>
          </table:table-cell>
          <table:table-cell office:value-type="float" office:value="558462" table:style-name="ce48">
            <text:p>558462<text:s/></text:p>
          </table:table-cell>
          <table:table-cell office:value-type="float" office:value="399203" table:style-name="ce47">
            <text:p>399203<text:s/></text:p>
          </table:table-cell>
          <table:table-cell office:value-type="float" office:value="238459" table:style-name="ce48">
            <text:p>238459<text:s/></text:p>
          </table:table-cell>
          <table:table-cell office:value-type="float" office:value="637662" table:style-name="ce47">
            <text:p>637662<text:s/></text:p>
          </table:table-cell>
          <table:table-cell office:value-type="float" office:value="8505" table:style-name="ce49">
            <text:p>8505<text:s/></text:p>
          </table:table-cell>
          <table:table-cell office:value-type="float" office:value="33277" table:style-name="ce50">
            <text:p>33277</text:p>
          </table:table-cell>
          <table:table-cell office:value-type="float" office:value="398686" table:style-name="ce29">
            <text:p>398686</text:p>
          </table:table-cell>
          <table:table-cell office:value-type="float" office:value="139763" table:style-name="ce29">
            <text:p>139763</text:p>
          </table:table-cell>
          <table:table-cell office:value-type="float" office:value="65936" table:style-name="ce29">
            <text:p>65936</text:p>
          </table:table-cell>
          <table:table-cell office:value-type="float" office:value="637662" table:style-name="ce51">
            <text:p>637662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8462" table:style-name="ce45">
            <text:p>48462<text:s/></text:p>
          </table:table-cell>
          <table:table-cell office:value-type="float" office:value="599556" table:style-name="ce46">
            <text:p>599556<text:s/></text:p>
          </table:table-cell>
          <table:table-cell office:value-type="float" office:value="315071" table:style-name="ce47">
            <text:p>315071<text:s/></text:p>
          </table:table-cell>
          <table:table-cell office:value-type="float" office:value="332947" table:style-name="ce48">
            <text:p>332947<text:s/></text:p>
          </table:table-cell>
          <table:table-cell office:value-type="float" office:value="80992" table:style-name="ce47">
            <text:p>80992<text:s/></text:p>
          </table:table-cell>
          <table:table-cell office:value-type="float" office:value="567026" table:style-name="ce48">
            <text:p>567026<text:s/></text:p>
          </table:table-cell>
          <table:table-cell office:value-type="float" office:value="408086" table:style-name="ce47">
            <text:p>408086<text:s/></text:p>
          </table:table-cell>
          <table:table-cell office:value-type="float" office:value="239932" table:style-name="ce48">
            <text:p>239932<text:s/></text:p>
          </table:table-cell>
          <table:table-cell office:value-type="float" office:value="648018" table:style-name="ce47">
            <text:p>648018<text:s/></text:p>
          </table:table-cell>
          <table:table-cell office:value-type="float" office:value="8732" table:style-name="ce49">
            <text:p>8732<text:s/></text:p>
          </table:table-cell>
          <table:table-cell office:value-type="float" office:value="33673" table:style-name="ce50">
            <text:p>33673</text:p>
          </table:table-cell>
          <table:table-cell office:value-type="float" office:value="406105" table:style-name="ce29">
            <text:p>406105</text:p>
          </table:table-cell>
          <table:table-cell office:value-type="float" office:value="142236" table:style-name="ce29">
            <text:p>142236</text:p>
          </table:table-cell>
          <table:table-cell office:value-type="float" office:value="66004" table:style-name="ce29">
            <text:p>66004</text:p>
          </table:table-cell>
          <table:table-cell office:value-type="float" office:value="648018" table:style-name="ce51">
            <text:p>648018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9447" table:style-name="ce45">
            <text:p>49447<text:s/></text:p>
          </table:table-cell>
          <table:table-cell office:value-type="float" office:value="611956" table:style-name="ce46">
            <text:p>611956<text:s/></text:p>
          </table:table-cell>
          <table:table-cell office:value-type="float" office:value="323092" table:style-name="ce47">
            <text:p>323092<text:s/></text:p>
          </table:table-cell>
          <table:table-cell office:value-type="float" office:value="338311" table:style-name="ce48">
            <text:p>338311<text:s/></text:p>
          </table:table-cell>
          <table:table-cell office:value-type="float" office:value="82701" table:style-name="ce47">
            <text:p>82701<text:s/></text:p>
          </table:table-cell>
          <table:table-cell office:value-type="float" office:value="578702" table:style-name="ce48">
            <text:p>578702<text:s/></text:p>
          </table:table-cell>
          <table:table-cell office:value-type="float" office:value="418349" table:style-name="ce47">
            <text:p>418349<text:s/></text:p>
          </table:table-cell>
          <table:table-cell office:value-type="float" office:value="243054" table:style-name="ce48">
            <text:p>243054<text:s/></text:p>
          </table:table-cell>
          <table:table-cell office:value-type="float" office:value="661403" table:style-name="ce47">
            <text:p>661403<text:s/></text:p>
          </table:table-cell>
          <table:table-cell office:value-type="float" office:value="9296" table:style-name="ce49">
            <text:p>9296<text:s/></text:p>
          </table:table-cell>
          <table:table-cell office:value-type="float" office:value="34118" table:style-name="ce50">
            <text:p>34118</text:p>
          </table:table-cell>
          <table:table-cell office:value-type="float" office:value="413828" table:style-name="ce29">
            <text:p>413828</text:p>
          </table:table-cell>
          <table:table-cell office:value-type="float" office:value="146476" table:style-name="ce29">
            <text:p>146476</text:p>
          </table:table-cell>
          <table:table-cell office:value-type="float" office:value="66981" table:style-name="ce29">
            <text:p>66981</text:p>
          </table:table-cell>
          <table:table-cell office:value-type="float" office:value="661403" table:style-name="ce51">
            <text:p>661403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8594" table:style-name="ce45">
            <text:p>48594<text:s/></text:p>
          </table:table-cell>
          <table:table-cell office:value-type="float" office:value="607304" table:style-name="ce46">
            <text:p>607304<text:s/></text:p>
          </table:table-cell>
          <table:table-cell office:value-type="float" office:value="320705" table:style-name="ce47">
            <text:p>320705<text:s/></text:p>
          </table:table-cell>
          <table:table-cell office:value-type="float" office:value="335193" table:style-name="ce48">
            <text:p>335193<text:s/></text:p>
          </table:table-cell>
          <table:table-cell office:value-type="float" office:value="81685" table:style-name="ce47">
            <text:p>81685<text:s/></text:p>
          </table:table-cell>
          <table:table-cell office:value-type="float" office:value="574213" table:style-name="ce48">
            <text:p>574213<text:s/></text:p>
          </table:table-cell>
          <table:table-cell office:value-type="float" office:value="412708" table:style-name="ce47">
            <text:p>412708<text:s/></text:p>
          </table:table-cell>
          <table:table-cell office:value-type="float" office:value="243190" table:style-name="ce48">
            <text:p>243190<text:s/></text:p>
          </table:table-cell>
          <table:table-cell office:value-type="float" office:value="655898" table:style-name="ce47">
            <text:p>655898<text:s/></text:p>
          </table:table-cell>
          <table:table-cell office:value-type="float" office:value="9651" table:style-name="ce49">
            <text:p>9651<text:s/></text:p>
          </table:table-cell>
          <table:table-cell office:value-type="float" office:value="33606" table:style-name="ce50">
            <text:p>33606</text:p>
          </table:table-cell>
          <table:table-cell office:value-type="float" office:value="409556" table:style-name="ce29">
            <text:p>409556</text:p>
          </table:table-cell>
          <table:table-cell office:value-type="float" office:value="146140" table:style-name="ce29">
            <text:p>146140</text:p>
          </table:table-cell>
          <table:table-cell office:value-type="float" office:value="66596" table:style-name="ce29">
            <text:p>66596</text:p>
          </table:table-cell>
          <table:table-cell office:value-type="float" office:value="655898" table:style-name="ce51">
            <text:p>655898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7560" table:style-name="ce45">
            <text:p>47560<text:s/></text:p>
          </table:table-cell>
          <table:table-cell office:value-type="float" office:value="593662" table:style-name="ce46">
            <text:p>593662<text:s/></text:p>
          </table:table-cell>
          <table:table-cell office:value-type="float" office:value="314742" table:style-name="ce47">
            <text:p>314742<text:s/></text:p>
          </table:table-cell>
          <table:table-cell office:value-type="float" office:value="326480" table:style-name="ce48">
            <text:p>326480<text:s/></text:p>
          </table:table-cell>
          <table:table-cell office:value-type="float" office:value="78888" table:style-name="ce47">
            <text:p>78888<text:s/></text:p>
          </table:table-cell>
          <table:table-cell office:value-type="float" office:value="562334" table:style-name="ce48">
            <text:p>562334<text:s/></text:p>
          </table:table-cell>
          <table:table-cell office:value-type="float" office:value="401047" table:style-name="ce47">
            <text:p>401047<text:s/></text:p>
          </table:table-cell>
          <table:table-cell office:value-type="float" office:value="240175" table:style-name="ce48">
            <text:p>240175<text:s/></text:p>
          </table:table-cell>
          <table:table-cell office:value-type="float" office:value="641222" table:style-name="ce47">
            <text:p>641222<text:s/></text:p>
          </table:table-cell>
          <table:table-cell office:value-type="float" office:value="10219" table:style-name="ce49">
            <text:p>10219<text:s/></text:p>
          </table:table-cell>
          <table:table-cell office:value-type="float" office:value="33134" table:style-name="ce50">
            <text:p>33134</text:p>
          </table:table-cell>
          <table:table-cell office:value-type="float" office:value="399197" table:style-name="ce29">
            <text:p>399197</text:p>
          </table:table-cell>
          <table:table-cell office:value-type="float" office:value="143416" table:style-name="ce29">
            <text:p>143416</text:p>
          </table:table-cell>
          <table:table-cell office:value-type="float" office:value="65475" table:style-name="ce29">
            <text:p>65475</text:p>
          </table:table-cell>
          <table:table-cell office:value-type="float" office:value="641222" table:style-name="ce51">
            <text:p>641222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7841" table:style-name="ce45">
            <text:p>47841<text:s/></text:p>
          </table:table-cell>
          <table:table-cell office:value-type="float" office:value="598114" table:style-name="ce46">
            <text:p>598114<text:s/></text:p>
          </table:table-cell>
          <table:table-cell office:value-type="float" office:value="315832" table:style-name="ce47">
            <text:p>315832<text:s/></text:p>
          </table:table-cell>
          <table:table-cell office:value-type="float" office:value="330123" table:style-name="ce48">
            <text:p>330123<text:s/></text:p>
          </table:table-cell>
          <table:table-cell office:value-type="float" office:value="78497" table:style-name="ce47">
            <text:p>78497<text:s/></text:p>
          </table:table-cell>
          <table:table-cell office:value-type="float" office:value="567458" table:style-name="ce48">
            <text:p>567458<text:s/></text:p>
          </table:table-cell>
          <table:table-cell office:value-type="float" office:value="403677" table:style-name="ce47">
            <text:p>403677<text:s/></text:p>
          </table:table-cell>
          <table:table-cell office:value-type="float" office:value="242278" table:style-name="ce48">
            <text:p>242278<text:s/></text:p>
          </table:table-cell>
          <table:table-cell office:value-type="float" office:value="645955" table:style-name="ce47">
            <text:p>645955<text:s/></text:p>
          </table:table-cell>
          <table:table-cell office:value-type="float" office:value="10939" table:style-name="ce49">
            <text:p>10939<text:s/></text:p>
          </table:table-cell>
          <table:table-cell office:value-type="float" office:value="32972" table:style-name="ce50">
            <text:p>32972</text:p>
          </table:table-cell>
          <table:table-cell office:value-type="float" office:value="400867" table:style-name="ce29">
            <text:p>400867</text:p>
          </table:table-cell>
          <table:table-cell office:value-type="float" office:value="143956" table:style-name="ce29">
            <text:p>143956</text:p>
          </table:table-cell>
          <table:table-cell office:value-type="float" office:value="68160" table:style-name="ce29">
            <text:p>68160</text:p>
          </table:table-cell>
          <table:table-cell office:value-type="float" office:value="645955" table:style-name="ce51">
            <text:p>645955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49988" table:style-name="ce45">
            <text:p>49988<text:s/></text:p>
          </table:table-cell>
          <table:table-cell office:value-type="float" office:value="605354" table:style-name="ce46">
            <text:p>605354<text:s/></text:p>
          </table:table-cell>
          <table:table-cell office:value-type="float" office:value="319183" table:style-name="ce47">
            <text:p>319183<text:s/></text:p>
          </table:table-cell>
          <table:table-cell office:value-type="float" office:value="336159" table:style-name="ce48">
            <text:p>336159<text:s/></text:p>
          </table:table-cell>
          <table:table-cell office:value-type="float" office:value="78831" table:style-name="ce47">
            <text:p>78831<text:s/></text:p>
          </table:table-cell>
          <table:table-cell office:value-type="float" office:value="576511" table:style-name="ce48">
            <text:p>576511<text:s/></text:p>
          </table:table-cell>
          <table:table-cell office:value-type="float" office:value="405560" table:style-name="ce47">
            <text:p>405560<text:s/></text:p>
          </table:table-cell>
          <table:table-cell office:value-type="float" office:value="249782" table:style-name="ce48">
            <text:p>249782<text:s/></text:p>
          </table:table-cell>
          <table:table-cell office:value-type="float" office:value="655342" table:style-name="ce47">
            <text:p>655342<text:s/></text:p>
          </table:table-cell>
          <table:table-cell office:value-type="float" office:value="11417" table:style-name="ce49">
            <text:p>11417<text:s/></text:p>
          </table:table-cell>
          <table:table-cell office:value-type="float" office:value="33316" table:style-name="ce50">
            <text:p>33316</text:p>
          </table:table-cell>
          <table:table-cell office:value-type="float" office:value="402860" table:style-name="ce29">
            <text:p>402860</text:p>
          </table:table-cell>
          <table:table-cell office:value-type="float" office:value="144750" table:style-name="ce29">
            <text:p>144750</text:p>
          </table:table-cell>
          <table:table-cell office:value-type="float" office:value="74416" table:style-name="ce29">
            <text:p>74416</text:p>
          </table:table-cell>
          <table:table-cell office:value-type="float" office:value="655342" table:style-name="ce51">
            <text:p>655342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53730" table:style-name="ce45">
            <text:p>53730<text:s/></text:p>
          </table:table-cell>
          <table:table-cell office:value-type="float" office:value="619691" table:style-name="ce46">
            <text:p>619691<text:s/></text:p>
          </table:table-cell>
          <table:table-cell office:value-type="float" office:value="325933" table:style-name="ce47">
            <text:p>325933<text:s/></text:p>
          </table:table-cell>
          <table:table-cell office:value-type="float" office:value="347488" table:style-name="ce48">
            <text:p>347488<text:s/></text:p>
          </table:table-cell>
          <table:table-cell office:value-type="float" office:value="81768" table:style-name="ce47">
            <text:p>81768<text:s/></text:p>
          </table:table-cell>
          <table:table-cell office:value-type="float" office:value="591653" table:style-name="ce48">
            <text:p>591653<text:s/></text:p>
          </table:table-cell>
          <table:table-cell office:value-type="float" office:value="413759" table:style-name="ce47">
            <text:p>413759<text:s/></text:p>
          </table:table-cell>
          <table:table-cell office:value-type="float" office:value="259662" table:style-name="ce48">
            <text:p>259662<text:s/></text:p>
          </table:table-cell>
          <table:table-cell office:value-type="float" office:value="673421" table:style-name="ce47">
            <text:p>673421<text:s/></text:p>
          </table:table-cell>
          <table:table-cell office:value-type="float" office:value="11955" table:style-name="ce49">
            <text:p>11955<text:s/></text:p>
          </table:table-cell>
          <table:table-cell office:value-type="float" office:value="33447" table:style-name="ce50">
            <text:p>33447</text:p>
          </table:table-cell>
          <table:table-cell office:value-type="float" office:value="406996" table:style-name="ce29">
            <text:p>406996</text:p>
          </table:table-cell>
          <table:table-cell office:value-type="float" office:value="149481" table:style-name="ce29">
            <text:p>149481</text:p>
          </table:table-cell>
          <table:table-cell office:value-type="float" office:value="83497" table:style-name="ce29">
            <text:p>83497</text:p>
          </table:table-cell>
          <table:table-cell office:value-type="float" office:value="673421" table:style-name="ce51">
            <text:p>673421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58068" table:style-name="ce45">
            <text:p>58068<text:s/></text:p>
          </table:table-cell>
          <table:table-cell office:value-type="float" office:value="625489" table:style-name="ce46">
            <text:p>625489<text:s/></text:p>
          </table:table-cell>
          <table:table-cell office:value-type="float" office:value="329797" table:style-name="ce47">
            <text:p>329797<text:s/></text:p>
          </table:table-cell>
          <table:table-cell office:value-type="float" office:value="353760" table:style-name="ce48">
            <text:p>353760<text:s/></text:p>
          </table:table-cell>
          <table:table-cell office:value-type="float" office:value="86196" table:style-name="ce47">
            <text:p>86196<text:s/></text:p>
          </table:table-cell>
          <table:table-cell office:value-type="float" office:value="597361" table:style-name="ce48">
            <text:p>597361<text:s/></text:p>
          </table:table-cell>
          <table:table-cell office:value-type="float" office:value="419277" table:style-name="ce47">
            <text:p>419277<text:s/></text:p>
          </table:table-cell>
          <table:table-cell office:value-type="float" office:value="264280" table:style-name="ce48">
            <text:p>264280<text:s/></text:p>
          </table:table-cell>
          <table:table-cell office:value-type="float" office:value="683557" table:style-name="ce47">
            <text:p>683557<text:s/></text:p>
          </table:table-cell>
          <table:table-cell office:value-type="float" office:value="12120" table:style-name="ce49">
            <text:p>12120<text:s/></text:p>
          </table:table-cell>
          <table:table-cell office:value-type="float" office:value="33412" table:style-name="ce50">
            <text:p>33412</text:p>
          </table:table-cell>
          <table:table-cell office:value-type="float" office:value="403446" table:style-name="ce29">
            <text:p>403446</text:p>
          </table:table-cell>
          <table:table-cell office:value-type="float" office:value="153269" table:style-name="ce29">
            <text:p>153269</text:p>
          </table:table-cell>
          <table:table-cell office:value-type="float" office:value="93430" table:style-name="ce29">
            <text:p>93430</text:p>
          </table:table-cell>
          <table:table-cell office:value-type="float" office:value="683557" table:style-name="ce51">
            <text:p>683557</text:p>
          </table:table-cell>
          <table:table-cell table:style-name="ce26"/>
          <table:table-cell office:value-type="string" table:style-name="ce55">
            <text:p>Desemprego registado</text:p>
          </table:table-cell>
          <table:table-cell table:number-columns-repeated="16365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1345" table:style-name="ce45">
            <text:p>61345<text:s/></text:p>
          </table:table-cell>
          <table:table-cell office:value-type="float" office:value="633655" table:style-name="ce46">
            <text:p>633655<text:s/></text:p>
          </table:table-cell>
          <table:table-cell office:value-type="float" office:value="338548" table:style-name="ce47">
            <text:p>338548<text:s/></text:p>
          </table:table-cell>
          <table:table-cell office:value-type="float" office:value="356452" table:style-name="ce48">
            <text:p>356452<text:s/></text:p>
          </table:table-cell>
          <table:table-cell office:value-type="float" office:value="90651" table:style-name="ce47">
            <text:p>90651<text:s/></text:p>
          </table:table-cell>
          <table:table-cell office:value-type="float" office:value="604349" table:style-name="ce48">
            <text:p>604349<text:s/></text:p>
          </table:table-cell>
          <table:table-cell office:value-type="float" office:value="421086" table:style-name="ce47">
            <text:p>421086<text:s/></text:p>
          </table:table-cell>
          <table:table-cell office:value-type="float" office:value="273914" table:style-name="ce48">
            <text:p>273914<text:s/></text:p>
          </table:table-cell>
          <table:table-cell office:value-type="float" office:value="695000" table:style-name="ce47">
            <text:p>695000<text:s/></text:p>
          </table:table-cell>
          <table:table-cell office:value-type="float" office:value="11565" table:style-name="ce49">
            <text:p>11565<text:s/></text:p>
          </table:table-cell>
          <table:table-cell office:value-type="float" office:value="34186" table:style-name="ce50">
            <text:p>34186</text:p>
          </table:table-cell>
          <table:table-cell office:value-type="float" office:value="410783" table:style-name="ce29">
            <text:p>410783</text:p>
          </table:table-cell>
          <table:table-cell office:value-type="float" office:value="159322" table:style-name="ce29">
            <text:p>159322</text:p>
          </table:table-cell>
          <table:table-cell office:value-type="float" office:value="90709" table:style-name="ce29">
            <text:p>90709</text:p>
          </table:table-cell>
          <table:table-cell office:value-type="float" office:value="695000" table:style-name="ce51">
            <text:p>695000</text:p>
          </table:table-cell>
          <table:table-cell table:style-name="ce26"/>
          <table:table-cell office:value-type="float" office:value="2010" table:style-name="ce56">
            <text:p>2010</text:p>
          </table:table-cell>
          <table:table-cell office:value-type="float" office:value="2011" table:style-name="ce56">
            <text:p>2011</text:p>
          </table:table-cell>
          <table:table-cell office:value-type="float" office:value="2012" table:style-name="ce56">
            <text:p>2012</text:p>
          </table:table-cell>
          <table:table-cell office:value-type="float" office:value="2013" table:style-name="ce56">
            <text:p>2013</text:p>
          </table:table-cell>
          <table:table-cell office:value-type="float" office:value="2014" table:style-name="ce56">
            <text:p>2014</text:p>
          </table:table-cell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61593" table:style-name="ce45">
            <text:p>61593<text:s/></text:p>
          </table:table-cell>
          <table:table-cell office:value-type="float" office:value="636196" table:style-name="ce46">
            <text:p>636196<text:s/></text:p>
          </table:table-cell>
          <table:table-cell office:value-type="float" office:value="343259" table:style-name="ce47">
            <text:p>343259<text:s/></text:p>
          </table:table-cell>
          <table:table-cell office:value-type="float" office:value="354530" table:style-name="ce48">
            <text:p>354530<text:s/></text:p>
          </table:table-cell>
          <table:table-cell office:value-type="float" office:value="91372" table:style-name="ce47">
            <text:p>91372<text:s/></text:p>
          </table:table-cell>
          <table:table-cell office:value-type="float" office:value="606417" table:style-name="ce48">
            <text:p>606417<text:s/></text:p>
          </table:table-cell>
          <table:table-cell office:value-type="float" office:value="421965" table:style-name="ce47">
            <text:p>421965<text:s/></text:p>
          </table:table-cell>
          <table:table-cell office:value-type="float" office:value="275824" table:style-name="ce48">
            <text:p>275824<text:s/></text:p>
          </table:table-cell>
          <table:table-cell office:value-type="float" office:value="697789" table:style-name="ce47">
            <text:p>697789<text:s/></text:p>
          </table:table-cell>
          <table:table-cell office:value-type="float" office:value="11103" table:style-name="ce49">
            <text:p>11103<text:s/></text:p>
          </table:table-cell>
          <table:table-cell office:value-type="float" office:value="35401" table:style-name="ce50">
            <text:p>35401</text:p>
          </table:table-cell>
          <table:table-cell office:value-type="float" office:value="412513" table:style-name="ce29">
            <text:p>412513</text:p>
          </table:table-cell>
          <table:table-cell office:value-type="float" office:value="160760" table:style-name="ce29">
            <text:p>160760</text:p>
          </table:table-cell>
          <table:table-cell office:value-type="float" office:value="89115" table:style-name="ce29">
            <text:p>89115</text:p>
          </table:table-cell>
          <table:table-cell office:value-type="float" office:value="697789" table:style-name="ce51">
            <text:p>697789</text:p>
          </table:table-cell>
          <table:table-cell office:value-type="string" table:style-name="ce57">
            <text:p>J</text:p>
          </table:table-cell>
          <table:table-cell office:value-type="float" office:value="560312" table:style-name="ce31">
            <text:p>560312</text:p>
          </table:table-cell>
          <table:table-cell office:value-type="float" office:value="557244" table:style-name="ce31">
            <text:p>557244</text:p>
          </table:table-cell>
          <table:table-cell office:value-type="float" office:value="637662" table:style-name="ce31">
            <text:p>637662</text:p>
          </table:table-cell>
          <table:table-cell office:value-type="float" office:value="740062" table:style-name="ce31">
            <text:p>740062</text:p>
          </table:table-cell>
          <table:table-cell office:value-type="float" office:value="705327" table:style-name="ce58">
            <text:p>705327</text:p>
          </table:table-cell>
          <table:table-cell table:style-name="ce26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58425" table:style-name="ce45">
            <text:p>58425<text:s/></text:p>
          </table:table-cell>
          <table:table-cell office:value-type="float" office:value="652227" table:style-name="ce46">
            <text:p>652227<text:s/></text:p>
          </table:table-cell>
          <table:table-cell office:value-type="float" office:value="352424" table:style-name="ce47">
            <text:p>352424<text:s/></text:p>
          </table:table-cell>
          <table:table-cell office:value-type="float" office:value="358228" table:style-name="ce48">
            <text:p>358228<text:s/></text:p>
          </table:table-cell>
          <table:table-cell office:value-type="float" office:value="87966" table:style-name="ce47">
            <text:p>87966<text:s/></text:p>
          </table:table-cell>
          <table:table-cell office:value-type="float" office:value="622686" table:style-name="ce48">
            <text:p>622686<text:s/></text:p>
          </table:table-cell>
          <table:table-cell office:value-type="float" office:value="417897" table:style-name="ce47">
            <text:p>417897<text:s/></text:p>
          </table:table-cell>
          <table:table-cell office:value-type="float" office:value="292755" table:style-name="ce48">
            <text:p>292755<text:s/></text:p>
          </table:table-cell>
          <table:table-cell office:value-type="float" office:value="710652" table:style-name="ce47">
            <text:p>710652<text:s/></text:p>
          </table:table-cell>
          <table:table-cell office:value-type="float" office:value="10640" table:style-name="ce49">
            <text:p>10640<text:s/></text:p>
          </table:table-cell>
          <table:table-cell office:value-type="float" office:value="35945" table:style-name="ce59">
            <text:p>35945<text:s/></text:p>
          </table:table-cell>
          <table:table-cell office:value-type="float" office:value="421541" table:style-name="ce29">
            <text:p>421541</text:p>
          </table:table-cell>
          <table:table-cell office:value-type="float" office:value="164425" table:style-name="ce29">
            <text:p>164425</text:p>
          </table:table-cell>
          <table:table-cell office:value-type="float" office:value="88741" table:style-name="ce29">
            <text:p>88741</text:p>
          </table:table-cell>
          <table:table-cell office:value-type="float" office:value="710652" table:style-name="ce51">
            <text:p>710652</text:p>
          </table:table-cell>
          <table:table-cell office:value-type="string" table:style-name="ce57">
            <text:p>F</text:p>
          </table:table-cell>
          <table:table-cell office:value-type="float" office:value="561315" table:style-name="ce31">
            <text:p>561315</text:p>
          </table:table-cell>
          <table:table-cell office:value-type="float" office:value="555547" table:style-name="ce31">
            <text:p>555547</text:p>
          </table:table-cell>
          <table:table-cell office:value-type="float" office:value="648018" table:style-name="ce31">
            <text:p>648018</text:p>
          </table:table-cell>
          <table:table-cell office:value-type="float" office:value="739611" table:style-name="ce31">
            <text:p>739611</text:p>
          </table:table-cell>
          <table:table-cell office:value-type="float" office:value="700954" table:style-name="ce58">
            <text:p>700954</text:p>
          </table:table-cell>
          <table:table-cell table:style-name="ce26"/>
          <table:table-cell table:number-columns-repeated="16360"/>
        </table:table-row>
        <table:table-row table:style-name="ro2">
          <table:table-cell office:value-type="float" office:value="2013" table:style-name="ce32">
            <text:p>2013</text:p>
          </table:table-cell>
          <table:table-cell office:value-type="string" table:style-name="ce44">
            <text:p>J</text:p>
          </table:table-cell>
          <table:table-cell office:value-type="float" office:value="60766" table:style-name="ce45">
            <text:p>60766<text:s/></text:p>
          </table:table-cell>
          <table:table-cell office:value-type="float" office:value="679296" table:style-name="ce46">
            <text:p>679296<text:s/></text:p>
          </table:table-cell>
          <table:table-cell office:value-type="float" office:value="368092" table:style-name="ce47">
            <text:p>368092<text:s/></text:p>
          </table:table-cell>
          <table:table-cell office:value-type="float" office:value="371970" table:style-name="ce48">
            <text:p>371970<text:s/></text:p>
          </table:table-cell>
          <table:table-cell office:value-type="float" office:value="93224" table:style-name="ce47">
            <text:p>93224<text:s/></text:p>
          </table:table-cell>
          <table:table-cell office:value-type="float" office:value="646838" table:style-name="ce48">
            <text:p>646838<text:s/></text:p>
          </table:table-cell>
          <table:table-cell office:value-type="float" office:value="433070" table:style-name="ce47">
            <text:p>433070<text:s/></text:p>
          </table:table-cell>
          <table:table-cell office:value-type="float" office:value="306992" table:style-name="ce48">
            <text:p>306992<text:s/></text:p>
          </table:table-cell>
          <table:table-cell office:value-type="float" office:value="740062" table:style-name="ce47">
            <text:p>740062<text:s/></text:p>
          </table:table-cell>
          <table:table-cell office:value-type="float" office:value="10804" table:style-name="ce49">
            <text:p>10804<text:s/></text:p>
          </table:table-cell>
          <table:table-cell office:value-type="float" office:value="37249" table:style-name="ce59">
            <text:p>37249<text:s/></text:p>
          </table:table-cell>
          <table:table-cell office:value-type="float" office:value="436836" table:style-name="ce29">
            <text:p>436836</text:p>
          </table:table-cell>
          <table:table-cell office:value-type="float" office:value="173603" table:style-name="ce29">
            <text:p>173603</text:p>
          </table:table-cell>
          <table:table-cell office:value-type="float" office:value="92374" table:style-name="ce29">
            <text:p>92374</text:p>
          </table:table-cell>
          <table:table-cell office:value-type="float" office:value="740062" table:style-name="ce51">
            <text:p>740062</text:p>
          </table:table-cell>
          <table:table-cell office:value-type="string" table:style-name="ce57">
            <text:p>M</text:p>
          </table:table-cell>
          <table:table-cell office:value-type="float" office:value="571754" table:style-name="ce31">
            <text:p>571754</text:p>
          </table:table-cell>
          <table:table-cell office:value-type="float" office:value="551861" table:style-name="ce31">
            <text:p>551861</text:p>
          </table:table-cell>
          <table:table-cell office:value-type="float" office:value="661403" table:style-name="ce31">
            <text:p>661403</text:p>
          </table:table-cell>
          <table:table-cell office:value-type="float" office:value="734448" table:style-name="ce31">
            <text:p>734448</text:p>
          </table:table-cell>
          <table:table-cell office:value-type="float" office:value="689825" table:style-name="ce58">
            <text:p>689825</text:p>
          </table:table-cell>
          <table:table-cell table:style-name="ce26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60298" table:style-name="ce45">
            <text:p>60298<text:s/></text:p>
          </table:table-cell>
          <table:table-cell office:value-type="float" office:value="679313" table:style-name="ce46">
            <text:p>679313<text:s/></text:p>
          </table:table-cell>
          <table:table-cell office:value-type="float" office:value="368906" table:style-name="ce47">
            <text:p>368906<text:s/></text:p>
          </table:table-cell>
          <table:table-cell office:value-type="float" office:value="370705" table:style-name="ce48">
            <text:p>370705<text:s/></text:p>
          </table:table-cell>
          <table:table-cell office:value-type="float" office:value="91800" table:style-name="ce47">
            <text:p>91800<text:s/></text:p>
          </table:table-cell>
          <table:table-cell office:value-type="float" office:value="647811" table:style-name="ce48">
            <text:p>647811<text:s/></text:p>
          </table:table-cell>
          <table:table-cell office:value-type="float" office:value="426483" table:style-name="ce47">
            <text:p>426483<text:s/></text:p>
          </table:table-cell>
          <table:table-cell office:value-type="float" office:value="313128" table:style-name="ce48">
            <text:p>313128<text:s/></text:p>
          </table:table-cell>
          <table:table-cell office:value-type="float" office:value="739611" table:style-name="ce47">
            <text:p>739611<text:s/></text:p>
          </table:table-cell>
          <table:table-cell office:value-type="float" office:value="10930" table:style-name="ce49">
            <text:p>10930<text:s/></text:p>
          </table:table-cell>
          <table:table-cell office:value-type="float" office:value="38648" table:style-name="ce59">
            <text:p>38648<text:s/></text:p>
          </table:table-cell>
          <table:table-cell office:value-type="float" office:value="438037" table:style-name="ce29">
            <text:p>438037</text:p>
          </table:table-cell>
          <table:table-cell office:value-type="float" office:value="172063" table:style-name="ce29">
            <text:p>172063</text:p>
          </table:table-cell>
          <table:table-cell office:value-type="float" office:value="90863" table:style-name="ce29">
            <text:p>90863</text:p>
          </table:table-cell>
          <table:table-cell office:value-type="float" office:value="739611" table:style-name="ce51">
            <text:p>739611</text:p>
          </table:table-cell>
          <table:table-cell office:value-type="string" table:style-name="ce57">
            <text:p>A</text:p>
          </table:table-cell>
          <table:table-cell office:value-type="float" office:value="570768" table:style-name="ce31">
            <text:p>570768</text:p>
          </table:table-cell>
          <table:table-cell office:value-type="float" office:value="541974" table:style-name="ce31">
            <text:p>541974</text:p>
          </table:table-cell>
          <table:table-cell office:value-type="float" office:value="655898" table:style-name="ce31">
            <text:p>655898</text:p>
          </table:table-cell>
          <table:table-cell office:value-type="float" office:value="728512" table:style-name="ce31">
            <text:p>728512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60662" table:style-name="ce45">
            <text:p>60662<text:s/></text:p>
          </table:table-cell>
          <table:table-cell office:value-type="float" office:value="673786" table:style-name="ce46">
            <text:p>673786<text:s/></text:p>
          </table:table-cell>
          <table:table-cell office:value-type="float" office:value="366274" table:style-name="ce47">
            <text:p>366274<text:s/></text:p>
          </table:table-cell>
          <table:table-cell office:value-type="float" office:value="368174" table:style-name="ce48">
            <text:p>368174<text:s/></text:p>
          </table:table-cell>
          <table:table-cell office:value-type="float" office:value="89504" table:style-name="ce47">
            <text:p>89504<text:s/></text:p>
          </table:table-cell>
          <table:table-cell office:value-type="float" office:value="644944" table:style-name="ce48">
            <text:p>644944<text:s/></text:p>
          </table:table-cell>
          <table:table-cell office:value-type="float" office:value="417936" table:style-name="ce47">
            <text:p>417936<text:s/></text:p>
          </table:table-cell>
          <table:table-cell office:value-type="float" office:value="316512" table:style-name="ce48">
            <text:p>316512<text:s/></text:p>
          </table:table-cell>
          <table:table-cell office:value-type="float" office:value="734448" table:style-name="ce47">
            <text:p>734448<text:s/></text:p>
          </table:table-cell>
          <table:table-cell office:value-type="float" office:value="11789" table:style-name="ce49">
            <text:p>11789<text:s/></text:p>
          </table:table-cell>
          <table:table-cell office:value-type="float" office:value="39874" table:style-name="ce59">
            <text:p>39874<text:s/></text:p>
          </table:table-cell>
          <table:table-cell office:value-type="float" office:value="437291" table:style-name="ce29">
            <text:p>437291</text:p>
          </table:table-cell>
          <table:table-cell office:value-type="float" office:value="168907" table:style-name="ce29">
            <text:p>168907</text:p>
          </table:table-cell>
          <table:table-cell office:value-type="float" office:value="88376" table:style-name="ce29">
            <text:p>88376</text:p>
          </table:table-cell>
          <table:table-cell office:value-type="float" office:value="734448" table:style-name="ce51">
            <text:p>734448</text:p>
          </table:table-cell>
          <table:table-cell office:value-type="string" table:style-name="ce57">
            <text:p>M</text:p>
          </table:table-cell>
          <table:table-cell office:value-type="float" office:value="560751" table:style-name="ce31">
            <text:p>560751</text:p>
          </table:table-cell>
          <table:table-cell office:value-type="float" office:value="530616" table:style-name="ce31">
            <text:p>530616</text:p>
          </table:table-cell>
          <table:table-cell office:value-type="float" office:value="641222" table:style-name="ce31">
            <text:p>641222</text:p>
          </table:table-cell>
          <table:table-cell office:value-type="float" office:value="703205" table:style-name="ce31">
            <text:p>703205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0631" table:style-name="ce45">
            <text:p>60631<text:s/></text:p>
          </table:table-cell>
          <table:table-cell office:value-type="float" office:value="667881" table:style-name="ce46">
            <text:p>667881<text:s/></text:p>
          </table:table-cell>
          <table:table-cell office:value-type="float" office:value="363004" table:style-name="ce47">
            <text:p>363004<text:s/></text:p>
          </table:table-cell>
          <table:table-cell office:value-type="float" office:value="365508" table:style-name="ce48">
            <text:p>365508<text:s/></text:p>
          </table:table-cell>
          <table:table-cell office:value-type="float" office:value="89086" table:style-name="ce47">
            <text:p>89086<text:s/></text:p>
          </table:table-cell>
          <table:table-cell office:value-type="float" office:value="639426" table:style-name="ce48">
            <text:p>639426<text:s/></text:p>
          </table:table-cell>
          <table:table-cell office:value-type="float" office:value="408971" table:style-name="ce47">
            <text:p>408971<text:s/></text:p>
          </table:table-cell>
          <table:table-cell office:value-type="float" office:value="319541" table:style-name="ce48">
            <text:p>319541<text:s/></text:p>
          </table:table-cell>
          <table:table-cell office:value-type="float" office:value="728512" table:style-name="ce47">
            <text:p>728512<text:s/></text:p>
          </table:table-cell>
          <table:table-cell office:value-type="float" office:value="13281" table:style-name="ce49">
            <text:p>13281<text:s/></text:p>
          </table:table-cell>
          <table:table-cell office:value-type="float" office:value="39179" table:style-name="ce59">
            <text:p>39179<text:s/></text:p>
          </table:table-cell>
          <table:table-cell office:value-type="float" office:value="432567" table:style-name="ce29">
            <text:p>432567</text:p>
          </table:table-cell>
          <table:table-cell office:value-type="float" office:value="168808" table:style-name="ce29">
            <text:p>168808</text:p>
          </table:table-cell>
          <table:table-cell office:value-type="float" office:value="87958" table:style-name="ce29">
            <text:p>87958</text:p>
          </table:table-cell>
          <table:table-cell office:value-type="float" office:value="728512" table:style-name="ce51">
            <text:p>728512</text:p>
          </table:table-cell>
          <table:table-cell office:value-type="string" table:style-name="ce57">
            <text:p>J</text:p>
          </table:table-cell>
          <table:table-cell office:value-type="float" office:value="551868" table:style-name="ce31">
            <text:p>551868</text:p>
          </table:table-cell>
          <table:table-cell office:value-type="float" office:value="518705" table:style-name="ce31">
            <text:p>518705</text:p>
          </table:table-cell>
          <table:table-cell office:value-type="float" office:value="645955" table:style-name="ce31">
            <text:p>645955</text:p>
          </table:table-cell>
          <table:table-cell office:value-type="float" office:value="689933" table:style-name="ce31">
            <text:p>689933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58386" table:style-name="ce45">
            <text:p>58386<text:s/></text:p>
          </table:table-cell>
          <table:table-cell office:value-type="float" office:value="644819" table:style-name="ce46">
            <text:p>644819<text:s/></text:p>
          </table:table-cell>
          <table:table-cell office:value-type="float" office:value="350179" table:style-name="ce47">
            <text:p>350179<text:s/></text:p>
          </table:table-cell>
          <table:table-cell office:value-type="float" office:value="353026" table:style-name="ce48">
            <text:p>353026<text:s/></text:p>
          </table:table-cell>
          <table:table-cell office:value-type="float" office:value="84900" table:style-name="ce47">
            <text:p>84900<text:s/></text:p>
          </table:table-cell>
          <table:table-cell office:value-type="float" office:value="618305" table:style-name="ce48">
            <text:p>618305<text:s/></text:p>
          </table:table-cell>
          <table:table-cell office:value-type="float" office:value="387454" table:style-name="ce47">
            <text:p>387454<text:s/></text:p>
          </table:table-cell>
          <table:table-cell office:value-type="float" office:value="315751" table:style-name="ce48">
            <text:p>315751<text:s/></text:p>
          </table:table-cell>
          <table:table-cell office:value-type="float" office:value="703205" table:style-name="ce47">
            <text:p>703205<text:s/></text:p>
          </table:table-cell>
          <table:table-cell office:value-type="float" office:value="14369" table:style-name="ce49">
            <text:p>14369<text:s/></text:p>
          </table:table-cell>
          <table:table-cell office:value-type="float" office:value="37719" table:style-name="ce59">
            <text:p>37719<text:s/></text:p>
          </table:table-cell>
          <table:table-cell office:value-type="float" office:value="418081" table:style-name="ce29">
            <text:p>418081</text:p>
          </table:table-cell>
          <table:table-cell office:value-type="float" office:value="162314" table:style-name="ce29">
            <text:p>162314</text:p>
          </table:table-cell>
          <table:table-cell office:value-type="float" office:value="85091" table:style-name="ce29">
            <text:p>85091</text:p>
          </table:table-cell>
          <table:table-cell office:value-type="float" office:value="703205" table:style-name="ce51">
            <text:p>703205</text:p>
          </table:table-cell>
          <table:table-cell office:value-type="string" table:style-name="ce57">
            <text:p>J</text:p>
          </table:table-cell>
          <table:table-cell office:value-type="float" office:value="548067" table:style-name="ce31">
            <text:p>548067</text:p>
          </table:table-cell>
          <table:table-cell office:value-type="float" office:value="524118" table:style-name="ce31">
            <text:p>524118</text:p>
          </table:table-cell>
          <table:table-cell office:value-type="float" office:value="655342" table:style-name="ce31">
            <text:p>655342</text:p>
          </table:table-cell>
          <table:table-cell office:value-type="float" office:value="688099" table:style-name="ce31">
            <text:p>688099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57065" table:style-name="ce45">
            <text:p>57065<text:s/></text:p>
          </table:table-cell>
          <table:table-cell office:value-type="float" office:value="632868" table:style-name="ce46">
            <text:p>632868<text:s/></text:p>
          </table:table-cell>
          <table:table-cell office:value-type="float" office:value="339867" table:style-name="ce47">
            <text:p>339867<text:s/></text:p>
          </table:table-cell>
          <table:table-cell office:value-type="float" office:value="350066" table:style-name="ce48">
            <text:p>350066<text:s/></text:p>
          </table:table-cell>
          <table:table-cell office:value-type="float" office:value="81631" table:style-name="ce47">
            <text:p>81631<text:s/></text:p>
          </table:table-cell>
          <table:table-cell office:value-type="float" office:value="608302" table:style-name="ce48">
            <text:p>608302<text:s/></text:p>
          </table:table-cell>
          <table:table-cell office:value-type="float" office:value="375976" table:style-name="ce47">
            <text:p>375976<text:s/></text:p>
          </table:table-cell>
          <table:table-cell office:value-type="float" office:value="313957" table:style-name="ce48">
            <text:p>313957<text:s/></text:p>
          </table:table-cell>
          <table:table-cell office:value-type="float" office:value="689933" table:style-name="ce47">
            <text:p>689933<text:s/></text:p>
          </table:table-cell>
          <table:table-cell office:value-type="float" office:value="16138" table:style-name="ce49">
            <text:p>16138<text:s/></text:p>
          </table:table-cell>
          <table:table-cell office:value-type="float" office:value="37287" table:style-name="ce59">
            <text:p>37287<text:s/></text:p>
          </table:table-cell>
          <table:table-cell office:value-type="float" office:value="408759" table:style-name="ce29">
            <text:p>408759</text:p>
          </table:table-cell>
          <table:table-cell office:value-type="float" office:value="158299" table:style-name="ce29">
            <text:p>158299</text:p>
          </table:table-cell>
          <table:table-cell office:value-type="float" office:value="85588" table:style-name="ce29">
            <text:p>85588</text:p>
          </table:table-cell>
          <table:table-cell office:value-type="float" office:value="689933" table:style-name="ce51">
            <text:p>689933</text:p>
          </table:table-cell>
          <table:table-cell office:value-type="string" table:style-name="ce57">
            <text:p>A</text:p>
          </table:table-cell>
          <table:table-cell office:value-type="float" office:value="549654" table:style-name="ce31">
            <text:p>549654</text:p>
          </table:table-cell>
          <table:table-cell office:value-type="float" office:value="533372" table:style-name="ce31">
            <text:p>533372</text:p>
          </table:table-cell>
          <table:table-cell office:value-type="float" office:value="650827" table:style-name="ce31">
            <text:p>650827</text:p>
          </table:table-cell>
          <table:table-cell office:value-type="float" office:value="695065" table:style-name="ce31">
            <text:p>695065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58722" table:style-name="ce45">
            <text:p>58722<text:s/></text:p>
          </table:table-cell>
          <table:table-cell office:value-type="float" office:value="629377" table:style-name="ce46">
            <text:p>629377<text:s/></text:p>
          </table:table-cell>
          <table:table-cell office:value-type="float" office:value="335718" table:style-name="ce47">
            <text:p>335718<text:s/></text:p>
          </table:table-cell>
          <table:table-cell office:value-type="float" office:value="352381" table:style-name="ce48">
            <text:p>352381<text:s/></text:p>
          </table:table-cell>
          <table:table-cell office:value-type="float" office:value="82494" table:style-name="ce47">
            <text:p>82494<text:s/></text:p>
          </table:table-cell>
          <table:table-cell office:value-type="float" office:value="605605" table:style-name="ce48">
            <text:p>605605<text:s/></text:p>
          </table:table-cell>
          <table:table-cell office:value-type="float" office:value="370539" table:style-name="ce47">
            <text:p>370539<text:s/></text:p>
          </table:table-cell>
          <table:table-cell office:value-type="float" office:value="317560" table:style-name="ce48">
            <text:p>317560<text:s/></text:p>
          </table:table-cell>
          <table:table-cell office:value-type="float" office:value="688099" table:style-name="ce47">
            <text:p>688099<text:s/></text:p>
          </table:table-cell>
          <table:table-cell office:value-type="float" office:value="18452" table:style-name="ce49">
            <text:p>18452<text:s/></text:p>
          </table:table-cell>
          <table:table-cell office:value-type="float" office:value="36501" table:style-name="ce59">
            <text:p>36501<text:s/></text:p>
          </table:table-cell>
          <table:table-cell office:value-type="float" office:value="401793" table:style-name="ce29">
            <text:p>401793</text:p>
          </table:table-cell>
          <table:table-cell office:value-type="float" office:value="158159" table:style-name="ce29">
            <text:p>158159</text:p>
          </table:table-cell>
          <table:table-cell office:value-type="float" office:value="91646" table:style-name="ce29">
            <text:p>91646</text:p>
          </table:table-cell>
          <table:table-cell office:value-type="float" office:value="688099" table:style-name="ce51">
            <text:p>688099</text:p>
          </table:table-cell>
          <table:table-cell office:value-type="string" table:style-name="ce57">
            <text:p>S</text:p>
          </table:table-cell>
          <table:table-cell office:value-type="float" office:value="555820" table:style-name="ce31">
            <text:p>555820</text:p>
          </table:table-cell>
          <table:table-cell office:value-type="float" office:value="554086" table:style-name="ce31">
            <text:p>554086</text:p>
          </table:table-cell>
          <table:table-cell office:value-type="float" office:value="683557" table:style-name="ce31">
            <text:p>683557</text:p>
          </table:table-cell>
          <table:table-cell office:value-type="float" office:value="697296" table:style-name="ce31">
            <text:p>697296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1977" table:style-name="ce45">
            <text:p>61977<text:s/></text:p>
          </table:table-cell>
          <table:table-cell office:value-type="float" office:value="633088" table:style-name="ce46">
            <text:p>633088<text:s/></text:p>
          </table:table-cell>
          <table:table-cell office:value-type="float" office:value="334776" table:style-name="ce47">
            <text:p>334776<text:s/></text:p>
          </table:table-cell>
          <table:table-cell office:value-type="float" office:value="360289" table:style-name="ce48">
            <text:p>360289<text:s/></text:p>
          </table:table-cell>
          <table:table-cell office:value-type="float" office:value="84479" table:style-name="ce47">
            <text:p>84479<text:s/></text:p>
          </table:table-cell>
          <table:table-cell office:value-type="float" office:value="610586" table:style-name="ce48">
            <text:p>610586<text:s/></text:p>
          </table:table-cell>
          <table:table-cell office:value-type="float" office:value="374034" table:style-name="ce47">
            <text:p>374034<text:s/></text:p>
          </table:table-cell>
          <table:table-cell office:value-type="float" office:value="321031" table:style-name="ce48">
            <text:p>321031<text:s/></text:p>
          </table:table-cell>
          <table:table-cell office:value-type="float" office:value="695065" table:style-name="ce47">
            <text:p>695065<text:s/></text:p>
          </table:table-cell>
          <table:table-cell office:value-type="float" office:value="18239" table:style-name="ce49">
            <text:p>18239<text:s/></text:p>
          </table:table-cell>
          <table:table-cell office:value-type="float" office:value="36301" table:style-name="ce59">
            <text:p>36301<text:s/></text:p>
          </table:table-cell>
          <table:table-cell office:value-type="float" office:value="400636" table:style-name="ce29">
            <text:p>400636</text:p>
          </table:table-cell>
          <table:table-cell office:value-type="float" office:value="160014" table:style-name="ce29">
            <text:p>160014</text:p>
          </table:table-cell>
          <table:table-cell office:value-type="float" office:value="98114" table:style-name="ce29">
            <text:p>98114</text:p>
          </table:table-cell>
          <table:table-cell office:value-type="float" office:value="695065" table:style-name="ce51">
            <text:p>695065</text:p>
          </table:table-cell>
          <table:table-cell office:value-type="string" table:style-name="ce57">
            <text:p>O</text:p>
          </table:table-cell>
          <table:table-cell office:value-type="float" office:value="550846" table:style-name="ce31">
            <text:p>550846</text:p>
          </table:table-cell>
          <table:table-cell office:value-type="float" office:value="567250" table:style-name="ce31">
            <text:p>567250</text:p>
          </table:table-cell>
          <table:table-cell office:value-type="float" office:value="695000" table:style-name="ce31">
            <text:p>695000</text:p>
          </table:table-cell>
          <table:table-cell office:value-type="float" office:value="694904" table:style-name="ce31">
            <text:p>694904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68499" table:style-name="ce45">
            <text:p>68499<text:s/></text:p>
          </table:table-cell>
          <table:table-cell office:value-type="float" office:value="628797" table:style-name="ce46">
            <text:p>628797<text:s/></text:p>
          </table:table-cell>
          <table:table-cell office:value-type="float" office:value="334727" table:style-name="ce47">
            <text:p>334727<text:s/></text:p>
          </table:table-cell>
          <table:table-cell office:value-type="float" office:value="362569" table:style-name="ce48">
            <text:p>362569<text:s/></text:p>
          </table:table-cell>
          <table:table-cell office:value-type="float" office:value="89384" table:style-name="ce47">
            <text:p>89384<text:s/></text:p>
          </table:table-cell>
          <table:table-cell office:value-type="float" office:value="607912" table:style-name="ce48">
            <text:p>607912<text:s/></text:p>
          </table:table-cell>
          <table:table-cell office:value-type="float" office:value="370500" table:style-name="ce47">
            <text:p>370500<text:s/></text:p>
          </table:table-cell>
          <table:table-cell office:value-type="float" office:value="326796" table:style-name="ce48">
            <text:p>326796<text:s/></text:p>
          </table:table-cell>
          <table:table-cell office:value-type="float" office:value="697296" table:style-name="ce47">
            <text:p>697296<text:s/></text:p>
          </table:table-cell>
          <table:table-cell office:value-type="float" office:value="19645" table:style-name="ce49">
            <text:p>19645<text:s/></text:p>
          </table:table-cell>
          <table:table-cell office:value-type="float" office:value="36214" table:style-name="ce59">
            <text:p>36214<text:s/></text:p>
          </table:table-cell>
          <table:table-cell office:value-type="float" office:value="395917" table:style-name="ce29">
            <text:p>395917</text:p>
          </table:table-cell>
          <table:table-cell office:value-type="float" office:value="161715" table:style-name="ce29">
            <text:p>161715</text:p>
          </table:table-cell>
          <table:table-cell office:value-type="float" office:value="103450" table:style-name="ce29">
            <text:p>103450</text:p>
          </table:table-cell>
          <table:table-cell office:value-type="float" office:value="697296" table:style-name="ce51">
            <text:p>697296</text:p>
          </table:table-cell>
          <table:table-cell office:value-type="string" table:style-name="ce57">
            <text:p>N</text:p>
          </table:table-cell>
          <table:table-cell office:value-type="float" office:value="546926" table:style-name="ce31">
            <text:p>546926</text:p>
          </table:table-cell>
          <table:table-cell office:value-type="float" office:value="583420" table:style-name="ce31">
            <text:p>583420</text:p>
          </table:table-cell>
          <table:table-cell office:value-type="float" office:value="697789" table:style-name="ce31">
            <text:p>697789</text:p>
          </table:table-cell>
          <table:table-cell office:value-type="float" office:value="692019" table:style-name="ce31">
            <text:p>692019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72153" table:style-name="ce45">
            <text:p>72153<text:s/></text:p>
          </table:table-cell>
          <table:table-cell office:value-type="float" office:value="622751" table:style-name="ce46">
            <text:p>622751<text:s/></text:p>
          </table:table-cell>
          <table:table-cell office:value-type="float" office:value="335839" table:style-name="ce47">
            <text:p>335839<text:s/></text:p>
          </table:table-cell>
          <table:table-cell office:value-type="float" office:value="359065" table:style-name="ce48">
            <text:p>359065<text:s/></text:p>
          </table:table-cell>
          <table:table-cell office:value-type="float" office:value="92577" table:style-name="ce47">
            <text:p>92577<text:s/></text:p>
          </table:table-cell>
          <table:table-cell office:value-type="float" office:value="602327" table:style-name="ce48">
            <text:p>602327<text:s/></text:p>
          </table:table-cell>
          <table:table-cell office:value-type="float" office:value="371811" table:style-name="ce47">
            <text:p>371811<text:s/></text:p>
          </table:table-cell>
          <table:table-cell office:value-type="float" office:value="323093" table:style-name="ce48">
            <text:p>323093<text:s/></text:p>
          </table:table-cell>
          <table:table-cell office:value-type="float" office:value="694904" table:style-name="ce47">
            <text:p>694904<text:s/></text:p>
          </table:table-cell>
          <table:table-cell office:value-type="float" office:value="19566" table:style-name="ce49">
            <text:p>19566<text:s/></text:p>
          </table:table-cell>
          <table:table-cell office:value-type="float" office:value="36929" table:style-name="ce59">
            <text:p>36929<text:s/></text:p>
          </table:table-cell>
          <table:table-cell office:value-type="float" office:value="396453" table:style-name="ce29">
            <text:p>396453</text:p>
          </table:table-cell>
          <table:table-cell office:value-type="float" office:value="162583" table:style-name="ce29">
            <text:p>162583</text:p>
          </table:table-cell>
          <table:table-cell office:value-type="float" office:value="98939" table:style-name="ce29">
            <text:p>98939</text:p>
          </table:table-cell>
          <table:table-cell office:value-type="float" office:value="694904" table:style-name="ce51">
            <text:p>694904</text:p>
          </table:table-cell>
          <table:table-cell office:value-type="string" table:style-name="ce57">
            <text:p>D</text:p>
          </table:table-cell>
          <table:table-cell office:value-type="float" office:value="541840" table:style-name="ce31">
            <text:p>541840</text:p>
          </table:table-cell>
          <table:table-cell office:value-type="float" office:value="605134" table:style-name="ce31">
            <text:p>605134</text:p>
          </table:table-cell>
          <table:table-cell office:value-type="float" office:value="710652" table:style-name="ce31">
            <text:p>710652</text:p>
          </table:table-cell>
          <table:table-cell office:value-type="float" office:value="690535" table:style-name="ce31">
            <text:p>690535</text:p>
          </table:table-cell>
          <table:table-cell table:style-name="ce58"/>
          <table:table-cell table:number-columns-repeated="8" table:style-name="ce29"/>
          <table:table-cell office:value-type="string" table:style-name="ce55">
            <text:p>Este bloco está pronto</text:p>
          </table:table-cell>
          <table:table-cell table:number-columns-repeated="16352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73203" table:style-name="ce45">
            <text:p>73203<text:s/></text:p>
          </table:table-cell>
          <table:table-cell office:value-type="float" office:value="618816" table:style-name="ce46">
            <text:p>618816<text:s/></text:p>
          </table:table-cell>
          <table:table-cell office:value-type="float" office:value="336599" table:style-name="ce47">
            <text:p>336599<text:s/></text:p>
          </table:table-cell>
          <table:table-cell office:value-type="float" office:value="355420" table:style-name="ce48">
            <text:p>355420<text:s/></text:p>
          </table:table-cell>
          <table:table-cell office:value-type="float" office:value="93427" table:style-name="ce47">
            <text:p>93427<text:s/></text:p>
          </table:table-cell>
          <table:table-cell office:value-type="float" office:value="598592" table:style-name="ce48">
            <text:p>598592<text:s/></text:p>
          </table:table-cell>
          <table:table-cell office:value-type="float" office:value="370108" table:style-name="ce47">
            <text:p>370108<text:s/></text:p>
          </table:table-cell>
          <table:table-cell office:value-type="float" office:value="321911" table:style-name="ce48">
            <text:p>321911<text:s/></text:p>
          </table:table-cell>
          <table:table-cell office:value-type="float" office:value="692019" table:style-name="ce47">
            <text:p>692019<text:s/></text:p>
          </table:table-cell>
          <table:table-cell office:value-type="float" office:value="17886" table:style-name="ce49">
            <text:p>17886<text:s/></text:p>
          </table:table-cell>
          <table:table-cell office:value-type="float" office:value="37361" table:style-name="ce59">
            <text:p>37361<text:s/></text:p>
          </table:table-cell>
          <table:table-cell office:value-type="float" office:value="395774" table:style-name="ce29">
            <text:p>395774</text:p>
          </table:table-cell>
          <table:table-cell office:value-type="float" office:value="163235" table:style-name="ce29">
            <text:p>163235</text:p>
          </table:table-cell>
          <table:table-cell office:value-type="float" office:value="95649" table:style-name="ce29">
            <text:p>95649</text:p>
          </table:table-cell>
          <table:table-cell office:value-type="float" office:value="692019" table:style-name="ce51">
            <text:p>692019</text:p>
          </table:table-cell>
          <table:table-cell table:style-name="ce57"/>
          <table:table-cell office:value-type="string" table:style-name="ce55">
            <text:p>Ofertas</text:p>
          </table:table-cell>
          <table:table-cell table:number-columns-repeated="4" table:style-name="ce31"/>
          <table:table-cell office:value-type="string" table:number-columns-spanned="2" table:number-rows-spanned="1" table:style-name="ce88">
            <text:p>Médias fim</text:p>
          </table:table-cell>
          <table:covered-table-cell/>
          <table:table-cell office:value-type="float" office:value="2014" table:style-name="ce60">
            <text:p>2014</text:p>
          </table:table-cell>
          <table:table-cell office:value-type="string" table:number-columns-spanned="2" table:number-rows-spanned="1" table:style-name="ce88">
            <text:p>Médias longo</text:p>
          </table:table-cell>
          <table:covered-table-cell/>
          <table:table-cell office:value-type="float" office:value="2014" table:style-name="ce61">
            <text:p>2014</text:p>
          </table:table-cell>
          <table:table-cell table:style-name="ce62"/>
          <table:table-cell table:number-columns-repeated="16354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70693" table:style-name="ce45">
            <text:p>70693<text:s/></text:p>
          </table:table-cell>
          <table:table-cell office:value-type="float" office:value="619842" table:style-name="ce46">
            <text:p>619842<text:s/></text:p>
          </table:table-cell>
          <table:table-cell office:value-type="float" office:value="337688" table:style-name="ce47">
            <text:p>337688<text:s/></text:p>
          </table:table-cell>
          <table:table-cell office:value-type="float" office:value="352847" table:style-name="ce48">
            <text:p>352847<text:s/></text:p>
          </table:table-cell>
          <table:table-cell office:value-type="float" office:value="89496" table:style-name="ce47">
            <text:p>89496<text:s/></text:p>
          </table:table-cell>
          <table:table-cell office:value-type="float" office:value="601039" table:style-name="ce48">
            <text:p>601039<text:s/></text:p>
          </table:table-cell>
          <table:table-cell office:value-type="float" office:value="367550" table:style-name="ce47">
            <text:p>367550<text:s/></text:p>
          </table:table-cell>
          <table:table-cell office:value-type="float" office:value="322985" table:style-name="ce48">
            <text:p>322985<text:s/></text:p>
          </table:table-cell>
          <table:table-cell office:value-type="float" office:value="690535" table:style-name="ce47">
            <text:p>690535<text:s/></text:p>
          </table:table-cell>
          <table:table-cell office:value-type="float" office:value="17387" table:style-name="ce49">
            <text:p>17387<text:s/></text:p>
          </table:table-cell>
          <table:table-cell office:value-type="float" office:value="37808" table:style-name="ce59">
            <text:p>37808<text:s/></text:p>
          </table:table-cell>
          <table:table-cell office:value-type="float" office:value="397964" table:style-name="ce29">
            <text:p>397964</text:p>
          </table:table-cell>
          <table:table-cell office:value-type="float" office:value="161354" table:style-name="ce29">
            <text:p>161354</text:p>
          </table:table-cell>
          <table:table-cell office:value-type="float" office:value="93409" table:style-name="ce29">
            <text:p>93409</text:p>
          </table:table-cell>
          <table:table-cell office:value-type="float" office:value="690535" table:style-name="ce51">
            <text:p>690535</text:p>
          </table:table-cell>
          <table:table-cell table:style-name="ce57"/>
          <table:table-cell office:value-type="float" office:value="2010" table:style-name="ce63">
            <text:p>2010</text:p>
          </table:table-cell>
          <table:table-cell office:value-type="float" office:value="2011" table:style-name="ce63">
            <text:p>2011</text:p>
          </table:table-cell>
          <table:table-cell office:value-type="float" office:value="2012" table:style-name="ce63">
            <text:p>2012</text:p>
          </table:table-cell>
          <table:table-cell office:value-type="float" office:value="2013" table:style-name="ce63">
            <text:p>2013</text:p>
          </table:table-cell>
          <table:table-cell office:value-type="float" office:value="2014" table:style-name="ce56">
            <text:p>2014</text:p>
          </table:table-cell>
          <table:table-cell office:value-type="string" table:style-name="ce64">
            <text:p>Pedidos</text:p>
          </table:table-cell>
          <table:table-cell office:value-type="string" table:style-name="ce55">
            <text:p>Desemp</text:p>
          </table:table-cell>
          <table:table-cell office:value-type="string" table:style-name="ce65">
            <text:p>Ofertas</text:p>
          </table:table-cell>
          <table:table-cell office:value-type="string" table:style-name="ce66">
            <text:p>Pedidos</text:p>
          </table:table-cell>
          <table:table-cell office:value-type="string" table:style-name="ce38">
            <text:p>Desemp</text:p>
          </table:table-cell>
          <table:table-cell office:value-type="string" table:style-name="ce38">
            <text:p>Ofertas</text:p>
          </table:table-cell>
          <table:table-cell office:value-type="string" table:style-name="ce67">
            <text:p>Colocaç</text:p>
          </table:table-cell>
          <table:table-cell table:style-name="ce26"/>
          <table:table-cell office:value-type="string" table:style-name="ce38">
            <text:p>Jan</text:p>
          </table:table-cell>
          <table:table-cell office:value-type="string" table:style-name="ce38">
            <text:p>Fev</text:p>
          </table:table-cell>
          <table:table-cell office:value-type="string" table:style-name="ce38">
            <text:p>Mar</text:p>
          </table:table-cell>
          <table:table-cell office:value-type="string" table:style-name="ce38">
            <text:p>Abr</text:p>
          </table:table-cell>
          <table:table-cell office:value-type="string" table:style-name="ce38">
            <text:p>Mai</text:p>
          </table:table-cell>
          <table:table-cell office:value-type="string" table:style-name="ce38">
            <text:p>Jun</text:p>
          </table:table-cell>
          <table:table-cell office:value-type="string" table:style-name="ce38">
            <text:p>Jul</text:p>
          </table:table-cell>
          <table:table-cell office:value-type="string" table:style-name="ce38">
            <text:p>Ago</text:p>
          </table:table-cell>
          <table:table-cell office:value-type="string" table:style-name="ce38">
            <text:p>Set</text:p>
          </table:table-cell>
          <table:table-cell office:value-type="string" table:style-name="ce38">
            <text:p>Out</text:p>
          </table:table-cell>
          <table:table-cell office:value-type="string" table:style-name="ce38">
            <text:p>Nov</text:p>
          </table:table-cell>
          <table:table-cell office:value-type="string" table:style-name="ce38">
            <text:p>Dez</text:p>
          </table:table-cell>
          <table:table-cell table:number-columns-repeated="16341"/>
        </table:table-row>
        <table:table-row table:style-name="ro2">
          <table:table-cell office:value-type="float" office:value="2014" table:style-name="ce26">
            <text:p>2014</text:p>
          </table:table-cell>
          <table:table-cell office:value-type="string" table:style-name="ce44">
            <text:p>J</text:p>
          </table:table-cell>
          <table:table-cell office:value-type="float" office:value="73676" table:style-name="ce45">
            <text:p>73676<text:s/></text:p>
          </table:table-cell>
          <table:table-cell office:value-type="float" office:value="631651" table:style-name="ce46">
            <text:p>631651<text:s/></text:p>
          </table:table-cell>
          <table:table-cell office:value-type="float" office:value="345764" table:style-name="ce47">
            <text:p>345764<text:s/></text:p>
          </table:table-cell>
          <table:table-cell office:value-type="float" office:value="359563" table:style-name="ce48">
            <text:p>359563<text:s/></text:p>
          </table:table-cell>
          <table:table-cell office:value-type="float" office:value="93606" table:style-name="ce47">
            <text:p>93606<text:s/></text:p>
          </table:table-cell>
          <table:table-cell office:value-type="float" office:value="611721" table:style-name="ce48">
            <text:p>611721<text:s/></text:p>
          </table:table-cell>
          <table:table-cell office:value-type="float" office:value="375382" table:style-name="ce47">
            <text:p>375382<text:s/></text:p>
          </table:table-cell>
          <table:table-cell office:value-type="float" office:value="329945" table:style-name="ce48">
            <text:p>329945<text:s/></text:p>
          </table:table-cell>
          <table:table-cell office:value-type="float" office:value="705327" table:style-name="ce47">
            <text:p>705327<text:s/></text:p>
          </table:table-cell>
          <table:table-cell office:value-type="float" office:value="17098" table:style-name="ce49">
            <text:p>17098<text:s/></text:p>
          </table:table-cell>
          <table:table-cell office:value-type="float" office:value="38278" table:style-name="ce59">
            <text:p>38278<text:s/></text:p>
          </table:table-cell>
          <table:table-cell office:value-type="float" office:value="405701" table:style-name="ce29">
            <text:p>405701</text:p>
          </table:table-cell>
          <table:table-cell office:value-type="float" office:value="166692" table:style-name="ce29">
            <text:p>166692</text:p>
          </table:table-cell>
          <table:table-cell office:value-type="float" office:value="94656" table:style-name="ce29">
            <text:p>94656</text:p>
          </table:table-cell>
          <table:table-cell office:value-type="float" office:value="705327" table:style-name="ce51">
            <text:p>705327</text:p>
          </table:table-cell>
          <table:table-cell office:value-type="string" table:style-name="ce57">
            <text:p>J</text:p>
          </table:table-cell>
          <table:table-cell office:value-type="float" office:value="19033" table:style-name="ce31">
            <text:p>19033</text:p>
          </table:table-cell>
          <table:table-cell office:value-type="float" office:value="13623" table:style-name="ce31">
            <text:p>13623</text:p>
          </table:table-cell>
          <table:table-cell office:value-type="float" office:value="8505" table:style-name="ce31">
            <text:p>8505</text:p>
          </table:table-cell>
          <table:table-cell office:value-type="float" office:value="10804" table:style-name="ce31">
            <text:p>10804</text:p>
          </table:table-cell>
          <table:table-cell office:value-type="float" office:value="17098" table:style-name="ce58">
            <text:p>17098</text:p>
          </table:table-cell>
          <table:table-cell office:value-type="float" office:value="899987.83333333337" table:style-name="ce68">
            <text:p>899988</text:p>
          </table:table-cell>
          <table:table-cell office:value-type="float" office:value="704912.83333333337" table:style-name="ce69">
            <text:p>704913</text:p>
          </table:table-cell>
          <table:table-cell office:value-type="float" office:value="16231.666666666666" table:style-name="ce70">
            <text:p>16232</text:p>
          </table:table-cell>
          <table:table-cell office:value-type="float" office:value="66514.833333333328" table:style-name="ce68">
            <text:p>66515</text:p>
          </table:table-cell>
          <table:table-cell office:value-type="float" office:value="63887.75" table:style-name="ce58">
            <text:p>63888</text:p>
          </table:table-cell>
          <table:table-cell office:value-type="float" office:value="12167.083333333334" table:style-name="ce58">
            <text:p>12167</text:p>
          </table:table-cell>
          <table:table-cell office:value-type="float" office:value="7387.75" table:style-name="ce71">
            <text:p>7388</text:p>
          </table:table-cell>
          <table:table-cell office:value-type="string" table:style-name="ce55">
            <text:p>Pedidos</text:p>
          </table:table-cell>
          <table:table-cell office:value-type="float" office:value="899987.83333333337" table:style-name="ce72">
            <text:p>899988</text:p>
          </table:table-cell>
          <table:table-cell office:value-type="float" office:value="903023.83333333337" table:style-name="ce72">
            <text:p>903024</text:p>
          </table:table-cell>
          <table:table-cell office:value-type="float" office:value="905852.66666666663" table:style-name="ce72">
            <text:p>905853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office:value-type="float" office:value="73556" table:style-name="ce45">
            <text:p>73556<text:s/></text:p>
          </table:table-cell>
          <table:table-cell office:value-type="float" office:value="627398" table:style-name="ce46">
            <text:p>627398<text:s/></text:p>
          </table:table-cell>
          <table:table-cell office:value-type="float" office:value="345319" table:style-name="ce47">
            <text:p>345319<text:s/></text:p>
          </table:table-cell>
          <table:table-cell office:value-type="float" office:value="355635" table:style-name="ce48">
            <text:p>355635<text:s/></text:p>
          </table:table-cell>
          <table:table-cell office:value-type="float" office:value="93306" table:style-name="ce47">
            <text:p>93306<text:s/></text:p>
          </table:table-cell>
          <table:table-cell office:value-type="float" office:value="607648" table:style-name="ce48">
            <text:p>607648<text:s/></text:p>
          </table:table-cell>
          <table:table-cell office:value-type="float" office:value="370054" table:style-name="ce47">
            <text:p>370054<text:s/></text:p>
          </table:table-cell>
          <table:table-cell office:value-type="float" office:value="330900" table:style-name="ce48">
            <text:p>330900<text:s/></text:p>
          </table:table-cell>
          <table:table-cell office:value-type="float" office:value="700954" table:style-name="ce47">
            <text:p>700954<text:s/></text:p>
          </table:table-cell>
          <table:table-cell office:value-type="float" office:value="18795" table:style-name="ce49">
            <text:p>18795<text:s/></text:p>
          </table:table-cell>
          <table:table-cell office:value-type="float" office:value="38628" table:style-name="ce59">
            <text:p>38628<text:s/></text:p>
          </table:table-cell>
          <table:table-cell office:value-type="float" office:value="405899" table:style-name="ce29">
            <text:p>405899</text:p>
          </table:table-cell>
          <table:table-cell office:value-type="float" office:value="165206" table:style-name="ce29">
            <text:p>165206</text:p>
          </table:table-cell>
          <table:table-cell office:value-type="float" office:value="91221" table:style-name="ce29">
            <text:p>91221</text:p>
          </table:table-cell>
          <table:table-cell office:value-type="float" office:value="700954" table:style-name="ce51">
            <text:p>700954</text:p>
          </table:table-cell>
          <table:table-cell office:value-type="string" table:style-name="ce57">
            <text:p>F</text:p>
          </table:table-cell>
          <table:table-cell office:value-type="float" office:value="18340" table:style-name="ce31">
            <text:p>18340</text:p>
          </table:table-cell>
          <table:table-cell office:value-type="float" office:value="13913" table:style-name="ce31">
            <text:p>13913</text:p>
          </table:table-cell>
          <table:table-cell office:value-type="float" office:value="8732" table:style-name="ce31">
            <text:p>8732</text:p>
          </table:table-cell>
          <table:table-cell office:value-type="float" office:value="10930" table:style-name="ce31">
            <text:p>10930</text:p>
          </table:table-cell>
          <table:table-cell office:value-type="float" office:value="18795" table:style-name="ce58">
            <text:p>18795</text:p>
          </table:table-cell>
          <table:table-cell office:value-type="float" office:value="903023.83333333337" table:style-name="ce68">
            <text:p>903024</text:p>
          </table:table-cell>
          <table:table-cell office:value-type="float" office:value="701691.41666666663" table:style-name="ce69">
            <text:p>701691</text:p>
          </table:table-cell>
          <table:table-cell office:value-type="float" office:value="16887.083333333332" table:style-name="ce70">
            <text:p>16887</text:p>
          </table:table-cell>
          <table:table-cell office:value-type="float" office:value="66660.75" table:style-name="ce68">
            <text:p>66661</text:p>
          </table:table-cell>
          <table:table-cell office:value-type="float" office:value="64027.833333333336" table:style-name="ce58">
            <text:p>64028</text:p>
          </table:table-cell>
          <table:table-cell office:value-type="float" office:value="12652.166666666666" table:style-name="ce58">
            <text:p>12652</text:p>
          </table:table-cell>
          <table:table-cell office:value-type="float" office:value="7609.833333333333" table:style-name="ce71">
            <text:p>7610</text:p>
          </table:table-cell>
          <table:table-cell office:value-type="string" table:style-name="ce55">
            <text:p>Desemp</text:p>
          </table:table-cell>
          <table:table-cell office:value-type="float" office:value="704912.83333333337" table:style-name="ce72">
            <text:p>704913</text:p>
          </table:table-cell>
          <table:table-cell office:value-type="float" office:value="701691.41666666663" table:style-name="ce72">
            <text:p>701691</text:p>
          </table:table-cell>
          <table:table-cell office:value-type="float" office:value="697972.83333333337" table:style-name="ce72">
            <text:p>697973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73233" table:style-name="ce45">
            <text:p>73233<text:s/></text:p>
          </table:table-cell>
          <table:table-cell office:value-type="float" office:value="616592" table:style-name="ce46">
            <text:p>616592<text:s/></text:p>
          </table:table-cell>
          <table:table-cell office:value-type="float" office:value="339137" table:style-name="ce47">
            <text:p>339137<text:s/></text:p>
          </table:table-cell>
          <table:table-cell office:value-type="float" office:value="350688" table:style-name="ce48">
            <text:p>350688<text:s/></text:p>
          </table:table-cell>
          <table:table-cell office:value-type="float" office:value="90952" table:style-name="ce47">
            <text:p>90952<text:s/></text:p>
          </table:table-cell>
          <table:table-cell office:value-type="float" office:value="598873" table:style-name="ce48">
            <text:p>598873<text:s/></text:p>
          </table:table-cell>
          <table:table-cell office:value-type="float" office:value="356650" table:style-name="ce47">
            <text:p>356650<text:s/></text:p>
          </table:table-cell>
          <table:table-cell office:value-type="float" office:value="333175" table:style-name="ce48">
            <text:p>333175<text:s/></text:p>
          </table:table-cell>
          <table:table-cell office:value-type="float" office:value="689825" table:style-name="ce47">
            <text:p>689825<text:s/></text:p>
          </table:table-cell>
          <table:table-cell office:value-type="float" office:value="20324" table:style-name="ce49">
            <text:p>20324<text:s/></text:p>
          </table:table-cell>
          <table:table-cell office:value-type="float" office:value="38314" table:style-name="ce59">
            <text:p>38314<text:s/></text:p>
          </table:table-cell>
          <table:table-cell office:value-type="float" office:value="401142" table:style-name="ce29">
            <text:p>401142</text:p>
          </table:table-cell>
          <table:table-cell office:value-type="float" office:value="161136" table:style-name="ce29">
            <text:p>161136</text:p>
          </table:table-cell>
          <table:table-cell office:value-type="float" office:value="89233" table:style-name="ce29">
            <text:p>89233</text:p>
          </table:table-cell>
          <table:table-cell office:value-type="float" office:value="689825" table:style-name="ce51">
            <text:p>689825</text:p>
          </table:table-cell>
          <table:table-cell office:value-type="string" table:style-name="ce57">
            <text:p>M</text:p>
          </table:table-cell>
          <table:table-cell office:value-type="float" office:value="19288" table:style-name="ce31">
            <text:p>19288</text:p>
          </table:table-cell>
          <table:table-cell office:value-type="float" office:value="12635" table:style-name="ce31">
            <text:p>12635</text:p>
          </table:table-cell>
          <table:table-cell office:value-type="float" office:value="9296" table:style-name="ce31">
            <text:p>9296</text:p>
          </table:table-cell>
          <table:table-cell office:value-type="float" office:value="11789" table:style-name="ce31">
            <text:p>11789</text:p>
          </table:table-cell>
          <table:table-cell office:value-type="float" office:value="20324" table:style-name="ce58">
            <text:p>20324</text:p>
          </table:table-cell>
          <table:table-cell office:value-type="float" office:value="905852.66666666663" table:style-name="ce68">
            <text:p>905853</text:p>
          </table:table-cell>
          <table:table-cell office:value-type="float" office:value="697972.83333333337" table:style-name="ce69">
            <text:p>697973</text:p>
          </table:table-cell>
          <table:table-cell office:value-type="float" office:value="17598.333333333332" table:style-name="ce70">
            <text:p>17598</text:p>
          </table:table-cell>
          <table:table-cell office:value-type="float" office:value="66075.583333333328" table:style-name="ce68">
            <text:p>66076</text:p>
          </table:table-cell>
          <table:table-cell office:value-type="float" office:value="63409.166666666664" table:style-name="ce58">
            <text:p>63409</text:p>
          </table:table-cell>
          <table:table-cell office:value-type="float" office:value="13115.916666666666" table:style-name="ce58">
            <text:p>13116</text:p>
          </table:table-cell>
          <table:table-cell office:value-type="float" office:value="7831.75" table:style-name="ce71">
            <text:p>7832</text:p>
          </table:table-cell>
          <table:table-cell office:value-type="string" table:style-name="ce55">
            <text:p>Ofertas</text:p>
          </table:table-cell>
          <table:table-cell office:value-type="float" office:value="16231.666666666666" table:style-name="ce72">
            <text:p>16232</text:p>
          </table:table-cell>
          <table:table-cell office:value-type="float" office:value="16887.083333333332" table:style-name="ce72">
            <text:p>16887</text:p>
          </table:table-cell>
          <table:table-cell office:value-type="float" office:value="17598.333333333332" table:style-name="ce72">
            <text:p>17598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A</text:p>
          </table:table-cell>
          <table:table-cell office:value-type="float" office:value="21269" table:style-name="ce31">
            <text:p>21269</text:p>
          </table:table-cell>
          <table:table-cell office:value-type="float" office:value="13006" table:style-name="ce31">
            <text:p>13006</text:p>
          </table:table-cell>
          <table:table-cell office:value-type="float" office:value="9651" table:style-name="ce31">
            <text:p>9651</text:p>
          </table:table-cell>
          <table:table-cell office:value-type="float" office:value="13281" table:style-name="ce31">
            <text:p>13281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style-name="ce2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M</text:p>
          </table:table-cell>
          <table:table-cell office:value-type="float" office:value="22385" table:style-name="ce31">
            <text:p>22385</text:p>
          </table:table-cell>
          <table:table-cell office:value-type="float" office:value="13585" table:style-name="ce31">
            <text:p>13585</text:p>
          </table:table-cell>
          <table:table-cell office:value-type="float" office:value="10219" table:style-name="ce31">
            <text:p>10219</text:p>
          </table:table-cell>
          <table:table-cell office:value-type="float" office:value="14369" table:style-name="ce31">
            <text:p>14369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style-name="ce2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J</text:p>
          </table:table-cell>
          <table:table-cell office:value-type="float" office:value="22333" table:style-name="ce31">
            <text:p>22333</text:p>
          </table:table-cell>
          <table:table-cell office:value-type="float" office:value="13753" table:style-name="ce31">
            <text:p>13753</text:p>
          </table:table-cell>
          <table:table-cell office:value-type="float" office:value="10939" table:style-name="ce31">
            <text:p>10939</text:p>
          </table:table-cell>
          <table:table-cell office:value-type="float" office:value="16138" table:style-name="ce31">
            <text:p>16138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Pedidos</text:p>
          </table:table-cell>
          <table:table-cell office:value-type="float" office:value="66514.833333333328" table:style-name="ce72">
            <text:p>66515</text:p>
          </table:table-cell>
          <table:table-cell office:value-type="float" office:value="66660.75" table:style-name="ce72">
            <text:p>66661</text:p>
          </table:table-cell>
          <table:table-cell office:value-type="float" office:value="66075.583333333328" table:style-name="ce72">
            <text:p>66076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J</text:p>
          </table:table-cell>
          <table:table-cell office:value-type="float" office:value="22892" table:style-name="ce31">
            <text:p>22892</text:p>
          </table:table-cell>
          <table:table-cell office:value-type="float" office:value="14052" table:style-name="ce31">
            <text:p>14052</text:p>
          </table:table-cell>
          <table:table-cell office:value-type="float" office:value="11417" table:style-name="ce31">
            <text:p>11417</text:p>
          </table:table-cell>
          <table:table-cell office:value-type="float" office:value="18452" table:style-name="ce31">
            <text:p>18452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Desemp</text:p>
          </table:table-cell>
          <table:table-cell office:value-type="float" office:value="63887.75" table:style-name="ce72">
            <text:p>63888</text:p>
          </table:table-cell>
          <table:table-cell office:value-type="float" office:value="64027.833333333336" table:style-name="ce72">
            <text:p>64028</text:p>
          </table:table-cell>
          <table:table-cell office:value-type="float" office:value="63409.166666666664" table:style-name="ce72">
            <text:p>63409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A</text:p>
          </table:table-cell>
          <table:table-cell office:value-type="float" office:value="22237" table:style-name="ce31">
            <text:p>22237</text:p>
          </table:table-cell>
          <table:table-cell office:value-type="float" office:value="13898" table:style-name="ce31">
            <text:p>13898</text:p>
          </table:table-cell>
          <table:table-cell office:value-type="float" office:value="11900" table:style-name="ce31">
            <text:p>11900</text:p>
          </table:table-cell>
          <table:table-cell office:value-type="float" office:value="18239" table:style-name="ce31">
            <text:p>18239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Ofertas</text:p>
          </table:table-cell>
          <table:table-cell office:value-type="float" office:value="12167.083333333334" table:style-name="ce72">
            <text:p>12167</text:p>
          </table:table-cell>
          <table:table-cell office:value-type="float" office:value="12652.166666666666" table:style-name="ce72">
            <text:p>12652</text:p>
          </table:table-cell>
          <table:table-cell office:value-type="float" office:value="13115.916666666666" table:style-name="ce72">
            <text:p>13116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S</text:p>
          </table:table-cell>
          <table:table-cell office:value-type="float" office:value="21503" table:style-name="ce31">
            <text:p>21503</text:p>
          </table:table-cell>
          <table:table-cell office:value-type="float" office:value="13108" table:style-name="ce31">
            <text:p>13108</text:p>
          </table:table-cell>
          <table:table-cell office:value-type="float" office:value="12120" table:style-name="ce31">
            <text:p>12120</text:p>
          </table:table-cell>
          <table:table-cell office:value-type="float" office:value="19645" table:style-name="ce31">
            <text:p>19645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Colocaç</text:p>
          </table:table-cell>
          <table:table-cell office:value-type="float" office:value="7387.75" table:style-name="ce72">
            <text:p>7388</text:p>
          </table:table-cell>
          <table:table-cell office:value-type="float" office:value="7609.833333333333" table:style-name="ce72">
            <text:p>7610</text:p>
          </table:table-cell>
          <table:table-cell office:value-type="float" office:value="7831.75" table:style-name="ce72">
            <text:p>7832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O</text:p>
          </table:table-cell>
          <table:table-cell office:value-type="float" office:value="18929" table:style-name="ce31">
            <text:p>18929</text:p>
          </table:table-cell>
          <table:table-cell office:value-type="float" office:value="10925" table:style-name="ce31">
            <text:p>10925</text:p>
          </table:table-cell>
          <table:table-cell office:value-type="float" office:value="11565" table:style-name="ce31">
            <text:p>11565</text:p>
          </table:table-cell>
          <table:table-cell office:value-type="float" office:value="19566" table:style-name="ce31">
            <text:p>19566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N</text:p>
          </table:table-cell>
          <table:table-cell office:value-type="float" office:value="16803" table:style-name="ce31">
            <text:p>16803</text:p>
          </table:table-cell>
          <table:table-cell office:value-type="float" office:value="9242" table:style-name="ce31">
            <text:p>9242</text:p>
          </table:table-cell>
          <table:table-cell office:value-type="float" office:value="11103" table:style-name="ce31">
            <text:p>11103</text:p>
          </table:table-cell>
          <table:table-cell office:value-type="float" office:value="17886" table:style-name="ce31">
            <text:p>17886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D</text:p>
          </table:table-cell>
          <table:table-cell office:value-type="float" office:value="13086" table:style-name="ce31">
            <text:p>13086</text:p>
          </table:table-cell>
          <table:table-cell office:value-type="float" office:value="9074" table:style-name="ce31">
            <text:p>9074</text:p>
          </table:table-cell>
          <table:table-cell office:value-type="float" office:value="10640" table:style-name="ce31">
            <text:p>10640</text:p>
          </table:table-cell>
          <table:table-cell office:value-type="float" office:value="17387" table:style-name="ce31">
            <text:p>17387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74"/>
          <table:table-cell table:style-name="ce75"/>
          <table:table-cell office:value-type="string" table:style-name="ce76">
            <text:p>Última linha de trabaho é a 63</text:p>
          </table:table-cell>
          <table:table-cell table:style-name="ce75"/>
          <table:table-cell table:number-columns-repeated="4" table:style-name="ce77"/>
          <table:table-cell table:style-name="ce74"/>
          <table:table-cell table:style-name="ce75"/>
          <table:table-cell table:number-columns-repeated="2" table:style-name="ce78"/>
          <table:table-cell table:style-name="ce79"/>
          <table:table-cell table:number-columns-repeated="3" table:style-name="ce80"/>
          <table:table-cell table:style-name="ce81"/>
          <table:table-cell table:style-name="ce82"/>
          <table:table-cell table:style-name="ce83"/>
          <table:table-cell table:number-columns-repeated="4" table:style-name="ce81"/>
          <table:table-cell table:number-columns-repeated="7" table:style-name="ce80"/>
          <table:table-cell table:number-columns-repeated="16354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63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44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44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8"/>
          <table:table-cell table:style-name="ce32"/>
          <table:table-cell table:style-name="ce44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H60">
        <table:table-column table:style-name="co23" table:default-cell-style-name="ce89"/>
        <table:table-column table:style-name="co24" table:default-cell-style-name="ce89"/>
        <table:table-column table:style-name="co25" table:default-cell-style-name="ce89"/>
        <table:table-column table:style-name="co26" table:number-columns-repeated="2" table:default-cell-style-name="ce89"/>
        <table:table-column table:style-name="co27" table:default-cell-style-name="ce89"/>
        <table:table-column table:style-name="co26" table:default-cell-style-name="ce89"/>
        <table:table-column table:style-name="co27" table:default-cell-style-name="ce89"/>
        <table:table-column table:style-name="co28" table:number-columns-repeated="16376" table:default-cell-style-name="ce89"/>
        <table:table-row table:style-name="ro6">
          <table:table-cell table:style-name="ce89">
            <draw:frame draw:z-index="19" draw:id="id18" draw:style-name="a32" draw:name="Chart 22" svg:x="0.16667in" svg:y="0in" svg:width="2.89583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5" draw:id="id34" draw:style-name="a63" draw:name="Chart 40" svg:x="0.16667in" svg:y="0in" svg:width="2.89583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frame draw:z-index="4" draw:id="id3" draw:style-name="a5" draw:name="Chart 4" svg:x="0.16667in" svg:y="0in" svg:width="2.89583in" svg:height="0in" style:rel-width="scale" style:rel-height="scale">
              <draw:object xlink:href="Object 3/" xlink:type="simple" xlink:show="embed" xlink:actuate="onLoad"/>
              <svg:title/>
              <svg:desc/>
            </draw:frame>
            <draw:custom-shape svg:x="0.28125in" svg:y="0in" svg:width="5.33333in" svg:height="0in" draw:z-index="23" draw:id="id22" draw:style-name="a39" draw:name="Rectangle 26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5.33333in" svg:height="0in" draw:z-index="39" draw:id="id38" draw:style-name="a70" draw:name="Rectangle 44">
              <svg:title/>
              <svg:desc/>
              <text:p text:style-name="a68" text:class-names="" text:cond-style-name=""><text:span text:style-name="a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51" draw:id="id50" draw:style-name="a94" draw:name="Chart 58" svg:x="0.16667in" svg:y="0in" svg:width="2.89583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5.33333in" svg:height="0in" draw:z-index="55" draw:id="id54" draw:style-name="a101" draw:name="Rectangle 62">
              <svg:title/>
              <svg:desc/>
              <text:p text:style-name="a99" text:class-names="" text:cond-style-name=""><text:span text:style-name="a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7" draw:id="id66" draw:style-name="a125" draw:name="Chart 76" svg:x="0.16667in" svg:y="0in" svg:width="2.89583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5.33333in" svg:height="0in" draw:z-index="71" draw:id="id70" draw:style-name="a132" draw:name="Rectangle 80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3" draw:id="id82" draw:style-name="a156" draw:name="Chart 94" svg:x="0.16667in" svg:y="0in" svg:width="2.89583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5.33333in" svg:height="0in" draw:z-index="85" draw:id="id84" draw:style-name="a161" draw:name="Rectangle 96">
              <svg:title/>
              <svg:desc/>
              <text:p text:style-name="a159" text:class-names="" text:cond-style-name=""><text:span text:style-name="a15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89">
            <draw:frame draw:z-index="21" draw:id="id20" draw:style-name="a34" draw:name="Chart 24" svg:x="0in" svg:y="0in" svg:width="2.92708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6" draw:id="id5" draw:style-name="a7" draw:name="Chart 6" svg:x="0in" svg:y="0in" svg:width="2.92708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g draw:z-index="24" draw:name="Group 27" draw:id="id26">
              <svg:title/>
              <svg:desc/>
              <draw:custom-shape svg:x="0.04178in" svg:y="0in" svg:width="0.09364in" svg:height="0in" draw:id="id23" draw:style-name="a42" draw:name="Rectangle 28">
                <svg:title/>
                <svg:desc/>
                <text:p text:style-name="a41" text:class-names="" text:cond-style-name=""><text:span text:style-name="a4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4" draw:style-name="a45" draw:transform="translate(-0.04681in 0in) rotate(-3.14159) translate(0.08842in 0in)" draw:name="Rectangle 29">
                <svg:title/>
                <svg:desc/>
                <text:p text:style-name="a44" text:class-names="" text:cond-style-name=""><text:span text:style-name="a4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5" draw:style-name="a48" draw:name="Rectangle 30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33" draw:id="id32" draw:style-name="a61" draw:name="Chart 38" svg:x="0.04167in" svg:y="0in" svg:width="2.5625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2.5625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6" draw:name="Group 97" draw:id="id88">
              <svg:title/>
              <svg:desc/>
              <draw:custom-shape svg:x="0.04178in" svg:y="0in" svg:width="0.09364in" svg:height="0in" draw:id="id85" draw:style-name="a164" draw:name="Rectangle 98">
                <svg:title/>
                <svg:desc/>
                <text:p text:style-name="a163" text:class-names="" text:cond-style-name=""><text:span text:style-name="a16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6" draw:style-name="a167" draw:transform="translate(-0.04681in 0in) rotate(-3.14159) translate(0.08842in 0in)" draw:name="Rectangle 99">
                <svg:title/>
                <svg:desc/>
                <text:p text:style-name="a166" text:class-names="" text:cond-style-name=""><text:span text:style-name="a16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87" draw:style-name="a170" draw:name="Rectangle 100">
                <svg:title/>
                <svg:desc/>
                <text:p text:style-name="a169" text:class-names="" text:cond-style-name=""><text:span text:style-name="a16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94" draw:id="id93" draw:style-name="a180" draw:name="Chart 107" svg:x="0in" svg:y="0in" svg:width="2.92708in" svg:height="0in" style:rel-width="scale" style:rel-height="scale">
              <draw:object xlink:href="Object 35/" xlink:type="simple" xlink:show="embed" xlink:actuate="onLoad"/>
              <svg:title/>
              <svg:desc/>
            </draw:frame>
            <draw:frame draw:z-index="99" draw:id="id98" draw:style-name="a189" draw:name="Picture 483" svg:x="0in" svg:y="0in" svg:width="2.36458in" svg:height="0.5208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00" draw:id="id99" draw:style-name="a192" draw:name="Text Box 486" svg:x="0.28125in" svg:y="0.11458in" svg:width="1.75in" svg:height="0.21875in">
              <draw:text-box>
                <text:p text:style-name="a191" text:class-names="" text:cond-style-name=""><text:span text:style-name="a190" text:class-names="">ABRIL <text:s text:c="1"/>2014, <text:s text:c="1"/>Nº 04</text:span></text:p>
              </draw:text-box>
              <svg:title/>
              <svg:desc/>
            </draw:frame>
            <draw:frame draw:z-index="37" draw:id="id36" draw:style-name="a65" draw:name="Chart 42" svg:x="0in" svg:y="0in" svg:width="2.92708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7" draw:id="id16" draw:style-name="a30" draw:name="Chart 20" svg:x="0.04167in" svg:y="0in" svg:width="2.5625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53" draw:id="id52" draw:style-name="a96" draw:name="Chart 60" svg:x="0in" svg:y="0in" svg:width="2.92708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40" draw:name="Group 45" draw:id="id42">
              <svg:title/>
              <svg:desc/>
              <draw:custom-shape svg:x="0.04178in" svg:y="0in" svg:width="0.09364in" svg:height="0in" draw:id="id39" draw:style-name="a73" draw:name="Rectangle 46">
                <svg:title/>
                <svg:desc/>
                <text:p text:style-name="a72" text:class-names="" text:cond-style-name=""><text:span text:style-name="a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0" draw:style-name="a76" draw:transform="translate(-0.04681in 0in) rotate(-3.14159) translate(0.08842in 0in)" draw:name="Rectangle 47">
                <svg:title/>
                <svg:desc/>
                <text:p text:style-name="a75" text:class-names="" text:cond-style-name=""><text:span text:style-name="a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1" draw:style-name="a79" draw:name="Rectangle 48">
                <svg:title/>
                <svg:desc/>
                <text:p text:style-name="a78" text:class-names="" text:cond-style-name=""><text:span text:style-name="a7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49" draw:id="id48" draw:style-name="a92" draw:name="Chart 56" svg:x="0.04167in" svg:y="0in" svg:width="2.5625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2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56" draw:name="Group 63" draw:id="id58">
              <svg:title/>
              <svg:desc/>
              <draw:custom-shape svg:x="0.04178in" svg:y="0in" svg:width="0.09364in" svg:height="0in" draw:id="id55" draw:style-name="a104" draw:name="Rectangle 64">
                <svg:title/>
                <svg:desc/>
                <text:p text:style-name="a103" text:class-names="" text:cond-style-name=""><text:span text:style-name="a10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6" draw:style-name="a107" draw:transform="translate(-0.04681in 0in) rotate(-3.14159) translate(0.08842in 0in)" draw:name="Rectangle 65">
                <svg:title/>
                <svg:desc/>
                <text:p text:style-name="a106" text:class-names="" text:cond-style-name=""><text:span text:style-name="a10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57" draw:style-name="a110" draw:name="Rectangle 66">
                <svg:title/>
                <svg:desc/>
                <text:p text:style-name="a109" text:class-names="" text:cond-style-name=""><text:span text:style-name="a10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5" draw:id="id64" draw:style-name="a123" draw:name="Chart 74" svg:x="0.04167in" svg:y="0in" svg:width="2.5625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69" draw:id="id68" draw:style-name="a127" draw:name="Chart 78" svg:x="0in" svg:y="0in" svg:width="2.92708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2" draw:name="Group 81" draw:id="id74">
              <svg:title/>
              <svg:desc/>
              <draw:custom-shape svg:x="0.04178in" svg:y="0in" svg:width="0.09364in" svg:height="0in" draw:id="id71" draw:style-name="a135" draw:name="Rectangle 82">
                <svg:title/>
                <svg:desc/>
                <text:p text:style-name="a134" text:class-names="" text:cond-style-name=""><text:span text:style-name="a13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2" draw:style-name="a138" draw:transform="translate(-0.04681in 0in) rotate(-3.14159) translate(0.08842in 0in)" draw:name="Rectangle 83">
                <svg:title/>
                <svg:desc/>
                <text:p text:style-name="a137" text:class-names="" text:cond-style-name=""><text:span text:style-name="a13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3" draw:style-name="a141" draw:name="Rectangle 84">
                <svg:title/>
                <svg:desc/>
                <text:p text:style-name="a140" text:class-names="" text:cond-style-name=""><text:span text:style-name="a13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1" draw:id="id80" draw:style-name="a154" draw:name="Chart 92" svg:x="0.04167in" svg:y="0in" svg:width="2.5625in" svg:height="0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style-name="ce89"/>
          <table:table-cell table:style-name="ce89">
            <draw:frame draw:z-index="20" draw:id="id19" draw:style-name="a33" draw:name="Chart 23" svg:x="0.07292in" svg:y="0in" svg:width="2.95833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2.95833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54167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2" draw:id="id21" draw:style-name="a35" draw:name="Chart 25" svg:x="0.35417in" svg:y="0in" svg:width="3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8" draw:id="id17" draw:style-name="a31" draw:name="Chart 21" svg:x="0.3125in" svg:y="0in" svg:width="2.54167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95" draw:id="id94" draw:style-name="a181" draw:name="Chart 108" svg:x="0.35417in" svg:y="0in" svg:width="3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4" draw:id="id33" draw:style-name="a62" draw:name="Chart 39" svg:x="0.3125in" svg:y="0in" svg:width="2.54167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6" draw:id="id35" draw:style-name="a64" draw:name="Chart 41" svg:x="0.07292in" svg:y="0in" svg:width="2.95833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38" draw:id="id37" draw:style-name="a66" draw:name="Chart 43" svg:x="0.35417in" svg:y="0in" svg:width="3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0" draw:id="id49" draw:style-name="a93" draw:name="Chart 57" svg:x="0.3125in" svg:y="0in" svg:width="2.54167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2" draw:id="id51" draw:style-name="a95" draw:name="Chart 59" svg:x="0.07292in" svg:y="0in" svg:width="2.95833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4" draw:id="id53" draw:style-name="a97" draw:name="Chart 61" svg:x="0.35417in" svg:y="0in" svg:width="3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66" draw:id="id65" draw:style-name="a124" draw:name="Chart 75" svg:x="0.3125in" svg:y="0in" svg:width="2.54167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68" draw:id="id67" draw:style-name="a126" draw:name="Chart 77" svg:x="0.07292in" svg:y="0in" svg:width="2.95833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0" draw:id="id69" draw:style-name="a128" draw:name="Chart 79" svg:x="0.35417in" svg:y="0in" svg:width="3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2" draw:id="id81" draw:style-name="a155" draw:name="Chart 93" svg:x="0.3125in" svg:y="0in" svg:width="2.54167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4" draw:id="id83" draw:style-name="a157" draw:name="Chart 95" svg:x="0.07292in" svg:y="0in" svg:width="2.95833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89">
            <draw:g draw:z-index="76" draw:name="Group 85" draw:id="id78">
              <svg:title/>
              <svg:desc/>
              <draw:custom-shape svg:x="0.38542in" svg:y="0in" svg:width="0.09364in" svg:height="0in" draw:id="id75" draw:style-name="a144" draw:name="Rectangle 86">
                <svg:title/>
                <svg:desc/>
                <text:p text:style-name="a143" text:class-names="" text:cond-style-name=""><text:span text:style-name="a14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47" draw:transform="translate(-0.04681in 0in) rotate(-3.14159) translate(0.43228in 0in)" draw:name="Rectangle 87">
                <svg:title/>
                <svg:desc/>
                <text:p text:style-name="a146" text:class-names="" text:cond-style-name=""><text:span text:style-name="a14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77" draw:style-name="a150" draw:name="Rectangle 88">
                <svg:title/>
                <svg:desc/>
                <text:p text:style-name="a149" text:class-names="" text:cond-style-name=""><text:span text:style-name="a14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0" draw:name="Group 67" draw:id="id62">
              <svg:title/>
              <svg:desc/>
              <draw:custom-shape svg:x="0.38542in" svg:y="0in" svg:width="0.09364in" svg:height="0in" draw:id="id59" draw:style-name="a113" draw:name="Rectangle 68">
                <svg:title/>
                <svg:desc/>
                <text:p text:style-name="a112" text:class-names="" text:cond-style-name=""><text:span text:style-name="a11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60" draw:style-name="a116" draw:transform="translate(-0.04681in 0in) rotate(-3.14159) translate(0.43228in 0in)" draw:name="Rectangle 69">
                <svg:title/>
                <svg:desc/>
                <text:p text:style-name="a115" text:class-names="" text:cond-style-name=""><text:span text:style-name="a11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1" draw:style-name="a119" draw:name="Rectangle 70">
                <svg:title/>
                <svg:desc/>
                <text:p text:style-name="a118" text:class-names="" text:cond-style-name=""><text:span text:style-name="a11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4" draw:name="Group 49" draw:id="id46">
              <svg:title/>
              <svg:desc/>
              <draw:custom-shape svg:x="0.38542in" svg:y="0in" svg:width="0.09364in" svg:height="0in" draw:id="id43" draw:style-name="a82" draw:name="Rectangle 50">
                <svg:title/>
                <svg:desc/>
                <text:p text:style-name="a81" text:class-names="" text:cond-style-name=""><text:span text:style-name="a8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4" draw:style-name="a85" draw:transform="translate(-0.04681in 0in) rotate(-3.14159) translate(0.43228in 0in)" draw:name="Rectangle 51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5" draw:style-name="a88" draw:name="Rectangle 52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4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2" draw:style-name="a23" draw:transform="translate(-0.04681in 0in) rotate(-3.14159) translate(0.43228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8" draw:name="Group 31" draw:id="id30">
              <svg:title/>
              <svg:desc/>
              <draw:custom-shape svg:x="0.38542in" svg:y="0in" svg:width="0.09364in" svg:height="0in" draw:id="id27" draw:style-name="a51" draw:name="Rectangle 32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8" draw:style-name="a54" draw:transform="translate(-0.04681in 0in) rotate(-3.14159) translate(0.43228in 0in)" draw:name="Rectangle 33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29" draw:style-name="a57" draw:name="Rectangle 34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0" draw:name="Group 101" draw:id="id92">
              <svg:title/>
              <svg:desc/>
              <draw:custom-shape svg:x="0.38542in" svg:y="0in" svg:width="0.09364in" svg:height="0in" draw:id="id89" draw:style-name="a173" draw:name="Rectangle 102">
                <svg:title/>
                <svg:desc/>
                <text:p text:style-name="a172" text:class-names="" text:cond-style-name=""><text:span text:style-name="a1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0" draw:style-name="a176" draw:transform="translate(-0.04681in 0in) rotate(-3.14159) translate(0.43228in 0in)" draw:name="Rectangle 103">
                <svg:title/>
                <svg:desc/>
                <text:p text:style-name="a175" text:class-names="" text:cond-style-name=""><text:span text:style-name="a1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1" draw:style-name="a179" draw:name="Rectangle 104">
                <svg:title/>
                <svg:desc/>
                <text:p text:style-name="a178" text:class-names="" text:cond-style-name=""><text:span text:style-name="a17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89"/>
          <table:table-cell office:value-type="string" table:style-name="ce90">
            <text:p>Página <text:s/>3/14</text:p>
          </table:table-cell>
          <table:table-cell table:number-columns-repeated="17" table:style-name="ce89"/>
          <table:table-cell table:style-name="ce89">
            <draw:custom-shape svg:width="0in" svg:height="0in" draw:z-index="48" draw:id="id47" draw:style-name="a91" draw:transform="translate(0in 0in) rotate(-1.5708) translate(0.41667in 0in)" draw:name="WordArt 55">
              <svg:title/>
              <svg:desc/>
              <text:p text:style-name="a90" text:class-names="" text:cond-style-name=""><text:span text:style-name="a89" text:class-names="">Mercado de Emprego</text:span></text:p>
              <draw:enhanced-geometry xmlns:dr3d="urn:oasis:names:tc:opendocument:xmlns:dr3d:1.0" draw:type="non-primitive" svg:viewBox="0 0 21600 21600" draw:extrusion-brightness="47%" draw:extrusion-depth="0.67718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67718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4" draw:id="id63" draw:style-name="a122" draw:transform="translate(0in 0in) rotate(-1.5708) translate(0.41667in 0in)" draw:name="WordArt 73">
              <svg:title/>
              <svg:desc/>
              <text:p text:style-name="a121" text:class-names="" text:cond-style-name=""><text:span text:style-name="a120" text:class-names="">Mercado de Emprego</text:span></text:p>
              <draw:enhanced-geometry xmlns:dr3d="urn:oasis:names:tc:opendocument:xmlns:dr3d:1.0" draw:type="non-primitive" svg:viewBox="0 0 21600 21600" draw:extrusion-brightness="47%" draw:extrusion-depth="0.67718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6" draw:id="id15" draw:style-name="a29" draw:transform="translate(0in 0in) rotate(-1.5708) translate(0.41667in 0in)" draw:name="WordArt 19">
              <svg:title/>
              <svg:desc/>
              <text:p text:style-name="a28" text:class-names="" text:cond-style-name=""><text:span text:style-name="a27" text:class-names="">Mercado de Emprego</text:span></text:p>
              <draw:enhanced-geometry xmlns:dr3d="urn:oasis:names:tc:opendocument:xmlns:dr3d:1.0" draw:type="non-primitive" svg:viewBox="0 0 21600 21600" draw:extrusion-brightness="47%" draw:extrusion-depth="0.67718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0" draw:id="id79" draw:style-name="a153" draw:transform="translate(0in 0in) rotate(-1.5708) translate(0.41667in 0in)" draw:name="WordArt 91">
              <svg:title/>
              <svg:desc/>
              <text:p text:style-name="a152" text:class-names="" text:cond-style-name=""><text:span text:style-name="a151" text:class-names="">Mercado de Emprego</text:span></text:p>
              <draw:enhanced-geometry xmlns:dr3d="urn:oasis:names:tc:opendocument:xmlns:dr3d:1.0" draw:type="non-primitive" svg:viewBox="0 0 21600 21600" draw:extrusion-brightness="47%" draw:extrusion-depth="0.67718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2" draw:id="id31" draw:style-name="a60" draw:transform="translate(0in 0in) rotate(-1.5708) translate(0.41667in 0in)" draw:name="WordArt 37">
              <svg:title/>
              <svg:desc/>
              <text:p text:style-name="a59" text:class-names="" text:cond-style-name=""><text:span text:style-name="a58" text:class-names="">Mercado de Emprego</text:span></text:p>
              <draw:enhanced-geometry xmlns:dr3d="urn:oasis:names:tc:opendocument:xmlns:dr3d:1.0" draw:type="non-primitive" svg:viewBox="0 0 21600 21600" draw:extrusion-brightness="47%" draw:extrusion-depth="0.67718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6">
          <table:table-cell table:style-name="ce89"/>
          <table:table-cell table:style-name="ce89">
            <draw:frame draw:z-index="97" draw:id="id96" draw:style-name="a187" draw:name="Text Box 486" svg:x="0.39583in" svg:y="0.01041in" svg:width="1.75in" svg:height="0.21875in">
              <draw:text-box>
                <text:p text:style-name="a186" text:class-names="" text:cond-style-name=""><text:span text:style-name="a185" text:class-names="">MARÇO <text:s text:c="1"/>2014, <text:s text:c="1"/>Nº 03</text:span></text:p>
              </draw:text-box>
              <svg:title/>
              <svg:desc/>
            </draw:frame>
          </table:table-cell>
          <table:table-cell table:number-columns-repeated="4" table:style-name="ce89"/>
          <table:table-cell table:style-name="ce89">
            <draw:frame draw:z-index="98" draw:id="id97" draw:style-name="a188" draw:name="Picture 487" svg:x="0.78125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7" table:style-name="ce89"/>
        </table:table-row>
        <table:table-row table:style-name="ro7">
          <table:table-cell table:number-columns-repeated="16384" table:style-name="ce91"/>
        </table:table-row>
        <table:table-row table:style-name="ro7">
          <table:table-cell table:number-columns-repeated="9" table:style-name="ce91"/>
          <table:table-cell table:style-name="ce92"/>
          <table:table-cell table:number-columns-repeated="16374" table:style-name="ce91"/>
        </table:table-row>
        <table:table-row table:style-name="ro6">
          <table:table-cell table:number-columns-repeated="16384"/>
        </table:table-row>
        <table:table-row table:style-name="ro6">
          <table:table-cell table:style-name="ce93"/>
          <table:table-cell office:value-type="string" table:number-columns-spanned="7" table:number-rows-spanned="1" table:style-name="ce128">
            <text:p>SÍNTESE</text:p>
          </table:table-cell>
          <table:covered-table-cell table:number-columns-repeated="6"/>
          <table:table-cell table:number-columns-repeated="16376" table:style-name="ce89"/>
        </table:table-row>
        <table:table-row table:style-name="ro8">
          <table:table-cell table:style-name="ce94"/>
          <table:table-cell office:value-type="string" table:style-name="ce95">
            <text:p>PORTUGAL</text:p>
          </table:table-cell>
          <table:table-cell table:number-columns-repeated="5" table:style-name="ce96"/>
          <table:table-cell table:number-columns-repeated="2" table:style-name="ce89"/>
          <table:table-cell table:style-name="ce97"/>
          <table:table-cell table:number-columns-repeated="16374"/>
        </table:table-row>
        <table:table-row table:style-name="ro7">
          <table:table-cell table:style-name="ce98"/>
          <table:table-cell table:number-columns-repeated="6" table:style-name="ce92"/>
          <table:table-cell table:style-name="ce99"/>
          <table:table-cell table:style-name="ce89"/>
          <table:table-cell table:style-name="ce97"/>
          <table:table-cell table:number-columns-repeated="16374"/>
        </table:table-row>
        <table:table-row table:style-name="ro9">
          <table:table-cell table:style-name="ce100"/>
          <table:table-cell table:style-name="ce92"/>
          <table:table-cell table:style-name="ce101"/>
          <table:table-cell office:value-type="string" table:number-columns-spanned="2" table:number-rows-spanned="1" table:style-name="ce129">
            <text:p>var. %</text:p>
          </table:table-cell>
          <table:covered-table-cell/>
          <table:table-cell table:style-name="ce102"/>
          <table:table-cell office:value-type="string" table:style-name="ce102">
            <text:p>MAI.13 / ABR.14</text:p>
          </table:table-cell>
          <table:table-cell table:number-columns-repeated="16377" table:style-name="ce89"/>
        </table:table-row>
        <table:table-row table:style-name="ro10">
          <table:table-cell table:style-name="ce100"/>
          <table:table-cell table:style-name="ce92"/>
          <table:table-cell office:value-type="string" table:style-name="ce103">
            <text:p>ABRIL 2014</text:p>
          </table:table-cell>
          <table:table-cell office:value-type="string" table:style-name="ce104">
            <text:p>mês homólogo</text:p>
          </table:table-cell>
          <table:table-cell office:value-type="string" table:style-name="ce104">
            <text:p>mês anterior</text:p>
          </table:table-cell>
          <table:table-cell table:style-name="ce104"/>
          <table:table-cell office:value-type="string" table:style-name="ce104">
            <text:p>média<text:s/></text:p>
          </table:table-cell>
          <table:table-cell table:style-name="ce105"/>
          <table:table-cell table:number-columns-repeated="16" table:style-name="ce89"/>
          <table:table-cell table:style-name="ce89">
            <draw:custom-shape svg:width="8.91667in" svg:height="0in" draw:z-index="96" draw:id="id95" draw:style-name="a184" draw:transform="translate(-4.45833in 0in) rotate(-1.5708) translate(0.41667in 4.45837in)" draw:name="WordArt 109">
              <svg:title/>
              <svg:desc/>
              <text:p text:style-name="a183" text:class-names="" text:cond-style-name=""><text:span text:style-name="a182" text:class-names="">Mercado de Emprego</text:span></text:p>
              <draw:enhanced-geometry xmlns:dr3d="urn:oasis:names:tc:opendocument:xmlns:dr3d:1.0" draw:type="non-primitive" svg:viewBox="0 0 21600 21600" draw:extrusion-brightness="47%" draw:extrusion-depth="0.67718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94"/>
          <table:table-cell office:value-type="string" table:style-name="ce106">
            <text:p>FIM DO MÊS</text:p>
          </table:table-cell>
          <table:table-cell table:number-columns-repeated="5" table:style-name="ce101"/>
          <table:table-cell table:style-name="ce107"/>
          <table:table-cell table:number-columns-repeated="16376" table:style-name="ce89"/>
        </table:table-row>
        <table:table-row table:style-name="ro7">
          <table:table-cell table:style-name="ce108"/>
          <table:table-cell office:value-type="string" table:style-name="ce101">
            <text:p>Pedidos de emprego</text:p>
          </table:table-cell>
          <table:table-cell office:value-type="float" office:value="924330" table:style-name="ce109">
            <text:p>924 330<text:s text:c="10"/></text:p>
          </table:table-cell>
          <table:table-cell office:value-type="float" office:value="2.539156750136712" table:style-name="ce110">
            <text:p>+2,5<text:s text:c="13"/></text:p>
          </table:table-cell>
          <table:table-cell office:value-type="float" office:value="-1.3372357390340994" table:style-name="ce111">
            <text:p>-1,3<text:s text:c="13"/></text:p>
          </table:table-cell>
          <table:table-cell table:style-name="ce112"/>
          <table:table-cell office:value-type="float" office:value="907760.08333333337" table:style-name="ce113">
            <text:p>907 760<text:s text:c="11"/></text:p>
          </table:table-cell>
          <table:table-cell table:number-columns-repeated="16377" table:style-name="ce89"/>
        </table:table-row>
        <table:table-row table:style-name="ro7">
          <table:table-cell table:style-name="ce105"/>
          <table:table-cell office:value-type="string" table:style-name="ce101">
            <text:p>Desemprego registado</text:p>
          </table:table-cell>
          <table:table-cell office:value-type="float" office:value="668023" table:style-name="ce109">
            <text:p>668 023<text:s text:c="10"/></text:p>
          </table:table-cell>
          <table:table-cell office:value-type="float" office:value="-8.3030890362821737" table:style-name="ce110">
            <text:p>-8,3<text:s text:c="13"/></text:p>
          </table:table-cell>
          <table:table-cell office:value-type="float" office:value="-3.1605117239879661" table:style-name="ce110">
            <text:p>-3,2<text:s text:c="13"/></text:p>
          </table:table-cell>
          <table:table-cell table:style-name="ce112"/>
          <table:table-cell office:value-type="float" office:value="692932.08333333337" table:style-name="ce113">
            <text:p>692 932<text:s text:c="11"/></text:p>
          </table:table-cell>
          <table:table-cell table:style-name="ce114"/>
          <table:table-cell table:number-columns-repeated="16376" table:style-name="ce89"/>
        </table:table-row>
        <table:table-row table:style-name="ro7">
          <table:table-cell table:style-name="ce115"/>
          <table:table-cell office:value-type="string" table:style-name="ce101">
            <text:p>Ofertas de emprego</text:p>
          </table:table-cell>
          <table:table-cell office:value-type="float" office:value="20471" table:style-name="ce109">
            <text:p>20 471<text:s text:c="10"/></text:p>
          </table:table-cell>
          <table:table-cell office:value-type="float" office:value="54.137489646863941" table:style-name="ce110">
            <text:p>+54,1<text:s text:c="13"/></text:p>
          </table:table-cell>
          <table:table-cell office:value-type="float" office:value="0.72328281834283814" table:style-name="ce110">
            <text:p>+0,7<text:s text:c="13"/></text:p>
          </table:table-cell>
          <table:table-cell table:style-name="ce112"/>
          <table:table-cell office:value-type="float" office:value="18197.5" table:style-name="ce113">
            <text:p>18 198<text:s text:c="11"/></text:p>
          </table:table-cell>
          <table:table-cell table:style-name="ce114"/>
          <table:table-cell table:number-columns-repeated="16376" table:style-name="ce89"/>
        </table:table-row>
        <table:table-row table:style-name="ro7">
          <table:table-cell table:style-name="ce115"/>
          <table:table-cell table:style-name="ce101"/>
          <table:table-cell table:style-name="ce109"/>
          <table:table-cell table:number-columns-repeated="2" table:style-name="ce110"/>
          <table:table-cell table:style-name="ce112"/>
          <table:table-cell table:style-name="ce113"/>
          <table:table-cell table:style-name="ce114"/>
          <table:table-cell table:number-columns-repeated="16376" table:style-name="ce89"/>
        </table:table-row>
        <table:table-row table:style-name="ro7">
          <table:table-cell table:style-name="ce116"/>
          <table:table-cell office:value-type="string" table:style-name="ce106">
            <text:p>LONGO DO MÊS</text:p>
          </table:table-cell>
          <table:table-cell table:style-name="ce109"/>
          <table:table-cell table:number-columns-repeated="2" table:style-name="ce110"/>
          <table:table-cell table:style-name="ce112"/>
          <table:table-cell table:style-name="ce113"/>
          <table:table-cell table:style-name="ce114"/>
          <table:table-cell table:number-columns-repeated="16376" table:style-name="ce89"/>
        </table:table-row>
        <table:table-row table:style-name="ro7">
          <table:table-cell table:style-name="ce115"/>
          <table:table-cell office:value-type="string" table:style-name="ce101">
            <text:p>Pedidos de emprego</text:p>
          </table:table-cell>
          <table:table-cell office:value-type="float" office:value="55324" table:style-name="ce109">
            <text:p>55 324<text:s text:c="10"/></text:p>
          </table:table-cell>
          <table:table-cell office:value-type="float" office:value="-8.4948726430697974" table:style-name="ce110">
            <text:p>-8,5<text:s text:c="13"/></text:p>
          </table:table-cell>
          <table:table-cell office:value-type="float" office:value="-6.1095648632136346" table:style-name="ce110">
            <text:p>-6,1<text:s text:c="13"/></text:p>
          </table:table-cell>
          <table:table-cell table:style-name="ce112"/>
          <table:table-cell office:value-type="float" office:value="65647.583333333328" table:style-name="ce113">
            <text:p>65 648<text:s text:c="11"/></text:p>
          </table:table-cell>
          <table:table-cell table:style-name="ce114"/>
          <table:table-cell table:number-columns-repeated="16376"/>
        </table:table-row>
        <table:table-row table:style-name="ro7">
          <table:table-cell table:style-name="ce115"/>
          <table:table-cell office:value-type="string" table:style-name="ce101">
            <text:p>Desempregados</text:p>
          </table:table-cell>
          <table:table-cell office:value-type="float" office:value="52611" table:style-name="ce109">
            <text:p>52 611<text:s text:c="10"/></text:p>
          </table:table-cell>
          <table:table-cell office:value-type="float" office:value="-9.2788660504897251" table:style-name="ce110">
            <text:p>-9,3<text:s text:c="13"/></text:p>
          </table:table-cell>
          <table:table-cell office:value-type="float" office:value="-6.1690743713215568" table:style-name="ce110">
            <text:p>-6,2<text:s text:c="13"/></text:p>
          </table:table-cell>
          <table:table-cell table:style-name="ce112"/>
          <table:table-cell office:value-type="float" office:value="62960.75" table:style-name="ce113">
            <text:p>62 961<text:s text:c="11"/></text:p>
          </table:table-cell>
          <table:table-cell table:style-name="ce114"/>
          <table:table-cell table:number-columns-repeated="16376"/>
        </table:table-row>
        <table:table-row table:style-name="ro7">
          <table:table-cell table:style-name="ce115"/>
          <table:table-cell office:value-type="string" table:style-name="ce101">
            <text:p>Ofertas de emprego</text:p>
          </table:table-cell>
          <table:table-cell office:value-type="float" office:value="14123" table:style-name="ce109">
            <text:p>14 123<text:s text:c="10"/></text:p>
          </table:table-cell>
          <table:table-cell office:value-type="float" office:value="21.540447504302932" table:style-name="ce110">
            <text:p>+21,5<text:s text:c="13"/></text:p>
          </table:table-cell>
          <table:table-cell office:value-type="float" office:value="-7.1771278343739766" table:style-name="ce110">
            <text:p>-7,2<text:s text:c="13"/></text:p>
          </table:table-cell>
          <table:table-cell table:style-name="ce112"/>
          <table:table-cell office:value-type="float" office:value="13324.5" table:style-name="ce113">
            <text:p>13 325<text:s text:c="11"/></text:p>
          </table:table-cell>
          <table:table-cell table:style-name="ce114"/>
          <table:table-cell table:number-columns-repeated="16376"/>
        </table:table-row>
        <table:table-row table:style-name="ro7">
          <table:table-cell table:style-name="ce89"/>
          <table:table-cell office:value-type="string" table:style-name="ce101">
            <text:p>Colocações</text:p>
          </table:table-cell>
          <table:table-cell office:value-type="float" office:value="9458" table:style-name="ce109">
            <text:p>9 458<text:s text:c="10"/></text:p>
          </table:table-cell>
          <table:table-cell office:value-type="float" office:value="26.73187726115502" table:style-name="ce110">
            <text:p>+26,7<text:s text:c="13"/></text:p>
          </table:table-cell>
          <table:table-cell office:value-type="float" office:value="8.812701334560515" table:style-name="ce110">
            <text:p>+8,8<text:s text:c="13"/></text:p>
          </table:table-cell>
          <table:table-cell table:style-name="ce112"/>
          <table:table-cell office:value-type="float" office:value="7998" table:style-name="ce113">
            <text:p>7 998<text:s text:c="11"/></text:p>
          </table:table-cell>
          <table:table-cell table:style-name="ce114"/>
          <table:table-cell table:number-columns-repeated="16376"/>
        </table:table-row>
        <table:table-row table:style-name="ro6">
          <table:table-cell table:style-name="ce89"/>
          <table:table-cell table:style-name="ce7"/>
          <table:table-cell table:style-name="ce117"/>
          <table:table-cell table:number-columns-repeated="3" table:style-name="ce118"/>
          <table:table-cell table:style-name="ce117"/>
          <table:table-cell table:style-name="ce114"/>
          <table:table-cell table:number-columns-repeated="16376"/>
        </table:table-row>
        <table:table-row table:style-name="ro6">
          <table:table-cell table:style-name="ce89"/>
          <table:table-cell table:style-name="ce119"/>
          <table:table-cell table:style-name="ce117"/>
          <table:table-cell table:number-columns-repeated="3" table:style-name="ce118"/>
          <table:table-cell table:style-name="ce117"/>
          <table:table-cell table:style-name="ce114"/>
          <table:table-cell table:number-columns-repeated="16376"/>
        </table:table-row>
        <table:table-row table:style-name="ro6">
          <table:table-cell table:style-name="ce108"/>
          <table:table-cell table:number-columns-repeated="6" table:style-name="ce99"/>
          <table:table-cell table:style-name="ce120"/>
          <table:table-cell table:number-columns-repeated="16376"/>
        </table:table-row>
        <table:table-row table:style-name="ro6">
          <table:table-cell table:style-name="ce89"/>
          <table:table-cell table:number-columns-spanned="7" table:number-rows-spanned="1" table:style-name="ce130"/>
          <table:covered-table-cell table:number-columns-repeated="6"/>
          <table:table-cell table:number-columns-repeated="16376"/>
        </table:table-row>
        <table:table-row table:style-name="ro6">
          <table:table-cell table:number-columns-repeated="7" table:style-name="ce89"/>
          <table:table-cell table:style-name="ce114"/>
          <table:table-cell table:number-columns-repeated="16376"/>
        </table:table-row>
        <table:table-row table:number-rows-repeated="3" table:style-name="ro6">
          <table:table-cell table:style-name="ce89"/>
          <table:table-cell table:style-name="ce121"/>
          <table:table-cell table:style-name="ce122"/>
          <table:table-cell table:number-columns-repeated="3" table:style-name="ce123"/>
          <table:table-cell table:number-columns-repeated="2" table:style-name="ce114"/>
          <table:table-cell table:number-columns-repeated="16376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 table:style-name="ce89"/>
          <table:table-cell table:number-columns-repeated="7" table:style-name="ce124"/>
          <table:table-cell table:number-columns-repeated="16376"/>
        </table:table-row>
        <table:table-row table:style-name="ro6">
          <table:table-cell/>
          <table:table-cell table:number-columns-repeated="7" table:style-name="ce124"/>
          <table:table-cell table:number-columns-repeated="2" table:style-name="ce89"/>
          <table:table-cell table:number-columns-repeated="2" table:style-name="ce121"/>
          <table:table-cell table:number-columns-repeated="16372"/>
        </table:table-row>
        <table:table-row table:number-rows-repeated="7" table:style-name="ro6">
          <table:table-cell/>
          <table:table-cell table:number-columns-repeated="9" table:style-name="ce89"/>
          <table:table-cell table:number-columns-repeated="2" table:style-name="ce121"/>
          <table:table-cell table:number-columns-repeated="16372"/>
        </table:table-row>
        <table:table-row table:style-name="ro6">
          <table:table-cell/>
          <table:table-cell table:number-columns-repeated="7" table:style-name="ce125"/>
          <table:table-cell table:number-columns-repeated="16376" table:style-name="ce89"/>
        </table:table-row>
        <table:table-row table:number-rows-repeated="2" table:style-name="ro6">
          <table:table-cell table:number-columns-repeated="16384"/>
        </table:table-row>
        <table:table-row table:number-rows-repeated="5" table:style-name="ro6">
          <table:table-cell/>
          <table:table-cell table:number-columns-repeated="9" table:style-name="ce89"/>
          <table:table-cell table:number-columns-repeated="2" table:style-name="ce121"/>
          <table:table-cell table:number-columns-repeated="16372"/>
        </table:table-row>
        <table:table-row table:number-rows-repeated="3" table:style-name="ro6">
          <table:table-cell table:number-columns-repeated="10" table:style-name="ce89"/>
          <table:table-cell table:number-columns-repeated="2" table:style-name="ce121"/>
          <table:table-cell table:number-columns-repeated="16372"/>
        </table:table-row>
        <table:table-row table:number-rows-repeated="9" table:style-name="ro6">
          <table:table-cell table:number-columns-repeated="16384"/>
        </table:table-row>
        <table:table-row table:style-name="ro6">
          <table:table-cell table:style-name="ce126"/>
          <table:table-cell table:number-columns-repeated="16383" table:style-name="ce89"/>
        </table:table-row>
        <table:table-row table:style-name="ro6">
          <table:table-cell table:style-name="ce126"/>
          <table:table-cell table:number-columns-repeated="3" table:style-name="ce89"/>
          <table:table-cell table:number-columns-repeated="2" table:style-name="ce127"/>
          <table:table-cell table:number-columns-repeated="16378" table:style-name="ce89"/>
        </table:table-row>
        <table:table-row table:number-rows-repeated="1048514" table:style-name="ro6">
          <table:table-cell table:number-columns-repeated="16384"/>
        </table:table-row>
      </table:table>
      <table:table table:name="QI" table:style-name="ta5" table:print-ranges="QI.B1:QI.K58">
        <table:table-column table:style-name="co15" table:default-cell-style-name="ce131"/>
        <table:table-column table:style-name="co29" table:default-cell-style-name="ce131"/>
        <table:table-column table:style-name="co30" table:default-cell-style-name="ce131"/>
        <table:table-column table:style-name="co10" table:default-cell-style-name="ce131"/>
        <table:table-column table:style-name="co31" table:default-cell-style-name="ce131"/>
        <table:table-column table:style-name="co32" table:default-cell-style-name="ce131"/>
        <table:table-column table:style-name="co19" table:default-cell-style-name="ce131"/>
        <table:table-column table:style-name="co33" table:default-cell-style-name="ce131"/>
        <table:table-column table:style-name="co34" table:default-cell-style-name="ce131"/>
        <table:table-column table:style-name="co35" table:default-cell-style-name="ce131"/>
        <table:table-column table:style-name="co33" table:default-cell-style-name="ce131"/>
        <table:table-column table:style-name="co28" table:number-columns-repeated="16373" table:default-cell-style-name="ce131"/>
        <table:table-row table:style-name="ro11">
          <table:table-cell/>
          <table:table-cell table:number-columns-repeated="16383" table:style-name="ce131"/>
        </table:table-row>
        <table:table-row table:style-name="ro2">
          <table:table-cell/>
          <table:table-cell table:style-name="ce132">
            <draw:frame draw:z-index="2" draw:id="id101" draw:style-name="a199" draw:name="Text Box 122" svg:x="0.11458in" svg:y="0.02083in" svg:width="0.97917in" svg:height="0.29167in">
              <draw:text-box>
                <text:p text:style-name="a196" text:class-names="" text:cond-style-name=""><text:span text:style-name="a194" text:class-names="">Página <text:s text:c="1"/>4/14</text:span><text:span text:style-name="a195" text:class-names=""/></text:p>
                <text:p text:style-name="a198" text:class-names="" text:cond-style-name=""><text:span text:style-name="a197" text:class-names=""/></text:p>
              </draw:text-box>
              <svg:title/>
              <svg:desc/>
            </draw:frame>
          </table:table-cell>
          <table:table-cell table:number-columns-repeated="3" table:style-name="ce132"/>
          <table:table-cell table:style-name="ce132">
            <draw:frame draw:z-index="1" draw:id="id100" draw:style-name="a193" draw:name="Picture 453" svg:x="0.16667in" svg:y="0.13542in" svg:width="2.5625in" svg:height="0.53125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5" table:style-name="ce132"/>
          <table:table-cell table:number-columns-repeated="16373" table:style-name="ce131"/>
        </table:table-row>
        <table:table-row table:style-name="ro7">
          <table:table-cell/>
          <table:table-cell table:style-name="ce132">
            <draw:frame draw:z-index="3" draw:id="id102" draw:style-name="a200" draw:name="Picture 452" svg:x="0.09375in" svg:y="0.14583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3" table:style-name="ce132"/>
          <table:table-cell table:style-name="ce132">
            <draw:frame draw:z-index="4" draw:id="id103" draw:style-name="a205" draw:name="Text Box 454" svg:x="0.46875in" svg:y="0.07292in" svg:width="1.75in" svg:height="0.20833in">
              <draw:text-box>
                <text:p text:style-name="a202" text:class-names="" text:cond-style-name=""><text:span text:style-name="a201" text:class-names="">ABRIL 2014, <text:s text:c="1"/>Nº 04</text:span></text:p>
                <text:p text:style-name="a204" text:class-names="" text:cond-style-name=""><text:span text:style-name="a203" text:class-names=""/></text:p>
              </draw:text-box>
              <svg:title/>
              <svg:desc/>
            </draw:frame>
          </table:table-cell>
          <table:table-cell table:number-columns-repeated="5" table:style-name="ce132"/>
          <table:table-cell table:number-columns-repeated="16373" table:style-name="ce131"/>
        </table:table-row>
        <table:table-row table:style-name="ro7">
          <table:table-cell/>
          <table:table-cell table:number-columns-repeated="10" table:style-name="ce132"/>
          <table:table-cell table:number-columns-repeated="16373" table:style-name="ce131"/>
        </table:table-row>
        <table:table-row table:style-name="ro2">
          <table:table-cell/>
          <table:table-cell table:number-columns-repeated="10" table:style-name="ce132"/>
          <table:table-cell table:number-columns-repeated="16373" table:style-name="ce131"/>
        </table:table-row>
        <table:table-row table:style-name="ro12">
          <table:table-cell/>
          <table:table-cell office:value-type="string" table:number-columns-spanned="10" table:number-rows-spanned="1" table:style-name="ce179">
            <text:p>QUADRO I - PEDIDOS DE EMPREGO</text:p>
          </table:table-cell>
          <table:covered-table-cell table:number-columns-repeated="9"/>
          <table:table-cell table:number-columns-repeated="16373" table:style-name="ce131"/>
        </table:table-row>
        <table:table-row table:style-name="ro2">
          <table:table-cell/>
          <table:table-cell office:value-type="string" table:number-columns-spanned="10" table:number-rows-spanned="1" table:style-name="ce180">
            <text:p>Situação no fim dos meses</text:p>
          </table:table-cell>
          <table:covered-table-cell table:number-columns-repeated="9"/>
          <table:table-cell table:number-columns-repeated="16373" table:style-name="ce131"/>
        </table:table-row>
        <table:table-row table:style-name="ro11">
          <table:table-cell/>
          <table:table-cell table:style-name="ce133"/>
          <table:table-cell table:number-columns-repeated="9" table:style-name="ce134"/>
          <table:table-cell table:number-columns-repeated="16373" table:style-name="ce131"/>
        </table:table-row>
        <table:table-row table:style-name="ro2">
          <table:table-cell/>
          <table:table-cell office:value-type="string" table:style-name="ce135">
            <text:p>PORTUGAL</text:p>
          </table:table-cell>
          <table:table-cell table:number-columns-repeated="9" table:style-name="ce132"/>
          <table:table-cell table:number-columns-repeated="16373" table:style-name="ce131"/>
        </table:table-row>
        <table:table-row table:style-name="ro13">
          <table:table-cell/>
          <table:table-cell table:style-name="ce132"/>
          <table:table-cell table:style-name="ce136"/>
          <table:table-cell table:number-columns-repeated="8" table:style-name="ce132"/>
          <table:table-cell table:number-columns-repeated="16373" table:style-name="ce131"/>
        </table:table-row>
        <table:table-row table:style-name="ro14">
          <table:table-cell table:style-name="ce137"/>
          <table:table-cell table:style-name="ce138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37"/>
        </table:table-row>
        <table:table-row table:style-name="ro15">
          <table:table-cell table:style-name="ce137"/>
          <table:table-cell table:style-name="ce141"/>
          <table:table-cell office:value-type="string" table:style-name="ce142">
            <text:p>ABRIL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ABRIL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6" table:style-name="ce146"/>
          <table:table-cell table:number-columns-repeated="16367" table:style-name="ce137"/>
        </table:table-row>
        <table:table-row table:style-name="ro16">
          <table:table-cell/>
          <table:table-cell office:value-type="string" table:style-name="ce147">
            <text:p>PEDIDOS DE EMPREGO</text:p>
          </table:table-cell>
          <table:table-cell office:value-type="float" office:value="901441" table:style-name="ce148">
            <text:p>901 441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936858" table:style-name="ce150">
            <text:p>936 858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924330" table:style-name="ce150">
            <text:p>924 330</text:p>
          </table:table-cell>
          <table:table-cell office:value-type="float" office:value="99.999999999999986" table:style-name="ce151">
            <text:p>100,0<text:s text:c="5"/></text:p>
          </table:table-cell>
          <table:table-cell table:style-name="ce149"/>
          <table:table-cell office:value-type="float" office:value="2.539156750136712" table:style-name="ce152">
            <text:p>+2,5<text:s text:c="3"/></text:p>
          </table:table-cell>
          <table:table-cell office:value-type="float" office:value="-1.3372357390340994" table:style-name="ce152">
            <text:p>-1,3<text:s text:c="3"/></text:p>
          </table:table-cell>
          <table:table-cell table:style-name="ce153"/>
          <table:table-cell table:style-name="ce131"/>
          <table:table-cell table:number-columns-repeated="4" table:style-name="ce154"/>
          <table:table-cell table:number-columns-repeated="16367"/>
        </table:table-row>
        <table:table-row table:style-name="ro7">
          <table:table-cell/>
          <table:table-cell office:value-type="string" table:style-name="ce137">
            <text:p><text:s text:c="7"/>Desemprego registado</text:p>
          </table:table-cell>
          <table:table-cell office:value-type="float" office:value="728512" table:style-name="ce155">
            <text:p>728 512</text:p>
          </table:table-cell>
          <table:table-cell office:value-type="float" office:value="80.816381770964483" table:style-name="ce156">
            <text:p>80,8<text:s text:c="5"/></text:p>
          </table:table-cell>
          <table:table-cell office:value-type="float" office:value="689825" table:style-name="ce157">
            <text:p>689 825</text:p>
          </table:table-cell>
          <table:table-cell office:value-type="float" office:value="73.631756360088715" table:style-name="ce156">
            <text:p>73,6<text:s text:c="5"/></text:p>
          </table:table-cell>
          <table:table-cell office:value-type="float" office:value="668023" table:style-name="ce157">
            <text:p>668 023</text:p>
          </table:table-cell>
          <table:table-cell office:value-type="float" office:value="72.271050382439171" table:style-name="ce156">
            <text:p>72,3<text:s text:c="5"/></text:p>
          </table:table-cell>
          <table:table-cell table:style-name="ce156"/>
          <table:table-cell office:value-type="float" office:value="-8.3030890362821737" table:style-name="ce158">
            <text:p>-8,3<text:s text:c="3"/></text:p>
          </table:table-cell>
          <table:table-cell office:value-type="float" office:value="-3.1605117239879661" table:style-name="ce158">
            <text:p>-3,2<text:s text:c="3"/></text:p>
          </table:table-cell>
          <table:table-cell table:style-name="ce154"/>
          <table:table-cell table:number-columns-repeated="3" table:style-name="ce159"/>
          <table:table-cell table:number-columns-repeated="2" table:style-name="ce154"/>
          <table:table-cell table:number-columns-repeated="16367"/>
        </table:table-row>
        <table:table-row table:style-name="ro7">
          <table:table-cell/>
          <table:table-cell office:value-type="string" table:style-name="ce137">
            <text:p><text:s text:c="7"/>Empregados</text:p>
          </table:table-cell>
          <table:table-cell office:value-type="float" office:value="57560" table:style-name="ce155">
            <text:p>57 560</text:p>
          </table:table-cell>
          <table:table-cell office:value-type="float" office:value="6.3853319296548525" table:style-name="ce156">
            <text:p>6,4<text:s text:c="5"/></text:p>
          </table:table-cell>
          <table:table-cell office:value-type="float" office:value="65673" table:style-name="ce157">
            <text:p>65 673</text:p>
          </table:table-cell>
          <table:table-cell office:value-type="float" office:value="7.0099203934854595" table:style-name="ce156">
            <text:p>7,0<text:s text:c="5"/></text:p>
          </table:table-cell>
          <table:table-cell office:value-type="float" office:value="66475" table:style-name="ce157">
            <text:p>66 475</text:p>
          </table:table-cell>
          <table:table-cell office:value-type="float" office:value="7.1916956065474453" table:style-name="ce156">
            <text:p>7,2<text:s text:c="5"/></text:p>
          </table:table-cell>
          <table:table-cell table:style-name="ce156"/>
          <table:table-cell office:value-type="float" office:value="15.488186240444747" table:style-name="ce158">
            <text:p>+15,5<text:s text:c="3"/></text:p>
          </table:table-cell>
          <table:table-cell office:value-type="float" office:value="1.2212020160492045" table:style-name="ce158">
            <text:p>+1,2<text:s text:c="3"/></text:p>
          </table:table-cell>
          <table:table-cell table:style-name="ce154"/>
          <table:table-cell table:number-columns-repeated="3" table:style-name="ce159"/>
          <table:table-cell table:number-columns-repeated="2" table:style-name="ce154"/>
          <table:table-cell table:number-columns-repeated="16367"/>
        </table:table-row>
        <table:table-row table:style-name="ro7">
          <table:table-cell/>
          <table:table-cell office:value-type="string" table:style-name="ce137">
            <text:p><text:s text:c="7"/>Ocupados</text:p>
          </table:table-cell>
          <table:table-cell office:value-type="float" office:value="96743" table:style-name="ce155">
            <text:p>96 743</text:p>
          </table:table-cell>
          <table:table-cell office:value-type="float" office:value="10.73203903527796" table:style-name="ce156">
            <text:p>10,7<text:s text:c="5"/></text:p>
          </table:table-cell>
          <table:table-cell office:value-type="float" office:value="161371" table:style-name="ce157">
            <text:p>161 371</text:p>
          </table:table-cell>
          <table:table-cell office:value-type="float" office:value="17.224702142693985" table:style-name="ce156">
            <text:p>17,2<text:s text:c="5"/></text:p>
          </table:table-cell>
          <table:table-cell office:value-type="float" office:value="169408" table:style-name="ce157">
            <text:p>169 408</text:p>
          </table:table-cell>
          <table:table-cell office:value-type="float" office:value="18.327653543647831" table:style-name="ce156">
            <text:p>18,3<text:s text:c="5"/></text:p>
          </table:table-cell>
          <table:table-cell table:style-name="ce156"/>
          <table:table-cell office:value-type="float" office:value="75.111377567369203" table:style-name="ce158">
            <text:p>+75,1<text:s text:c="3"/></text:p>
          </table:table-cell>
          <table:table-cell office:value-type="float" office:value="4.9804487795204864" table:style-name="ce158">
            <text:p>+5,0<text:s text:c="3"/></text:p>
          </table:table-cell>
          <table:table-cell table:style-name="ce154"/>
          <table:table-cell table:number-columns-repeated="3" table:style-name="ce159"/>
          <table:table-cell table:number-columns-repeated="2" table:style-name="ce154"/>
          <table:table-cell table:number-columns-repeated="16367"/>
        </table:table-row>
        <table:table-row table:style-name="ro7">
          <table:table-cell/>
          <table:table-cell office:value-type="string" table:style-name="ce137">
            <text:p><text:s text:c="7"/>Indisponíveis temporariamente</text:p>
          </table:table-cell>
          <table:table-cell office:value-type="float" office:value="18626" table:style-name="ce155">
            <text:p>18 626</text:p>
          </table:table-cell>
          <table:table-cell office:value-type="float" office:value="2.0662472641026981" table:style-name="ce156">
            <text:p>2,1<text:s text:c="5"/></text:p>
          </table:table-cell>
          <table:table-cell office:value-type="float" office:value="19989" table:style-name="ce157">
            <text:p>19 989</text:p>
          </table:table-cell>
          <table:table-cell office:value-type="float" office:value="2.1336211037318353" table:style-name="ce156">
            <text:p>2,1<text:s text:c="5"/></text:p>
          </table:table-cell>
          <table:table-cell office:value-type="float" office:value="20424" table:style-name="ce157">
            <text:p>20 424</text:p>
          </table:table-cell>
          <table:table-cell office:value-type="float" office:value="2.2096004673655512" table:style-name="ce156">
            <text:p>2,2<text:s text:c="5"/></text:p>
          </table:table-cell>
          <table:table-cell table:style-name="ce156"/>
          <table:table-cell office:value-type="float" office:value="9.6531729840008609" table:style-name="ce158">
            <text:p>+9,7<text:s text:c="3"/></text:p>
          </table:table-cell>
          <table:table-cell office:value-type="float" office:value="2.1761969082995591" table:style-name="ce158">
            <text:p>+2,2<text:s text:c="3"/></text:p>
          </table:table-cell>
          <table:table-cell table:style-name="ce154"/>
          <table:table-cell table:number-columns-repeated="3" table:style-name="ce159"/>
          <table:table-cell table:number-columns-repeated="2" table:style-name="ce154"/>
          <table:table-cell table:number-columns-repeated="16367"/>
        </table:table-row>
        <table:table-row table:style-name="ro1">
          <table:table-cell/>
          <table:table-cell table:style-name="ce147"/>
          <table:table-cell table:style-name="ce160"/>
          <table:table-cell table:style-name="ce161"/>
          <table:table-cell office:value-type="string" table:style-name="ce162">
            <text:p><text:s/></text:p>
          </table:table-cell>
          <table:table-cell table:style-name="ce161"/>
          <table:table-cell table:style-name="ce162"/>
          <table:table-cell table:number-columns-repeated="2" table:style-name="ce161"/>
          <table:table-cell table:number-columns-repeated="2" table:style-name="ce163"/>
          <table:table-cell table:number-columns-repeated="6" table:style-name="ce154"/>
          <table:table-cell table:number-columns-repeated="16367"/>
        </table:table-row>
        <table:table-row table:style-name="ro14">
          <table:table-cell table:style-name="ce164"/>
          <table:table-cell office:value-type="string" table:style-name="ce147">
            <text:p><text:s text:c="7"/>Desemprego registado</text:p>
          </table:table-cell>
          <table:table-cell office:value-type="float" office:value="728512" table:style-name="ce148">
            <text:p>728 512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689825" table:style-name="ce165">
            <text:p>689 825</text:p>
          </table:table-cell>
          <table:table-cell office:value-type="float" office:value="99.999999999999986" table:style-name="ce149">
            <text:p>100,0<text:s text:c="5"/></text:p>
          </table:table-cell>
          <table:table-cell office:value-type="float" office:value="668023" table:style-name="ce165">
            <text:p>668 023</text:p>
          </table:table-cell>
          <table:table-cell office:value-type="float" office:value="100" table:style-name="ce149">
            <text:p>100,0<text:s text:c="5"/></text:p>
          </table:table-cell>
          <table:table-cell table:style-name="ce149"/>
          <table:table-cell office:value-type="float" office:value="-8.3030890362821737" table:style-name="ce152">
            <text:p>-8,3<text:s text:c="3"/></text:p>
          </table:table-cell>
          <table:table-cell office:value-type="float" office:value="-3.1605117239879661" table:style-name="ce152">
            <text:p>-3,2<text:s text:c="3"/></text:p>
          </table:table-cell>
          <table:table-cell table:number-columns-repeated="2" table:style-name="ce164"/>
          <table:table-cell table:number-columns-repeated="4" table:style-name="ce166"/>
          <table:table-cell table:number-columns-repeated="16367" table:style-name="ce164"/>
        </table:table-row>
        <table:table-row table:style-name="ro17">
          <table:table-cell table:style-name="ce164"/>
          <table:table-cell office:value-type="string" table:style-name="ce167">
            <text:p><text:s text:c="13"/>Homens</text:p>
          </table:table-cell>
          <table:table-cell office:value-type="float" office:value="363004" table:style-name="ce157">
            <text:p>363 004</text:p>
          </table:table-cell>
          <table:table-cell office:value-type="float" office:value="49.828142844592819" table:style-name="ce156">
            <text:p>49,8<text:s text:c="5"/></text:p>
          </table:table-cell>
          <table:table-cell office:value-type="float" office:value="339137" table:style-name="ce157">
            <text:p>339 137</text:p>
          </table:table-cell>
          <table:table-cell office:value-type="float" office:value="49.162758670677349" table:style-name="ce156">
            <text:p>49,2<text:s text:c="5"/></text:p>
          </table:table-cell>
          <table:table-cell office:value-type="float" office:value="328201" table:style-name="ce157">
            <text:p>328 201</text:p>
          </table:table-cell>
          <table:table-cell office:value-type="float" office:value="49.130194619047543" table:style-name="ce156">
            <text:p>49,1<text:s text:c="5"/></text:p>
          </table:table-cell>
          <table:table-cell table:style-name="ce149"/>
          <table:table-cell office:value-type="float" office:value="-9.5874976584280063" table:style-name="ce158">
            <text:p>-9,6<text:s text:c="3"/></text:p>
          </table:table-cell>
          <table:table-cell office:value-type="float" office:value="-3.2246555226943627" table:style-name="ce158">
            <text:p>-3,2<text:s text:c="3"/></text:p>
          </table:table-cell>
          <table:table-cell table:style-name="ce168"/>
          <table:table-cell table:style-name="ce164"/>
          <table:table-cell table:number-columns-repeated="4" table:style-name="ce166"/>
          <table:table-cell table:number-columns-repeated="16367" table:style-name="ce164"/>
        </table:table-row>
        <table:table-row table:style-name="ro10">
          <table:table-cell table:style-name="ce164"/>
          <table:table-cell office:value-type="string" table:style-name="ce137">
            <text:p><text:s text:c="13"/>Mulheres</text:p>
          </table:table-cell>
          <table:table-cell office:value-type="float" office:value="365508" table:style-name="ce155">
            <text:p>365 508</text:p>
          </table:table-cell>
          <table:table-cell office:value-type="float" office:value="50.171857155407181" table:style-name="ce156">
            <text:p>50,2<text:s text:c="5"/></text:p>
          </table:table-cell>
          <table:table-cell office:value-type="float" office:value="350688" table:style-name="ce157">
            <text:p>350 688</text:p>
          </table:table-cell>
          <table:table-cell office:value-type="float" office:value="50.837241329322659" table:style-name="ce156">
            <text:p>50,8<text:s text:c="5"/></text:p>
          </table:table-cell>
          <table:table-cell office:value-type="float" office:value="339822" table:style-name="ce157">
            <text:p>339 822</text:p>
          </table:table-cell>
          <table:table-cell office:value-type="float" office:value="50.86980538095245" table:style-name="ce156">
            <text:p>50,9<text:s text:c="5"/></text:p>
          </table:table-cell>
          <table:table-cell table:style-name="ce149"/>
          <table:table-cell office:value-type="float" office:value="-7.0274795626908286" table:style-name="ce158">
            <text:p>-7,0<text:s text:c="3"/></text:p>
          </table:table-cell>
          <table:table-cell office:value-type="float" office:value="-3.0984807007938713" table:style-name="ce158">
            <text:p>-3,1<text:s text:c="3"/></text:p>
          </table:table-cell>
          <table:table-cell table:style-name="ce164"/>
          <table:table-cell table:style-name="ce169"/>
          <table:table-cell table:number-columns-repeated="4" table:style-name="ce166"/>
          <table:table-cell table:number-columns-repeated="16367" table:style-name="ce164"/>
        </table:table-row>
        <table:table-row table:style-name="ro17">
          <table:table-cell table:style-name="ce164"/>
          <table:table-cell office:value-type="string" table:style-name="ce137">
            <text:p><text:s text:c="13"/>&lt; 25 anos de idade</text:p>
          </table:table-cell>
          <table:table-cell office:value-type="float" office:value="89086" table:style-name="ce155">
            <text:p>89 086</text:p>
          </table:table-cell>
          <table:table-cell office:value-type="float" office:value="12.228487657032417" table:style-name="ce156">
            <text:p>12,2<text:s text:c="5"/></text:p>
          </table:table-cell>
          <table:table-cell office:value-type="float" office:value="90952" table:style-name="ce157">
            <text:p>90 952</text:p>
          </table:table-cell>
          <table:table-cell office:value-type="float" office:value="13.184793244663501" table:style-name="ce156">
            <text:p>13,2<text:s text:c="5"/></text:p>
          </table:table-cell>
          <table:table-cell office:value-type="float" office:value="84363" table:style-name="ce157">
            <text:p>84 363</text:p>
          </table:table-cell>
          <table:table-cell office:value-type="float" office:value="12.628756794301992" table:style-name="ce156">
            <text:p>12,6<text:s text:c="5"/></text:p>
          </table:table-cell>
          <table:table-cell table:style-name="ce156"/>
          <table:table-cell office:value-type="float" office:value="-5.301618660620079" table:style-name="ce158">
            <text:p>-5,3<text:s text:c="3"/></text:p>
          </table:table-cell>
          <table:table-cell office:value-type="float" office:value="-7.2444806051543651" table:style-name="ce158">
            <text:p>-7,2<text:s text:c="3"/></text:p>
          </table:table-cell>
          <table:table-cell table:style-name="ce168"/>
          <table:table-cell table:number-columns-repeated="5" table:style-name="ce166"/>
          <table:table-cell table:number-columns-repeated="16367" table:style-name="ce164"/>
        </table:table-row>
        <table:table-row table:style-name="ro10">
          <table:table-cell table:style-name="ce164"/>
          <table:table-cell office:value-type="string" table:style-name="ce137">
            <text:p><text:s text:c="13"/>&gt;= 25 anos de idade</text:p>
          </table:table-cell>
          <table:table-cell office:value-type="float" office:value="639426" table:style-name="ce155">
            <text:p>639 426</text:p>
          </table:table-cell>
          <table:table-cell office:value-type="float" office:value="87.771512342967583" table:style-name="ce156">
            <text:p>87,8<text:s text:c="5"/></text:p>
          </table:table-cell>
          <table:table-cell office:value-type="float" office:value="598873" table:style-name="ce157">
            <text:p>598 873</text:p>
          </table:table-cell>
          <table:table-cell office:value-type="float" office:value="86.81520675533649" table:style-name="ce156">
            <text:p>86,8<text:s text:c="5"/></text:p>
          </table:table-cell>
          <table:table-cell office:value-type="float" office:value="583660" table:style-name="ce157">
            <text:p>583 660</text:p>
          </table:table-cell>
          <table:table-cell office:value-type="float" office:value="87.371243205698008" table:style-name="ce156">
            <text:p>87,4<text:s text:c="5"/></text:p>
          </table:table-cell>
          <table:table-cell table:style-name="ce156"/>
          <table:table-cell office:value-type="float" office:value="-8.7212593795059945" table:style-name="ce158">
            <text:p>-8,7<text:s text:c="3"/></text:p>
          </table:table-cell>
          <table:table-cell office:value-type="float" office:value="-2.5402714765901919" table:style-name="ce158">
            <text:p>-2,5<text:s text:c="3"/></text:p>
          </table:table-cell>
          <table:table-cell table:style-name="ce164"/>
          <table:table-cell table:style-name="ce169"/>
          <table:table-cell table:number-columns-repeated="4" table:style-name="ce166"/>
          <table:table-cell table:number-columns-repeated="16367" table:style-name="ce164"/>
        </table:table-row>
        <table:table-row table:style-name="ro17">
          <table:table-cell table:style-name="ce164"/>
          <table:table-cell office:value-type="string" table:style-name="ce137">
            <text:p><text:s text:c="13"/>&lt; 1 ano de inscrição</text:p>
          </table:table-cell>
          <table:table-cell office:value-type="float" office:value="408971" table:style-name="ce155">
            <text:p>408 971</text:p>
          </table:table-cell>
          <table:table-cell office:value-type="float" office:value="56.137853597469913" table:style-name="ce156">
            <text:p>56,1<text:s text:c="5"/></text:p>
          </table:table-cell>
          <table:table-cell office:value-type="float" office:value="356650" table:style-name="ce157">
            <text:p>356 650</text:p>
          </table:table-cell>
          <table:table-cell office:value-type="float" office:value="51.70151850106911" table:style-name="ce156">
            <text:p>51,7<text:s text:c="5"/></text:p>
          </table:table-cell>
          <table:table-cell office:value-type="float" office:value="340315" table:style-name="ce157">
            <text:p>340 315</text:p>
          </table:table-cell>
          <table:table-cell office:value-type="float" office:value="50.943605235149093" table:style-name="ce156">
            <text:p>50,9<text:s text:c="5"/></text:p>
          </table:table-cell>
          <table:table-cell table:style-name="ce156"/>
          <table:table-cell office:value-type="float" office:value="-16.787498380080734" table:style-name="ce158">
            <text:p>-16,8<text:s text:c="3"/></text:p>
          </table:table-cell>
          <table:table-cell office:value-type="float" office:value="-4.5801205663816091" table:style-name="ce158">
            <text:p>-4,6<text:s text:c="3"/></text:p>
          </table:table-cell>
          <table:table-cell table:style-name="ce168"/>
          <table:table-cell table:style-name="ce164"/>
          <table:table-cell table:number-columns-repeated="4" table:style-name="ce166"/>
          <table:table-cell table:number-columns-repeated="16367" table:style-name="ce164"/>
        </table:table-row>
        <table:table-row table:style-name="ro18">
          <table:table-cell table:style-name="ce164"/>
          <table:table-cell office:value-type="string" table:style-name="ce137">
            <text:p><text:s text:c="13"/>&gt;= 1 ano de inscrição</text:p>
          </table:table-cell>
          <table:table-cell office:value-type="float" office:value="319541" table:style-name="ce155">
            <text:p>319 541</text:p>
          </table:table-cell>
          <table:table-cell office:value-type="float" office:value="43.862146402530087" table:style-name="ce156">
            <text:p>43,9<text:s text:c="5"/></text:p>
          </table:table-cell>
          <table:table-cell office:value-type="float" office:value="333175" table:style-name="ce157">
            <text:p>333 175</text:p>
          </table:table-cell>
          <table:table-cell office:value-type="float" office:value="48.29848149893089" table:style-name="ce156">
            <text:p>48,3<text:s text:c="5"/></text:p>
          </table:table-cell>
          <table:table-cell office:value-type="float" office:value="327708" table:style-name="ce157">
            <text:p>327 708</text:p>
          </table:table-cell>
          <table:table-cell office:value-type="float" office:value="49.056394764850914" table:style-name="ce156">
            <text:p>49,1<text:s text:c="5"/></text:p>
          </table:table-cell>
          <table:table-cell table:style-name="ce156"/>
          <table:table-cell office:value-type="float" office:value="2.5558535524392738" table:style-name="ce158">
            <text:p>+2,6<text:s text:c="3"/></text:p>
          </table:table-cell>
          <table:table-cell office:value-type="float" office:value="-1.6408794177234114" table:style-name="ce158">
            <text:p>-1,6<text:s text:c="3"/></text:p>
          </table:table-cell>
          <table:table-cell table:style-name="ce164"/>
          <table:table-cell table:style-name="ce169"/>
          <table:table-cell table:number-columns-repeated="4" table:style-name="ce166"/>
          <table:table-cell table:number-columns-repeated="16367" table:style-name="ce164"/>
        </table:table-row>
        <table:table-row table:style-name="ro17">
          <table:table-cell table:style-name="ce164"/>
          <table:table-cell office:value-type="string" table:style-name="ce137">
            <text:p><text:s text:c="13"/>Primeiro Emprego</text:p>
          </table:table-cell>
          <table:table-cell office:value-type="float" office:value="60631" table:style-name="ce155">
            <text:p>60 631</text:p>
          </table:table-cell>
          <table:table-cell office:value-type="float" office:value="8.3225808222788373" table:style-name="ce156">
            <text:p>8,3<text:s text:c="5"/></text:p>
          </table:table-cell>
          <table:table-cell office:value-type="float" office:value="73233" table:style-name="ce157">
            <text:p>73 233</text:p>
          </table:table-cell>
          <table:table-cell office:value-type="float" office:value="10.616170767948391" table:style-name="ce156">
            <text:p>10,6<text:s text:c="5"/></text:p>
          </table:table-cell>
          <table:table-cell office:value-type="float" office:value="69402" table:style-name="ce157">
            <text:p>69 402</text:p>
          </table:table-cell>
          <table:table-cell office:value-type="float" office:value="10.389163247373219" table:style-name="ce156">
            <text:p>10,4<text:s text:c="5"/></text:p>
          </table:table-cell>
          <table:table-cell table:style-name="ce156"/>
          <table:table-cell office:value-type="float" office:value="14.466197159868727" table:style-name="ce158">
            <text:p>+14,5<text:s text:c="3"/></text:p>
          </table:table-cell>
          <table:table-cell office:value-type="float" office:value="-5.231248207775181" table:style-name="ce158">
            <text:p>-5,2<text:s text:c="3"/></text:p>
          </table:table-cell>
          <table:table-cell table:number-columns-repeated="2" table:style-name="ce168"/>
          <table:table-cell table:number-columns-repeated="4" table:style-name="ce166"/>
          <table:table-cell table:number-columns-repeated="16367" table:style-name="ce164"/>
        </table:table-row>
        <table:table-row table:style-name="ro10">
          <table:table-cell table:style-name="ce164"/>
          <table:table-cell office:value-type="string" table:style-name="ce137">
            <text:p><text:s text:c="13"/>Novo Emprego</text:p>
          </table:table-cell>
          <table:table-cell office:value-type="float" office:value="667881" table:style-name="ce155">
            <text:p>667 881</text:p>
          </table:table-cell>
          <table:table-cell office:value-type="float" office:value="91.677419177721163" table:style-name="ce156">
            <text:p>91,7<text:s text:c="5"/></text:p>
          </table:table-cell>
          <table:table-cell office:value-type="float" office:value="616592" table:style-name="ce157">
            <text:p>616 592</text:p>
          </table:table-cell>
          <table:table-cell office:value-type="float" office:value="89.38382923205161" table:style-name="ce156">
            <text:p>89,4<text:s text:c="5"/></text:p>
          </table:table-cell>
          <table:table-cell office:value-type="float" office:value="598621" table:style-name="ce157">
            <text:p>598 621</text:p>
          </table:table-cell>
          <table:table-cell office:value-type="float" office:value="89.610836752626781" table:style-name="ce156">
            <text:p>89,6<text:s text:c="5"/></text:p>
          </table:table-cell>
          <table:table-cell table:style-name="ce156"/>
          <table:table-cell office:value-type="float" office:value="-10.370110843099283" table:style-name="ce158">
            <text:p>-10,4<text:s text:c="3"/></text:p>
          </table:table-cell>
          <table:table-cell office:value-type="float" office:value="-2.9145691153955937" table:style-name="ce158">
            <text:p>-2,9<text:s text:c="3"/></text:p>
          </table:table-cell>
          <table:table-cell table:number-columns-repeated="2" table:style-name="ce164"/>
          <table:table-cell table:number-columns-repeated="4" table:style-name="ce166"/>
          <table:table-cell table:number-columns-repeated="16367" table:style-name="ce164"/>
        </table:table-row>
        <table:table-row table:style-name="ro17">
          <table:table-cell table:style-name="ce164"/>
          <table:table-cell office:value-type="string" table:style-name="ce137">
            <text:p><text:s text:c="13"/>Nenhum <text:s/>Nível de Instrução</text:p>
          </table:table-cell>
          <table:table-cell office:value-type="float" office:value="39179" table:style-name="ce155">
            <text:p>39 179</text:p>
          </table:table-cell>
          <table:table-cell office:value-type="float" office:value="5.3779484757972416" table:style-name="ce156">
            <text:p>5,4<text:s text:c="5"/></text:p>
          </table:table-cell>
          <table:table-cell office:value-type="float" office:value="38314" table:style-name="ce157">
            <text:p>38 314</text:p>
          </table:table-cell>
          <table:table-cell office:value-type="float" office:value="5.5541622875366938" table:style-name="ce156">
            <text:p>5,6<text:s text:c="5"/></text:p>
          </table:table-cell>
          <table:table-cell office:value-type="float" office:value="37900" table:style-name="ce157">
            <text:p>37 900</text:p>
          </table:table-cell>
          <table:table-cell office:value-type="float" office:value="5.6734573510193513" table:style-name="ce156">
            <text:p>5,7<text:s text:c="5"/></text:p>
          </table:table-cell>
          <table:table-cell table:style-name="ce156"/>
          <table:table-cell office:value-type="float" office:value="-3.2645039434390952" table:style-name="ce158">
            <text:p>-3,3<text:s text:c="3"/></text:p>
          </table:table-cell>
          <table:table-cell office:value-type="float" office:value="-1.0805449705068639" table:style-name="ce158">
            <text:p>-1,1<text:s text:c="3"/></text:p>
          </table:table-cell>
          <table:table-cell table:style-name="ce168"/>
          <table:table-cell table:style-name="ce164"/>
          <table:table-cell table:number-columns-repeated="4" table:style-name="ce166"/>
          <table:table-cell table:number-columns-repeated="16367" table:style-name="ce164"/>
        </table:table-row>
        <table:table-row table:style-name="ro7">
          <table:table-cell table:style-name="ce164"/>
          <table:table-cell office:value-type="string" table:style-name="ce137">
            <text:p><text:s text:c="13"/>Básico - 1º Ciclo</text:p>
          </table:table-cell>
          <table:table-cell office:value-type="float" office:value="159971" table:style-name="ce155">
            <text:p>159 971</text:p>
          </table:table-cell>
          <table:table-cell office:value-type="float" office:value="21.958595054027935" table:style-name="ce156">
            <text:p>22,0<text:s text:c="5"/></text:p>
          </table:table-cell>
          <table:table-cell office:value-type="float" office:value="148709" table:style-name="ce157">
            <text:p>148 709</text:p>
          </table:table-cell>
          <table:table-cell office:value-type="float" office:value="21.557496466495127" table:style-name="ce156">
            <text:p>21,6<text:s text:c="5"/></text:p>
          </table:table-cell>
          <table:table-cell office:value-type="float" office:value="146390" table:style-name="ce157">
            <text:p>146 390</text:p>
          </table:table-cell>
          <table:table-cell office:value-type="float" office:value="21.913916137618017" table:style-name="ce156">
            <text:p>21,9<text:s text:c="5"/></text:p>
          </table:table-cell>
          <table:table-cell table:style-name="ce156"/>
          <table:table-cell office:value-type="float" office:value="-8.4896637515549713" table:style-name="ce158">
            <text:p>-8,5<text:s text:c="3"/></text:p>
          </table:table-cell>
          <table:table-cell office:value-type="float" office:value="-1.5594214203578787" table:style-name="ce158">
            <text:p>-1,6<text:s text:c="3"/></text:p>
          </table:table-cell>
          <table:table-cell table:number-columns-repeated="16373" table:style-name="ce164"/>
        </table:table-row>
        <table:table-row table:style-name="ro7">
          <table:table-cell table:style-name="ce164"/>
          <table:table-cell office:value-type="string" table:style-name="ce137">
            <text:p><text:s text:c="13"/>Básico - 2º Ciclo</text:p>
          </table:table-cell>
          <table:table-cell office:value-type="float" office:value="121335" table:style-name="ce155">
            <text:p>121 335</text:p>
          </table:table-cell>
          <table:table-cell office:value-type="float" office:value="16.655182069753142" table:style-name="ce156">
            <text:p>16,7<text:s text:c="5"/></text:p>
          </table:table-cell>
          <table:table-cell office:value-type="float" office:value="112353" table:style-name="ce157">
            <text:p>112 353</text:p>
          </table:table-cell>
          <table:table-cell office:value-type="float" office:value="16.287174283332728" table:style-name="ce156">
            <text:p>16,3<text:s text:c="5"/></text:p>
          </table:table-cell>
          <table:table-cell office:value-type="float" office:value="109313" table:style-name="ce157">
            <text:p>109 313</text:p>
          </table:table-cell>
          <table:table-cell office:value-type="float" office:value="16.363658137519216" table:style-name="ce156">
            <text:p>16,4<text:s text:c="5"/></text:p>
          </table:table-cell>
          <table:table-cell table:style-name="ce156"/>
          <table:table-cell office:value-type="float" office:value="-9.9081056578893083" table:style-name="ce158">
            <text:p>-9,9<text:s text:c="3"/></text:p>
          </table:table-cell>
          <table:table-cell office:value-type="float" office:value="-2.7057577456765785" table:style-name="ce158">
            <text:p>-2,7<text:s text:c="3"/></text:p>
          </table:table-cell>
          <table:table-cell table:number-columns-repeated="16373" table:style-name="ce164"/>
        </table:table-row>
        <table:table-row table:style-name="ro7">
          <table:table-cell table:style-name="ce164"/>
          <table:table-cell office:value-type="string" table:style-name="ce137">
            <text:p><text:s text:c="13"/>Básico - 3º Ciclo</text:p>
          </table:table-cell>
          <table:table-cell office:value-type="float" office:value="151261" table:style-name="ce155">
            <text:p>151 261</text:p>
          </table:table-cell>
          <table:table-cell office:value-type="float" office:value="20.763007335500308" table:style-name="ce156">
            <text:p>20,8<text:s text:c="5"/></text:p>
          </table:table-cell>
          <table:table-cell office:value-type="float" office:value="140080" table:style-name="ce157">
            <text:p>140 080</text:p>
          </table:table-cell>
          <table:table-cell office:value-type="float" office:value="20.306599499873158" table:style-name="ce156">
            <text:p>20,3<text:s text:c="5"/></text:p>
          </table:table-cell>
          <table:table-cell office:value-type="float" office:value="135233" table:style-name="ce157">
            <text:p>135 233</text:p>
          </table:table-cell>
          <table:table-cell office:value-type="float" office:value="20.243764062015828" table:style-name="ce156">
            <text:p>20,2<text:s text:c="5"/></text:p>
          </table:table-cell>
          <table:table-cell table:style-name="ce156"/>
          <table:table-cell office:value-type="float" office:value="-10.59625415672248" table:style-name="ce158">
            <text:p>-10,6<text:s text:c="3"/></text:p>
          </table:table-cell>
          <table:table-cell office:value-type="float" office:value="-3.4601656196459203" table:style-name="ce158">
            <text:p>-3,5<text:s text:c="3"/></text:p>
          </table:table-cell>
          <table:table-cell table:number-columns-repeated="16373" table:style-name="ce164"/>
        </table:table-row>
        <table:table-row table:style-name="ro7">
          <table:table-cell table:style-name="ce164"/>
          <table:table-cell office:value-type="string" table:style-name="ce137">
            <text:p><text:s text:c="13"/>Secundário</text:p>
          </table:table-cell>
          <table:table-cell office:value-type="float" office:value="168808" table:style-name="ce155">
            <text:p>168 808</text:p>
          </table:table-cell>
          <table:table-cell office:value-type="float" office:value="23.171615567073705" table:style-name="ce156">
            <text:p>23,2<text:s text:c="5"/></text:p>
          </table:table-cell>
          <table:table-cell office:value-type="float" office:value="161136" table:style-name="ce157">
            <text:p>161 136</text:p>
          </table:table-cell>
          <table:table-cell office:value-type="float" office:value="23.358967854165911" table:style-name="ce156">
            <text:p>23,4<text:s text:c="5"/></text:p>
          </table:table-cell>
          <table:table-cell office:value-type="float" office:value="154400" table:style-name="ce157">
            <text:p>154 400</text:p>
          </table:table-cell>
          <table:table-cell office:value-type="float" office:value="23.112976649007592" table:style-name="ce156">
            <text:p>23,1<text:s text:c="5"/></text:p>
          </table:table-cell>
          <table:table-cell table:style-name="ce156"/>
          <table:table-cell office:value-type="float" office:value="-8.5351405146675461" table:style-name="ce158">
            <text:p>-8,5<text:s text:c="3"/></text:p>
          </table:table-cell>
          <table:table-cell office:value-type="float" office:value="-4.1803197299175849" table:style-name="ce158">
            <text:p>-4,2<text:s text:c="3"/></text:p>
          </table:table-cell>
          <table:table-cell table:style-name="ce164"/>
          <table:table-cell table:style-name="ce168"/>
          <table:table-cell table:number-columns-repeated="16371" table:style-name="ce164"/>
        </table:table-row>
        <table:table-row table:style-name="ro7">
          <table:table-cell table:style-name="ce164"/>
          <table:table-cell office:value-type="string" table:style-name="ce137">
            <text:p><text:s text:c="13"/>Superior</text:p>
          </table:table-cell>
          <table:table-cell office:value-type="float" office:value="87958" table:style-name="ce155">
            <text:p>87 958</text:p>
          </table:table-cell>
          <table:table-cell office:value-type="float" office:value="12.073651497847667" table:style-name="ce156">
            <text:p>12,1<text:s text:c="5"/></text:p>
          </table:table-cell>
          <table:table-cell office:value-type="float" office:value="89233" table:style-name="ce157">
            <text:p>89 233</text:p>
          </table:table-cell>
          <table:table-cell office:value-type="float" office:value="12.935599608596382" table:style-name="ce156">
            <text:p>12,9<text:s text:c="5"/></text:p>
          </table:table-cell>
          <table:table-cell office:value-type="float" office:value="84787" table:style-name="ce157">
            <text:p>84 787</text:p>
          </table:table-cell>
          <table:table-cell office:value-type="float" office:value="12.692227662819993" table:style-name="ce156">
            <text:p>12,7<text:s text:c="5"/></text:p>
          </table:table-cell>
          <table:table-cell table:style-name="ce156"/>
          <table:table-cell office:value-type="float" office:value="-3.6051297210032089" table:style-name="ce158">
            <text:p>-3,6<text:s text:c="3"/></text:p>
          </table:table-cell>
          <table:table-cell office:value-type="float" office:value="-4.9824616453554142" table:style-name="ce158">
            <text:p>-5,0<text:s text:c="3"/></text:p>
          </table:table-cell>
          <table:table-cell table:number-columns-repeated="16373" table:style-name="ce164"/>
        </table:table-row>
        <table:table-row table:style-name="ro19">
          <table:table-cell/>
          <table:table-cell table:style-name="ce170"/>
          <table:table-cell table:style-name="ce171"/>
          <table:table-cell table:style-name="ce172"/>
          <table:table-cell table:style-name="ce171"/>
          <table:table-cell table:style-name="ce173"/>
          <table:table-cell table:style-name="ce171"/>
          <table:table-cell table:number-columns-repeated="4" table:style-name="ce173"/>
          <table:table-cell table:number-columns-repeated="16373"/>
        </table:table-row>
        <table:table-row table:number-rows-repeated="2" table:style-name="ro19">
          <table:table-cell/>
          <table:table-cell table:style-name="ce174"/>
          <table:table-cell table:style-name="ce175"/>
          <table:table-cell table:style-name="ce176"/>
          <table:table-cell table:style-name="ce175"/>
          <table:table-cell table:style-name="ce176"/>
          <table:table-cell table:style-name="ce175"/>
          <table:table-cell table:style-name="ce176"/>
          <table:table-cell table:style-name="ce177"/>
          <table:table-cell table:number-columns-repeated="2" table:style-name="ce178"/>
          <table:table-cell table:number-columns-repeated="16373"/>
        </table:table-row>
        <table:table-row table:style-name="ro10">
          <table:table-cell/>
          <table:table-cell table:number-columns-spanned="10" table:number-rows-spanned="1" table:style-name="ce184"/>
          <table:covered-table-cell table:number-columns-repeated="9"/>
          <table:table-cell table:number-columns-repeated="16373"/>
        </table:table-row>
        <table:table-row table:style-name="ro10">
          <table:table-cell/>
          <table:table-cell table:style-name="ce174"/>
          <table:table-cell table:style-name="ce175"/>
          <table:table-cell table:style-name="ce176"/>
          <table:table-cell table:style-name="ce175"/>
          <table:table-cell table:style-name="ce176"/>
          <table:table-cell table:style-name="ce175"/>
          <table:table-cell table:style-name="ce176"/>
          <table:table-cell table:style-name="ce177"/>
          <table:table-cell table:number-columns-repeated="2" table:style-name="ce178"/>
          <table:table-cell table:number-columns-repeated="16373"/>
        </table:table-row>
        <table:table-row table:number-rows-repeated="1048538" table:style-name="ro2">
          <table:table-cell table:number-columns-repeated="16384"/>
        </table:table-row>
      </table:table>
      <table:table table:name="QII" table:style-name="ta6" table:print-ranges="QII.B1:QII.K57">
        <table:table-column table:style-name="co15" table:default-cell-style-name="ce89"/>
        <table:table-column table:style-name="co36" table:default-cell-style-name="ce89"/>
        <table:table-column table:style-name="co19" table:default-cell-style-name="ce89"/>
        <table:table-column table:style-name="co33" table:default-cell-style-name="ce89"/>
        <table:table-column table:style-name="co37" table:default-cell-style-name="ce89"/>
        <table:table-column table:style-name="co10" table:default-cell-style-name="ce89"/>
        <table:table-column table:style-name="co19" table:default-cell-style-name="ce89"/>
        <table:table-column table:style-name="co10" table:default-cell-style-name="ce89"/>
        <table:table-column table:style-name="co34" table:default-cell-style-name="ce89"/>
        <table:table-column table:style-name="co35" table:default-cell-style-name="ce89"/>
        <table:table-column table:style-name="co33" table:default-cell-style-name="ce89"/>
        <table:table-column table:style-name="co28" table:number-columns-repeated="16373" table:default-cell-style-name="ce89"/>
        <table:table-row table:style-name="ro6">
          <table:table-cell/>
          <table:table-cell table:style-name="ce89">
            <draw:frame draw:z-index="1" draw:id="id104" draw:style-name="a206" draw:name="Picture 256" svg:x="0.02083in" svg:y="0.125in" svg:width="2.36458in" svg:height="0.5208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05" draw:style-name="a209" draw:name="Text Box 55" svg:x="0.3125in" svg:y="0in" svg:width="4.82292in" svg:height="0in">
              <draw:text-box>
                <text:p text:style-name="a208" text:class-names="" text:cond-style-name=""><text:span text:style-name="a207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89">
            <draw:frame draw:z-index="3" draw:id="id106" draw:style-name="a214" draw:name="Text Box 58" svg:x="0.04167in" svg:y="0.11459in" svg:width="1.08333in" svg:height="0.25in">
              <draw:text-box>
                <text:p text:style-name="a211" text:class-names="" text:cond-style-name=""><text:span text:style-name="a210" text:class-names="">Página <text:s text:c="1"/>5/14</text:span></text:p>
                <text:p text:style-name="a213" text:class-names="" text:cond-style-name=""><text:span text:style-name="a212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6">
          <table:table-cell/>
          <table:table-cell table:style-name="ce185">
            <draw:frame draw:z-index="5" draw:id="id108" draw:style-name="a220" draw:name="Text Box 258" svg:x="0.38541in" svg:y="0.0625in" svg:width="1.75in" svg:height="0.21875in">
              <draw:text-box>
                <text:p text:style-name="a217" text:class-names="" text:cond-style-name=""><text:span text:style-name="a216" text:class-names="">ABRIL 2014, <text:s text:c="1"/>Nº 04</text:span></text:p>
                <text:p text:style-name="a219" text:class-names="" text:cond-style-name=""><text:span text:style-name="a218" text:class-names=""/></text:p>
              </draw:text-box>
              <svg:title/>
              <svg:desc/>
            </draw:frame>
          </table:table-cell>
          <table:table-cell table:number-columns-repeated="8" table:style-name="ce185"/>
          <table:table-cell table:style-name="ce185">
            <draw:frame draw:z-index="4" draw:id="id107" draw:style-name="a215" draw:name="Picture 259" svg:x="0.14583in" svg:y="0.0833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89"/>
        </table:table-row>
        <table:table-row table:style-name="ro7">
          <table:table-cell table:style-name="ce91"/>
          <table:table-cell table:number-columns-repeated="10" table:style-name="ce186"/>
          <table:table-cell table:number-columns-repeated="16373" table:style-name="ce91"/>
        </table:table-row>
        <table:table-row table:style-name="ro7">
          <table:table-cell table:style-name="ce91"/>
          <table:table-cell table:number-columns-repeated="7" table:style-name="ce186"/>
          <table:table-cell office:value-type="string" table:style-name="ce186">
            <text:p><text:s/></text:p>
          </table:table-cell>
          <table:table-cell table:number-columns-repeated="2" table:style-name="ce186"/>
          <table:table-cell table:number-columns-repeated="16373" table:style-name="ce91"/>
        </table:table-row>
        <table:table-row table:style-name="ro7">
          <table:table-cell/>
          <table:table-cell table:number-columns-repeated="10" table:style-name="ce185"/>
          <table:table-cell table:number-columns-repeated="16373" table:style-name="ce89"/>
        </table:table-row>
        <table:table-row table:style-name="ro7">
          <table:table-cell/>
          <table:table-cell office:value-type="string" table:number-columns-spanned="10" table:number-rows-spanned="1" table:style-name="ce219">
            <text:p>QUADRO II - DESEMPREGO REGISTADO POR GÉNERO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20">
            <text:p>Situação no fim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0">
          <table:table-cell/>
          <table:table-cell table:style-name="ce188"/>
          <table:table-cell table:number-columns-repeated="9" table:style-name="ce189"/>
          <table:table-cell table:number-columns-repeated="16373" table:style-name="ce89"/>
        </table:table-row>
        <table:table-row table:style-name="ro6">
          <table:table-cell/>
          <table:table-cell office:value-type="string" table:style-name="ce190">
            <text:p>PORTUGAL</text:p>
          </table:table-cell>
          <table:table-cell table:number-columns-repeated="9" table:style-name="ce191"/>
          <table:table-cell table:number-columns-repeated="16373" table:style-name="ce89"/>
        </table:table-row>
        <table:table-row table:style-name="ro13">
          <table:table-cell/>
          <table:table-cell table:style-name="ce191"/>
          <table:table-cell table:style-name="ce192"/>
          <table:table-cell table:number-columns-repeated="8" table:style-name="ce191"/>
          <table:table-cell table:number-columns-repeated="16373" table:style-name="ce89"/>
        </table:table-row>
        <table:table-row table:style-name="ro14">
          <table:table-cell table:style-name="ce193"/>
          <table:table-cell table:style-name="ce138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41"/>
          <table:table-cell office:value-type="string" table:style-name="ce142">
            <text:p>ABRIL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ABRIL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10">
          <table:table-cell/>
          <table:table-cell table:style-name="ce194"/>
          <table:table-cell table:style-name="ce195"/>
          <table:table-cell table:style-name="ce196"/>
          <table:table-cell table:style-name="ce197"/>
          <table:table-cell table:style-name="ce196"/>
          <table:table-cell table:style-name="ce197"/>
          <table:table-cell table:number-columns-repeated="2" table:style-name="ce196"/>
          <table:table-cell table:number-columns-repeated="2" table:style-name="ce198"/>
          <table:table-cell table:number-columns-repeated="16373" table:style-name="ce89"/>
        </table:table-row>
        <table:table-row table:style-name="ro1">
          <table:table-cell table:style-name="ce7"/>
          <table:table-cell office:value-type="string" table:style-name="ce106">
            <text:p><text:s text:c="7"/>Desemprego registado</text:p>
          </table:table-cell>
          <table:table-cell office:value-type="float" office:value="728512" table:style-name="ce199">
            <text:p>728 512</text:p>
          </table:table-cell>
          <table:table-cell table:style-name="ce200"/>
          <table:table-cell office:value-type="float" office:value="689825" table:style-name="ce201">
            <text:p>689 825</text:p>
          </table:table-cell>
          <table:table-cell table:style-name="ce200"/>
          <table:table-cell office:value-type="float" office:value="668023" table:style-name="ce201">
            <text:p>668 023</text:p>
          </table:table-cell>
          <table:table-cell table:number-columns-repeated="2" table:style-name="ce200"/>
          <table:table-cell office:value-type="float" office:value="-8.3030890362821737" table:style-name="ce202">
            <text:p>-8,3<text:s text:c="3"/></text:p>
          </table:table-cell>
          <table:table-cell office:value-type="float" office:value="-3.1605117239879661" table:style-name="ce202">
            <text:p>-3,2<text:s text:c="3"/></text:p>
          </table:table-cell>
          <table:table-cell office:value-type="string" table:style-name="ce203">
            <text:p>w</text:p>
          </table:table-cell>
          <table:table-cell table:number-columns-repeated="5" table:style-name="ce203"/>
          <table:table-cell table:number-columns-repeated="16367" table:style-name="ce7"/>
        </table:table-row>
        <table:table-row table:style-name="ro14">
          <table:table-cell table:style-name="ce7"/>
          <table:table-cell office:value-type="string" table:style-name="ce106">
            <text:p><text:s text:c="10"/>Homens</text:p>
          </table:table-cell>
          <table:table-cell office:value-type="float" office:value="363004" table:style-name="ce199">
            <text:p>363 004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339137" table:style-name="ce201">
            <text:p>339 137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328201" table:style-name="ce201">
            <text:p>328 201</text:p>
          </table:table-cell>
          <table:table-cell office:value-type="float" office:value="100" table:style-name="ce204">
            <text:p>100,0<text:s text:c="5"/></text:p>
          </table:table-cell>
          <table:table-cell table:style-name="ce200"/>
          <table:table-cell office:value-type="float" office:value="-9.5874976584280063" table:style-name="ce202">
            <text:p>-9,6<text:s text:c="3"/></text:p>
          </table:table-cell>
          <table:table-cell office:value-type="float" office:value="-3.2246555226943627" table:style-name="ce202">
            <text:p>-3,2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1">
            <text:p><text:s text:c="13"/>&lt; 25 anos de idade</text:p>
          </table:table-cell>
          <table:table-cell office:value-type="float" office:value="42067" table:style-name="ce205">
            <text:p>42 067</text:p>
          </table:table-cell>
          <table:table-cell office:value-type="float" office:value="11.588577536335688" table:style-name="ce206">
            <text:p>11,6<text:s text:c="5"/></text:p>
          </table:table-cell>
          <table:table-cell office:value-type="float" office:value="42889" table:style-name="ce207">
            <text:p>42 889</text:p>
          </table:table-cell>
          <table:table-cell office:value-type="float" office:value="12.646511586762871" table:style-name="ce206">
            <text:p>12,6<text:s text:c="5"/></text:p>
          </table:table-cell>
          <table:table-cell office:value-type="float" office:value="39850" table:style-name="ce207">
            <text:p>39 850</text:p>
          </table:table-cell>
          <table:table-cell office:value-type="float" office:value="12.141949597959787" table:style-name="ce206">
            <text:p>12,1<text:s text:c="5"/></text:p>
          </table:table-cell>
          <table:table-cell table:style-name="ce196"/>
          <table:table-cell office:value-type="float" office:value="-5.2701642617728908" table:style-name="ce208">
            <text:p>-5,3<text:s text:c="3"/></text:p>
          </table:table-cell>
          <table:table-cell office:value-type="float" office:value="-7.0857329385157044" table:style-name="ce208">
            <text:p>-7,1<text:s text:c="3"/></text:p>
          </table:table-cell>
          <table:table-cell table:style-name="ce209"/>
          <table:table-cell table:number-columns-repeated="5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 de idade</text:p>
          </table:table-cell>
          <table:table-cell office:value-type="float" office:value="320937" table:style-name="ce205">
            <text:p>320 937</text:p>
          </table:table-cell>
          <table:table-cell office:value-type="float" office:value="88.411422463664309" table:style-name="ce206">
            <text:p>88,4<text:s text:c="5"/></text:p>
          </table:table-cell>
          <table:table-cell office:value-type="float" office:value="296248" table:style-name="ce207">
            <text:p>296 248</text:p>
          </table:table-cell>
          <table:table-cell office:value-type="float" office:value="87.35348841323713" table:style-name="ce206">
            <text:p>87,4<text:s text:c="5"/></text:p>
          </table:table-cell>
          <table:table-cell office:value-type="float" office:value="288351" table:style-name="ce207">
            <text:p>288 351</text:p>
          </table:table-cell>
          <table:table-cell office:value-type="float" office:value="87.858050402040206" table:style-name="ce206">
            <text:p>87,9<text:s text:c="5"/></text:p>
          </table:table-cell>
          <table:table-cell table:style-name="ce196"/>
          <table:table-cell office:value-type="float" office:value="-10.153394591461876" table:style-name="ce208">
            <text:p>-10,2<text:s text:c="3"/></text:p>
          </table:table-cell>
          <table:table-cell office:value-type="float" office:value="-2.6656720045367308" table:style-name="ce208">
            <text:p>-2,7<text:s text:c="3"/></text:p>
          </table:table-cell>
          <table:table-cell table:style-name="ce203"/>
          <table:table-cell table:style-name="ce209"/>
          <table:table-cell table:number-columns-repeated="4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1">
            <text:p><text:s text:c="13"/>&lt; 1 ano de inscrição</text:p>
          </table:table-cell>
          <table:table-cell office:value-type="float" office:value="207396" table:style-name="ce205">
            <text:p>207 396</text:p>
          </table:table-cell>
          <table:table-cell office:value-type="float" office:value="57.133254729975427" table:style-name="ce206">
            <text:p>57,1<text:s text:c="5"/></text:p>
          </table:table-cell>
          <table:table-cell office:value-type="float" office:value="175466" table:style-name="ce207">
            <text:p>175 466</text:p>
          </table:table-cell>
          <table:table-cell office:value-type="float" office:value="51.738972745527626" table:style-name="ce206">
            <text:p>51,7<text:s text:c="5"/></text:p>
          </table:table-cell>
          <table:table-cell office:value-type="float" office:value="167088" table:style-name="ce207">
            <text:p>167 088</text:p>
          </table:table-cell>
          <table:table-cell office:value-type="float" office:value="50.910265355681425" table:style-name="ce206">
            <text:p>50,9<text:s text:c="5"/></text:p>
          </table:table-cell>
          <table:table-cell table:style-name="ce196"/>
          <table:table-cell office:value-type="float" office:value="-19.43528322629173" table:style-name="ce208">
            <text:p>-19,4<text:s text:c="3"/></text:p>
          </table:table-cell>
          <table:table-cell office:value-type="float" office:value="-4.774714189643575" table:style-name="ce208">
            <text:p>-4,8<text:s text:c="3"/></text:p>
          </table:table-cell>
          <table:table-cell table:number-columns-repeated="2" table:style-name="ce209"/>
          <table:table-cell table:number-columns-repeated="4" table:style-name="ce203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01">
            <text:p><text:s text:c="13"/>&gt;= 1 ano de inscrição</text:p>
          </table:table-cell>
          <table:table-cell office:value-type="float" office:value="155608" table:style-name="ce205">
            <text:p>155 608</text:p>
          </table:table-cell>
          <table:table-cell office:value-type="float" office:value="42.866745270024573" table:style-name="ce206">
            <text:p>42,9<text:s text:c="5"/></text:p>
          </table:table-cell>
          <table:table-cell office:value-type="float" office:value="163671" table:style-name="ce207">
            <text:p>163 671</text:p>
          </table:table-cell>
          <table:table-cell office:value-type="float" office:value="48.261027254472381" table:style-name="ce206">
            <text:p>48,3<text:s text:c="5"/></text:p>
          </table:table-cell>
          <table:table-cell office:value-type="float" office:value="161113" table:style-name="ce207">
            <text:p>161 113</text:p>
          </table:table-cell>
          <table:table-cell office:value-type="float" office:value="49.089734644318575" table:style-name="ce206">
            <text:p>49,1<text:s text:c="5"/></text:p>
          </table:table-cell>
          <table:table-cell table:style-name="ce196"/>
          <table:table-cell office:value-type="float" office:value="3.5377358490566166" table:style-name="ce208">
            <text:p>+3,5<text:s text:c="3"/></text:p>
          </table:table-cell>
          <table:table-cell office:value-type="float" office:value="-1.5628914102070581" table:style-name="ce208">
            <text:p>-1,6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210">
            <text:p><text:s text:c="13"/>Primeiro Emprego</text:p>
          </table:table-cell>
          <table:table-cell office:value-type="float" office:value="25046" table:style-name="ce207">
            <text:p>25 046</text:p>
          </table:table-cell>
          <table:table-cell office:value-type="float" office:value="6.8996484887218879" table:style-name="ce206">
            <text:p>6,9<text:s text:c="5"/></text:p>
          </table:table-cell>
          <table:table-cell office:value-type="float" office:value="31349" table:style-name="ce207">
            <text:p>31 349</text:p>
          </table:table-cell>
          <table:table-cell office:value-type="float" office:value="9.2437569477821633" table:style-name="ce206">
            <text:p>9,2<text:s text:c="5"/></text:p>
          </table:table-cell>
          <table:table-cell office:value-type="float" office:value="29755" table:style-name="ce207">
            <text:p>29 755</text:p>
          </table:table-cell>
          <table:table-cell office:value-type="float" office:value="9.0660905969207892" table:style-name="ce206">
            <text:p>9,1<text:s text:c="5"/></text:p>
          </table:table-cell>
          <table:table-cell table:style-name="ce196"/>
          <table:table-cell office:value-type="float" office:value="18.801405414038157" table:style-name="ce208">
            <text:p>+18,8<text:s text:c="3"/></text:p>
          </table:table-cell>
          <table:table-cell office:value-type="float" office:value="-5.0846916967048372" table:style-name="ce208">
            <text:p>-5,1<text:s text:c="3"/></text:p>
          </table:table-cell>
          <table:table-cell table:style-name="ce211"/>
          <table:table-cell table:number-columns-repeated="5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337958" table:style-name="ce205">
            <text:p>337 958</text:p>
          </table:table-cell>
          <table:table-cell office:value-type="float" office:value="93.100351511278106" table:style-name="ce206">
            <text:p>93,1<text:s text:c="5"/></text:p>
          </table:table-cell>
          <table:table-cell office:value-type="float" office:value="307788" table:style-name="ce207">
            <text:p>307 788</text:p>
          </table:table-cell>
          <table:table-cell office:value-type="float" office:value="90.756243052217826" table:style-name="ce206">
            <text:p>90,8<text:s text:c="5"/></text:p>
          </table:table-cell>
          <table:table-cell office:value-type="float" office:value="298446" table:style-name="ce207">
            <text:p>298 446</text:p>
          </table:table-cell>
          <table:table-cell office:value-type="float" office:value="90.933909403079213" table:style-name="ce206">
            <text:p>90,9<text:s text:c="5"/></text:p>
          </table:table-cell>
          <table:table-cell table:style-name="ce196"/>
          <table:table-cell office:value-type="float" office:value="-11.691393605122542" table:style-name="ce208">
            <text:p>-11,7<text:s text:c="3"/></text:p>
          </table:table-cell>
          <table:table-cell office:value-type="float" office:value="-3.0352060509181626" table:style-name="ce208">
            <text:p>-3,0<text:s text:c="3"/></text:p>
          </table:table-cell>
          <table:table-cell table:style-name="ce211"/>
          <table:table-cell table:number-columns-repeated="5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21946" table:style-name="ce205">
            <text:p>21 946</text:p>
          </table:table-cell>
          <table:table-cell office:value-type="float" office:value="6.0456634086676733" table:style-name="ce206">
            <text:p>6,0<text:s text:c="5"/></text:p>
          </table:table-cell>
          <table:table-cell office:value-type="float" office:value="20664" table:style-name="ce207">
            <text:p>20 664</text:p>
          </table:table-cell>
          <table:table-cell office:value-type="float" office:value="6.0931128128160594" table:style-name="ce206">
            <text:p>6,1<text:s text:c="5"/></text:p>
          </table:table-cell>
          <table:table-cell office:value-type="float" office:value="20466" table:style-name="ce207">
            <text:p>20 466</text:p>
          </table:table-cell>
          <table:table-cell office:value-type="float" office:value="6.235812809832999" table:style-name="ce206">
            <text:p>6,2<text:s text:c="5"/></text:p>
          </table:table-cell>
          <table:table-cell table:style-name="ce196"/>
          <table:table-cell office:value-type="float" office:value="-6.7438257541237618" table:style-name="ce208">
            <text:p>-6,7<text:s text:c="3"/></text:p>
          </table:table-cell>
          <table:table-cell office:value-type="float" office:value="-0.95818815331010398" table:style-name="ce208">
            <text:p>-1,0<text:s text:c="3"/></text:p>
          </table:table-cell>
          <table:table-cell table:style-name="ce209"/>
          <table:table-cell table:number-columns-repeated="5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92285" table:style-name="ce205">
            <text:p>92 285</text:p>
          </table:table-cell>
          <table:table-cell office:value-type="float" office:value="25.422584875097794" table:style-name="ce206">
            <text:p>25,4<text:s text:c="5"/></text:p>
          </table:table-cell>
          <table:table-cell office:value-type="float" office:value="84928" table:style-name="ce207">
            <text:p>84 928</text:p>
          </table:table-cell>
          <table:table-cell office:value-type="float" office:value="25.042386999943979" table:style-name="ce206">
            <text:p>25,0<text:s text:c="5"/></text:p>
          </table:table-cell>
          <table:table-cell office:value-type="float" office:value="83407" table:style-name="ce207">
            <text:p>83 407</text:p>
          </table:table-cell>
          <table:table-cell office:value-type="float" office:value="25.413389965295657" table:style-name="ce206">
            <text:p>25,4<text:s text:c="5"/></text:p>
          </table:table-cell>
          <table:table-cell table:style-name="ce196"/>
          <table:table-cell office:value-type="float" office:value="-9.6201982987484342" table:style-name="ce208">
            <text:p>-9,6<text:s text:c="3"/></text:p>
          </table:table-cell>
          <table:table-cell office:value-type="float" office:value="-1.7909287867369983" table:style-name="ce208">
            <text:p>-1,8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70701" table:style-name="ce205">
            <text:p>70 701</text:p>
          </table:table-cell>
          <table:table-cell office:value-type="float" office:value="19.476644885455809" table:style-name="ce206">
            <text:p>19,5<text:s text:c="5"/></text:p>
          </table:table-cell>
          <table:table-cell office:value-type="float" office:value="64523" table:style-name="ce207">
            <text:p>64 523</text:p>
          </table:table-cell>
          <table:table-cell office:value-type="float" office:value="19.025644503548715" table:style-name="ce206">
            <text:p>19,0<text:s text:c="5"/></text:p>
          </table:table-cell>
          <table:table-cell office:value-type="float" office:value="62507" table:style-name="ce207">
            <text:p>62 507</text:p>
          </table:table-cell>
          <table:table-cell office:value-type="float" office:value="19.045341117181238" table:style-name="ce206">
            <text:p>19,0<text:s text:c="5"/></text:p>
          </table:table-cell>
          <table:table-cell table:style-name="ce196"/>
          <table:table-cell office:value-type="float" office:value="-11.589652197281509" table:style-name="ce208">
            <text:p>-11,6<text:s text:c="3"/></text:p>
          </table:table-cell>
          <table:table-cell office:value-type="float" office:value="-3.1244672442384882" table:style-name="ce208">
            <text:p>-3,1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74995" table:style-name="ce205">
            <text:p>74 995</text:p>
          </table:table-cell>
          <table:table-cell office:value-type="float" office:value="20.659551960859936" table:style-name="ce206">
            <text:p>20,7<text:s text:c="5"/></text:p>
          </table:table-cell>
          <table:table-cell office:value-type="float" office:value="69241" table:style-name="ce207">
            <text:p>69 241</text:p>
          </table:table-cell>
          <table:table-cell office:value-type="float" office:value="20.416822699970808" table:style-name="ce206">
            <text:p>20,4<text:s text:c="5"/></text:p>
          </table:table-cell>
          <table:table-cell office:value-type="float" office:value="66427" table:style-name="ce207">
            <text:p>66 427</text:p>
          </table:table-cell>
          <table:table-cell office:value-type="float" office:value="20.239731140368249" table:style-name="ce206">
            <text:p>20,2<text:s text:c="5"/></text:p>
          </table:table-cell>
          <table:table-cell table:style-name="ce196"/>
          <table:table-cell office:value-type="float" office:value="-11.424761650776716" table:style-name="ce208">
            <text:p>-11,4<text:s text:c="3"/></text:p>
          </table:table-cell>
          <table:table-cell office:value-type="float" office:value="-4.0640660880114439" table:style-name="ce208">
            <text:p>-4,1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73947" table:style-name="ce205">
            <text:p>73 947</text:p>
          </table:table-cell>
          <table:table-cell office:value-type="float" office:value="20.370849907989992" table:style-name="ce206">
            <text:p>20,4<text:s text:c="5"/></text:p>
          </table:table-cell>
          <table:table-cell office:value-type="float" office:value="69825" table:style-name="ce207">
            <text:p>69 825</text:p>
          </table:table-cell>
          <table:table-cell office:value-type="float" office:value="20.589024494525813" table:style-name="ce206">
            <text:p>20,6<text:s text:c="5"/></text:p>
          </table:table-cell>
          <table:table-cell office:value-type="float" office:value="66956" table:style-name="ce207">
            <text:p>66 956</text:p>
          </table:table-cell>
          <table:table-cell office:value-type="float" office:value="20.400912855232008" table:style-name="ce206">
            <text:p>20,4<text:s text:c="5"/></text:p>
          </table:table-cell>
          <table:table-cell table:style-name="ce196"/>
          <table:table-cell office:value-type="float" office:value="-9.4540684544335818" table:style-name="ce208">
            <text:p>-9,5<text:s text:c="3"/></text:p>
          </table:table-cell>
          <table:table-cell office:value-type="float" office:value="-4.1088435374149697" table:style-name="ce208">
            <text:p>-4,1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29130" table:style-name="ce205">
            <text:p>29 130</text:p>
          </table:table-cell>
          <table:table-cell office:value-type="float" office:value="8.0247049619287942" table:style-name="ce206">
            <text:p>8,0<text:s text:c="5"/></text:p>
          </table:table-cell>
          <table:table-cell office:value-type="float" office:value="29956" table:style-name="ce207">
            <text:p>29 956</text:p>
          </table:table-cell>
          <table:table-cell office:value-type="float" office:value="8.8330084891946328" table:style-name="ce206">
            <text:p>8,8<text:s text:c="5"/></text:p>
          </table:table-cell>
          <table:table-cell office:value-type="float" office:value="28438" table:style-name="ce207">
            <text:p>28 438</text:p>
          </table:table-cell>
          <table:table-cell office:value-type="float" office:value="8.664812112089848" table:style-name="ce206">
            <text:p>8,7<text:s text:c="5"/></text:p>
          </table:table-cell>
          <table:table-cell table:style-name="ce196"/>
          <table:table-cell office:value-type="float" office:value="-2.3755578441469254" table:style-name="ce208">
            <text:p>-2,4<text:s text:c="3"/></text:p>
          </table:table-cell>
          <table:table-cell office:value-type="float" office:value="-5.0674322339431086" table:style-name="ce208">
            <text:p>-5,1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0">
          <table:table-cell table:style-name="ce7"/>
          <table:table-cell table:style-name="ce210"/>
          <table:table-cell table:style-name="ce212"/>
          <table:table-cell table:style-name="ce213"/>
          <table:table-cell table:style-name="ce212"/>
          <table:table-cell table:style-name="ce213"/>
          <table:table-cell table:style-name="ce212"/>
          <table:table-cell table:style-name="ce213"/>
          <table:table-cell table:style-name="ce101"/>
          <table:table-cell table:number-columns-repeated="2" table:style-name="ce213"/>
          <table:table-cell table:number-columns-repeated="6" table:style-name="ce203"/>
          <table:table-cell table:number-columns-repeated="16367" table:style-name="ce7"/>
        </table:table-row>
        <table:table-row table:style-name="ro14">
          <table:table-cell table:style-name="ce7"/>
          <table:table-cell office:value-type="string" table:style-name="ce214">
            <text:p><text:s text:c="11"/>Mulheres</text:p>
          </table:table-cell>
          <table:table-cell office:value-type="float" office:value="365508" table:style-name="ce199">
            <text:p>365 508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350688" table:style-name="ce201">
            <text:p>350 688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339822" table:style-name="ce201">
            <text:p>339 822</text:p>
          </table:table-cell>
          <table:table-cell office:value-type="float" office:value="100" table:style-name="ce204">
            <text:p>100,0<text:s text:c="5"/></text:p>
          </table:table-cell>
          <table:table-cell table:style-name="ce200"/>
          <table:table-cell office:value-type="float" office:value="-7.0274795626908286" table:style-name="ce202">
            <text:p>-7,0<text:s text:c="3"/></text:p>
          </table:table-cell>
          <table:table-cell office:value-type="float" office:value="-3.0984807007938713" table:style-name="ce202">
            <text:p>-3,1<text:s text:c="3"/></text:p>
          </table:table-cell>
          <table:table-cell table:number-columns-repeated="6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1">
            <text:p><text:s text:c="13"/>&lt; 25 anos de idade</text:p>
          </table:table-cell>
          <table:table-cell office:value-type="float" office:value="47019" table:style-name="ce205">
            <text:p>47 019</text:p>
          </table:table-cell>
          <table:table-cell office:value-type="float" office:value="12.864013920351949" table:style-name="ce206">
            <text:p>12,9<text:s text:c="5"/></text:p>
          </table:table-cell>
          <table:table-cell office:value-type="float" office:value="48063" table:style-name="ce207">
            <text:p>48 063</text:p>
          </table:table-cell>
          <table:table-cell office:value-type="float" office:value="13.705344921981933" table:style-name="ce206">
            <text:p>13,7<text:s text:c="5"/></text:p>
          </table:table-cell>
          <table:table-cell office:value-type="float" office:value="44513" table:style-name="ce207">
            <text:p>44 513</text:p>
          </table:table-cell>
          <table:table-cell office:value-type="float" office:value="13.098916491575002" table:style-name="ce206">
            <text:p>13,1<text:s text:c="5"/></text:p>
          </table:table-cell>
          <table:table-cell table:style-name="ce196"/>
          <table:table-cell office:value-type="float" office:value="-5.3297603096620492" table:style-name="ce208">
            <text:p>-5,3<text:s text:c="3"/></text:p>
          </table:table-cell>
          <table:table-cell office:value-type="float" office:value="-7.386139025861894" table:style-name="ce208">
            <text:p>-7,4<text:s text:c="3"/></text:p>
          </table:table-cell>
          <table:table-cell table:style-name="ce209"/>
          <table:table-cell table:style-name="ce215"/>
          <table:table-cell table:number-columns-repeated="4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 de idade</text:p>
          </table:table-cell>
          <table:table-cell office:value-type="float" office:value="318489" table:style-name="ce205">
            <text:p>318 489</text:p>
          </table:table-cell>
          <table:table-cell office:value-type="float" office:value="87.135986079648049" table:style-name="ce206">
            <text:p>87,1<text:s text:c="5"/></text:p>
          </table:table-cell>
          <table:table-cell office:value-type="float" office:value="302625" table:style-name="ce207">
            <text:p>302 625</text:p>
          </table:table-cell>
          <table:table-cell office:value-type="float" office:value="86.294655078018067" table:style-name="ce206">
            <text:p>86,3<text:s text:c="5"/></text:p>
          </table:table-cell>
          <table:table-cell office:value-type="float" office:value="295309" table:style-name="ce207">
            <text:p>295 309</text:p>
          </table:table-cell>
          <table:table-cell office:value-type="float" office:value="86.901083508425003" table:style-name="ce206">
            <text:p>86,9<text:s text:c="5"/></text:p>
          </table:table-cell>
          <table:table-cell table:style-name="ce196"/>
          <table:table-cell office:value-type="float" office:value="-7.2781163556669242" table:style-name="ce208">
            <text:p>-7,3<text:s text:c="3"/></text:p>
          </table:table-cell>
          <table:table-cell office:value-type="float" office:value="-2.4175134242048699" table:style-name="ce208">
            <text:p>-2,4<text:s text:c="3"/></text:p>
          </table:table-cell>
          <table:table-cell table:style-name="ce203"/>
          <table:table-cell table:style-name="ce7"/>
          <table:table-cell table:number-columns-repeated="4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1">
            <text:p><text:s text:c="13"/>&lt; 1 ano de inscrição</text:p>
          </table:table-cell>
          <table:table-cell office:value-type="float" office:value="201575" table:style-name="ce205">
            <text:p>201 575</text:p>
          </table:table-cell>
          <table:table-cell office:value-type="float" office:value="55.149271698567468" table:style-name="ce206">
            <text:p>55,1<text:s text:c="5"/></text:p>
          </table:table-cell>
          <table:table-cell office:value-type="float" office:value="181184" table:style-name="ce207">
            <text:p>181 184</text:p>
          </table:table-cell>
          <table:table-cell office:value-type="float" office:value="51.665297928643128" table:style-name="ce206">
            <text:p>51,7<text:s text:c="5"/></text:p>
          </table:table-cell>
          <table:table-cell office:value-type="float" office:value="173227" table:style-name="ce207">
            <text:p>173 227</text:p>
          </table:table-cell>
          <table:table-cell office:value-type="float" office:value="50.975804980254367" table:style-name="ce206">
            <text:p>51,0<text:s text:c="5"/></text:p>
          </table:table-cell>
          <table:table-cell table:style-name="ce196"/>
          <table:table-cell office:value-type="float" office:value="-14.063251891355577" table:style-name="ce208">
            <text:p>-14,1<text:s text:c="3"/></text:p>
          </table:table-cell>
          <table:table-cell office:value-type="float" office:value="-4.3916681384669687" table:style-name="ce208">
            <text:p>-4,4<text:s text:c="3"/></text:p>
          </table:table-cell>
          <table:table-cell table:style-name="ce209"/>
          <table:table-cell table:style-name="ce7"/>
          <table:table-cell table:number-columns-repeated="4" table:style-name="ce20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1 ano de inscrição</text:p>
          </table:table-cell>
          <table:table-cell office:value-type="float" office:value="163933" table:style-name="ce205">
            <text:p>163 933</text:p>
          </table:table-cell>
          <table:table-cell office:value-type="float" office:value="44.850728301432525" table:style-name="ce206">
            <text:p>44,9<text:s text:c="5"/></text:p>
          </table:table-cell>
          <table:table-cell office:value-type="float" office:value="169504" table:style-name="ce207">
            <text:p>169 504</text:p>
          </table:table-cell>
          <table:table-cell office:value-type="float" office:value="48.33470207135688" table:style-name="ce206">
            <text:p>48,3<text:s text:c="5"/></text:p>
          </table:table-cell>
          <table:table-cell office:value-type="float" office:value="166595" table:style-name="ce207">
            <text:p>166 595</text:p>
          </table:table-cell>
          <table:table-cell office:value-type="float" office:value="49.024195019745633" table:style-name="ce206">
            <text:p>49,0<text:s text:c="5"/></text:p>
          </table:table-cell>
          <table:table-cell table:style-name="ce196"/>
          <table:table-cell office:value-type="float" office:value="1.6238341273569148" table:style-name="ce208">
            <text:p>+1,6<text:s text:c="3"/></text:p>
          </table:table-cell>
          <table:table-cell office:value-type="float" office:value="-1.7161836888805055" table:style-name="ce208">
            <text:p>-1,7<text:s text:c="3"/></text:p>
          </table:table-cell>
          <table:table-cell table:style-name="ce203"/>
          <table:table-cell table:style-name="ce215"/>
          <table:table-cell table:number-columns-repeated="4" table:style-name="ce203"/>
          <table:table-cell table:number-columns-repeated="16367" table:style-name="ce7"/>
        </table:table-row>
        <table:table-row table:style-name="ro17">
          <table:table-cell table:style-name="ce7"/>
          <table:table-cell office:value-type="string" table:style-name="ce101">
            <text:p><text:s text:c="13"/>Primeiro Emprego</text:p>
          </table:table-cell>
          <table:table-cell office:value-type="float" office:value="35585" table:style-name="ce205">
            <text:p>35 585</text:p>
          </table:table-cell>
          <table:table-cell office:value-type="float" office:value="9.735765017455158" table:style-name="ce206">
            <text:p>9,7<text:s text:c="5"/></text:p>
          </table:table-cell>
          <table:table-cell office:value-type="float" office:value="41884" table:style-name="ce207">
            <text:p>41 884</text:p>
          </table:table-cell>
          <table:table-cell office:value-type="float" office:value="11.943379870426133" table:style-name="ce206">
            <text:p>11,9<text:s text:c="5"/></text:p>
          </table:table-cell>
          <table:table-cell office:value-type="float" office:value="39647" table:style-name="ce207">
            <text:p>39 647</text:p>
          </table:table-cell>
          <table:table-cell office:value-type="float" office:value="11.666990365544315" table:style-name="ce206">
            <text:p>11,7<text:s text:c="5"/></text:p>
          </table:table-cell>
          <table:table-cell table:style-name="ce196"/>
          <table:table-cell office:value-type="float" office:value="11.414922017704086" table:style-name="ce208">
            <text:p>+11,4<text:s text:c="3"/></text:p>
          </table:table-cell>
          <table:table-cell office:value-type="float" office:value="-5.340941648362147" table:style-name="ce208">
            <text:p>-5,3<text:s text:c="3"/></text:p>
          </table:table-cell>
          <table:table-cell table:style-name="ce215"/>
          <table:table-cell table:number-columns-repeated="16372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329923" table:style-name="ce205">
            <text:p>329 923</text:p>
          </table:table-cell>
          <table:table-cell office:value-type="float" office:value="90.264234982544849" table:style-name="ce206">
            <text:p>90,3<text:s text:c="5"/></text:p>
          </table:table-cell>
          <table:table-cell office:value-type="float" office:value="308804" table:style-name="ce207">
            <text:p>308 804</text:p>
          </table:table-cell>
          <table:table-cell office:value-type="float" office:value="88.056620129573872" table:style-name="ce206">
            <text:p>88,1<text:s text:c="5"/></text:p>
          </table:table-cell>
          <table:table-cell office:value-type="float" office:value="300175" table:style-name="ce207">
            <text:p>300 175</text:p>
          </table:table-cell>
          <table:table-cell office:value-type="float" office:value="88.333009634455678" table:style-name="ce206">
            <text:p>88,3<text:s text:c="5"/></text:p>
          </table:table-cell>
          <table:table-cell table:style-name="ce196"/>
          <table:table-cell office:value-type="float" office:value="-9.0166493393913072" table:style-name="ce208">
            <text:p>-9,0<text:s text:c="3"/></text:p>
          </table:table-cell>
          <table:table-cell office:value-type="float" office:value="-2.7943290890014367" table:style-name="ce208">
            <text:p>-2,8<text:s text:c="3"/></text:p>
          </table:table-cell>
          <table:table-cell table:number-columns-repeated="16373" table:style-name="ce7"/>
        </table:table-row>
        <table:table-row table:style-name="ro17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17233" table:style-name="ce205">
            <text:p>17 233</text:p>
          </table:table-cell>
          <table:table-cell office:value-type="float" office:value="4.714807883821968" table:style-name="ce206">
            <text:p>4,7<text:s text:c="5"/></text:p>
          </table:table-cell>
          <table:table-cell office:value-type="float" office:value="17650" table:style-name="ce207">
            <text:p>17 650</text:p>
          </table:table-cell>
          <table:table-cell office:value-type="float" office:value="5.0329637740669773" table:style-name="ce206">
            <text:p>5,0<text:s text:c="5"/></text:p>
          </table:table-cell>
          <table:table-cell office:value-type="float" office:value="17434" table:style-name="ce207">
            <text:p>17 434</text:p>
          </table:table-cell>
          <table:table-cell office:value-type="float" office:value="5.1303329390092456" table:style-name="ce206">
            <text:p>5,1<text:s text:c="5"/></text:p>
          </table:table-cell>
          <table:table-cell table:style-name="ce196"/>
          <table:table-cell office:value-type="float" office:value="1.1663668542911836" table:style-name="ce208">
            <text:p>+1,2<text:s text:c="3"/></text:p>
          </table:table-cell>
          <table:table-cell office:value-type="float" office:value="-1.2237960339943328" table:style-name="ce208">
            <text:p>-1,2<text:s text:c="3"/></text:p>
          </table:table-cell>
          <table:table-cell table:style-name="ce215"/>
          <table:table-cell table:number-columns-repeated="16372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67686" table:style-name="ce205">
            <text:p>67 686</text:p>
          </table:table-cell>
          <table:table-cell office:value-type="float" office:value="18.518336123969927" table:style-name="ce206">
            <text:p>18,5<text:s text:c="5"/></text:p>
          </table:table-cell>
          <table:table-cell office:value-type="float" office:value="63781" table:style-name="ce207">
            <text:p>63 781</text:p>
          </table:table-cell>
          <table:table-cell office:value-type="float" office:value="18.187391641573136" table:style-name="ce206">
            <text:p>18,2<text:s text:c="5"/></text:p>
          </table:table-cell>
          <table:table-cell office:value-type="float" office:value="62983" table:style-name="ce207">
            <text:p>62 983</text:p>
          </table:table-cell>
          <table:table-cell office:value-type="float" office:value="18.534114918987001" table:style-name="ce206">
            <text:p>18,5<text:s text:c="5"/></text:p>
          </table:table-cell>
          <table:table-cell table:style-name="ce196"/>
          <table:table-cell office:value-type="float" office:value="-6.9482610879650082" table:style-name="ce208">
            <text:p>-6,9<text:s text:c="3"/></text:p>
          </table:table-cell>
          <table:table-cell office:value-type="float" office:value="-1.2511563004656665" table:style-name="ce208">
            <text:p>-1,3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50634" table:style-name="ce205">
            <text:p>50 634</text:p>
          </table:table-cell>
          <table:table-cell office:value-type="float" office:value="13.853048360090614" table:style-name="ce206">
            <text:p>13,9<text:s text:c="5"/></text:p>
          </table:table-cell>
          <table:table-cell office:value-type="float" office:value="47830" table:style-name="ce207">
            <text:p>47 830</text:p>
          </table:table-cell>
          <table:table-cell office:value-type="float" office:value="13.638904097089149" table:style-name="ce206">
            <text:p>13,6<text:s text:c="5"/></text:p>
          </table:table-cell>
          <table:table-cell office:value-type="float" office:value="46806" table:style-name="ce207">
            <text:p>46 806</text:p>
          </table:table-cell>
          <table:table-cell office:value-type="float" office:value="13.773681515617001" table:style-name="ce206">
            <text:p>13,8<text:s text:c="5"/></text:p>
          </table:table-cell>
          <table:table-cell table:style-name="ce196"/>
          <table:table-cell office:value-type="float" office:value="-7.5601374570446751" table:style-name="ce208">
            <text:p>-7,6<text:s text:c="3"/></text:p>
          </table:table-cell>
          <table:table-cell office:value-type="float" office:value="-2.1409157432573664" table:style-name="ce208">
            <text:p>-2,1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76266" table:style-name="ce205">
            <text:p>76 266</text:p>
          </table:table-cell>
          <table:table-cell office:value-type="float" office:value="20.865753964345512" table:style-name="ce206">
            <text:p>20,9<text:s text:c="5"/></text:p>
          </table:table-cell>
          <table:table-cell office:value-type="float" office:value="70839" table:style-name="ce207">
            <text:p>70 839</text:p>
          </table:table-cell>
          <table:table-cell office:value-type="float" office:value="20.200006843690119" table:style-name="ce206">
            <text:p>20,2<text:s text:c="5"/></text:p>
          </table:table-cell>
          <table:table-cell office:value-type="float" office:value="68806" table:style-name="ce207">
            <text:p>68 806</text:p>
          </table:table-cell>
          <table:table-cell office:value-type="float" office:value="20.247659068571195" table:style-name="ce206">
            <text:p>20,2<text:s text:c="5"/></text:p>
          </table:table-cell>
          <table:table-cell table:style-name="ce196"/>
          <table:table-cell office:value-type="float" office:value="-9.7815540345632428" table:style-name="ce208">
            <text:p>-9,8<text:s text:c="3"/></text:p>
          </table:table-cell>
          <table:table-cell office:value-type="float" office:value="-2.8698880560143465" table:style-name="ce208">
            <text:p>-2,9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94861" table:style-name="ce205">
            <text:p>94 861</text:p>
          </table:table-cell>
          <table:table-cell office:value-type="float" office:value="25.953193910940392" table:style-name="ce206">
            <text:p>26,0<text:s text:c="5"/></text:p>
          </table:table-cell>
          <table:table-cell office:value-type="float" office:value="91311" table:style-name="ce207">
            <text:p>91 311</text:p>
          </table:table-cell>
          <table:table-cell office:value-type="float" office:value="26.037674514098004" table:style-name="ce206">
            <text:p>26,0<text:s text:c="5"/></text:p>
          </table:table-cell>
          <table:table-cell office:value-type="float" office:value="87444" table:style-name="ce207">
            <text:p>87 444</text:p>
          </table:table-cell>
          <table:table-cell office:value-type="float" office:value="25.732295142751205" table:style-name="ce206">
            <text:p>25,7<text:s text:c="5"/></text:p>
          </table:table-cell>
          <table:table-cell table:style-name="ce196"/>
          <table:table-cell office:value-type="float" office:value="-7.8188085725429772" table:style-name="ce208">
            <text:p>-7,8<text:s text:c="3"/></text:p>
          </table:table-cell>
          <table:table-cell office:value-type="float" office:value="-4.2349771659493456" table:style-name="ce208">
            <text:p>-4,2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58828" table:style-name="ce205">
            <text:p>58 828</text:p>
          </table:table-cell>
          <table:table-cell office:value-type="float" office:value="16.094859756831585" table:style-name="ce206">
            <text:p>16,1<text:s text:c="5"/></text:p>
          </table:table-cell>
          <table:table-cell office:value-type="float" office:value="59277" table:style-name="ce207">
            <text:p>59 277</text:p>
          </table:table-cell>
          <table:table-cell office:value-type="float" office:value="16.903059129482617" table:style-name="ce206">
            <text:p>16,9<text:s text:c="5"/></text:p>
          </table:table-cell>
          <table:table-cell office:value-type="float" office:value="56349" table:style-name="ce207">
            <text:p>56 349</text:p>
          </table:table-cell>
          <table:table-cell office:value-type="float" office:value="16.581916415064356" table:style-name="ce206">
            <text:p>16,6<text:s text:c="5"/></text:p>
          </table:table-cell>
          <table:table-cell table:style-name="ce196"/>
          <table:table-cell office:value-type="float" office:value="-4.2139797375399581" table:style-name="ce208">
            <text:p>-4,2<text:s text:c="3"/></text:p>
          </table:table-cell>
          <table:table-cell office:value-type="float" office:value="-4.9395212308315166" table:style-name="ce208">
            <text:p>-4,9<text:s text:c="3"/></text:p>
          </table:table-cell>
          <table:table-cell table:number-columns-repeated="16373" table:style-name="ce7"/>
        </table:table-row>
        <table:table-row table:style-name="ro10">
          <table:table-cell/>
          <table:table-cell table:style-name="ce216"/>
          <table:table-cell table:style-name="ce217"/>
          <table:table-cell table:style-name="ce218"/>
          <table:table-cell table:style-name="ce217"/>
          <table:table-cell table:style-name="ce218"/>
          <table:table-cell table:style-name="ce217"/>
          <table:table-cell table:number-columns-repeated="4" table:style-name="ce218"/>
          <table:table-cell table:number-columns-repeated="16373" table:style-name="ce89"/>
        </table:table-row>
        <table:table-row table:number-rows-repeated="1048534" table:style-name="ro6">
          <table:table-cell table:number-columns-repeated="16384"/>
        </table:table-row>
      </table:table>
      <table:table table:name="QIII-QIV" table:style-name="ta7" table:print-ranges="QIII-QIV.B1:QIII-QIV.K55">
        <table:table-column table:style-name="co23" table:default-cell-style-name="ce89"/>
        <table:table-column table:style-name="co38" table:default-cell-style-name="ce89"/>
        <table:table-column table:style-name="co19" table:default-cell-style-name="ce89"/>
        <table:table-column table:style-name="co39" table:default-cell-style-name="ce89"/>
        <table:table-column table:style-name="co19" table:default-cell-style-name="ce89"/>
        <table:table-column table:style-name="co39" table:default-cell-style-name="ce89"/>
        <table:table-column table:style-name="co19" table:default-cell-style-name="ce89"/>
        <table:table-column table:style-name="co39" table:default-cell-style-name="ce89"/>
        <table:table-column table:style-name="co40" table:default-cell-style-name="ce89"/>
        <table:table-column table:style-name="co1" table:default-cell-style-name="ce89"/>
        <table:table-column table:style-name="co33" table:default-cell-style-name="ce89"/>
        <table:table-column table:style-name="co28" table:number-columns-repeated="16373" table:default-cell-style-name="ce89"/>
        <table:table-row table:style-name="ro6">
          <table:table-cell/>
          <table:table-cell table:style-name="ce89">
            <draw:frame draw:z-index="1" draw:id="id109" draw:style-name="a226" draw:name="Text Box 73" svg:x="0.15625in" svg:y="0.05208in" svg:width="1.04167in" svg:height="0.38542in">
              <draw:text-box>
                <text:p text:style-name="a223" text:class-names="" text:cond-style-name=""><text:span text:style-name="a221" text:class-names="">Página <text:s text:c="1"/>6/14</text:span><text:span text:style-name="a222" text:class-names=""/></text:p>
                <text:p text:style-name="a225" text:class-names="" text:cond-style-name=""><text:span text:style-name="a224" text:class-names=""/></text:p>
              </draw:text-box>
              <svg:title/>
              <svg:desc/>
            </draw:frame>
          </table:table-cell>
          <table:table-cell table:number-columns-repeated="3"/>
          <table:table-cell table:style-name="ce89">
            <draw:frame draw:z-index="2" draw:id="id110" draw:style-name="a227" draw:name="Picture 255" svg:x="0.25in" svg:y="0.13542in" svg:width="2.5625in" svg:height="0.53125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6">
          <table:table-cell/>
          <table:table-cell table:style-name="ce185">
            <draw:frame draw:z-index="3" draw:id="id111" draw:style-name="a228" draw:name="Picture 254" svg:x="0.16667in" svg:y="0.13542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 table:style-name="ce185"/>
          <table:table-cell table:style-name="ce185">
            <draw:frame draw:z-index="4" draw:id="id112" draw:style-name="a233" draw:name="Text Box 256" svg:x="0.05208in" svg:y="0.07292in" svg:width="1.82292in" svg:height="0.21875in">
              <draw:text-box>
                <text:p text:style-name="a230" text:class-names="" text:cond-style-name=""><text:span text:style-name="a229" text:class-names="">ABRIL 2014, <text:s text:c="1"/>Nº 04</text:span></text:p>
                <text:p text:style-name="a232" text:class-names="" text:cond-style-name=""><text:span text:style-name="a231" text:class-names=""/></text:p>
              </draw:text-box>
              <svg:title/>
              <svg:desc/>
            </draw:frame>
          </table:table-cell>
          <table:table-cell table:number-columns-repeated="4" table:style-name="ce185"/>
          <table:table-cell table:number-columns-repeated="16373" table:style-name="ce89"/>
        </table:table-row>
        <table:table-row table:style-name="ro7">
          <table:table-cell table:style-name="ce91"/>
          <table:table-cell table:number-columns-repeated="10" table:style-name="ce186"/>
          <table:table-cell table:style-name="ce91"/>
          <table:table-cell table:style-name="ce221"/>
          <table:table-cell table:number-columns-repeated="16371" table:style-name="ce91"/>
        </table:table-row>
        <table:table-row table:style-name="ro7">
          <table:table-cell table:style-name="ce91"/>
          <table:table-cell table:number-columns-repeated="10" table:style-name="ce186"/>
          <table:table-cell table:number-columns-repeated="16373" table:style-name="ce91"/>
        </table:table-row>
        <table:table-row table:style-name="ro7">
          <table:table-cell/>
          <table:table-cell table:number-columns-repeated="10" table:style-name="ce185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19">
            <text:p>QUADRO III - DESEMPREGO REGISTADO POR REGIÕES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20">
            <text:p>Situação no fim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1">
          <table:table-cell/>
          <table:table-cell table:number-columns-repeated="10" table:style-name="ce187"/>
          <table:table-cell table:number-columns-repeated="16373" table:style-name="ce89"/>
        </table:table-row>
        <table:table-row table:style-name="ro14">
          <table:table-cell table:style-name="ce193"/>
          <table:table-cell table:style-name="ce138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41"/>
          <table:table-cell office:value-type="string" table:style-name="ce142">
            <text:p>ABRIL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ABRIL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7">
          <table:table-cell table:style-name="ce7"/>
          <table:table-cell table:style-name="ce137"/>
          <table:table-cell table:style-name="ce222"/>
          <table:table-cell table:number-columns-repeated="8" table:style-name="ce101"/>
          <table:table-cell table:number-columns-repeated="16373" table:style-name="ce7"/>
        </table:table-row>
        <table:table-row table:style-name="ro1">
          <table:table-cell table:style-name="ce223"/>
          <table:table-cell office:value-type="string" table:style-name="ce224">
            <text:p>PORTUGAL</text:p>
          </table:table-cell>
          <table:table-cell office:value-type="float" office:value="728512" table:style-name="ce225">
            <text:p>728 512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689825" table:style-name="ce227">
            <text:p>689 825</text:p>
          </table:table-cell>
          <table:table-cell office:value-type="float" office:value="100.00000000000001" table:style-name="ce226">
            <text:p>100,0<text:s text:c="4"/></text:p>
          </table:table-cell>
          <table:table-cell office:value-type="float" office:value="668023" table:style-name="ce227">
            <text:p>668 023</text:p>
          </table:table-cell>
          <table:table-cell office:value-type="float" office:value="100" table:style-name="ce226">
            <text:p>100,0<text:s text:c="4"/></text:p>
          </table:table-cell>
          <table:table-cell table:style-name="ce226"/>
          <table:table-cell office:value-type="float" office:value="-8.3030890362821737" table:style-name="ce228">
            <text:p>-8,3<text:s text:c="3"/></text:p>
          </table:table-cell>
          <table:table-cell office:value-type="float" office:value="-3.1605117239879661" table:style-name="ce228">
            <text:p>-3,2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29">
            <text:p>CONTINENTE</text:p>
          </table:table-cell>
          <table:table-cell office:value-type="float" office:value="691128" table:style-name="ce225">
            <text:p>691 128</text:p>
          </table:table-cell>
          <table:table-cell office:value-type="float" office:value="94.868444171132396" table:style-name="ce226">
            <text:p>94,9<text:s text:c="4"/></text:p>
          </table:table-cell>
          <table:table-cell office:value-type="float" office:value="653501" table:style-name="ce227">
            <text:p>653 501</text:p>
          </table:table-cell>
          <table:table-cell office:value-type="float" office:value="94.734316674518908" table:style-name="ce226">
            <text:p>94,7<text:s text:c="4"/></text:p>
          </table:table-cell>
          <table:table-cell office:value-type="float" office:value="632098" table:style-name="ce227">
            <text:p>632 098</text:p>
          </table:table-cell>
          <table:table-cell office:value-type="float" office:value="94.622191152101053" table:style-name="ce226">
            <text:p>94,6<text:s text:c="4"/></text:p>
          </table:table-cell>
          <table:table-cell table:style-name="ce226"/>
          <table:table-cell office:value-type="float" office:value="-8.5411096063247385" table:style-name="ce228">
            <text:p>-8,5<text:s text:c="3"/></text:p>
          </table:table-cell>
          <table:table-cell office:value-type="float" office:value="-3.2751288827408018" table:style-name="ce228">
            <text:p>-3,3<text:s text:c="3"/></text:p>
          </table:table-cell>
          <table:table-cell table:style-name="ce230"/>
          <table:table-cell table:number-columns-repeated="3"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31">
            <text:p>Norte</text:p>
          </table:table-cell>
          <table:table-cell office:value-type="float" office:value="299298" table:style-name="ce232">
            <text:p>299 298</text:p>
          </table:table-cell>
          <table:table-cell office:value-type="float" office:value="41.083468769217255" table:style-name="ce233">
            <text:p>41,1<text:s text:c="4"/></text:p>
          </table:table-cell>
          <table:table-cell office:value-type="float" office:value="290314" table:style-name="ce234">
            <text:p>290 314</text:p>
          </table:table-cell>
          <table:table-cell office:value-type="float" office:value="42.085166527742544" table:style-name="ce233">
            <text:p>42,1<text:s text:c="4"/></text:p>
          </table:table-cell>
          <table:table-cell office:value-type="float" office:value="284715" table:style-name="ce234">
            <text:p>284 715</text:p>
          </table:table-cell>
          <table:table-cell office:value-type="float" office:value="42.620538514392472" table:style-name="ce233">
            <text:p>42,6<text:s text:c="4"/></text:p>
          </table:table-cell>
          <table:table-cell table:style-name="ce233"/>
          <table:table-cell office:value-type="float" office:value="-4.8724014193212213" table:style-name="ce235">
            <text:p>-4,9<text:s text:c="3"/></text:p>
          </table:table-cell>
          <table:table-cell office:value-type="float" office:value="-1.9286014453315943" table:style-name="ce235">
            <text:p>-1,9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30">
            <text:p>Norte</text:p>
          </table:table-cell>
          <table:table-cell office:value-type="float" office:value="-3.2744500936223488" table:style-name="ce237">
            <text:p>- 3,3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31">
            <text:p>Centro</text:p>
          </table:table-cell>
          <table:table-cell office:value-type="float" office:value="102249" table:style-name="ce232">
            <text:p>102 249</text:p>
          </table:table-cell>
          <table:table-cell office:value-type="float" office:value="14.035321312483529" table:style-name="ce233">
            <text:p>14,0<text:s text:c="4"/></text:p>
          </table:table-cell>
          <table:table-cell office:value-type="float" office:value="94426" table:style-name="ce234">
            <text:p>94 426</text:p>
          </table:table-cell>
          <table:table-cell office:value-type="float" office:value="13.688399231689196" table:style-name="ce233">
            <text:p>13,7<text:s text:c="4"/></text:p>
          </table:table-cell>
          <table:table-cell office:value-type="float" office:value="90241" table:style-name="ce234">
            <text:p>90 241</text:p>
          </table:table-cell>
          <table:table-cell office:value-type="float" office:value="13.508666617766155" table:style-name="ce233">
            <text:p>13,5<text:s text:c="4"/></text:p>
          </table:table-cell>
          <table:table-cell table:style-name="ce233"/>
          <table:table-cell office:value-type="float" office:value="-11.743880135747048" table:style-name="ce235">
            <text:p>-11,7<text:s text:c="3"/></text:p>
          </table:table-cell>
          <table:table-cell office:value-type="float" office:value="-4.4320420223243531" table:style-name="ce235">
            <text:p>-4,4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30">
            <text:p>Centro</text:p>
          </table:table-cell>
          <table:table-cell office:value-type="float" office:value="-7.1405391052936977" table:style-name="ce237">
            <text:p>- 7,1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31">
            <text:p>Lisboa V. Tejo</text:p>
          </table:table-cell>
          <table:table-cell office:value-type="float" office:value="221795" table:style-name="ce232">
            <text:p>221 795</text:p>
          </table:table-cell>
          <table:table-cell office:value-type="float" office:value="30.444934331898445" table:style-name="ce233">
            <text:p>30,4<text:s text:c="4"/></text:p>
          </table:table-cell>
          <table:table-cell office:value-type="float" office:value="206390" table:style-name="ce234">
            <text:p>206 390</text:p>
          </table:table-cell>
          <table:table-cell office:value-type="float" office:value="29.919182401333671" table:style-name="ce233">
            <text:p>29,9<text:s text:c="4"/></text:p>
          </table:table-cell>
          <table:table-cell office:value-type="float" office:value="199573" table:style-name="ce234">
            <text:p>199 573</text:p>
          </table:table-cell>
          <table:table-cell office:value-type="float" office:value="29.875168968733114" table:style-name="ce233">
            <text:p>29,9<text:s text:c="4"/></text:p>
          </table:table-cell>
          <table:table-cell table:style-name="ce233"/>
          <table:table-cell office:value-type="float" office:value="-10.019161838634773" table:style-name="ce235">
            <text:p>-10,0<text:s text:c="3"/></text:p>
          </table:table-cell>
          <table:table-cell office:value-type="float" office:value="-3.3029701051407585" table:style-name="ce235">
            <text:p>-3,3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30">
            <text:p>Lisboa V. Tejo</text:p>
          </table:table-cell>
          <table:table-cell office:value-type="float" office:value="-8.2042021740290778" table:style-name="ce237">
            <text:p>- 8,2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31">
            <text:p>Alentejo</text:p>
          </table:table-cell>
          <table:table-cell office:value-type="float" office:value="33760" table:style-name="ce232">
            <text:p>33 760</text:p>
          </table:table-cell>
          <table:table-cell office:value-type="float" office:value="4.6341034876570326" table:style-name="ce233">
            <text:p>4,6<text:s text:c="4"/></text:p>
          </table:table-cell>
          <table:table-cell office:value-type="float" office:value="30202" table:style-name="ce234">
            <text:p>30 202</text:p>
          </table:table-cell>
          <table:table-cell office:value-type="float" office:value="4.3782118653281632" table:style-name="ce233">
            <text:p>4,4<text:s text:c="4"/></text:p>
          </table:table-cell>
          <table:table-cell office:value-type="float" office:value="29192" table:style-name="ce234">
            <text:p>29 192</text:p>
          </table:table-cell>
          <table:table-cell office:value-type="float" office:value="4.3699094192864614" table:style-name="ce233">
            <text:p>4,4<text:s text:c="4"/></text:p>
          </table:table-cell>
          <table:table-cell table:style-name="ce233"/>
          <table:table-cell office:value-type="float" office:value="-13.530805687203795" table:style-name="ce235">
            <text:p>-13,5<text:s text:c="3"/></text:p>
          </table:table-cell>
          <table:table-cell office:value-type="float" office:value="-3.3441493940798637" table:style-name="ce235">
            <text:p>-3,3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30">
            <text:p>Alentejo</text:p>
          </table:table-cell>
          <table:table-cell office:value-type="float" office:value="-11.389508273676796" table:style-name="ce237">
            <text:p>- 11,4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38">
            <text:p>Algarve</text:p>
          </table:table-cell>
          <table:table-cell office:value-type="float" office:value="34026" table:style-name="ce232">
            <text:p>34 026</text:p>
          </table:table-cell>
          <table:table-cell office:value-type="float" office:value="4.6706162698761311" table:style-name="ce233">
            <text:p>4,7<text:s text:c="4"/></text:p>
          </table:table-cell>
          <table:table-cell office:value-type="float" office:value="32169" table:style-name="ce234">
            <text:p>32 169</text:p>
          </table:table-cell>
          <table:table-cell office:value-type="float" office:value="4.6633566484253253" table:style-name="ce233">
            <text:p>4,7<text:s text:c="4"/></text:p>
          </table:table-cell>
          <table:table-cell office:value-type="float" office:value="28377" table:style-name="ce234">
            <text:p>28 377</text:p>
          </table:table-cell>
          <table:table-cell office:value-type="float" office:value="4.2479076319228533" table:style-name="ce233">
            <text:p>4,2<text:s text:c="4"/></text:p>
          </table:table-cell>
          <table:table-cell table:style-name="ce233"/>
          <table:table-cell office:value-type="float" office:value="-16.602010227473102" table:style-name="ce235">
            <text:p>-16,6<text:s text:c="3"/></text:p>
          </table:table-cell>
          <table:table-cell office:value-type="float" office:value="-11.787745966613812" table:style-name="ce235">
            <text:p>-11,8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39">
            <text:p>Algarve</text:p>
          </table:table-cell>
          <table:table-cell office:value-type="float" office:value="-11.007524621002545" table:style-name="ce237">
            <text:p>- 11,0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24">
            <text:p>REG.AUTÓNOMAS</text:p>
          </table:table-cell>
          <table:table-cell office:value-type="float" office:value="37384" table:style-name="ce225">
            <text:p>37 384</text:p>
          </table:table-cell>
          <table:table-cell office:value-type="float" office:value="5.1315558288676097" table:style-name="ce226">
            <text:p>5,1<text:s text:c="4"/></text:p>
          </table:table-cell>
          <table:table-cell office:value-type="float" office:value="36324" table:style-name="ce227">
            <text:p>36 324</text:p>
          </table:table-cell>
          <table:table-cell office:value-type="float" office:value="5.2656833254811009" table:style-name="ce226">
            <text:p>5,3<text:s text:c="4"/></text:p>
          </table:table-cell>
          <table:table-cell office:value-type="float" office:value="35925" table:style-name="ce227">
            <text:p>35 925</text:p>
          </table:table-cell>
          <table:table-cell office:value-type="float" office:value="5.3778088478989492" table:style-name="ce226">
            <text:p>5,4<text:s text:c="4"/></text:p>
          </table:table-cell>
          <table:table-cell table:style-name="ce226"/>
          <table:table-cell office:value-type="float" office:value="-3.9027391397389266" table:style-name="ce228">
            <text:p>-3,9<text:s text:c="3"/></text:p>
          </table:table-cell>
          <table:table-cell office:value-type="float" office:value="-1.0984473075652375" table:style-name="ce228">
            <text:p>-1,1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40">
            <text:p>Açores</text:p>
          </table:table-cell>
          <table:table-cell office:value-type="float" office:value="0.74323267094351309" table:style-name="ce237">
            <text:p>+0,7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41">
            <text:p>Açores</text:p>
          </table:table-cell>
          <table:table-cell office:value-type="float" office:value="13029" table:style-name="ce234">
            <text:p>13 029</text:p>
          </table:table-cell>
          <table:table-cell office:value-type="float" office:value="1.7884399982429939" table:style-name="ce233">
            <text:p>1,8<text:s text:c="4"/></text:p>
          </table:table-cell>
          <table:table-cell office:value-type="float" office:value="12877" table:style-name="ce234">
            <text:p>12 877</text:p>
          </table:table-cell>
          <table:table-cell office:value-type="float" office:value="1.8667053238140108" table:style-name="ce233">
            <text:p>1,9<text:s text:c="4"/></text:p>
          </table:table-cell>
          <table:table-cell office:value-type="float" office:value="12863" table:style-name="ce234">
            <text:p>12 863</text:p>
          </table:table-cell>
          <table:table-cell office:value-type="float" office:value="1.9255325041203672" table:style-name="ce233">
            <text:p>1,9<text:s text:c="4"/></text:p>
          </table:table-cell>
          <table:table-cell table:style-name="ce233"/>
          <table:table-cell office:value-type="float" office:value="-1.2740808964617401" table:style-name="ce235">
            <text:p>-1,3<text:s text:c="3"/></text:p>
          </table:table-cell>
          <table:table-cell office:value-type="float" office:value="-0.10872097538246805" table:style-name="ce235">
            <text:p>-0,1<text:s text:c="3"/></text:p>
          </table:table-cell>
          <table:table-cell office:value-type="float" office:value="-6.0757194518876787" table:style-name="ce236">
            <text:p>-6,1</text:p>
          </table:table-cell>
          <table:table-cell office:value-type="string" table:style-name="ce240">
            <text:p>Madeira</text:p>
          </table:table-cell>
          <table:table-cell office:value-type="float" office:value="-5.3373168072994446" table:style-name="ce237">
            <text:p>- 5,3</text:p>
          </table:table-cell>
          <table:table-cell table:style-name="ce223"/>
          <table:table-cell table:number-columns-repeated="2" table:style-name="ce230"/>
          <table:table-cell table:number-columns-repeated="16367" table:style-name="ce223"/>
        </table:table-row>
        <table:table-row table:style-name="ro1">
          <table:table-cell table:style-name="ce223"/>
          <table:table-cell office:value-type="string" table:style-name="ce242">
            <text:p>Madeira</text:p>
          </table:table-cell>
          <table:table-cell office:value-type="float" office:value="24355" table:style-name="ce243">
            <text:p>24 355</text:p>
          </table:table-cell>
          <table:table-cell office:value-type="float" office:value="3.3431158306246154" table:style-name="ce244">
            <text:p>3,3<text:s text:c="4"/></text:p>
          </table:table-cell>
          <table:table-cell office:value-type="float" office:value="23447" table:style-name="ce245">
            <text:p>23 447</text:p>
          </table:table-cell>
          <table:table-cell office:value-type="float" office:value="3.3989780016670896" table:style-name="ce244">
            <text:p>3,4<text:s text:c="4"/></text:p>
          </table:table-cell>
          <table:table-cell office:value-type="float" office:value="23062" table:style-name="ce245">
            <text:p>23 062</text:p>
          </table:table-cell>
          <table:table-cell office:value-type="float" office:value="3.4522763437785828" table:style-name="ce244">
            <text:p>3,5<text:s text:c="4"/></text:p>
          </table:table-cell>
          <table:table-cell table:style-name="ce244"/>
          <table:table-cell office:value-type="float" office:value="-5.3089714637651468" table:style-name="ce246">
            <text:p>-5,3<text:s text:c="3"/></text:p>
          </table:table-cell>
          <table:table-cell office:value-type="float" office:value="-1.6420011088838606" table:style-name="ce246">
            <text:p>-1,6<text:s text:c="3"/></text:p>
          </table:table-cell>
          <table:table-cell table:style-name="ce247"/>
          <table:table-cell table:number-columns-repeated="16372" table:style-name="ce223"/>
        </table:table-row>
        <table:table-row table:number-rows-repeated="3" table:style-name="ro6">
          <table:table-cell table:number-columns-repeated="16384"/>
        </table:table-row>
        <table:table-row table:number-rows-repeated="15" table:style-name="ro2">
          <table:table-cell/>
          <table:table-cell table:number-columns-repeated="16383" table:style-name="ce89"/>
        </table:table-row>
        <table:table-row table:style-name="ro2">
          <table:table-cell/>
          <table:table-cell office:value-type="string" table:number-columns-spanned="10" table:number-rows-spanned="1" table:style-name="ce256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10" table:number-rows-spanned="1" table:style-name="ce257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1">
          <table:table-cell/>
          <table:table-cell table:number-columns-repeated="10" table:style-name="ce92"/>
          <table:table-cell table:number-columns-repeated="16373"/>
        </table:table-row>
        <table:table-row table:style-name="ro14">
          <table:table-cell table:style-name="ce193"/>
          <table:table-cell table:style-name="ce138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41"/>
          <table:table-cell office:value-type="string" table:style-name="ce142">
            <text:p>ABRIL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ABRIL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7">
          <table:table-cell table:style-name="ce7"/>
          <table:table-cell table:style-name="ce101"/>
          <table:table-cell table:style-name="ce222"/>
          <table:table-cell table:number-columns-repeated="8" table:style-name="ce101"/>
          <table:table-cell table:number-columns-repeated="16373" table:style-name="ce7"/>
        </table:table-row>
        <table:table-row table:style-name="ro1">
          <table:table-cell table:style-name="ce223"/>
          <table:table-cell office:value-type="string" table:style-name="ce224">
            <text:p>PORTUGAL</text:p>
          </table:table-cell>
          <table:table-cell office:value-type="float" office:value="13281" table:style-name="ce225">
            <text:p>13 281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20324" table:style-name="ce227">
            <text:p>20 324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20471" table:style-name="ce248">
            <text:p>20 471</text:p>
          </table:table-cell>
          <table:table-cell office:value-type="float" office:value="100" table:style-name="ce226">
            <text:p>100,0<text:s text:c="4"/></text:p>
          </table:table-cell>
          <table:table-cell table:style-name="ce249"/>
          <table:table-cell office:value-type="float" office:value="54.137489646863941" table:style-name="ce228">
            <text:p>+54,1<text:s text:c="3"/></text:p>
          </table:table-cell>
          <table:table-cell office:value-type="float" office:value="0.72328281834283814" table:style-name="ce228">
            <text:p>+0,7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29">
            <text:p>CONTINENTE</text:p>
          </table:table-cell>
          <table:table-cell office:value-type="float" office:value="13147" table:style-name="ce225">
            <text:p>13 147</text:p>
          </table:table-cell>
          <table:table-cell office:value-type="float" office:value="98.991039831338" table:style-name="ce226">
            <text:p>99,0<text:s text:c="4"/></text:p>
          </table:table-cell>
          <table:table-cell office:value-type="float" office:value="20016" table:style-name="ce227">
            <text:p>20 016</text:p>
          </table:table-cell>
          <table:table-cell office:value-type="float" office:value="98.484550285376898" table:style-name="ce226">
            <text:p>98,5<text:s text:c="4"/></text:p>
          </table:table-cell>
          <table:table-cell office:value-type="float" office:value="20159" table:style-name="ce248">
            <text:p>20 159</text:p>
          </table:table-cell>
          <table:table-cell office:value-type="float" office:value="98.47589272629574" table:style-name="ce226">
            <text:p>98,5<text:s text:c="4"/></text:p>
          </table:table-cell>
          <table:table-cell table:style-name="ce249"/>
          <table:table-cell office:value-type="float" office:value="53.335361679470594" table:style-name="ce228">
            <text:p>+53,3<text:s text:c="3"/></text:p>
          </table:table-cell>
          <table:table-cell office:value-type="float" office:value="0.7144284572342201" table:style-name="ce228">
            <text:p>+0,7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8">
            <text:p>Norte</text:p>
          </table:table-cell>
          <table:table-cell office:value-type="float" office:value="6580" table:style-name="ce232">
            <text:p>6 580</text:p>
          </table:table-cell>
          <table:table-cell office:value-type="float" office:value="49.544462013402608" table:style-name="ce233">
            <text:p>49,5<text:s text:c="4"/></text:p>
          </table:table-cell>
          <table:table-cell office:value-type="float" office:value="9416" table:style-name="ce234">
            <text:p>9 416</text:p>
          </table:table-cell>
          <table:table-cell office:value-type="float" office:value="46.329462704192089" table:style-name="ce233">
            <text:p>46,3<text:s text:c="4"/></text:p>
          </table:table-cell>
          <table:table-cell office:value-type="float" office:value="9176" table:style-name="ce250">
            <text:p>9 176</text:p>
          </table:table-cell>
          <table:table-cell office:value-type="float" office:value="44.824385716379268" table:style-name="ce233">
            <text:p>44,8<text:s text:c="4"/></text:p>
          </table:table-cell>
          <table:table-cell table:style-name="ce251"/>
          <table:table-cell office:value-type="float" office:value="39.452887537993917" table:style-name="ce235">
            <text:p>+39,5<text:s text:c="3"/></text:p>
          </table:table-cell>
          <table:table-cell office:value-type="float" office:value="-2.5488530161427434" table:style-name="ce235">
            <text:p>-2,5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Centro</text:p>
          </table:table-cell>
          <table:table-cell office:value-type="float" office:value="2163" table:style-name="ce232">
            <text:p>2 163</text:p>
          </table:table-cell>
          <table:table-cell office:value-type="float" office:value="16.28642421504405" table:style-name="ce233">
            <text:p>16,3<text:s text:c="4"/></text:p>
          </table:table-cell>
          <table:table-cell office:value-type="float" office:value="3804" table:style-name="ce234">
            <text:p>3 804</text:p>
          </table:table-cell>
          <table:table-cell office:value-type="float" office:value="18.716788033851604" table:style-name="ce233">
            <text:p>18,7<text:s text:c="4"/></text:p>
          </table:table-cell>
          <table:table-cell office:value-type="float" office:value="3786" table:style-name="ce250">
            <text:p>3 786</text:p>
          </table:table-cell>
          <table:table-cell office:value-type="float" office:value="18.49445557129598" table:style-name="ce233">
            <text:p>18,5<text:s text:c="4"/></text:p>
          </table:table-cell>
          <table:table-cell table:style-name="ce251"/>
          <table:table-cell office:value-type="float" office:value="75.034674063800281" table:style-name="ce235">
            <text:p>+75,0<text:s text:c="3"/></text:p>
          </table:table-cell>
          <table:table-cell office:value-type="float" office:value="-0.47318611987381587" table:style-name="ce235">
            <text:p>-0,5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Lisboa V. Tejo</text:p>
          </table:table-cell>
          <table:table-cell office:value-type="float" office:value="2497" table:style-name="ce232">
            <text:p>2 497</text:p>
          </table:table-cell>
          <table:table-cell office:value-type="float" office:value="18.801295083201566" table:style-name="ce233">
            <text:p>18,8<text:s text:c="4"/></text:p>
          </table:table-cell>
          <table:table-cell office:value-type="float" office:value="4207" table:style-name="ce234">
            <text:p>4 207</text:p>
          </table:table-cell>
          <table:table-cell office:value-type="float" office:value="20.699665420192876" table:style-name="ce233">
            <text:p>20,7<text:s text:c="4"/></text:p>
          </table:table-cell>
          <table:table-cell office:value-type="float" office:value="4456" table:style-name="ce250">
            <text:p>4 456</text:p>
          </table:table-cell>
          <table:table-cell office:value-type="float" office:value="21.767378242391679" table:style-name="ce233">
            <text:p>21,8<text:s text:c="4"/></text:p>
          </table:table-cell>
          <table:table-cell table:style-name="ce251"/>
          <table:table-cell office:value-type="float" office:value="78.454144973968766" table:style-name="ce235">
            <text:p>+78,5<text:s text:c="3"/></text:p>
          </table:table-cell>
          <table:table-cell office:value-type="float" office:value="5.9187069170430107" table:style-name="ce235">
            <text:p>+5,9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Alentejo</text:p>
          </table:table-cell>
          <table:table-cell office:value-type="float" office:value="1093" table:style-name="ce232">
            <text:p>1 093</text:p>
          </table:table-cell>
          <table:table-cell office:value-type="float" office:value="8.2298019727430152" table:style-name="ce233">
            <text:p>8,2<text:s text:c="4"/></text:p>
          </table:table-cell>
          <table:table-cell office:value-type="float" office:value="1418" table:style-name="ce234">
            <text:p>1 418</text:p>
          </table:table-cell>
          <table:table-cell office:value-type="float" office:value="6.9769730368037779" table:style-name="ce233">
            <text:p>7,0<text:s text:c="4"/></text:p>
          </table:table-cell>
          <table:table-cell office:value-type="float" office:value="1349" table:style-name="ce250">
            <text:p>1 349</text:p>
          </table:table-cell>
          <table:table-cell office:value-type="float" office:value="6.5898099750867081" table:style-name="ce233">
            <text:p>6,6<text:s text:c="4"/></text:p>
          </table:table-cell>
          <table:table-cell table:style-name="ce251"/>
          <table:table-cell office:value-type="float" office:value="23.421774931381506" table:style-name="ce235">
            <text:p>+23,4<text:s text:c="3"/></text:p>
          </table:table-cell>
          <table:table-cell office:value-type="float" office:value="-4.8660084626234124" table:style-name="ce235">
            <text:p>-4,9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8">
            <text:p>Algarve</text:p>
          </table:table-cell>
          <table:table-cell office:value-type="float" office:value="814" table:style-name="ce232">
            <text:p><text:s/>814</text:p>
          </table:table-cell>
          <table:table-cell office:value-type="float" office:value="6.1290565469467655" table:style-name="ce233">
            <text:p>6,1<text:s text:c="4"/></text:p>
          </table:table-cell>
          <table:table-cell office:value-type="float" office:value="1171" table:style-name="ce234">
            <text:p>1 171</text:p>
          </table:table-cell>
          <table:table-cell office:value-type="float" office:value="5.7616610903365482" table:style-name="ce233">
            <text:p>5,8<text:s text:c="4"/></text:p>
          </table:table-cell>
          <table:table-cell office:value-type="float" office:value="1392" table:style-name="ce250">
            <text:p>1 392</text:p>
          </table:table-cell>
          <table:table-cell office:value-type="float" office:value="6.799863221142104" table:style-name="ce233">
            <text:p>6,8<text:s text:c="4"/></text:p>
          </table:table-cell>
          <table:table-cell table:style-name="ce251"/>
          <table:table-cell office:value-type="float" office:value="71.007371007371006" table:style-name="ce235">
            <text:p>+71,0<text:s text:c="3"/></text:p>
          </table:table-cell>
          <table:table-cell office:value-type="float" office:value="18.872758326216911" table:style-name="ce235">
            <text:p>+18,9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24">
            <text:p>REG.AUTÓNOMAS</text:p>
          </table:table-cell>
          <table:table-cell office:value-type="float" office:value="134" table:style-name="ce225">
            <text:p><text:s/>134</text:p>
          </table:table-cell>
          <table:table-cell office:value-type="float" office:value="1.0089601686619982" table:style-name="ce226">
            <text:p>1,0<text:s text:c="4"/></text:p>
          </table:table-cell>
          <table:table-cell office:value-type="float" office:value="308" table:style-name="ce227">
            <text:p><text:s/>308</text:p>
          </table:table-cell>
          <table:table-cell office:value-type="float" office:value="1.5154497146231056" table:style-name="ce226">
            <text:p>1,5<text:s text:c="4"/></text:p>
          </table:table-cell>
          <table:table-cell office:value-type="float" office:value="312" table:style-name="ce248">
            <text:p><text:s/>312</text:p>
          </table:table-cell>
          <table:table-cell office:value-type="float" office:value="1.5241072737042645" table:style-name="ce226">
            <text:p>1,5<text:s text:c="4"/></text:p>
          </table:table-cell>
          <table:table-cell table:style-name="ce249"/>
          <table:table-cell office:value-type="float" office:value="132.8358208955224" table:style-name="ce228">
            <text:p>+132,8<text:s text:c="3"/></text:p>
          </table:table-cell>
          <table:table-cell office:value-type="float" office:value="1.2987012987012889" table:style-name="ce228">
            <text:p>+1,3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52">
            <text:p>Açores</text:p>
          </table:table-cell>
          <table:table-cell office:value-type="float" office:value="54" table:style-name="ce232">
            <text:p><text:s/>54</text:p>
          </table:table-cell>
          <table:table-cell office:value-type="float" office:value="0.40659588886379033" table:style-name="ce233">
            <text:p>0,4<text:s text:c="4"/></text:p>
          </table:table-cell>
          <table:table-cell office:value-type="float" office:value="89" table:style-name="ce234">
            <text:p><text:s/>89</text:p>
          </table:table-cell>
          <table:table-cell office:value-type="float" office:value="0.43790592403070261" table:style-name="ce233">
            <text:p>0,4<text:s text:c="4"/></text:p>
          </table:table-cell>
          <table:table-cell office:value-type="float" office:value="101" table:style-name="ce250">
            <text:p><text:s/>101</text:p>
          </table:table-cell>
          <table:table-cell office:value-type="float" office:value="0.49338088026964977" table:style-name="ce233">
            <text:p>0,5<text:s text:c="4"/></text:p>
          </table:table-cell>
          <table:table-cell table:style-name="ce251"/>
          <table:table-cell office:value-type="float" office:value="87.037037037037038" table:style-name="ce235">
            <text:p>+87,0<text:s text:c="3"/></text:p>
          </table:table-cell>
          <table:table-cell office:value-type="float" office:value="13.483146067415746" table:style-name="ce235">
            <text:p>+13,5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42">
            <text:p>Madeira</text:p>
          </table:table-cell>
          <table:table-cell office:value-type="float" office:value="80" table:style-name="ce243">
            <text:p><text:s/>80</text:p>
          </table:table-cell>
          <table:table-cell office:value-type="float" office:value="0.60236427979820795" table:style-name="ce244">
            <text:p>0,6<text:s text:c="4"/></text:p>
          </table:table-cell>
          <table:table-cell office:value-type="float" office:value="219" table:style-name="ce245">
            <text:p><text:s/>219</text:p>
          </table:table-cell>
          <table:table-cell office:value-type="float" office:value="1.077543790592403" table:style-name="ce244">
            <text:p>1,1<text:s text:c="4"/></text:p>
          </table:table-cell>
          <table:table-cell office:value-type="float" office:value="211" table:style-name="ce253">
            <text:p><text:s/>211</text:p>
          </table:table-cell>
          <table:table-cell office:value-type="float" office:value="1.0307263934346147" table:style-name="ce244">
            <text:p>1,0<text:s text:c="4"/></text:p>
          </table:table-cell>
          <table:table-cell table:style-name="ce254"/>
          <table:table-cell office:value-type="float" office:value="163.75" table:style-name="ce246">
            <text:p>+163,8<text:s text:c="3"/></text:p>
          </table:table-cell>
          <table:table-cell office:value-type="float" office:value="-3.6529680365296855" table:style-name="ce246">
            <text:p>-3,7<text:s text:c="3"/></text:p>
          </table:table-cell>
          <table:table-cell table:number-columns-repeated="16373" table:style-name="ce223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/>
          <table:table-cell table:number-columns-repeated="11" table:style-name="ce89"/>
          <table:table-cell table:style-name="ce255"/>
          <table:table-cell table:number-columns-repeated="16371"/>
        </table:table-row>
        <table:table-row table:number-rows-repeated="1048516" table:style-name="ro6">
          <table:table-cell table:number-columns-repeated="16384"/>
        </table:table-row>
      </table:table>
      <table:table table:name="QV" table:style-name="ta8" table:print-ranges="QV.B2:QV.K62">
        <table:table-column table:style-name="co41" table:default-cell-style-name="ce89"/>
        <table:table-column table:style-name="co42" table:default-cell-style-name="ce89"/>
        <table:table-column table:style-name="co19" table:default-cell-style-name="ce89"/>
        <table:table-column table:style-name="co12" table:default-cell-style-name="ce89"/>
        <table:table-column table:style-name="co20" table:default-cell-style-name="ce89"/>
        <table:table-column table:style-name="co10" table:default-cell-style-name="ce89"/>
        <table:table-column table:style-name="co19" table:default-cell-style-name="ce89"/>
        <table:table-column table:style-name="co32" table:default-cell-style-name="ce89"/>
        <table:table-column table:style-name="co34" table:default-cell-style-name="ce89"/>
        <table:table-column table:style-name="co18" table:default-cell-style-name="ce89"/>
        <table:table-column table:style-name="co33" table:default-cell-style-name="ce89"/>
        <table:table-column table:style-name="co8" table:default-cell-style-name="ce89"/>
        <table:table-column table:style-name="co28" table:number-columns-repeated="16372" table:default-cell-style-name="ce89"/>
        <table:table-row table:style-name="ro22">
          <table:table-cell/>
          <table:table-cell table:style-name="ce89">
            <draw:g draw:z-index="1" draw:name="Group 1" draw:id="id123">
              <svg:title/>
              <svg:desc/>
              <draw:g draw:name="Group 2" draw:id="id118">
                <svg:title/>
                <svg:desc/>
                <draw:custom-shape svg:x="0in" svg:y="0in" svg:width="4.70993in" svg:height="0in" draw:id="id113" draw:style-name="a237" draw:name="Rectangle 3">
                  <svg:title/>
                  <svg:desc/>
                  <text:p text:style-name="a235" text:class-names="" text:cond-style-name=""><text:span text:style-name="a23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4" draw:id="id117">
                  <svg:title/>
                  <svg:desc/>
                  <draw:custom-shape svg:x="0.17267in" svg:y="0in" svg:width="0.09125in" svg:height="0in" draw:id="id114" draw:style-name="a240" draw:name="Rectangle 5">
                    <svg:title/>
                    <svg:desc/>
                    <text:p text:style-name="a239" text:class-names="" text:cond-style-name=""><text:span text:style-name="a23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124in" svg:height="0in" draw:id="id115" draw:style-name="a243" draw:transform="translate(-0.04562in 0in) rotate(-3.14159) translate(0.21818in 0in)" draw:name="Rectangle 6">
                    <svg:title/>
                    <svg:desc/>
                    <text:p text:style-name="a242" text:class-names="" text:cond-style-name=""><text:span text:style-name="a24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7256in" svg:y="0in" svg:width="0.03927in" svg:height="0in" draw:id="id116" draw:style-name="a246" draw:name="Rectangle 7">
                    <svg:title/>
                    <svg:desc/>
                    <text:p text:style-name="a245" text:class-names="" text:cond-style-name=""><text:span text:style-name="a24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8" draw:id="id122">
                <svg:title/>
                <svg:desc/>
                <draw:custom-shape svg:x="4.67948in" svg:y="0in" svg:width="0.09125in" svg:height="0in" draw:id="id119" draw:style-name="a249" draw:name="Rectangle 9">
                  <svg:title/>
                  <svg:desc/>
                  <text:p text:style-name="a248" text:class-names="" text:cond-style-name=""><text:span text:style-name="a24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124in" svg:height="0in" draw:id="id120" draw:style-name="a252" draw:transform="translate(-0.04562in 0in) rotate(-3.14159) translate(4.72521in 0in)" draw:name="Rectangle 10">
                  <svg:title/>
                  <svg:desc/>
                  <text:p text:style-name="a251" text:class-names="" text:cond-style-name=""><text:span text:style-name="a25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3156in" svg:y="0in" svg:width="0.03927in" svg:height="0in" draw:id="id121" draw:style-name="a255" draw:name="Rectangle 11">
                  <svg:title/>
                  <svg:desc/>
                  <text:p text:style-name="a254" text:class-names="" text:cond-style-name=""><text:span text:style-name="a25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2" draw:name="Group 14" draw:id="id134">
              <svg:title/>
              <svg:desc/>
              <draw:g draw:name="Group 15" draw:id="id129">
                <svg:title/>
                <svg:desc/>
                <draw:custom-shape svg:x="0in" svg:y="0in" svg:width="4.70993in" svg:height="0in" draw:id="id124" draw:style-name="a259" draw:name="Rectangle 16">
                  <svg:title/>
                  <svg:desc/>
                  <text:p text:style-name="a257" text:class-names="" text:cond-style-name=""><text:span text:style-name="a25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7" draw:id="id128">
                  <svg:title/>
                  <svg:desc/>
                  <draw:custom-shape svg:x="0.17267in" svg:y="0in" svg:width="0.09125in" svg:height="0in" draw:id="id125" draw:style-name="a262" draw:name="Rectangle 18">
                    <svg:title/>
                    <svg:desc/>
                    <text:p text:style-name="a261" text:class-names="" text:cond-style-name=""><text:span text:style-name="a26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124in" svg:height="0in" draw:id="id126" draw:style-name="a265" draw:transform="translate(-0.04562in 0in) rotate(-3.14159) translate(0.21818in 0in)" draw:name="Rectangle 19">
                    <svg:title/>
                    <svg:desc/>
                    <text:p text:style-name="a264" text:class-names="" text:cond-style-name=""><text:span text:style-name="a26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7256in" svg:y="0in" svg:width="0.03927in" svg:height="0in" draw:id="id127" draw:style-name="a268" draw:name="Rectangle 20">
                    <svg:title/>
                    <svg:desc/>
                    <text:p text:style-name="a267" text:class-names="" text:cond-style-name=""><text:span text:style-name="a26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21" draw:id="id133">
                <svg:title/>
                <svg:desc/>
                <draw:custom-shape svg:x="4.67948in" svg:y="0in" svg:width="0.09125in" svg:height="0in" draw:id="id130" draw:style-name="a271" draw:name="Rectangle 22">
                  <svg:title/>
                  <svg:desc/>
                  <text:p text:style-name="a270" text:class-names="" text:cond-style-name=""><text:span text:style-name="a26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124in" svg:height="0in" draw:id="id131" draw:style-name="a274" draw:transform="translate(-0.04562in 0in) rotate(-3.14159) translate(4.72521in 0in)" draw:name="Rectangle 23">
                  <svg:title/>
                  <svg:desc/>
                  <text:p text:style-name="a273" text:class-names="" text:cond-style-name=""><text:span text:style-name="a27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3156in" svg:y="0in" svg:width="0.03927in" svg:height="0in" draw:id="id132" draw:style-name="a277" draw:name="Rectangle 24">
                  <svg:title/>
                  <svg:desc/>
                  <text:p text:style-name="a276" text:class-names="" text:cond-style-name=""><text:span text:style-name="a27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3" draw:name="Group 27" draw:id="id145">
              <svg:title/>
              <svg:desc/>
              <draw:g draw:name="Group 28" draw:id="id140">
                <svg:title/>
                <svg:desc/>
                <draw:custom-shape svg:x="0in" svg:y="0in" svg:width="4.70993in" svg:height="0in" draw:id="id135" draw:style-name="a281" draw:name="Rectangle 29">
                  <svg:title/>
                  <svg:desc/>
                  <text:p text:style-name="a279" text:class-names="" text:cond-style-name=""><text:span text:style-name="a27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30" draw:id="id139">
                  <svg:title/>
                  <svg:desc/>
                  <draw:custom-shape svg:x="0.17267in" svg:y="0in" svg:width="0.09125in" svg:height="0in" draw:id="id136" draw:style-name="a284" draw:name="Rectangle 31">
                    <svg:title/>
                    <svg:desc/>
                    <text:p text:style-name="a283" text:class-names="" text:cond-style-name=""><text:span text:style-name="a28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124in" svg:height="0in" draw:id="id137" draw:style-name="a287" draw:transform="translate(-0.04562in 0in) rotate(-3.14159) translate(0.21818in 0in)" draw:name="Rectangle 32">
                    <svg:title/>
                    <svg:desc/>
                    <text:p text:style-name="a286" text:class-names="" text:cond-style-name=""><text:span text:style-name="a28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7256in" svg:y="0in" svg:width="0.03927in" svg:height="0in" draw:id="id138" draw:style-name="a290" draw:name="Rectangle 33">
                    <svg:title/>
                    <svg:desc/>
                    <text:p text:style-name="a289" text:class-names="" text:cond-style-name=""><text:span text:style-name="a28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34" draw:id="id144">
                <svg:title/>
                <svg:desc/>
                <draw:custom-shape svg:x="4.67948in" svg:y="0in" svg:width="0.09125in" svg:height="0in" draw:id="id141" draw:style-name="a293" draw:name="Rectangle 35">
                  <svg:title/>
                  <svg:desc/>
                  <text:p text:style-name="a292" text:class-names="" text:cond-style-name=""><text:span text:style-name="a29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124in" svg:height="0in" draw:id="id142" draw:style-name="a296" draw:transform="translate(-0.04562in 0in) rotate(-3.14159) translate(4.72521in 0in)" draw:name="Rectangle 36">
                  <svg:title/>
                  <svg:desc/>
                  <text:p text:style-name="a295" text:class-names="" text:cond-style-name=""><text:span text:style-name="a29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3156in" svg:y="0in" svg:width="0.03927in" svg:height="0in" draw:id="id143" draw:style-name="a299" draw:name="Rectangle 37">
                  <svg:title/>
                  <svg:desc/>
                  <text:p text:style-name="a298" text:class-names="" text:cond-style-name=""><text:span text:style-name="a29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number-columns-repeated="16382" table:style-name="ce89"/>
        </table:table-row>
        <table:table-row table:style-name="ro20">
          <table:table-cell/>
          <table:table-cell table:style-name="ce89">
            <draw:frame draw:z-index="34" draw:id="id146" draw:style-name="a310" draw:name="Text Box 55" svg:x="0.63542in" svg:y="0.07292in" svg:width="1.48958in" svg:height="0.25in">
              <draw:text-box>
                <text:p text:style-name="a301" text:class-names="" text:cond-style-name=""><text:span text:style-name="a300" text:class-names="">JANEIRO 2011, Nº1</text:span></text:p>
                <text:p text:style-name="a303" text:class-names="" text:cond-style-name=""><text:span text:style-name="a302" text:class-names=""/></text:p>
                <text:p text:style-name="a305" text:class-names="" text:cond-style-name=""><text:span text:style-name="a304" text:class-names="">RO 2008, Nº 1</text:span></text:p>
                <text:p text:style-name="a307" text:class-names="" text:cond-style-name=""><text:span text:style-name="a306" text:class-names=""/></text:p>
                <text:p text:style-name="a309" text:class-names="" text:cond-style-name=""><text:span text:style-name="a308" text:class-names=""/></text:p>
              </draw:text-box>
              <svg:title/>
              <svg:desc/>
            </draw:frame>
            <draw:frame draw:z-index="37" draw:id="id149" draw:style-name="a318" draw:name="Picture 184" svg:x="0.02083in" svg:y="0.04167in" svg:width="2.36458in" svg:height="0.5208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89"/>
          <table:table-cell table:style-name="ce89">
            <draw:frame draw:z-index="35" draw:id="id147" draw:style-name="a316" draw:name="Text Box 56" svg:x="0.16667in" svg:y="0.01042in" svg:width="1in" svg:height="0.3125in">
              <draw:text-box>
                <text:p text:style-name="a313" text:class-names="" text:cond-style-name=""><text:span text:style-name="a311" text:class-names="">Página <text:s text:c="1"/>7/14</text:span><text:span text:style-name="a312" text:class-names=""/></text:p>
                <text:p text:style-name="a315" text:class-names="" text:cond-style-name=""><text:span text:style-name="a314" text:class-names=""/></text:p>
              </draw:text-box>
              <svg:title/>
              <svg:desc/>
            </draw:frame>
          </table:table-cell>
          <table:table-cell table:number-columns-repeated="2" table:style-name="ce89"/>
          <table:table-cell table:style-name="ce89">
            <draw:frame draw:z-index="36" draw:id="id148" draw:style-name="a317" draw:name="Picture 183" svg:x="0.26042in" svg:y="0.062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89"/>
        </table:table-row>
        <table:table-row table:style-name="ro7">
          <table:table-cell table:style-name="ce91"/>
          <table:table-cell table:style-name="ce91">
            <draw:frame draw:z-index="38" draw:id="id150" draw:style-name="a321" draw:name="Text Box 185" svg:x="0.41666in" svg:y="0.0625in" svg:width="1.88542in" svg:height="0.21875in">
              <draw:text-box>
                <text:p text:style-name="a320" text:class-names="" text:cond-style-name=""><text:span text:style-name="a319" text:class-names="">ABRIL 2014, <text:s text:c="1"/>Nº 04</text:span></text:p>
              </draw:text-box>
              <svg:title/>
              <svg:desc/>
            </draw:frame>
          </table:table-cell>
          <table:table-cell table:number-columns-repeated="16382" table:style-name="ce91"/>
        </table:table-row>
        <table:table-row table:style-name="ro7">
          <table:table-cell table:style-name="ce91"/>
          <table:table-cell table:number-columns-repeated="16383" table:style-name="ce91"/>
        </table:table-row>
        <table:table-row table:style-name="ro23">
          <table:table-cell/>
          <table:table-cell table:number-columns-repeated="16383" table:style-name="ce89"/>
        </table:table-row>
        <table:table-row table:style-name="ro7">
          <table:table-cell/>
          <table:table-cell table:number-columns-repeated="16383" table:style-name="ce89"/>
        </table:table-row>
        <table:table-row table:style-name="ro24">
          <table:table-cell/>
          <table:table-cell office:value-type="string" table:number-columns-spanned="10" table:number-rows-spanned="1" table:style-name="ce256">
            <text:p>QUADRO V - PEDIDOS DE EMPREGO</text:p>
          </table:table-cell>
          <table:covered-table-cell table:number-columns-repeated="9"/>
          <table:table-cell table:number-columns-repeated="16373" table:style-name="ce89"/>
        </table:table-row>
        <table:table-row table:style-name="ro7">
          <table:table-cell/>
          <table:table-cell office:value-type="string" table:number-columns-spanned="10" table:number-rows-spanned="1" table:style-name="ce257">
            <text:p>Situação no fim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5">
          <table:table-cell/>
          <table:table-cell office:value-type="string" table:style-name="ce258">
            <text:p>CONTINENTE</text:p>
          </table:table-cell>
          <table:table-cell table:number-columns-repeated="9" table:style-name="ce92"/>
          <table:table-cell table:number-columns-repeated="16373" table:style-name="ce89"/>
        </table:table-row>
        <table:table-row table:style-name="ro26">
          <table:table-cell/>
          <table:table-cell table:style-name="ce92"/>
          <table:table-cell office:value-type="date" office:date-value="2009-06-01T00:00:00" table:style-name="ce259">
            <text:p>jun-09</text:p>
          </table:table-cell>
          <table:table-cell table:number-columns-repeated="8" table:style-name="ce92"/>
          <table:table-cell table:number-columns-repeated="16373" table:style-name="ce89"/>
        </table:table-row>
        <table:table-row table:style-name="ro14">
          <table:table-cell table:style-name="ce193"/>
          <table:table-cell table:style-name="ce260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37"/>
          <table:table-cell office:value-type="string" table:style-name="ce142">
            <text:p>ABRIL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ABRIL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27">
          <table:table-cell table:style-name="ce7"/>
          <table:table-cell office:value-type="string" table:style-name="ce106">
            <text:p>PEDIDOS DE EMPREGO</text:p>
          </table:table-cell>
          <table:table-cell office:value-type="float" office:value="855591" table:style-name="ce261">
            <text:p>855 591<text:s/>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887868" table:style-name="ce262">
            <text:p>887 868<text:s/></text:p>
          </table:table-cell>
          <table:table-cell office:value-type="float" office:value="100" table:style-name="ce151">
            <text:p>100,0<text:s text:c="5"/></text:p>
          </table:table-cell>
          <table:table-cell office:value-type="float" office:value="876200" table:style-name="ce262">
            <text:p>876 200<text:s/></text:p>
          </table:table-cell>
          <table:table-cell office:value-type="float" office:value="100.00000000000001" table:style-name="ce151">
            <text:p>100,0<text:s text:c="5"/></text:p>
          </table:table-cell>
          <table:table-cell table:style-name="ce263"/>
          <table:table-cell office:value-type="float" office:value="2.4087443650061715" table:style-name="ce264">
            <text:p>+2,4<text:s text:c="3"/></text:p>
          </table:table-cell>
          <table:table-cell office:value-type="float" office:value="-1.314159311969803" table:style-name="ce202">
            <text:p>-1,3<text:s text:c="3"/></text:p>
          </table:table-cell>
          <table:table-cell table:style-name="ce265"/>
          <table:table-cell table:style-name="ce26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1">
            <text:p><text:s text:c="7"/>Desemprego registado</text:p>
          </table:table-cell>
          <table:table-cell office:value-type="float" office:value="691128" table:style-name="ce267">
            <text:p>691 128<text:s/></text:p>
          </table:table-cell>
          <table:table-cell office:value-type="float" office:value="80.777848294336891" table:style-name="ce156">
            <text:p>80,8<text:s text:c="5"/></text:p>
          </table:table-cell>
          <table:table-cell office:value-type="float" office:value="653501" table:style-name="ce268">
            <text:p>653 501<text:s/></text:p>
          </table:table-cell>
          <table:table-cell office:value-type="float" office:value="73.603396000306347" table:style-name="ce156">
            <text:p>73,6<text:s text:c="5"/></text:p>
          </table:table-cell>
          <table:table-cell office:value-type="float" office:value="632098" table:style-name="ce268">
            <text:p>632 098<text:s/></text:p>
          </table:table-cell>
          <table:table-cell office:value-type="float" office:value="72.140835425701894" table:style-name="ce156">
            <text:p>72,1<text:s text:c="5"/></text:p>
          </table:table-cell>
          <table:table-cell table:style-name="ce206"/>
          <table:table-cell office:value-type="float" office:value="-8.5411096063247385" table:style-name="ce208">
            <text:p>-8,5<text:s text:c="3"/></text:p>
          </table:table-cell>
          <table:table-cell office:value-type="float" office:value="-3.2751288827408018" table:style-name="ce208">
            <text:p>-3,3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7"/>Empregados</text:p>
          </table:table-cell>
          <table:table-cell office:value-type="float" office:value="54239" table:style-name="ce267">
            <text:p>54 239<text:s/></text:p>
          </table:table-cell>
          <table:table-cell office:value-type="float" office:value="6.3393607459639014" table:style-name="ce156">
            <text:p>6,3<text:s text:c="5"/></text:p>
          </table:table-cell>
          <table:table-cell office:value-type="float" office:value="61866" table:style-name="ce268">
            <text:p>61 866<text:s/></text:p>
          </table:table-cell>
          <table:table-cell office:value-type="float" office:value="6.9679276649231641" table:style-name="ce156">
            <text:p>7,0<text:s text:c="5"/></text:p>
          </table:table-cell>
          <table:table-cell office:value-type="float" office:value="62712" table:style-name="ce268">
            <text:p>62 712<text:s/></text:p>
          </table:table-cell>
          <table:table-cell office:value-type="float" office:value="7.1572700296735903" table:style-name="ce156">
            <text:p>7,2<text:s text:c="5"/></text:p>
          </table:table-cell>
          <table:table-cell table:style-name="ce206"/>
          <table:table-cell office:value-type="float" office:value="15.621600693228118" table:style-name="ce208">
            <text:p>+15,6<text:s text:c="3"/></text:p>
          </table:table-cell>
          <table:table-cell office:value-type="float" office:value="1.3674716322374252" table:style-name="ce208">
            <text:p>+1,4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7"/>Ocupados</text:p>
          </table:table-cell>
          <table:table-cell office:value-type="float" office:value="92353" table:style-name="ce267">
            <text:p>92 353<text:s/></text:p>
          </table:table-cell>
          <table:table-cell office:value-type="float" office:value="10.794059311049322" table:style-name="ce156">
            <text:p>10,8<text:s text:c="5"/></text:p>
          </table:table-cell>
          <table:table-cell office:value-type="float" office:value="153237" table:style-name="ce268">
            <text:p>153 237<text:s/></text:p>
          </table:table-cell>
          <table:table-cell office:value-type="float" office:value="17.258984443633512" table:style-name="ce156">
            <text:p>17,3<text:s text:c="5"/></text:p>
          </table:table-cell>
          <table:table-cell office:value-type="float" office:value="161868" table:style-name="ce268">
            <text:p>161 868<text:s/></text:p>
          </table:table-cell>
          <table:table-cell office:value-type="float" office:value="18.473864414517234" table:style-name="ce156">
            <text:p>18,5<text:s text:c="5"/></text:p>
          </table:table-cell>
          <table:table-cell table:style-name="ce206"/>
          <table:table-cell office:value-type="float" office:value="75.27097116498652" table:style-name="ce208">
            <text:p>+75,3<text:s text:c="3"/></text:p>
          </table:table-cell>
          <table:table-cell office:value-type="float" office:value="5.6324516924763657" table:style-name="ce208">
            <text:p>+5,6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7"/>Indisponíveis temporariamente</text:p>
          </table:table-cell>
          <table:table-cell office:value-type="float" office:value="17871" table:style-name="ce267">
            <text:p>17 871<text:s/></text:p>
          </table:table-cell>
          <table:table-cell office:value-type="float" office:value="2.0887316486498806" table:style-name="ce156">
            <text:p>2,1<text:s text:c="5"/></text:p>
          </table:table-cell>
          <table:table-cell office:value-type="float" office:value="19264" table:style-name="ce268">
            <text:p>19 264<text:s/></text:p>
          </table:table-cell>
          <table:table-cell office:value-type="float" office:value="2.1696918911369707" table:style-name="ce156">
            <text:p>2,2<text:s text:c="5"/></text:p>
          </table:table-cell>
          <table:table-cell office:value-type="float" office:value="19522" table:style-name="ce268">
            <text:p>19 522<text:s/></text:p>
          </table:table-cell>
          <table:table-cell office:value-type="float" office:value="2.2280301301072813" table:style-name="ce156">
            <text:p>2,2<text:s text:c="5"/></text:p>
          </table:table-cell>
          <table:table-cell table:style-name="ce206"/>
          <table:table-cell office:value-type="float" office:value="9.2384309775614071" table:style-name="ce208">
            <text:p>+9,2<text:s text:c="3"/></text:p>
          </table:table-cell>
          <table:table-cell office:value-type="float" office:value="1.3392857142857224" table:style-name="ce208">
            <text:p>+1,3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29">
          <table:table-cell table:style-name="ce7"/>
          <table:table-cell table:style-name="ce101"/>
          <table:table-cell table:style-name="ce261"/>
          <table:table-cell table:style-name="ce149"/>
          <table:table-cell table:style-name="ce268"/>
          <table:table-cell table:style-name="ce149"/>
          <table:table-cell table:style-name="ce268"/>
          <table:table-cell table:style-name="ce149"/>
          <table:table-cell table:style-name="ce206"/>
          <table:table-cell table:number-columns-repeated="2" table:style-name="ce208"/>
          <table:table-cell table:style-name="ce7"/>
          <table:table-cell table:style-name="ce266"/>
          <table:table-cell table:number-columns-repeated="16371" table:style-name="ce7"/>
        </table:table-row>
        <table:table-row table:style-name="ro14">
          <table:table-cell table:style-name="ce7"/>
          <table:table-cell office:value-type="string" table:style-name="ce106">
            <text:p><text:s text:c="7"/>Desemprego registado</text:p>
          </table:table-cell>
          <table:table-cell office:value-type="float" office:value="691128" table:style-name="ce261">
            <text:p>691 128<text:s/>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653501" table:style-name="ce269">
            <text:p>653 501<text:s/>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632098" table:style-name="ce269">
            <text:p>632 098<text:s/></text:p>
          </table:table-cell>
          <table:table-cell office:value-type="float" office:value="100" table:style-name="ce149">
            <text:p>100,0<text:s text:c="5"/></text:p>
          </table:table-cell>
          <table:table-cell table:style-name="ce263"/>
          <table:table-cell office:value-type="float" office:value="-8.5411096063247385" table:style-name="ce202">
            <text:p>-8,5<text:s text:c="3"/></text:p>
          </table:table-cell>
          <table:table-cell office:value-type="float" office:value="-3.2751288827408018" table:style-name="ce202">
            <text:p>-3,3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67">
            <text:p><text:s text:c="13"/>Homens</text:p>
          </table:table-cell>
          <table:table-cell office:value-type="float" office:value="341683" table:style-name="ce268">
            <text:p>341 683<text:s/></text:p>
          </table:table-cell>
          <table:table-cell office:value-type="float" office:value="49.438454237131182" table:style-name="ce156">
            <text:p>49,4<text:s text:c="5"/></text:p>
          </table:table-cell>
          <table:table-cell office:value-type="float" office:value="318614" table:style-name="ce268">
            <text:p>318 614<text:s/></text:p>
          </table:table-cell>
          <table:table-cell office:value-type="float" office:value="48.754936870792854" table:style-name="ce156">
            <text:p>48,8<text:s text:c="5"/></text:p>
          </table:table-cell>
          <table:table-cell office:value-type="float" office:value="308002" table:style-name="ce268">
            <text:p>308 002<text:s/></text:p>
          </table:table-cell>
          <table:table-cell office:value-type="float" office:value="48.726937911526377" table:style-name="ce156">
            <text:p>48,7<text:s text:c="5"/></text:p>
          </table:table-cell>
          <table:table-cell table:style-name="ce149"/>
          <table:table-cell office:value-type="float" office:value="-9.8573824275717641" table:style-name="ce158">
            <text:p>-9,9<text:s text:c="3"/></text:p>
          </table:table-cell>
          <table:table-cell office:value-type="float" office:value="-3.3306759903833409" table:style-name="ce158">
            <text:p>-3,3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37">
            <text:p><text:s text:c="13"/>Mulheres</text:p>
          </table:table-cell>
          <table:table-cell office:value-type="float" office:value="349445" table:style-name="ce267">
            <text:p>349 445<text:s/></text:p>
          </table:table-cell>
          <table:table-cell office:value-type="float" office:value="50.561545762868818" table:style-name="ce156">
            <text:p>50,6<text:s text:c="5"/></text:p>
          </table:table-cell>
          <table:table-cell office:value-type="float" office:value="334887" table:style-name="ce268">
            <text:p>334 887<text:s/></text:p>
          </table:table-cell>
          <table:table-cell office:value-type="float" office:value="51.245063129207146" table:style-name="ce156">
            <text:p>51,2<text:s text:c="5"/></text:p>
          </table:table-cell>
          <table:table-cell office:value-type="float" office:value="324096" table:style-name="ce268">
            <text:p>324 096<text:s/></text:p>
          </table:table-cell>
          <table:table-cell office:value-type="float" office:value="51.273062088473623" table:style-name="ce156">
            <text:p>51,3<text:s text:c="5"/></text:p>
          </table:table-cell>
          <table:table-cell table:style-name="ce149"/>
          <table:table-cell office:value-type="float" office:value="-7.2540743178468716" table:style-name="ce158">
            <text:p>-7,3<text:s text:c="3"/></text:p>
          </table:table-cell>
          <table:table-cell office:value-type="float" office:value="-3.2222809484990478" table:style-name="ce158">
            <text:p>-3,2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1">
            <text:p><text:s text:c="13"/>&lt; 25 anos</text:p>
          </table:table-cell>
          <table:table-cell office:value-type="float" office:value="83024" table:style-name="ce267">
            <text:p>83 024<text:s/></text:p>
          </table:table-cell>
          <table:table-cell office:value-type="float" office:value="12.012825410054289" table:style-name="ce156">
            <text:p>12,0<text:s text:c="5"/></text:p>
          </table:table-cell>
          <table:table-cell office:value-type="float" office:value="85278" table:style-name="ce268">
            <text:p>85 278<text:s/></text:p>
          </table:table-cell>
          <table:table-cell office:value-type="float" office:value="13.04940619830727" table:style-name="ce156">
            <text:p>13,0<text:s text:c="5"/></text:p>
          </table:table-cell>
          <table:table-cell office:value-type="float" office:value="78780" table:style-name="ce268">
            <text:p>78 780<text:s/></text:p>
          </table:table-cell>
          <table:table-cell office:value-type="float" office:value="12.463257279725612" table:style-name="ce156">
            <text:p>12,5<text:s text:c="5"/></text:p>
          </table:table-cell>
          <table:table-cell table:style-name="ce206"/>
          <table:table-cell office:value-type="float" office:value="-5.1117749084602053" table:style-name="ce208">
            <text:p>-5,1<text:s text:c="3"/></text:p>
          </table:table-cell>
          <table:table-cell office:value-type="float" office:value="-7.6197847041440951" table:style-name="ce208">
            <text:p>-7,6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</text:p>
          </table:table-cell>
          <table:table-cell office:value-type="float" office:value="608104" table:style-name="ce267">
            <text:p>608 104<text:s/></text:p>
          </table:table-cell>
          <table:table-cell office:value-type="float" office:value="87.98717458994571" table:style-name="ce156">
            <text:p>88,0<text:s text:c="5"/></text:p>
          </table:table-cell>
          <table:table-cell office:value-type="float" office:value="568223" table:style-name="ce268">
            <text:p>568 223<text:s/></text:p>
          </table:table-cell>
          <table:table-cell office:value-type="float" office:value="86.950593801692733" table:style-name="ce156">
            <text:p>87,0<text:s text:c="5"/></text:p>
          </table:table-cell>
          <table:table-cell office:value-type="float" office:value="553318" table:style-name="ce268">
            <text:p>553 318<text:s/></text:p>
          </table:table-cell>
          <table:table-cell office:value-type="float" office:value="87.53674272027439" table:style-name="ce156">
            <text:p>87,5<text:s text:c="5"/></text:p>
          </table:table-cell>
          <table:table-cell table:style-name="ce206"/>
          <table:table-cell office:value-type="float" office:value="-9.0093141962559002" table:style-name="ce208">
            <text:p>-9,0<text:s text:c="3"/></text:p>
          </table:table-cell>
          <table:table-cell office:value-type="float" office:value="-2.6230898784456116" table:style-name="ce208">
            <text:p>-2,6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1">
            <text:p><text:s text:c="13"/>Inscritos &lt; 1 ano</text:p>
          </table:table-cell>
          <table:table-cell office:value-type="float" office:value="388832" table:style-name="ce267">
            <text:p>388 832<text:s/></text:p>
          </table:table-cell>
          <table:table-cell office:value-type="float" office:value="56.260490097348104" table:style-name="ce156">
            <text:p>56,3<text:s text:c="5"/></text:p>
          </table:table-cell>
          <table:table-cell office:value-type="float" office:value="337221" table:style-name="ce268">
            <text:p>337 221<text:s/></text:p>
          </table:table-cell>
          <table:table-cell office:value-type="float" office:value="51.6022163699826" table:style-name="ce156">
            <text:p>51,6<text:s text:c="5"/></text:p>
          </table:table-cell>
          <table:table-cell office:value-type="float" office:value="321426" table:style-name="ce268">
            <text:p>321 426<text:s/></text:p>
          </table:table-cell>
          <table:table-cell office:value-type="float" office:value="50.850659233220163" table:style-name="ce156">
            <text:p>50,9<text:s text:c="5"/></text:p>
          </table:table-cell>
          <table:table-cell table:style-name="ce206"/>
          <table:table-cell office:value-type="float" office:value="-17.335507365648922" table:style-name="ce208">
            <text:p>-17,3<text:s text:c="3"/></text:p>
          </table:table-cell>
          <table:table-cell office:value-type="float" office:value="-4.6838720008540378" table:style-name="ce208">
            <text:p>-4,7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8">
          <table:table-cell table:style-name="ce7"/>
          <table:table-cell office:value-type="string" table:style-name="ce101">
            <text:p><text:s text:c="13"/>Inscritos &gt;= 1 ano</text:p>
          </table:table-cell>
          <table:table-cell office:value-type="float" office:value="302296" table:style-name="ce267">
            <text:p>302 296<text:s/></text:p>
          </table:table-cell>
          <table:table-cell office:value-type="float" office:value="43.739509902651896" table:style-name="ce156">
            <text:p>43,7<text:s text:c="5"/></text:p>
          </table:table-cell>
          <table:table-cell office:value-type="float" office:value="316280" table:style-name="ce268">
            <text:p>316 280<text:s/></text:p>
          </table:table-cell>
          <table:table-cell office:value-type="float" office:value="48.3977836300174" table:style-name="ce156">
            <text:p>48,4<text:s text:c="5"/></text:p>
          </table:table-cell>
          <table:table-cell office:value-type="float" office:value="310672" table:style-name="ce268">
            <text:p>310 672<text:s/></text:p>
          </table:table-cell>
          <table:table-cell office:value-type="float" office:value="49.149340766779837" table:style-name="ce156">
            <text:p>49,1<text:s text:c="5"/></text:p>
          </table:table-cell>
          <table:table-cell table:style-name="ce206"/>
          <table:table-cell office:value-type="float" office:value="2.7707941884775238" table:style-name="ce208">
            <text:p>+2,8<text:s text:c="3"/></text:p>
          </table:table-cell>
          <table:table-cell office:value-type="float" office:value="-1.7731124320222591" table:style-name="ce208">
            <text:p>-1,8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1">
            <text:p><text:s text:c="13"/>Primeiro Emprego</text:p>
          </table:table-cell>
          <table:table-cell office:value-type="float" office:value="56627" table:style-name="ce267">
            <text:p>56 627<text:s/></text:p>
          </table:table-cell>
          <table:table-cell office:value-type="float" office:value="8.1934171383593206" table:style-name="ce156">
            <text:p>8,2<text:s text:c="5"/></text:p>
          </table:table-cell>
          <table:table-cell office:value-type="float" office:value="69100" table:style-name="ce268">
            <text:p>69 100<text:s/></text:p>
          </table:table-cell>
          <table:table-cell office:value-type="float" office:value="10.573817025528651" table:style-name="ce156">
            <text:p>10,6<text:s text:c="5"/></text:p>
          </table:table-cell>
          <table:table-cell office:value-type="float" office:value="65265" table:style-name="ce268">
            <text:p>65 265<text:s/></text:p>
          </table:table-cell>
          <table:table-cell office:value-type="float" office:value="10.32513945622356" table:style-name="ce156">
            <text:p>10,3<text:s text:c="5"/></text:p>
          </table:table-cell>
          <table:table-cell table:style-name="ce206"/>
          <table:table-cell office:value-type="float" office:value="15.254207356914534" table:style-name="ce208">
            <text:p>+15,3<text:s text:c="3"/></text:p>
          </table:table-cell>
          <table:table-cell office:value-type="float" office:value="-5.5499276410998561" table:style-name="ce208">
            <text:p>-5,5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634501" table:style-name="ce267">
            <text:p>634 501<text:s/></text:p>
          </table:table-cell>
          <table:table-cell office:value-type="float" office:value="91.806582861640678" table:style-name="ce156">
            <text:p>91,8<text:s text:c="5"/></text:p>
          </table:table-cell>
          <table:table-cell office:value-type="float" office:value="584401" table:style-name="ce268">
            <text:p>584 401<text:s/></text:p>
          </table:table-cell>
          <table:table-cell office:value-type="float" office:value="89.426182974471345" table:style-name="ce156">
            <text:p>89,4<text:s text:c="5"/></text:p>
          </table:table-cell>
          <table:table-cell office:value-type="float" office:value="566833" table:style-name="ce268">
            <text:p>566 833<text:s/></text:p>
          </table:table-cell>
          <table:table-cell office:value-type="float" office:value="89.674860543776433" table:style-name="ce156">
            <text:p>89,7<text:s text:c="5"/></text:p>
          </table:table-cell>
          <table:table-cell table:style-name="ce206"/>
          <table:table-cell office:value-type="float" office:value="-10.664758605581397" table:style-name="ce208">
            <text:p>-10,7<text:s text:c="3"/></text:p>
          </table:table-cell>
          <table:table-cell office:value-type="float" office:value="-3.006155020268622" table:style-name="ce208">
            <text:p>-3,0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36758" table:style-name="ce267">
            <text:p>36 758<text:s/></text:p>
          </table:table-cell>
          <table:table-cell office:value-type="float" office:value="5.3185517009873715" table:style-name="ce156">
            <text:p>5,3<text:s text:c="5"/></text:p>
          </table:table-cell>
          <table:table-cell office:value-type="float" office:value="36015" table:style-name="ce268">
            <text:p>36 015<text:s/></text:p>
          </table:table-cell>
          <table:table-cell office:value-type="float" office:value="5.5110856754618585" table:style-name="ce156">
            <text:p>5,5<text:s text:c="5"/></text:p>
          </table:table-cell>
          <table:table-cell office:value-type="float" office:value="35582" table:style-name="ce268">
            <text:p>35 582<text:s/></text:p>
          </table:table-cell>
          <table:table-cell office:value-type="float" office:value="5.6291904103477624" table:style-name="ce156">
            <text:p>5,6<text:s text:c="5"/></text:p>
          </table:table-cell>
          <table:table-cell table:style-name="ce206"/>
          <table:table-cell office:value-type="float" office:value="-3.1993035529680611" table:style-name="ce208">
            <text:p>-3,2<text:s text:c="3"/></text:p>
          </table:table-cell>
          <table:table-cell office:value-type="float" office:value="-1.2022768290989916" table:style-name="ce208">
            <text:p>-1,2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149680" table:style-name="ce267">
            <text:p>149 680<text:s/></text:p>
          </table:table-cell>
          <table:table-cell office:value-type="float" office:value="21.657348566401595" table:style-name="ce156">
            <text:p>21,7<text:s text:c="5"/></text:p>
          </table:table-cell>
          <table:table-cell office:value-type="float" office:value="139252" table:style-name="ce268">
            <text:p>139 252<text:s/></text:p>
          </table:table-cell>
          <table:table-cell office:value-type="float" office:value="21.308613146728163" table:style-name="ce156">
            <text:p>21,3<text:s text:c="5"/></text:p>
          </table:table-cell>
          <table:table-cell office:value-type="float" office:value="137089" table:style-name="ce268">
            <text:p>137 089<text:s/></text:p>
          </table:table-cell>
          <table:table-cell office:value-type="float" office:value="21.687934465858142" table:style-name="ce156">
            <text:p>21,7<text:s text:c="5"/></text:p>
          </table:table-cell>
          <table:table-cell table:style-name="ce206"/>
          <table:table-cell office:value-type="float" office:value="-8.4119454836985597" table:style-name="ce208">
            <text:p>-8,4<text:s text:c="3"/></text:p>
          </table:table-cell>
          <table:table-cell office:value-type="float" office:value="-1.5532990549507417" table:style-name="ce208">
            <text:p>-1,6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112763" table:style-name="ce267">
            <text:p>112 763<text:s/></text:p>
          </table:table-cell>
          <table:table-cell office:value-type="float" office:value="16.315790996747346" table:style-name="ce156">
            <text:p>16,3<text:s text:c="5"/></text:p>
          </table:table-cell>
          <table:table-cell office:value-type="float" office:value="104097" table:style-name="ce268">
            <text:p>104 097<text:s/></text:p>
          </table:table-cell>
          <table:table-cell office:value-type="float" office:value="15.929126351757686" table:style-name="ce156">
            <text:p>15,9<text:s text:c="5"/></text:p>
          </table:table-cell>
          <table:table-cell office:value-type="float" office:value="101165" table:style-name="ce268">
            <text:p>101 165<text:s/></text:p>
          </table:table-cell>
          <table:table-cell office:value-type="float" office:value="16.004638521241958" table:style-name="ce156">
            <text:p>16,0<text:s text:c="5"/></text:p>
          </table:table-cell>
          <table:table-cell table:style-name="ce206"/>
          <table:table-cell office:value-type="float" office:value="-10.285288614173098" table:style-name="ce208">
            <text:p>-10,3<text:s text:c="3"/></text:p>
          </table:table-cell>
          <table:table-cell office:value-type="float" office:value="-2.8166037445843841" table:style-name="ce208">
            <text:p>-2,8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144548" table:style-name="ce267">
            <text:p>144 548<text:s/></text:p>
          </table:table-cell>
          <table:table-cell office:value-type="float" office:value="20.914794365153778" table:style-name="ce156">
            <text:p>20,9<text:s text:c="5"/></text:p>
          </table:table-cell>
          <table:table-cell office:value-type="float" office:value="133291" table:style-name="ce268">
            <text:p>133 291<text:s/></text:p>
          </table:table-cell>
          <table:table-cell office:value-type="float" office:value="20.396449278577997" table:style-name="ce156">
            <text:p>20,4<text:s text:c="5"/></text:p>
          </table:table-cell>
          <table:table-cell office:value-type="float" office:value="128400" table:style-name="ce268">
            <text:p>128 400<text:s/></text:p>
          </table:table-cell>
          <table:table-cell office:value-type="float" office:value="20.313305848143802" table:style-name="ce156">
            <text:p>20,3<text:s text:c="5"/></text:p>
          </table:table-cell>
          <table:table-cell table:style-name="ce206"/>
          <table:table-cell office:value-type="float" office:value="-11.171375598417129" table:style-name="ce208">
            <text:p>-11,2<text:s text:c="3"/></text:p>
          </table:table-cell>
          <table:table-cell office:value-type="float" office:value="-3.6694150392749663" table:style-name="ce208">
            <text:p>-3,7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162047" table:style-name="ce267">
            <text:p>162 047<text:s/></text:p>
          </table:table-cell>
          <table:table-cell office:value-type="float" office:value="23.446742137491174" table:style-name="ce156">
            <text:p>23,4<text:s text:c="5"/></text:p>
          </table:table-cell>
          <table:table-cell office:value-type="float" office:value="154322" table:style-name="ce268">
            <text:p>154 322<text:s/></text:p>
          </table:table-cell>
          <table:table-cell office:value-type="float" office:value="23.614653994408577" table:style-name="ce156">
            <text:p>23,6<text:s text:c="5"/></text:p>
          </table:table-cell>
          <table:table-cell office:value-type="float" office:value="147688" table:style-name="ce268">
            <text:p>147 688<text:s/></text:p>
          </table:table-cell>
          <table:table-cell office:value-type="float" office:value="23.36473141822945" table:style-name="ce156">
            <text:p>23,4<text:s text:c="5"/></text:p>
          </table:table-cell>
          <table:table-cell table:style-name="ce206"/>
          <table:table-cell office:value-type="float" office:value="-8.8610094602183267" table:style-name="ce208">
            <text:p>-8,9<text:s text:c="3"/></text:p>
          </table:table-cell>
          <table:table-cell office:value-type="float" office:value="-4.2988037998470787" table:style-name="ce208">
            <text:p>-4,3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85332" table:style-name="ce267">
            <text:p>85 332<text:s/></text:p>
          </table:table-cell>
          <table:table-cell office:value-type="float" office:value="12.346772233218738" table:style-name="ce156">
            <text:p>12,3<text:s text:c="5"/></text:p>
          </table:table-cell>
          <table:table-cell office:value-type="float" office:value="86524" table:style-name="ce268">
            <text:p>86 524<text:s/></text:p>
          </table:table-cell>
          <table:table-cell office:value-type="float" office:value="13.240071553065718" table:style-name="ce156">
            <text:p>13,2<text:s text:c="5"/></text:p>
          </table:table-cell>
          <table:table-cell office:value-type="float" office:value="82174" table:style-name="ce268">
            <text:p>82 174<text:s/></text:p>
          </table:table-cell>
          <table:table-cell office:value-type="float" office:value="13.000199336178882" table:style-name="ce156">
            <text:p>13,0<text:s text:c="5"/></text:p>
          </table:table-cell>
          <table:table-cell table:style-name="ce206"/>
          <table:table-cell office:value-type="float" office:value="-3.7008390756105456" table:style-name="ce208">
            <text:p>-3,7<text:s text:c="3"/></text:p>
          </table:table-cell>
          <table:table-cell office:value-type="float" office:value="-5.0275068189172885" table:style-name="ce208">
            <text:p>-5,0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29">
          <table:table-cell table:style-name="ce7"/>
          <table:table-cell table:style-name="ce210"/>
          <table:table-cell table:style-name="ce267"/>
          <table:table-cell table:style-name="ce156"/>
          <table:table-cell table:style-name="ce268"/>
          <table:table-cell table:style-name="ce156"/>
          <table:table-cell table:style-name="ce268"/>
          <table:table-cell table:style-name="ce156"/>
          <table:table-cell table:number-columns-repeated="3" table:style-name="ce213"/>
          <table:table-cell table:style-name="ce7"/>
          <table:table-cell table:style-name="ce266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106">
            <text:p><text:s text:c="11"/>Homens</text:p>
          </table:table-cell>
          <table:table-cell office:value-type="float" office:value="341683" table:style-name="ce261">
            <text:p>341 683<text:s/></text:p>
          </table:table-cell>
          <table:table-cell office:value-type="float" office:value="100.00000000000001" table:style-name="ce149">
            <text:p>100,0<text:s text:c="5"/></text:p>
          </table:table-cell>
          <table:table-cell office:value-type="float" office:value="318614" table:style-name="ce269">
            <text:p>318 614<text:s/>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308002" table:style-name="ce269">
            <text:p>308 002<text:s/></text:p>
          </table:table-cell>
          <table:table-cell office:value-type="float" office:value="100" table:style-name="ce149">
            <text:p>100,0<text:s text:c="5"/></text:p>
          </table:table-cell>
          <table:table-cell table:style-name="ce263"/>
          <table:table-cell office:value-type="float" office:value="-9.8573824275717641" table:style-name="ce202">
            <text:p>-9,9<text:s text:c="3"/></text:p>
          </table:table-cell>
          <table:table-cell office:value-type="float" office:value="-3.3306759903833409" table:style-name="ce202">
            <text:p>-3,3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1">
            <text:p><text:s text:c="13"/>&lt; 25 anos</text:p>
          </table:table-cell>
          <table:table-cell office:value-type="float" office:value="39021" table:style-name="ce267">
            <text:p>39 021<text:s/></text:p>
          </table:table-cell>
          <table:table-cell office:value-type="float" office:value="11.420234544885172" table:style-name="ce206">
            <text:p>11,4<text:s text:c="5"/></text:p>
          </table:table-cell>
          <table:table-cell office:value-type="float" office:value="40030" table:style-name="ce268">
            <text:p>40 030<text:s/></text:p>
          </table:table-cell>
          <table:table-cell office:value-type="float" office:value="12.563791923769829" table:style-name="ce206">
            <text:p>12,6<text:s text:c="5"/></text:p>
          </table:table-cell>
          <table:table-cell office:value-type="float" office:value="37043" table:style-name="ce268">
            <text:p>37 043<text:s/></text:p>
          </table:table-cell>
          <table:table-cell office:value-type="float" office:value="12.0268699553899" table:style-name="ce206">
            <text:p>12,0<text:s text:c="5"/></text:p>
          </table:table-cell>
          <table:table-cell table:style-name="ce206"/>
          <table:table-cell office:value-type="float" office:value="-5.0690653750544641" table:style-name="ce208">
            <text:p>-5,1<text:s text:c="3"/></text:p>
          </table:table-cell>
          <table:table-cell office:value-type="float" office:value="-7.4619035723207645" table:style-name="ce208">
            <text:p>-7,5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</text:p>
          </table:table-cell>
          <table:table-cell office:value-type="float" office:value="302662" table:style-name="ce267">
            <text:p>302 662<text:s/></text:p>
          </table:table-cell>
          <table:table-cell office:value-type="float" office:value="88.579765455114838" table:style-name="ce206">
            <text:p>88,6<text:s text:c="5"/></text:p>
          </table:table-cell>
          <table:table-cell office:value-type="float" office:value="278584" table:style-name="ce268">
            <text:p>278 584<text:s/></text:p>
          </table:table-cell>
          <table:table-cell office:value-type="float" office:value="87.436208076230173" table:style-name="ce206">
            <text:p>87,4<text:s text:c="5"/></text:p>
          </table:table-cell>
          <table:table-cell office:value-type="float" office:value="270959" table:style-name="ce268">
            <text:p>270 959<text:s/></text:p>
          </table:table-cell>
          <table:table-cell office:value-type="float" office:value="87.973130044610102" table:style-name="ce206">
            <text:p>88,0<text:s text:c="5"/></text:p>
          </table:table-cell>
          <table:table-cell table:style-name="ce206"/>
          <table:table-cell office:value-type="float" office:value="-10.474720975874078" table:style-name="ce208">
            <text:p>-10,5<text:s text:c="3"/></text:p>
          </table:table-cell>
          <table:table-cell office:value-type="float" office:value="-2.7370559687562803" table:style-name="ce208">
            <text:p>-2,7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1">
            <text:p><text:s text:c="13"/>Inscritos &lt; 1 ano</text:p>
          </table:table-cell>
          <table:table-cell office:value-type="float" office:value="196062" table:style-name="ce267">
            <text:p>196 062<text:s/></text:p>
          </table:table-cell>
          <table:table-cell office:value-type="float" office:value="57.381256896011799" table:style-name="ce206">
            <text:p>57,4<text:s text:c="5"/></text:p>
          </table:table-cell>
          <table:table-cell office:value-type="float" office:value="164923" table:style-name="ce268">
            <text:p>164 923<text:s/></text:p>
          </table:table-cell>
          <table:table-cell office:value-type="float" office:value="51.762634410289564" table:style-name="ce206">
            <text:p>51,8<text:s text:c="5"/></text:p>
          </table:table-cell>
          <table:table-cell office:value-type="float" office:value="156905" table:style-name="ce268">
            <text:p>156 905<text:s/></text:p>
          </table:table-cell>
          <table:table-cell office:value-type="float" office:value="50.942851020447918" table:style-name="ce206">
            <text:p>50,9<text:s text:c="5"/></text:p>
          </table:table-cell>
          <table:table-cell table:style-name="ce206"/>
          <table:table-cell office:value-type="float" office:value="-19.971743632116372" table:style-name="ce208">
            <text:p>-20,0<text:s text:c="3"/></text:p>
          </table:table-cell>
          <table:table-cell office:value-type="float" office:value="-4.8616627153277676" table:style-name="ce208">
            <text:p>-4,9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Inscritos &gt;= 1 ano</text:p>
          </table:table-cell>
          <table:table-cell office:value-type="float" office:value="145621" table:style-name="ce267">
            <text:p>145 621<text:s/></text:p>
          </table:table-cell>
          <table:table-cell office:value-type="float" office:value="42.618743103988201" table:style-name="ce206">
            <text:p>42,6<text:s text:c="5"/></text:p>
          </table:table-cell>
          <table:table-cell office:value-type="float" office:value="153691" table:style-name="ce268">
            <text:p>153 691<text:s/></text:p>
          </table:table-cell>
          <table:table-cell office:value-type="float" office:value="48.237365589710436" table:style-name="ce206">
            <text:p>48,2<text:s text:c="5"/></text:p>
          </table:table-cell>
          <table:table-cell office:value-type="float" office:value="151097" table:style-name="ce268">
            <text:p>151 097<text:s/></text:p>
          </table:table-cell>
          <table:table-cell office:value-type="float" office:value="49.057148979552082" table:style-name="ce206">
            <text:p>49,1<text:s text:c="5"/></text:p>
          </table:table-cell>
          <table:table-cell table:style-name="ce206"/>
          <table:table-cell office:value-type="float" office:value="3.7604466388776245" table:style-name="ce208">
            <text:p>+3,8<text:s text:c="3"/></text:p>
          </table:table-cell>
          <table:table-cell office:value-type="float" office:value="-1.68780214846673" table:style-name="ce208">
            <text:p>-1,7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1">
            <text:p><text:s text:c="13"/>Primeiro Emprego</text:p>
          </table:table-cell>
          <table:table-cell office:value-type="float" office:value="23340" table:style-name="ce267">
            <text:p>23 340<text:s/></text:p>
          </table:table-cell>
          <table:table-cell office:value-type="float" office:value="6.8308929621901004" table:style-name="ce206">
            <text:p>6,8<text:s text:c="5"/></text:p>
          </table:table-cell>
          <table:table-cell office:value-type="float" office:value="29524" table:style-name="ce268">
            <text:p>29 524<text:s/></text:p>
          </table:table-cell>
          <table:table-cell office:value-type="float" office:value="9.2663850301618886" table:style-name="ce206">
            <text:p>9,3<text:s text:c="5"/></text:p>
          </table:table-cell>
          <table:table-cell office:value-type="float" office:value="27945" table:style-name="ce268">
            <text:p>27 945<text:s/></text:p>
          </table:table-cell>
          <table:table-cell office:value-type="float" office:value="9.072993032512775" table:style-name="ce206">
            <text:p>9,1<text:s text:c="5"/></text:p>
          </table:table-cell>
          <table:table-cell table:style-name="ce206"/>
          <table:table-cell office:value-type="float" office:value="19.730077120822614" table:style-name="ce208">
            <text:p>+19,7<text:s text:c="3"/></text:p>
          </table:table-cell>
          <table:table-cell office:value-type="float" office:value="-5.348191301991605" table:style-name="ce208">
            <text:p>-5,3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318343" table:style-name="ce267">
            <text:p>318 343<text:s/></text:p>
          </table:table-cell>
          <table:table-cell office:value-type="float" office:value="93.169107037809894" table:style-name="ce206">
            <text:p>93,2<text:s text:c="5"/></text:p>
          </table:table-cell>
          <table:table-cell office:value-type="float" office:value="289090" table:style-name="ce268">
            <text:p>289 090<text:s/></text:p>
          </table:table-cell>
          <table:table-cell office:value-type="float" office:value="90.733614969838115" table:style-name="ce206">
            <text:p>90,7<text:s text:c="5"/></text:p>
          </table:table-cell>
          <table:table-cell office:value-type="float" office:value="280057" table:style-name="ce268">
            <text:p>280 057<text:s/></text:p>
          </table:table-cell>
          <table:table-cell office:value-type="float" office:value="90.927006967487216" table:style-name="ce206">
            <text:p>90,9<text:s text:c="5"/></text:p>
          </table:table-cell>
          <table:table-cell table:style-name="ce206"/>
          <table:table-cell office:value-type="float" office:value="-12.026650499618341" table:style-name="ce208">
            <text:p>-12,0<text:s text:c="3"/></text:p>
          </table:table-cell>
          <table:table-cell office:value-type="float" office:value="-3.1246324673976886" table:style-name="ce208">
            <text:p>-3,1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20174" table:style-name="ce267">
            <text:p>20 174<text:s/></text:p>
          </table:table-cell>
          <table:table-cell office:value-type="float" office:value="5.9043031113634568" table:style-name="ce206">
            <text:p>5,9<text:s text:c="5"/></text:p>
          </table:table-cell>
          <table:table-cell office:value-type="float" office:value="19039" table:style-name="ce268">
            <text:p>19 039<text:s/></text:p>
          </table:table-cell>
          <table:table-cell office:value-type="float" office:value="5.9755691840283225" table:style-name="ce206">
            <text:p>6,0<text:s text:c="5"/></text:p>
          </table:table-cell>
          <table:table-cell office:value-type="float" office:value="18828" table:style-name="ce268">
            <text:p>18 828<text:s/></text:p>
          </table:table-cell>
          <table:table-cell office:value-type="float" office:value="6.112947318523906" table:style-name="ce206">
            <text:p>6,1<text:s text:c="5"/></text:p>
          </table:table-cell>
          <table:table-cell table:style-name="ce206"/>
          <table:table-cell office:value-type="float" office:value="-6.6719540001982836" table:style-name="ce208">
            <text:p>-6,7<text:s text:c="3"/></text:p>
          </table:table-cell>
          <table:table-cell office:value-type="float" office:value="-1.1082514837964226" table:style-name="ce208">
            <text:p>-1,1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85589" table:style-name="ce267">
            <text:p>85 589<text:s/></text:p>
          </table:table-cell>
          <table:table-cell office:value-type="float" office:value="25.049241548452805" table:style-name="ce206">
            <text:p>25,0<text:s text:c="5"/></text:p>
          </table:table-cell>
          <table:table-cell office:value-type="float" office:value="78816" table:style-name="ce268">
            <text:p>78 816<text:s/></text:p>
          </table:table-cell>
          <table:table-cell office:value-type="float" office:value="24.73714274953392" table:style-name="ce206">
            <text:p>24,7<text:s text:c="5"/></text:p>
          </table:table-cell>
          <table:table-cell office:value-type="float" office:value="77480" table:style-name="ce268">
            <text:p>77 480<text:s/></text:p>
          </table:table-cell>
          <table:table-cell office:value-type="float" office:value="25.155680807267483" table:style-name="ce206">
            <text:p>25,2<text:s text:c="5"/></text:p>
          </table:table-cell>
          <table:table-cell table:style-name="ce206"/>
          <table:table-cell office:value-type="float" office:value="-9.474348339155739" table:style-name="ce208">
            <text:p>-9,5<text:s text:c="3"/></text:p>
          </table:table-cell>
          <table:table-cell office:value-type="float" office:value="-1.6950872919204301" table:style-name="ce208">
            <text:p>-1,7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65368" table:style-name="ce267">
            <text:p>65 368<text:s/></text:p>
          </table:table-cell>
          <table:table-cell office:value-type="float" office:value="19.131182997105505" table:style-name="ce206">
            <text:p>19,1<text:s text:c="5"/></text:p>
          </table:table-cell>
          <table:table-cell office:value-type="float" office:value="59385" table:style-name="ce268">
            <text:p>59 385<text:s/></text:p>
          </table:table-cell>
          <table:table-cell office:value-type="float" office:value="18.638540679317291" table:style-name="ce206">
            <text:p>18,6<text:s text:c="5"/></text:p>
          </table:table-cell>
          <table:table-cell office:value-type="float" office:value="57463" table:style-name="ce268">
            <text:p>57 463<text:s/></text:p>
          </table:table-cell>
          <table:table-cell office:value-type="float" office:value="18.656697034434842" table:style-name="ce206">
            <text:p>18,7<text:s text:c="5"/></text:p>
          </table:table-cell>
          <table:table-cell table:style-name="ce206"/>
          <table:table-cell office:value-type="float" office:value="-12.093073063272556" table:style-name="ce208">
            <text:p>-12,1<text:s text:c="3"/></text:p>
          </table:table-cell>
          <table:table-cell office:value-type="float" office:value="-3.2365075355729545" table:style-name="ce208">
            <text:p>-3,2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71366" table:style-name="ce267">
            <text:p>71 366<text:s/></text:p>
          </table:table-cell>
          <table:table-cell office:value-type="float" office:value="20.886611274192745" table:style-name="ce206">
            <text:p>20,9<text:s text:c="5"/></text:p>
          </table:table-cell>
          <table:table-cell office:value-type="float" office:value="65590" table:style-name="ce268">
            <text:p>65 590<text:s/></text:p>
          </table:table-cell>
          <table:table-cell office:value-type="float" office:value="20.586038278292857" table:style-name="ce206">
            <text:p>20,6<text:s text:c="5"/></text:p>
          </table:table-cell>
          <table:table-cell office:value-type="float" office:value="62747" table:style-name="ce268">
            <text:p>62 747<text:s/></text:p>
          </table:table-cell>
          <table:table-cell office:value-type="float" office:value="20.372270309933054" table:style-name="ce206">
            <text:p>20,4<text:s text:c="5"/></text:p>
          </table:table-cell>
          <table:table-cell table:style-name="ce206"/>
          <table:table-cell office:value-type="float" office:value="-12.07717960933779" table:style-name="ce208">
            <text:p>-12,1<text:s text:c="3"/></text:p>
          </table:table-cell>
          <table:table-cell office:value-type="float" office:value="-4.3345022107028512" table:style-name="ce208">
            <text:p>-4,3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70996" table:style-name="ce267">
            <text:p>70 996<text:s/></text:p>
          </table:table-cell>
          <table:table-cell office:value-type="float" office:value="20.77832376793695" table:style-name="ce206">
            <text:p>20,8<text:s text:c="5"/></text:p>
          </table:table-cell>
          <table:table-cell office:value-type="float" office:value="66821" table:style-name="ce268">
            <text:p>66 821<text:s/></text:p>
          </table:table-cell>
          <table:table-cell office:value-type="float" office:value="20.972399204052554" table:style-name="ce206">
            <text:p>21,0<text:s text:c="5"/></text:p>
          </table:table-cell>
          <table:table-cell office:value-type="float" office:value="63993" table:style-name="ce268">
            <text:p>63 993<text:s/></text:p>
          </table:table-cell>
          <table:table-cell office:value-type="float" office:value="20.77681313757703" table:style-name="ce206">
            <text:p>20,8<text:s text:c="5"/></text:p>
          </table:table-cell>
          <table:table-cell table:style-name="ce206"/>
          <table:table-cell office:value-type="float" office:value="-9.8639359963941615" table:style-name="ce208">
            <text:p>-9,9<text:s text:c="3"/></text:p>
          </table:table-cell>
          <table:table-cell office:value-type="float" office:value="-4.232202451325179" table:style-name="ce208">
            <text:p>-4,2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28190" table:style-name="ce267">
            <text:p>28 190<text:s/></text:p>
          </table:table-cell>
          <table:table-cell office:value-type="float" office:value="8.2503373009485408" table:style-name="ce206">
            <text:p>8,3<text:s text:c="5"/></text:p>
          </table:table-cell>
          <table:table-cell office:value-type="float" office:value="28963" table:style-name="ce268">
            <text:p>28 963<text:s/></text:p>
          </table:table-cell>
          <table:table-cell office:value-type="float" office:value="9.0903099047750562" table:style-name="ce206">
            <text:p>9,1<text:s text:c="5"/></text:p>
          </table:table-cell>
          <table:table-cell office:value-type="float" office:value="27491" table:style-name="ce268">
            <text:p>27 491<text:s/></text:p>
          </table:table-cell>
          <table:table-cell office:value-type="float" office:value="8.9255913922636854" table:style-name="ce206">
            <text:p>8,9<text:s text:c="5"/></text:p>
          </table:table-cell>
          <table:table-cell table:style-name="ce206"/>
          <table:table-cell office:value-type="float" office:value="-2.4796026959914883" table:style-name="ce208">
            <text:p>-2,5<text:s text:c="3"/></text:p>
          </table:table-cell>
          <table:table-cell office:value-type="float" office:value="-5.0823464420122235" table:style-name="ce208">
            <text:p>-5,1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29">
          <table:table-cell table:style-name="ce7"/>
          <table:table-cell table:style-name="ce210"/>
          <table:table-cell table:style-name="ce271"/>
          <table:table-cell table:style-name="ce213"/>
          <table:table-cell table:style-name="ce271"/>
          <table:table-cell table:style-name="ce213"/>
          <table:table-cell table:style-name="ce271"/>
          <table:table-cell table:number-columns-repeated="4" table:style-name="ce213"/>
          <table:table-cell table:style-name="ce7"/>
          <table:table-cell table:style-name="ce266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106">
            <text:p><text:s text:c="11"/>Mulheres</text:p>
          </table:table-cell>
          <table:table-cell office:value-type="float" office:value="349445" table:style-name="ce261">
            <text:p>349 445<text:s/></text:p>
          </table:table-cell>
          <table:table-cell office:value-type="float" office:value="100" table:style-name="ce263">
            <text:p>100,0<text:s text:c="5"/></text:p>
          </table:table-cell>
          <table:table-cell office:value-type="float" office:value="334887" table:style-name="ce269">
            <text:p>334 887<text:s/></text:p>
          </table:table-cell>
          <table:table-cell office:value-type="float" office:value="100" table:style-name="ce263">
            <text:p>100,0<text:s text:c="5"/></text:p>
          </table:table-cell>
          <table:table-cell office:value-type="float" office:value="324096" table:style-name="ce269">
            <text:p>324 096<text:s/></text:p>
          </table:table-cell>
          <table:table-cell office:value-type="float" office:value="100" table:style-name="ce263">
            <text:p>100,0<text:s text:c="5"/></text:p>
          </table:table-cell>
          <table:table-cell table:style-name="ce263"/>
          <table:table-cell office:value-type="float" office:value="-7.2540743178468716" table:style-name="ce202">
            <text:p>-7,3<text:s text:c="3"/></text:p>
          </table:table-cell>
          <table:table-cell office:value-type="float" office:value="-3.2222809484990478" table:style-name="ce202">
            <text:p>-3,2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1">
            <text:p><text:s text:c="13"/>&lt; 25 anos</text:p>
          </table:table-cell>
          <table:table-cell office:value-type="float" office:value="44003" table:style-name="ce267">
            <text:p>44 003<text:s/></text:p>
          </table:table-cell>
          <table:table-cell office:value-type="float" office:value="12.592253430439698" table:style-name="ce206">
            <text:p>12,6<text:s text:c="5"/></text:p>
          </table:table-cell>
          <table:table-cell office:value-type="float" office:value="45248" table:style-name="ce268">
            <text:p>45 248<text:s/></text:p>
          </table:table-cell>
          <table:table-cell office:value-type="float" office:value="13.511423256202839" table:style-name="ce206">
            <text:p>13,5<text:s text:c="5"/></text:p>
          </table:table-cell>
          <table:table-cell office:value-type="float" office:value="41737" table:style-name="ce268">
            <text:p>41 737<text:s/></text:p>
          </table:table-cell>
          <table:table-cell office:value-type="float" office:value="12.877974427330175" table:style-name="ce206">
            <text:p>12,9<text:s text:c="5"/></text:p>
          </table:table-cell>
          <table:table-cell table:style-name="ce206"/>
          <table:table-cell office:value-type="float" office:value="-5.1496488875758359" table:style-name="ce208">
            <text:p>-5,1<text:s text:c="3"/></text:p>
          </table:table-cell>
          <table:table-cell office:value-type="float" office:value="-7.7594589816124397" table:style-name="ce208">
            <text:p>-7,8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</text:p>
          </table:table-cell>
          <table:table-cell office:value-type="float" office:value="305442" table:style-name="ce267">
            <text:p>305 442<text:s/></text:p>
          </table:table-cell>
          <table:table-cell office:value-type="float" office:value="87.407746569560302" table:style-name="ce206">
            <text:p>87,4<text:s text:c="5"/></text:p>
          </table:table-cell>
          <table:table-cell office:value-type="float" office:value="289639" table:style-name="ce268">
            <text:p>289 639<text:s/></text:p>
          </table:table-cell>
          <table:table-cell office:value-type="float" office:value="86.488576743797168" table:style-name="ce206">
            <text:p>86,5<text:s text:c="5"/></text:p>
          </table:table-cell>
          <table:table-cell office:value-type="float" office:value="282359" table:style-name="ce268">
            <text:p>282 359<text:s/></text:p>
          </table:table-cell>
          <table:table-cell office:value-type="float" office:value="87.122025572669827" table:style-name="ce206">
            <text:p>87,1<text:s text:c="5"/></text:p>
          </table:table-cell>
          <table:table-cell table:style-name="ce206"/>
          <table:table-cell office:value-type="float" office:value="-7.5572449106540773" table:style-name="ce208">
            <text:p>-7,6<text:s text:c="3"/></text:p>
          </table:table-cell>
          <table:table-cell office:value-type="float" office:value="-2.5134736689465171" table:style-name="ce208">
            <text:p>-2,5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1">
            <text:p><text:s text:c="13"/>Inscritos &lt; 1 ano</text:p>
          </table:table-cell>
          <table:table-cell office:value-type="float" office:value="192770" table:style-name="ce267">
            <text:p>192 770<text:s/></text:p>
          </table:table-cell>
          <table:table-cell office:value-type="float" office:value="55.164618180257264" table:style-name="ce206">
            <text:p>55,2<text:s text:c="5"/></text:p>
          </table:table-cell>
          <table:table-cell office:value-type="float" office:value="172298" table:style-name="ce268">
            <text:p>172 298<text:s/></text:p>
          </table:table-cell>
          <table:table-cell office:value-type="float" office:value="51.449593444953081" table:style-name="ce206">
            <text:p>51,4<text:s text:c="5"/></text:p>
          </table:table-cell>
          <table:table-cell office:value-type="float" office:value="164521" table:style-name="ce268">
            <text:p>164 521<text:s/></text:p>
          </table:table-cell>
          <table:table-cell office:value-type="float" office:value="50.76304551737757" table:style-name="ce206">
            <text:p>50,8<text:s text:c="5"/></text:p>
          </table:table-cell>
          <table:table-cell table:style-name="ce206"/>
          <table:table-cell office:value-type="float" office:value="-14.654251180162888" table:style-name="ce208">
            <text:p>-14,7<text:s text:c="3"/></text:p>
          </table:table-cell>
          <table:table-cell office:value-type="float" office:value="-4.5136913951409667" table:style-name="ce208">
            <text:p>-4,5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Inscritos &gt;= 1 ano</text:p>
          </table:table-cell>
          <table:table-cell office:value-type="float" office:value="156675" table:style-name="ce267">
            <text:p>156 675<text:s/></text:p>
          </table:table-cell>
          <table:table-cell office:value-type="float" office:value="44.835381819742736" table:style-name="ce206">
            <text:p>44,8<text:s text:c="5"/></text:p>
          </table:table-cell>
          <table:table-cell office:value-type="float" office:value="162589" table:style-name="ce268">
            <text:p>162 589<text:s/></text:p>
          </table:table-cell>
          <table:table-cell office:value-type="float" office:value="48.550406555046926" table:style-name="ce206">
            <text:p>48,6<text:s text:c="5"/></text:p>
          </table:table-cell>
          <table:table-cell office:value-type="float" office:value="159575" table:style-name="ce268">
            <text:p>159 575<text:s/></text:p>
          </table:table-cell>
          <table:table-cell office:value-type="float" office:value="49.23695448262243" table:style-name="ce206">
            <text:p>49,2<text:s text:c="5"/></text:p>
          </table:table-cell>
          <table:table-cell table:style-name="ce206"/>
          <table:table-cell office:value-type="float" office:value="1.8509653741822376" table:style-name="ce208">
            <text:p>+1,9<text:s text:c="3"/></text:p>
          </table:table-cell>
          <table:table-cell office:value-type="float" office:value="-1.8537539439937518" table:style-name="ce208">
            <text:p>-1,9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1">
            <text:p><text:s text:c="13"/>Primeiro Emprego</text:p>
          </table:table-cell>
          <table:table-cell office:value-type="float" office:value="33287" table:style-name="ce267">
            <text:p>33 287<text:s/></text:p>
          </table:table-cell>
          <table:table-cell office:value-type="float" office:value="9.5256764297672021" table:style-name="ce206">
            <text:p>9,5<text:s text:c="5"/></text:p>
          </table:table-cell>
          <table:table-cell office:value-type="float" office:value="39576" table:style-name="ce268">
            <text:p>39 576<text:s/></text:p>
          </table:table-cell>
          <table:table-cell office:value-type="float" office:value="11.817717618181655" table:style-name="ce206">
            <text:p>11,8<text:s text:c="5"/></text:p>
          </table:table-cell>
          <table:table-cell office:value-type="float" office:value="37320" table:style-name="ce268">
            <text:p>37 320<text:s/></text:p>
          </table:table-cell>
          <table:table-cell office:value-type="float" office:value="11.51510663507109" table:style-name="ce206">
            <text:p>11,5<text:s text:c="5"/></text:p>
          </table:table-cell>
          <table:table-cell table:style-name="ce206"/>
          <table:table-cell office:value-type="float" office:value="12.115841019016443" table:style-name="ce208">
            <text:p>+12,1<text:s text:c="3"/></text:p>
          </table:table-cell>
          <table:table-cell office:value-type="float" office:value="-5.7004244996967941" table:style-name="ce208">
            <text:p>-5,7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316158" table:style-name="ce267">
            <text:p>316 158<text:s/></text:p>
          </table:table-cell>
          <table:table-cell office:value-type="float" office:value="90.474323570232798" table:style-name="ce206">
            <text:p>90,5<text:s text:c="5"/></text:p>
          </table:table-cell>
          <table:table-cell office:value-type="float" office:value="295311" table:style-name="ce268">
            <text:p>295 311<text:s/></text:p>
          </table:table-cell>
          <table:table-cell office:value-type="float" office:value="88.182282381818339" table:style-name="ce206">
            <text:p>88,2<text:s text:c="5"/></text:p>
          </table:table-cell>
          <table:table-cell office:value-type="float" office:value="286776" table:style-name="ce268">
            <text:p>286 776<text:s/></text:p>
          </table:table-cell>
          <table:table-cell office:value-type="float" office:value="88.484893364928908" table:style-name="ce206">
            <text:p>88,5<text:s text:c="5"/></text:p>
          </table:table-cell>
          <table:table-cell table:style-name="ce206"/>
          <table:table-cell office:value-type="float" office:value="-9.2934545385535046" table:style-name="ce208">
            <text:p>-9,3<text:s text:c="3"/></text:p>
          </table:table-cell>
          <table:table-cell office:value-type="float" office:value="-2.8901734104046284" table:style-name="ce208">
            <text:p>-2,9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16584" table:style-name="ce267">
            <text:p>16 584<text:s/></text:p>
          </table:table-cell>
          <table:table-cell office:value-type="float" office:value="4.7458112149265261" table:style-name="ce206">
            <text:p>4,7<text:s text:c="5"/></text:p>
          </table:table-cell>
          <table:table-cell office:value-type="float" office:value="16976" table:style-name="ce268">
            <text:p>16 976<text:s/></text:p>
          </table:table-cell>
          <table:table-cell office:value-type="float" office:value="5.0691725865739787" table:style-name="ce206">
            <text:p>5,1<text:s text:c="5"/></text:p>
          </table:table-cell>
          <table:table-cell office:value-type="float" office:value="16754" table:style-name="ce268">
            <text:p>16 754<text:s/></text:p>
          </table:table-cell>
          <table:table-cell office:value-type="float" office:value="5.1694559636650874" table:style-name="ce206">
            <text:p>5,2<text:s text:c="5"/></text:p>
          </table:table-cell>
          <table:table-cell table:style-name="ce206"/>
          <table:table-cell office:value-type="float" office:value="1.0250844187168298" table:style-name="ce208">
            <text:p>+1,0<text:s text:c="3"/></text:p>
          </table:table-cell>
          <table:table-cell office:value-type="float" office:value="-1.3077285579641824" table:style-name="ce208">
            <text:p>-1,3<text:s text:c="3"/></text:p>
          </table:table-cell>
          <table:table-cell table:style-name="ce270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64091" table:style-name="ce267">
            <text:p>64 091<text:s/></text:p>
          </table:table-cell>
          <table:table-cell office:value-type="float" office:value="18.340797550401351" table:style-name="ce206">
            <text:p>18,3<text:s text:c="5"/></text:p>
          </table:table-cell>
          <table:table-cell office:value-type="float" office:value="60436" table:style-name="ce268">
            <text:p>60 436<text:s/></text:p>
          </table:table-cell>
          <table:table-cell office:value-type="float" office:value="18.046684403992987" table:style-name="ce206">
            <text:p>18,0<text:s text:c="5"/></text:p>
          </table:table-cell>
          <table:table-cell office:value-type="float" office:value="59609" table:style-name="ce268">
            <text:p>59 609<text:s/></text:p>
          </table:table-cell>
          <table:table-cell office:value-type="float" office:value="18.392389909162716" table:style-name="ce206">
            <text:p>18,4<text:s text:c="5"/></text:p>
          </table:table-cell>
          <table:table-cell table:style-name="ce206"/>
          <table:table-cell office:value-type="float" office:value="-6.993181569955226" table:style-name="ce208">
            <text:p>-7,0<text:s text:c="3"/></text:p>
          </table:table-cell>
          <table:table-cell office:value-type="float" office:value="-1.3683897015024087" table:style-name="ce208">
            <text:p>-1,4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47395" table:style-name="ce267">
            <text:p>47 395<text:s/></text:p>
          </table:table-cell>
          <table:table-cell office:value-type="float" office:value="13.562935512026215" table:style-name="ce206">
            <text:p>13,6<text:s text:c="5"/></text:p>
          </table:table-cell>
          <table:table-cell office:value-type="float" office:value="44712" table:style-name="ce268">
            <text:p>44 712<text:s/></text:p>
          </table:table-cell>
          <table:table-cell office:value-type="float" office:value="13.351369267842585" table:style-name="ce206">
            <text:p>13,4<text:s text:c="5"/></text:p>
          </table:table-cell>
          <table:table-cell office:value-type="float" office:value="43702" table:style-name="ce268">
            <text:p>43 702<text:s/></text:p>
          </table:table-cell>
          <table:table-cell office:value-type="float" office:value="13.484276263823064" table:style-name="ce206">
            <text:p>13,5<text:s text:c="5"/></text:p>
          </table:table-cell>
          <table:table-cell table:style-name="ce206"/>
          <table:table-cell office:value-type="float" office:value="-7.791961177339374" table:style-name="ce208">
            <text:p>-7,8<text:s text:c="3"/></text:p>
          </table:table-cell>
          <table:table-cell office:value-type="float" office:value="-2.2589014134907899" table:style-name="ce208">
            <text:p>-2,3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73182" table:style-name="ce267">
            <text:p>73 182<text:s/></text:p>
          </table:table-cell>
          <table:table-cell office:value-type="float" office:value="20.942351443002476" table:style-name="ce206">
            <text:p>20,9<text:s text:c="5"/></text:p>
          </table:table-cell>
          <table:table-cell office:value-type="float" office:value="67701" table:style-name="ce268">
            <text:p>67 701<text:s/></text:p>
          </table:table-cell>
          <table:table-cell office:value-type="float" office:value="20.216072884286341" table:style-name="ce206">
            <text:p>20,2<text:s text:c="5"/></text:p>
          </table:table-cell>
          <table:table-cell office:value-type="float" office:value="65653" table:style-name="ce268">
            <text:p>65 653<text:s/></text:p>
          </table:table-cell>
          <table:table-cell office:value-type="float" office:value="20.257269451026858" table:style-name="ce206">
            <text:p>20,3<text:s text:c="5"/></text:p>
          </table:table-cell>
          <table:table-cell table:style-name="ce206"/>
          <table:table-cell office:value-type="float" office:value="-10.288048973791376" table:style-name="ce208">
            <text:p>-10,3<text:s text:c="3"/></text:p>
          </table:table-cell>
          <table:table-cell office:value-type="float" office:value="-3.025066099466784" table:style-name="ce208">
            <text:p>-3,0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91051" table:style-name="ce267">
            <text:p>91 051<text:s/></text:p>
          </table:table-cell>
          <table:table-cell office:value-type="float" office:value="26.055888623388519" table:style-name="ce206">
            <text:p>26,1<text:s text:c="5"/></text:p>
          </table:table-cell>
          <table:table-cell office:value-type="float" office:value="87501" table:style-name="ce268">
            <text:p>87 501<text:s/></text:p>
          </table:table-cell>
          <table:table-cell office:value-type="float" office:value="26.128514991624041" table:style-name="ce206">
            <text:p>26,1<text:s text:c="5"/></text:p>
          </table:table-cell>
          <table:table-cell office:value-type="float" office:value="83695" table:style-name="ce268">
            <text:p>83 695<text:s/></text:p>
          </table:table-cell>
          <table:table-cell office:value-type="float" office:value="25.824138526856238" table:style-name="ce206">
            <text:p>25,8<text:s text:c="5"/></text:p>
          </table:table-cell>
          <table:table-cell table:style-name="ce206"/>
          <table:table-cell office:value-type="float" office:value="-8.0789886986414245" table:style-name="ce208">
            <text:p>-8,1<text:s text:c="3"/></text:p>
          </table:table-cell>
          <table:table-cell office:value-type="float" office:value="-4.3496645752619969" table:style-name="ce208">
            <text:p>-4,3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57142" table:style-name="ce267">
            <text:p>57 142<text:s/></text:p>
          </table:table-cell>
          <table:table-cell office:value-type="float" office:value="16.352215656254916" table:style-name="ce206">
            <text:p>16,4<text:s text:c="5"/></text:p>
          </table:table-cell>
          <table:table-cell office:value-type="float" office:value="57561" table:style-name="ce268">
            <text:p>57 561<text:s/></text:p>
          </table:table-cell>
          <table:table-cell office:value-type="float" office:value="17.188185865680065" table:style-name="ce206">
            <text:p>17,2<text:s text:c="5"/></text:p>
          </table:table-cell>
          <table:table-cell office:value-type="float" office:value="54683" table:style-name="ce268">
            <text:p>54 683<text:s/></text:p>
          </table:table-cell>
          <table:table-cell office:value-type="float" office:value="16.872469885466035" table:style-name="ce206">
            <text:p>16,9<text:s text:c="5"/></text:p>
          </table:table-cell>
          <table:table-cell table:style-name="ce206"/>
          <table:table-cell office:value-type="float" office:value="-4.3033145497182517" table:style-name="ce208">
            <text:p>-4,3<text:s text:c="3"/></text:p>
          </table:table-cell>
          <table:table-cell office:value-type="float" office:value="-4.9999131356300239" table:style-name="ce208">
            <text:p>-5,0<text:s text:c="3"/></text:p>
          </table:table-cell>
          <table:table-cell table:style-name="ce7"/>
          <table:table-cell table:style-name="ce266"/>
          <table:table-cell table:number-columns-repeated="16371" table:style-name="ce7"/>
        </table:table-row>
        <table:table-row table:style-name="ro31">
          <table:table-cell/>
          <table:table-cell table:style-name="ce272"/>
          <table:table-cell table:style-name="ce273"/>
          <table:table-cell table:style-name="ce274"/>
          <table:table-cell table:style-name="ce272"/>
          <table:table-cell table:style-name="ce274"/>
          <table:table-cell table:number-columns-repeated="5" table:style-name="ce272"/>
          <table:table-cell table:style-name="ce89"/>
          <table:table-cell table:style-name="ce266"/>
          <table:table-cell table:number-columns-repeated="16371"/>
        </table:table-row>
        <table:table-row table:number-rows-repeated="1048514" table:style-name="ro6">
          <table:table-cell table:number-columns-repeated="16384"/>
        </table:table-row>
      </table:table>
      <table:table table:name="QVI" table:style-name="ta9" table:print-ranges="QVI.B1:QVI.K56">
        <table:table-column table:style-name="co43" table:default-cell-style-name="ce89"/>
        <table:table-column table:style-name="co44" table:default-cell-style-name="ce121"/>
        <table:table-column table:style-name="co45" table:default-cell-style-name="ce89"/>
        <table:table-column table:style-name="co46" table:default-cell-style-name="ce89"/>
        <table:table-column table:style-name="co8" table:default-cell-style-name="ce89"/>
        <table:table-column table:style-name="co18" table:default-cell-style-name="ce89"/>
        <table:table-column table:style-name="co47" table:default-cell-style-name="ce89"/>
        <table:table-column table:style-name="co48" table:default-cell-style-name="ce89"/>
        <table:table-column table:style-name="co34" table:default-cell-style-name="ce89"/>
        <table:table-column table:style-name="co49" table:default-cell-style-name="ce89"/>
        <table:table-column table:style-name="co39" table:default-cell-style-name="ce89"/>
        <table:table-column table:style-name="co12" table:default-cell-style-name="ce89"/>
        <table:table-column table:style-name="co28" table:number-columns-repeated="16372" table:default-cell-style-name="ce89"/>
        <table:table-row table:style-name="ro32">
          <table:table-cell table:style-name="ce89">
            <draw:g draw:z-index="5" draw:name="Group 20" draw:id="id165">
              <svg:title/>
              <svg:desc/>
              <draw:g draw:name="Group 21" draw:id="id160">
                <svg:title/>
                <svg:desc/>
                <draw:custom-shape svg:x="0.27083in" svg:y="0in" svg:width="6.06738in" svg:height="0in" draw:id="id155" draw:style-name="a332" draw:name="Rectangle 22">
                  <svg:title/>
                  <svg:desc/>
                  <text:p text:style-name="a330" text:class-names="" text:cond-style-name=""><text:span text:style-name="a32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23" draw:id="id159">
                  <svg:title/>
                  <svg:desc/>
                  <draw:custom-shape svg:x="0.49327in" svg:y="0in" svg:width="0.11755in" svg:height="0in" draw:id="id156" draw:style-name="a335" draw:name="Rectangle 24">
                    <svg:title/>
                    <svg:desc/>
                    <text:p text:style-name="a334" text:class-names="" text:cond-style-name=""><text:span text:style-name="a33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754in" svg:height="0in" draw:id="id157" draw:style-name="a338" draw:transform="translate(-0.05877in 0in) rotate(-3.14159) translate(0.5519in 0in)" draw:name="Rectangle 25">
                    <svg:title/>
                    <svg:desc/>
                    <text:p text:style-name="a337" text:class-names="" text:cond-style-name=""><text:span text:style-name="a33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49313in" svg:y="0in" svg:width="0.05059in" svg:height="0in" draw:id="id158" draw:style-name="a341" draw:name="Rectangle 26">
                    <svg:title/>
                    <svg:desc/>
                    <text:p text:style-name="a340" text:class-names="" text:cond-style-name=""><text:span text:style-name="a33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27" draw:id="id164">
                <svg:title/>
                <svg:desc/>
                <draw:custom-shape svg:x="6.29898in" svg:y="0in" svg:width="0.11754in" svg:height="0in" draw:id="id161" draw:style-name="a344" draw:name="Rectangle 28">
                  <svg:title/>
                  <svg:desc/>
                  <text:p text:style-name="a343" text:class-names="" text:cond-style-name=""><text:span text:style-name="a34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753in" svg:height="0in" draw:id="id162" draw:style-name="a347" draw:transform="translate(-0.05876in 0in) rotate(-3.14159) translate(6.35784in 0in)" draw:name="Rectangle 29">
                  <svg:title/>
                  <svg:desc/>
                  <text:p text:style-name="a346" text:class-names="" text:cond-style-name=""><text:span text:style-name="a34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36607in" svg:y="0in" svg:width="0.05059in" svg:height="0in" draw:id="id163" draw:style-name="a350" draw:name="Rectangle 30">
                  <svg:title/>
                  <svg:desc/>
                  <text:p text:style-name="a349" text:class-names="" text:cond-style-name=""><text:span text:style-name="a34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6" draw:name="Group 36" draw:id="id176">
              <svg:title/>
              <svg:desc/>
              <draw:g draw:name="Group 37" draw:id="id171">
                <svg:title/>
                <svg:desc/>
                <draw:custom-shape svg:x="0.27083in" svg:y="0in" svg:width="6.06738in" svg:height="0in" draw:id="id166" draw:style-name="a354" draw:name="Rectangle 38">
                  <svg:title/>
                  <svg:desc/>
                  <text:p text:style-name="a352" text:class-names="" text:cond-style-name=""><text:span text:style-name="a35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39" draw:id="id170">
                  <svg:title/>
                  <svg:desc/>
                  <draw:custom-shape svg:x="0.49327in" svg:y="0in" svg:width="0.11755in" svg:height="0in" draw:id="id167" draw:style-name="a357" draw:name="Rectangle 40">
                    <svg:title/>
                    <svg:desc/>
                    <text:p text:style-name="a356" text:class-names="" text:cond-style-name=""><text:span text:style-name="a35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754in" svg:height="0in" draw:id="id168" draw:style-name="a360" draw:transform="translate(-0.05877in 0in) rotate(-3.14159) translate(0.5519in 0in)" draw:name="Rectangle 41">
                    <svg:title/>
                    <svg:desc/>
                    <text:p text:style-name="a359" text:class-names="" text:cond-style-name=""><text:span text:style-name="a35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49313in" svg:y="0in" svg:width="0.05059in" svg:height="0in" draw:id="id169" draw:style-name="a363" draw:name="Rectangle 42">
                    <svg:title/>
                    <svg:desc/>
                    <text:p text:style-name="a362" text:class-names="" text:cond-style-name=""><text:span text:style-name="a36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43" draw:id="id175">
                <svg:title/>
                <svg:desc/>
                <draw:custom-shape svg:x="6.29898in" svg:y="0in" svg:width="0.11754in" svg:height="0in" draw:id="id172" draw:style-name="a366" draw:name="Rectangle 44">
                  <svg:title/>
                  <svg:desc/>
                  <text:p text:style-name="a365" text:class-names="" text:cond-style-name=""><text:span text:style-name="a36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753in" svg:height="0in" draw:id="id173" draw:style-name="a369" draw:transform="translate(-0.05876in 0in) rotate(-3.14159) translate(6.35784in 0in)" draw:name="Rectangle 45">
                  <svg:title/>
                  <svg:desc/>
                  <text:p text:style-name="a368" text:class-names="" text:cond-style-name=""><text:span text:style-name="a36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36607in" svg:y="0in" svg:width="0.05059in" svg:height="0in" draw:id="id174" draw:style-name="a372" draw:name="Rectangle 46">
                  <svg:title/>
                  <svg:desc/>
                  <text:p text:style-name="a371" text:class-names="" text:cond-style-name=""><text:span text:style-name="a37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style-name="ce89">
            <draw:g draw:z-index="1" draw:name="Chart 3" draw:id="id154">
              <svg:title/>
              <svg:desc/>
              <draw:frame draw:id="id151" draw:style-name="a322" draw:name="Gráfico 36" svg:x="0.44792in" svg:y="0in" svg:width="6.57292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52" draw:style-name="a325" draw:name="Text Box 1" svg:x="5.20871in" svg:y="0in" svg:width="0.13337in" svg:height="0in">
                <draw:text-box>
                  <text:p text:style-name="a324" text:class-names="" text:cond-style-name=""><text:span text:style-name="a323" text:class-names="">AGO.03 / AGO.02</text:span></text:p>
                </draw:text-box>
                <svg:title/>
                <svg:desc/>
              </draw:frame>
              <draw:frame draw:id="id153" draw:style-name="a328" draw:name="Text Box 2" svg:x="6.64342in" svg:y="0in" svg:width="0in" svg:height="0in">
                <draw:text-box>
                  <text:p text:style-name="a327" text:class-names="" text:cond-style-name=""><text:span text:style-name="a326" text:class-names="">%</text:span></text:p>
                </draw:text-box>
                <svg:title/>
                <svg:desc/>
              </draw:frame>
            </draw:g>
            <draw:g draw:z-index="27" draw:name="Chart 19" draw:id="id180">
              <svg:title/>
              <svg:desc/>
              <draw:frame draw:id="id177" draw:style-name="a373" draw:name="Gráfico 41" svg:x="0.44792in" svg:y="0in" svg:width="6.57292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78" draw:style-name="a376" draw:name="Text Box 1" svg:x="4.95722in" svg:y="0in" svg:width="0.12538in" svg:height="0in">
                <draw:text-box>
                  <text:p text:style-name="a375" text:class-names="" text:cond-style-name=""><text:span text:style-name="a374" text:class-names="">SET.03 / SET.02</text:span></text:p>
                </draw:text-box>
                <svg:title/>
                <svg:desc/>
              </draw:frame>
              <draw:frame draw:id="id179" draw:style-name="a379" draw:name="Text Box 2" svg:x="6.61588in" svg:y="0in" svg:width="0in" svg:height="0in">
                <draw:text-box>
                  <text:p text:style-name="a378" text:class-names="" text:cond-style-name=""><text:span text:style-name="a377" text:class-names="">%</text:span></text:p>
                </draw:text-box>
                <svg:title/>
                <svg:desc/>
              </draw:frame>
            </draw:g>
            <draw:frame draw:z-index="31" draw:id="id181" draw:style-name="a386" draw:name="Text Box 67" svg:x="0.0625in" svg:y="0.02083in" svg:width="1.1875in" svg:height="0.39583in">
              <draw:text-box>
                <text:p text:style-name="a381" text:class-names="" text:cond-style-name=""><text:span text:style-name="a380" text:class-names=""/></text:p>
                <text:p text:style-name="a383" text:class-names="" text:cond-style-name=""><text:span text:style-name="a382" text:class-names="">Página <text:s text:c="1"/>8/14</text:span></text:p>
                <text:p text:style-name="a385" text:class-names="" text:cond-style-name=""><text:span text:style-name="a384" text:class-names=""/></text:p>
              </draw:text-box>
              <svg:title/>
              <svg:desc/>
            </draw:frame>
            <draw:g draw:z-index="32" draw:name="Chart 35" draw:id="id185">
              <svg:title/>
              <svg:desc/>
              <draw:frame draw:id="id182" draw:style-name="a387" draw:name="Gráfico 50" svg:x="0.44792in" svg:y="0in" svg:width="6.57292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83" draw:style-name="a390" draw:name="Text Box 1" svg:x="5.19898in" svg:y="0in" svg:width="0.13015in" svg:height="0in">
                <draw:text-box>
                  <text:p text:style-name="a389" text:class-names="" text:cond-style-name=""><text:span text:style-name="a388" text:class-names="">OUT.03 / OUT.02</text:span></text:p>
                </draw:text-box>
                <svg:title/>
                <svg:desc/>
              </draw:frame>
              <draw:frame draw:id="id184" draw:style-name="a393" draw:name="Text Box 2" svg:x="6.64342in" svg:y="0in" svg:width="0in" svg:height="0in">
                <draw:text-box>
                  <text:p text:style-name="a392" text:class-names="" text:cond-style-name=""><text:span text:style-name="a391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89"/>
          <table:table-cell table:style-name="ce89">
            <draw:frame draw:z-index="36" draw:id="id186" draw:style-name="a394" draw:name="Picture 228" svg:x="0.01041in" svg:y="0.0625in" svg:width="2.5625in" svg:height="0.48958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8" table:style-name="ce89"/>
        </table:table-row>
        <table:table-row table:style-name="ro6">
          <table:table-cell table:number-columns-repeated="5" table:style-name="ce89"/>
          <table:table-cell table:style-name="ce89">
            <draw:frame draw:z-index="37" draw:id="id187" draw:style-name="a399" draw:name="Text Box 229" svg:x="0.44791in" svg:y="0.02083in" svg:width="1.61458in" svg:height="0.21875in">
              <draw:text-box>
                <text:p text:style-name="a396" text:class-names="" text:cond-style-name=""><text:span text:style-name="a395" text:class-names="">ABRIL 2014, <text:s text:c="1"/>Nº 04</text:span></text:p>
                <text:p text:style-name="a398" text:class-names="" text:cond-style-name=""><text:span text:style-name="a397" text:class-names=""/></text:p>
              </draw:text-box>
              <svg:title/>
              <svg:desc/>
            </draw:frame>
          </table:table-cell>
          <table:table-cell table:number-columns-repeated="16378" table:style-name="ce89"/>
        </table:table-row>
        <table:table-row table:style-name="ro7">
          <table:table-cell table:style-name="ce91"/>
          <table:table-cell table:style-name="ce91">
            <draw:frame draw:z-index="38" draw:id="id188" draw:style-name="a400" draw:name="Picture 227" svg:x="0.23958in" svg:y="0.09375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 table:style-name="ce91"/>
        </table:table-row>
        <table:table-row table:style-name="ro7">
          <table:table-cell table:number-columns-repeated="16384" table:style-name="ce91"/>
        </table:table-row>
        <table:table-row table:number-rows-repeated="3" table:style-name="ro23">
          <table:table-cell table:number-columns-repeated="16384" table:style-name="ce89"/>
        </table:table-row>
        <table:table-row table:style-name="ro1">
          <table:table-cell table:style-name="ce89"/>
          <table:table-cell table:style-name="ce121"/>
          <table:table-cell table:number-columns-repeated="16382" table:style-name="ce89"/>
        </table:table-row>
        <table:table-row table:style-name="ro10">
          <table:table-cell table:style-name="ce89"/>
          <table:table-cell office:value-type="string" table:number-columns-spanned="10" table:number-rows-spanned="1" table:style-name="ce256">
            <text:p>QUADRO VI <text:s/>- DESEMPREGO REGISTADO POR GRUPOS DE PROFISSÕES</text:p>
          </table:table-cell>
          <table:covered-table-cell table:number-columns-repeated="9"/>
          <table:table-cell table:style-name="ce275"/>
          <table:table-cell table:number-columns-repeated="16372"/>
        </table:table-row>
        <table:table-row table:style-name="ro10">
          <table:table-cell table:style-name="ce89"/>
          <table:table-cell office:value-type="string" table:number-columns-spanned="10" table:number-rows-spanned="1" table:style-name="ce257">
            <text:p>Situação no fim dos meses</text:p>
          </table:table-cell>
          <table:covered-table-cell table:number-columns-repeated="9"/>
          <table:table-cell table:style-name="ce276"/>
          <table:table-cell table:number-columns-repeated="16372"/>
        </table:table-row>
        <table:table-row table:style-name="ro22">
          <table:table-cell table:style-name="ce89"/>
          <table:table-cell table:style-name="ce277"/>
          <table:table-cell table:style-name="ce278"/>
          <table:table-cell table:number-columns-repeated="6" table:style-name="ce279"/>
          <table:table-cell table:style-name="ce280"/>
          <table:table-cell table:style-name="ce279"/>
          <table:table-cell table:style-name="ce281"/>
          <table:table-cell table:number-columns-repeated="16372"/>
        </table:table-row>
        <table:table-row table:style-name="ro18">
          <table:table-cell table:style-name="ce89"/>
          <table:table-cell office:value-type="string" table:style-name="ce258">
            <text:p>CONTINENTE</text:p>
          </table:table-cell>
          <table:table-cell table:number-columns-repeated="9" table:style-name="ce92"/>
          <table:table-cell table:number-columns-repeated="16373" table:style-name="ce89"/>
        </table:table-row>
        <table:table-row table:style-name="ro1">
          <table:table-cell table:style-name="ce89"/>
          <table:table-cell office:value-type="string" table:style-name="ce282">
            <text:p>GRUPOS DE PROFISSÕES</text:p>
          </table:table-cell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style-name="ce283"/>
          <table:table-cell table:number-columns-repeated="16372"/>
        </table:table-row>
        <table:table-row table:style-name="ro28">
          <table:table-cell table:style-name="ce89"/>
          <table:table-cell table:style-name="ce210"/>
          <table:table-cell office:value-type="string" table:style-name="ce142">
            <text:p>ABRIL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ABRIL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style-name="ce284"/>
          <table:table-cell table:number-columns-repeated="16372"/>
        </table:table-row>
        <table:table-row table:style-name="ro27">
          <table:table-cell table:style-name="ce7"/>
          <table:table-cell office:value-type="string" table:style-name="ce285">
            <text:p>Total</text:p>
          </table:table-cell>
          <table:table-cell table:style-name="ce286"/>
          <table:table-cell table:style-name="ce287"/>
          <table:table-cell office:value-type="float" office:value="653501" table:style-name="ce288">
            <text:p>653 501<text:s/></text:p>
          </table:table-cell>
          <table:table-cell office:value-type="float" office:value="100" table:style-name="ce287">
            <text:p>100,0<text:s text:c="4"/></text:p>
          </table:table-cell>
          <table:table-cell office:value-type="float" office:value="632098" table:style-name="ce288">
            <text:p>632 098<text:s/></text:p>
          </table:table-cell>
          <table:table-cell office:value-type="float" office:value="99.999999999999986" table:style-name="ce287">
            <text:p>100,0<text:s text:c="4"/></text:p>
          </table:table-cell>
          <table:table-cell table:style-name="ce263"/>
          <table:table-cell table:style-name="ce264"/>
          <table:table-cell office:value-type="float" office:value="-3.2751288827408067" table:style-name="ce202">
            <text:p>-3,3<text:s text:c="3"/></text:p>
          </table:table-cell>
          <table:table-cell table:style-name="ce289"/>
          <table:table-cell table:number-columns-repeated="16372" table:style-name="ce7"/>
        </table:table-row>
        <table:table-row table:style-name="ro30">
          <table:table-cell table:style-name="ce290"/>
          <table:table-cell office:value-type="string" table:style-name="ce101">
            <text:p>1. <text:s text:c="2"/>Repres. poder legisla., orgãos execu., dirig., direto. e gestores execu.</text:p>
          </table:table-cell>
          <table:table-cell table:style-name="ce195"/>
          <table:table-cell table:style-name="ce291"/>
          <table:table-cell office:value-type="float" office:value="10306" table:style-name="ce197">
            <text:p>10 306<text:s/></text:p>
          </table:table-cell>
          <table:table-cell office:value-type="float" office:value="1.5770442585397726" table:style-name="ce291">
            <text:p>1,6<text:s text:c="4"/></text:p>
          </table:table-cell>
          <table:table-cell office:value-type="float" office:value="10050" table:style-name="ce197">
            <text:p>10 050<text:s/></text:p>
          </table:table-cell>
          <table:table-cell office:value-type="float" office:value="1.5899433315720031" table:style-name="ce291">
            <text:p>1,6<text:s text:c="4"/></text:p>
          </table:table-cell>
          <table:table-cell table:style-name="ce291"/>
          <table:table-cell table:style-name="ce292"/>
          <table:table-cell office:value-type="float" office:value="-2.4839899087909956" table:style-name="ce208">
            <text:p>-2,5<text:s text:c="3"/></text:p>
          </table:table-cell>
          <table:table-cell table:style-name="ce292"/>
          <table:table-cell table:number-columns-repeated="16372"/>
        </table:table-row>
        <table:table-row table:style-name="ro33">
          <table:table-cell table:style-name="ce290"/>
          <table:table-cell office:value-type="string" table:style-name="ce101">
            <text:p>2. <text:s text:c="2"/>Especialistas das atividades intelectuais e cientificas</text:p>
          </table:table-cell>
          <table:table-cell table:style-name="ce195"/>
          <table:table-cell table:style-name="ce291"/>
          <table:table-cell office:value-type="float" office:value="67299" table:style-name="ce197">
            <text:p>67 299<text:s/></text:p>
          </table:table-cell>
          <table:table-cell office:value-type="float" office:value="10.298224486267046" table:style-name="ce291">
            <text:p>10,3<text:s text:c="4"/></text:p>
          </table:table-cell>
          <table:table-cell office:value-type="float" office:value="64402" table:style-name="ce197">
            <text:p>64 402<text:s/></text:p>
          </table:table-cell>
          <table:table-cell office:value-type="float" office:value="10.188609994019915" table:style-name="ce291">
            <text:p>10,2<text:s text:c="4"/></text:p>
          </table:table-cell>
          <table:table-cell table:style-name="ce291"/>
          <table:table-cell table:style-name="ce292"/>
          <table:table-cell office:value-type="float" office:value="-4.3046702031233748" table:style-name="ce208">
            <text:p>-4,3<text:s text:c="3"/></text:p>
          </table:table-cell>
          <table:table-cell table:style-name="ce292"/>
          <table:table-cell table:number-columns-repeated="16372"/>
        </table:table-row>
        <table:table-row table:style-name="ro33">
          <table:table-cell table:style-name="ce290"/>
          <table:table-cell office:value-type="string" table:style-name="ce101">
            <text:p>3. <text:s text:c="2"/>Técnicos e profissões de nível intermédio</text:p>
          </table:table-cell>
          <table:table-cell table:style-name="ce195"/>
          <table:table-cell table:style-name="ce291"/>
          <table:table-cell office:value-type="float" office:value="65909" table:style-name="ce197">
            <text:p>65 909<text:s/></text:p>
          </table:table-cell>
          <table:table-cell office:value-type="float" office:value="10.085523970123994" table:style-name="ce291">
            <text:p>10,1<text:s text:c="4"/></text:p>
          </table:table-cell>
          <table:table-cell office:value-type="float" office:value="62781" table:style-name="ce197">
            <text:p>62 781<text:s/></text:p>
          </table:table-cell>
          <table:table-cell office:value-type="float" office:value="9.9321624178529273" table:style-name="ce291">
            <text:p>9,9<text:s text:c="4"/></text:p>
          </table:table-cell>
          <table:table-cell table:style-name="ce291"/>
          <table:table-cell table:style-name="ce292"/>
          <table:table-cell office:value-type="float" office:value="-4.7459375806035595" table:style-name="ce208">
            <text:p>-4,7<text:s text:c="3"/></text:p>
          </table:table-cell>
          <table:table-cell table:style-name="ce292"/>
          <table:table-cell table:number-columns-repeated="16372"/>
        </table:table-row>
        <table:table-row table:style-name="ro33">
          <table:table-cell table:style-name="ce290"/>
          <table:table-cell office:value-type="string" table:style-name="ce101">
            <text:p>4. <text:s text:c="2"/>Pessoal administrativo</text:p>
          </table:table-cell>
          <table:table-cell table:style-name="ce195"/>
          <table:table-cell table:style-name="ce291"/>
          <table:table-cell office:value-type="float" office:value="73766" table:style-name="ce197">
            <text:p>73 766<text:s/></text:p>
          </table:table-cell>
          <table:table-cell office:value-type="float" office:value="11.287817463171441" table:style-name="ce291">
            <text:p>11,3<text:s text:c="4"/></text:p>
          </table:table-cell>
          <table:table-cell office:value-type="float" office:value="70755" table:style-name="ce197">
            <text:p>70 755<text:s/></text:p>
          </table:table-cell>
          <table:table-cell office:value-type="float" office:value="11.193675664216626" table:style-name="ce291">
            <text:p>11,2<text:s text:c="4"/></text:p>
          </table:table-cell>
          <table:table-cell table:style-name="ce287"/>
          <table:table-cell table:style-name="ce292"/>
          <table:table-cell office:value-type="float" office:value="-4.0818263156467749" table:style-name="ce208">
            <text:p>-4,1<text:s text:c="3"/></text:p>
          </table:table-cell>
          <table:table-cell table:style-name="ce292"/>
          <table:table-cell table:number-columns-repeated="16372"/>
        </table:table-row>
        <table:table-row table:style-name="ro33">
          <table:table-cell table:style-name="ce290"/>
          <table:table-cell office:value-type="string" table:style-name="ce210">
            <text:p>5. <text:s text:c="2"/>Trab. dos serviços pessoais, de proteção e segurança e vendedores</text:p>
          </table:table-cell>
          <table:table-cell table:style-name="ce197"/>
          <table:table-cell table:style-name="ce291"/>
          <table:table-cell office:value-type="float" office:value="115679" table:style-name="ce197">
            <text:p>115 679<text:s/></text:p>
          </table:table-cell>
          <table:table-cell office:value-type="float" office:value="17.701426623677698" table:style-name="ce291">
            <text:p>17,7<text:s text:c="4"/></text:p>
          </table:table-cell>
          <table:table-cell office:value-type="float" office:value="112328" table:style-name="ce197">
            <text:p>112 328<text:s/></text:p>
          </table:table-cell>
          <table:table-cell office:value-type="float" office:value="17.770662144161189" table:style-name="ce291">
            <text:p>17,8<text:s text:c="4"/></text:p>
          </table:table-cell>
          <table:table-cell table:style-name="ce291"/>
          <table:table-cell table:style-name="ce292"/>
          <table:table-cell office:value-type="float" office:value="-2.8968092739390898" table:style-name="ce208">
            <text:p>-2,9<text:s text:c="3"/></text:p>
          </table:table-cell>
          <table:table-cell table:style-name="ce292"/>
          <table:table-cell table:number-columns-repeated="16372"/>
        </table:table-row>
        <table:table-row table:style-name="ro33">
          <table:table-cell table:style-name="ce290"/>
          <table:table-cell office:value-type="string" table:style-name="ce101">
            <text:p>6. <text:s text:c="2"/>Agricultores e trab. qualificados da agricultura, da pesca e da floresta</text:p>
          </table:table-cell>
          <table:table-cell table:style-name="ce195"/>
          <table:table-cell table:style-name="ce291"/>
          <table:table-cell office:value-type="float" office:value="17655" table:style-name="ce197">
            <text:p>17 655<text:s/></text:p>
          </table:table-cell>
          <table:table-cell office:value-type="float" office:value="2.7016025989248678" table:style-name="ce291">
            <text:p>2,7<text:s text:c="4"/></text:p>
          </table:table-cell>
          <table:table-cell office:value-type="float" office:value="16469" table:style-name="ce197">
            <text:p>16 469<text:s/></text:p>
          </table:table-cell>
          <table:table-cell office:value-type="float" office:value="2.6054504206626188" table:style-name="ce291">
            <text:p>2,6<text:s text:c="4"/></text:p>
          </table:table-cell>
          <table:table-cell table:style-name="ce291"/>
          <table:table-cell table:style-name="ce292"/>
          <table:table-cell office:value-type="float" office:value="-6.7176437269895208" table:style-name="ce208">
            <text:p>-6,7<text:s text:c="3"/></text:p>
          </table:table-cell>
          <table:table-cell table:style-name="ce292"/>
          <table:table-cell table:number-columns-repeated="16372"/>
        </table:table-row>
        <table:table-row table:style-name="ro33">
          <table:table-cell table:style-name="ce290"/>
          <table:table-cell office:value-type="string" table:style-name="ce101">
            <text:p>7. <text:s text:c="2"/>Trab. qualificados da indústria, construção e artífices</text:p>
          </table:table-cell>
          <table:table-cell table:style-name="ce195"/>
          <table:table-cell table:style-name="ce291"/>
          <table:table-cell office:value-type="float" office:value="109208" table:style-name="ce197">
            <text:p>109 208<text:s/></text:p>
          </table:table-cell>
          <table:table-cell office:value-type="float" office:value="16.711221558957064" table:style-name="ce291">
            <text:p>16,7<text:s text:c="4"/></text:p>
          </table:table-cell>
          <table:table-cell office:value-type="float" office:value="106645" table:style-name="ce197">
            <text:p>106 645<text:s/></text:p>
          </table:table-cell>
          <table:table-cell office:value-type="float" office:value="16.871592696069278" table:style-name="ce291">
            <text:p>16,9<text:s text:c="4"/></text:p>
          </table:table-cell>
          <table:table-cell table:style-name="ce287"/>
          <table:table-cell table:style-name="ce292"/>
          <table:table-cell office:value-type="float" office:value="-2.3468976631748588" table:style-name="ce208">
            <text:p>-2,3<text:s text:c="3"/></text:p>
          </table:table-cell>
          <table:table-cell table:style-name="ce292"/>
          <table:table-cell table:number-columns-repeated="16372"/>
        </table:table-row>
        <table:table-row table:style-name="ro33">
          <table:table-cell table:style-name="ce290"/>
          <table:table-cell office:value-type="string" table:style-name="ce101">
            <text:p>8. <text:s text:c="2"/>Operadores de instalações e máquinas e trab. da montagem</text:p>
          </table:table-cell>
          <table:table-cell table:style-name="ce195"/>
          <table:table-cell table:style-name="ce291"/>
          <table:table-cell office:value-type="float" office:value="46707" table:style-name="ce197">
            <text:p>46 707<text:s/></text:p>
          </table:table-cell>
          <table:table-cell office:value-type="float" office:value="7.1471964082686936" table:style-name="ce291">
            <text:p>7,1<text:s text:c="4"/></text:p>
          </table:table-cell>
          <table:table-cell office:value-type="float" office:value="45314" table:style-name="ce197">
            <text:p>45 314<text:s/></text:p>
          </table:table-cell>
          <table:table-cell office:value-type="float" office:value="7.1688250872491297" table:style-name="ce291">
            <text:p>7,2<text:s text:c="4"/></text:p>
          </table:table-cell>
          <table:table-cell table:style-name="ce291"/>
          <table:table-cell table:style-name="ce292"/>
          <table:table-cell office:value-type="float" office:value="-2.9824223349819086" table:style-name="ce208">
            <text:p>-3,0<text:s text:c="3"/></text:p>
          </table:table-cell>
          <table:table-cell table:style-name="ce292"/>
          <table:table-cell table:number-columns-repeated="16372"/>
        </table:table-row>
        <table:table-row table:style-name="ro33">
          <table:table-cell table:style-name="ce290"/>
          <table:table-cell office:value-type="string" table:style-name="ce101">
            <text:p>9. <text:s text:c="2"/>Trabalhadores não qualificados</text:p>
          </table:table-cell>
          <table:table-cell table:style-name="ce195"/>
          <table:table-cell table:style-name="ce291"/>
          <table:table-cell office:value-type="float" office:value="146541" table:style-name="ce197">
            <text:p>146 541<text:s/></text:p>
          </table:table-cell>
          <table:table-cell office:value-type="float" office:value="22.423990169869672" table:style-name="ce291">
            <text:p>22,4<text:s text:c="4"/></text:p>
          </table:table-cell>
          <table:table-cell office:value-type="float" office:value="143000" table:style-name="ce197">
            <text:p>143 000<text:s/></text:p>
          </table:table-cell>
          <table:table-cell office:value-type="float" office:value="22.623074270128999" table:style-name="ce291">
            <text:p>22,6<text:s text:c="4"/></text:p>
          </table:table-cell>
          <table:table-cell table:style-name="ce291"/>
          <table:table-cell table:style-name="ce292"/>
          <table:table-cell office:value-type="float" office:value="-2.4163885874942852" table:style-name="ce208">
            <text:p>-2,4<text:s text:c="3"/></text:p>
          </table:table-cell>
          <table:table-cell table:style-name="ce292"/>
          <table:table-cell table:number-columns-repeated="16372"/>
        </table:table-row>
        <table:table-row table:style-name="ro33">
          <table:table-cell table:style-name="ce290"/>
          <table:table-cell office:value-type="string" table:style-name="ce101">
            <text:p>0. <text:s/>Profissões das Forças Armadas</text:p>
          </table:table-cell>
          <table:table-cell table:style-name="ce195"/>
          <table:table-cell table:style-name="ce291"/>
          <table:table-cell office:value-type="float" office:value="45" table:style-name="ce197">
            <text:p><text:s/>45<text:s/></text:p>
          </table:table-cell>
          <table:table-cell office:value-type="float" office:value="6.8859879326887037E-3" table:style-name="ce291">
            <text:p>0,0<text:s text:c="4"/></text:p>
          </table:table-cell>
          <table:table-cell office:value-type="float" office:value="58" table:style-name="ce197">
            <text:p><text:s/>58<text:s/></text:p>
          </table:table-cell>
          <table:table-cell office:value-type="float" office:value="9.175792361311063E-3" table:style-name="ce291">
            <text:p>0,0<text:s text:c="4"/></text:p>
          </table:table-cell>
          <table:table-cell table:style-name="ce287"/>
          <table:table-cell table:style-name="ce292"/>
          <table:table-cell office:value-type="float" office:value="28.888888888888886" table:style-name="ce208">
            <text:p>+28,9<text:s text:c="3"/></text:p>
          </table:table-cell>
          <table:table-cell table:style-name="ce292"/>
          <table:table-cell table:number-columns-repeated="16372"/>
        </table:table-row>
        <table:table-row table:style-name="ro33">
          <table:table-cell table:style-name="ce290"/>
          <table:table-cell office:value-type="string" table:style-name="ce101">
            <text:p><text:s text:c="6"/>Outros</text:p>
          </table:table-cell>
          <table:table-cell table:style-name="ce195"/>
          <table:table-cell table:style-name="ce291"/>
          <table:table-cell office:value-type="float" office:value="386" table:style-name="ce197">
            <text:p><text:s/>386<text:s/></text:p>
          </table:table-cell>
          <table:table-cell office:value-type="float" office:value="5.9066474267063088E-2" table:style-name="ce291">
            <text:p>0,1<text:s text:c="4"/></text:p>
          </table:table-cell>
          <table:table-cell office:value-type="float" office:value="296" table:style-name="ce197">
            <text:p><text:s/>296<text:s/></text:p>
          </table:table-cell>
          <table:table-cell office:value-type="float" office:value="4.6828181706001282E-2" table:style-name="ce291">
            <text:p>0,0<text:s text:c="4"/></text:p>
          </table:table-cell>
          <table:table-cell table:style-name="ce291"/>
          <table:table-cell table:style-name="ce292"/>
          <table:table-cell office:value-type="float" office:value="-23.316062176165804" table:style-name="ce208">
            <text:p>-23,3<text:s text:c="3"/></text:p>
          </table:table-cell>
          <table:table-cell table:style-name="ce292"/>
          <table:table-cell table:number-columns-repeated="16372"/>
        </table:table-row>
        <table:table-row table:style-name="ro31">
          <table:table-cell table:style-name="ce290"/>
          <table:table-cell table:style-name="ce218"/>
          <table:table-cell table:style-name="ce293"/>
          <table:table-cell table:style-name="ce294"/>
          <table:table-cell table:style-name="ce295"/>
          <table:table-cell table:style-name="ce294"/>
          <table:table-cell table:style-name="ce295"/>
          <table:table-cell table:number-columns-repeated="2" table:style-name="ce294"/>
          <table:table-cell table:number-columns-repeated="2" table:style-name="ce296"/>
          <table:table-cell table:style-name="ce292"/>
          <table:table-cell table:number-columns-repeated="16372"/>
        </table:table-row>
        <table:table-row table:style-name="ro2">
          <table:table-cell table:style-name="ce89"/>
          <table:table-cell table:style-name="ce194"/>
          <table:table-cell table:number-columns-repeated="9" table:style-name="ce92"/>
          <table:table-cell table:number-columns-repeated="16373" table:style-name="ce89"/>
        </table:table-row>
        <table:table-row table:style-name="ro18">
          <table:table-cell table:style-name="ce89"/>
          <table:table-cell office:value-type="string" table:number-columns-spanned="10" table:number-rows-spanned="2" table:style-name="ce297">
            <text:p>Nota: A adoção da Classificação Portuguesa de Profissões (CPP) não permite a comparação com o período homólogo do ano anterior.</text:p>
          </table:table-cell>
          <table:covered-table-cell table:number-columns-repeated="9"/>
          <table:table-cell table:number-columns-repeated="16373" table:style-name="ce89"/>
        </table:table-row>
        <table:table-row table:style-name="ro2">
          <table:table-cell table:style-name="ce89"/>
          <table:covered-table-cell/>
          <table:covered-table-cell table:number-columns-repeated="9"/>
          <table:table-cell table:number-columns-repeated="16373" table:style-name="ce89"/>
        </table:table-row>
        <table:table-row table:style-name="ro23">
          <table:table-cell table:style-name="ce89"/>
          <table:table-cell table:style-name="ce121"/>
          <table:table-cell table:number-columns-repeated="16382" table:style-name="ce89"/>
        </table:table-row>
        <table:table-row table:number-rows-repeated="1048545" table:style-name="ro6">
          <table:table-cell table:number-columns-repeated="16384"/>
        </table:table-row>
      </table:table>
      <table:table table:name="QVII" table:style-name="ta10" table:print-ranges="QVII.B1:QVII.K75">
        <table:table-column table:style-name="co1" table:default-cell-style-name="ce89"/>
        <table:table-column table:style-name="co50" table:default-cell-style-name="ce121"/>
        <table:table-column table:style-name="co30" table:default-cell-style-name="ce89"/>
        <table:table-column table:style-name="co35" table:default-cell-style-name="ce89"/>
        <table:table-column table:style-name="co19" table:default-cell-style-name="ce89"/>
        <table:table-column table:style-name="co35" table:default-cell-style-name="ce89"/>
        <table:table-column table:style-name="co20" table:default-cell-style-name="ce89"/>
        <table:table-column table:style-name="co18" table:default-cell-style-name="ce89"/>
        <table:table-column table:style-name="co34" table:default-cell-style-name="ce89"/>
        <table:table-column table:style-name="co9" table:default-cell-style-name="ce89"/>
        <table:table-column table:style-name="co51" table:default-cell-style-name="ce89"/>
        <table:table-column table:style-name="co52" table:default-cell-style-name="ce89"/>
        <table:table-column table:style-name="co53" table:default-cell-style-name="ce121"/>
        <table:table-column table:style-name="co51" table:default-cell-style-name="ce89"/>
        <table:table-column table:style-name="co54" table:default-cell-style-name="ce89"/>
        <table:table-column table:style-name="co55" table:default-cell-style-name="ce89"/>
        <table:table-column table:style-name="co4" table:default-cell-style-name="ce89"/>
        <table:table-column table:style-name="co28" table:number-columns-repeated="16367" table:default-cell-style-name="ce89"/>
        <table:table-row table:style-name="ro6">
          <table:table-cell table:style-name="ce89">
            <draw:g draw:z-index="39" draw:name="Group 90" draw:id="id230">
              <svg:title/>
              <svg:desc/>
              <draw:custom-shape svg:x="0.20844in" svg:y="0in" svg:width="0.09364in" svg:height="0in" draw:id="id227" draw:style-name="a483" draw:name="Rectangle 91">
                <svg:title/>
                <svg:desc/>
                <text:p text:style-name="a482" text:class-names="" text:cond-style-name=""><text:span text:style-name="a48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28" draw:style-name="a486" draw:transform="translate(-0.04681in 0in) rotate(-3.14159) translate(0.25509in 0in)" draw:name="Rectangle 92">
                <svg:title/>
                <svg:desc/>
                <text:p text:style-name="a485" text:class-names="" text:cond-style-name=""><text:span text:style-name="a4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229" draw:style-name="a489" draw:name="Rectangle 93">
                <svg:title/>
                <svg:desc/>
                <text:p text:style-name="a488" text:class-names="" text:cond-style-name=""><text:span text:style-name="a48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0" draw:name="Group 39" draw:id="id211">
              <svg:title/>
              <svg:desc/>
              <draw:custom-shape svg:x="0.20844in" svg:y="0in" svg:width="0.09364in" svg:height="0in" draw:id="id208" draw:style-name="a443" draw:name="Rectangle 40">
                <svg:title/>
                <svg:desc/>
                <text:p text:style-name="a442" text:class-names="" text:cond-style-name=""><text:span text:style-name="a44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09" draw:style-name="a446" draw:transform="translate(-0.04681in 0in) rotate(-3.14159) translate(0.25509in 0in)" draw:name="Rectangle 41">
                <svg:title/>
                <svg:desc/>
                <text:p text:style-name="a445" text:class-names="" text:cond-style-name=""><text:span text:style-name="a44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210" draw:style-name="a449" draw:name="Rectangle 42">
                <svg:title/>
                <svg:desc/>
                <text:p text:style-name="a448" text:class-names="" text:cond-style-name=""><text:span text:style-name="a44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35" draw:name="Group 58" draw:id="id226">
              <svg:title/>
              <svg:desc/>
              <draw:custom-shape svg:x="0.20844in" svg:y="0in" svg:width="0.09364in" svg:height="0in" draw:id="id223" draw:style-name="a474" draw:name="Rectangle 59">
                <svg:title/>
                <svg:desc/>
                <text:p text:style-name="a473" text:class-names="" text:cond-style-name=""><text:span text:style-name="a4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24" draw:style-name="a477" draw:transform="translate(-0.04681in 0in) rotate(-3.14159) translate(0.25509in 0in)" draw:name="Rectangle 60">
                <svg:title/>
                <svg:desc/>
                <text:p text:style-name="a476" text:class-names="" text:cond-style-name=""><text:span text:style-name="a47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225" draw:style-name="a480" draw:name="Rectangle 61">
                <svg:title/>
                <svg:desc/>
                <text:p text:style-name="a479" text:class-names="" text:cond-style-name=""><text:span text:style-name="a47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" draw:name="Group 1" draw:id="id192">
              <svg:title/>
              <svg:desc/>
              <draw:custom-shape svg:x="0.20844in" svg:y="0in" svg:width="0.09364in" svg:height="0in" draw:id="id189" draw:style-name="a403" draw:name="Rectangle 2">
                <svg:title/>
                <svg:desc/>
                <text:p text:style-name="a402" text:class-names="" text:cond-style-name=""><text:span text:style-name="a4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90" draw:style-name="a406" draw:transform="translate(-0.04681in 0in) rotate(-3.14159) translate(0.25509in 0in)" draw:name="Rectangle 3">
                <svg:title/>
                <svg:desc/>
                <text:p text:style-name="a405" text:class-names="" text:cond-style-name=""><text:span text:style-name="a4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191" draw:style-name="a409" draw:name="Rectangle 4">
                <svg:title/>
                <svg:desc/>
                <text:p text:style-name="a408" text:class-names="" text:cond-style-name=""><text:span text:style-name="a4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5" draw:name="Group 20" draw:id="id196">
              <svg:title/>
              <svg:desc/>
              <draw:custom-shape svg:x="0.20844in" svg:y="0in" svg:width="0.09364in" svg:height="0in" draw:id="id193" draw:style-name="a412" draw:name="Rectangle 21">
                <svg:title/>
                <svg:desc/>
                <text:p text:style-name="a411" text:class-names="" text:cond-style-name=""><text:span text:style-name="a41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94" draw:style-name="a415" draw:transform="translate(-0.04681in 0in) rotate(-3.14159) translate(0.25509in 0in)" draw:name="Rectangle 22">
                <svg:title/>
                <svg:desc/>
                <text:p text:style-name="a414" text:class-names="" text:cond-style-name=""><text:span text:style-name="a41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20833in" svg:y="0in" svg:width="0.0403in" svg:height="0in" draw:id="id195" draw:style-name="a418" draw:name="Rectangle 23">
                <svg:title/>
                <svg:desc/>
                <text:p text:style-name="a417" text:class-names="" text:cond-style-name=""><text:span text:style-name="a41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89">
            <draw:g draw:z-index="9" draw:name="Group 25" draw:id="id207">
              <svg:title/>
              <svg:desc/>
              <draw:g draw:name="Group 26" draw:id="id202">
                <svg:title/>
                <svg:desc/>
                <draw:custom-shape svg:x="0in" svg:y="0in" svg:width="6.00567in" svg:height="0in" draw:id="id197" draw:style-name="a422" draw:name="Rectangle 27">
                  <svg:title/>
                  <svg:desc/>
                  <text:p text:style-name="a420" text:class-names="" text:cond-style-name=""><text:span text:style-name="a41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28" draw:id="id201">
                  <svg:title/>
                  <svg:desc/>
                  <draw:custom-shape svg:x="0.22017in" svg:y="0in" svg:width="0.11635in" svg:height="0in" draw:id="id198" draw:style-name="a425" draw:name="Rectangle 29">
                    <svg:title/>
                    <svg:desc/>
                    <text:p text:style-name="a424" text:class-names="" text:cond-style-name=""><text:span text:style-name="a42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634in" svg:height="0in" draw:id="id199" draw:style-name="a428" draw:transform="translate(-0.05817in 0in) rotate(-3.14159) translate(0.27821in 0in)" draw:name="Rectangle 30">
                    <svg:title/>
                    <svg:desc/>
                    <text:p text:style-name="a427" text:class-names="" text:cond-style-name=""><text:span text:style-name="a42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003in" svg:y="0in" svg:width="0.05008in" svg:height="0in" draw:id="id200" draw:style-name="a431" draw:name="Rectangle 31">
                    <svg:title/>
                    <svg:desc/>
                    <text:p text:style-name="a430" text:class-names="" text:cond-style-name=""><text:span text:style-name="a42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32" draw:id="id206">
                <svg:title/>
                <svg:desc/>
                <draw:custom-shape svg:x="5.96684in" svg:y="0in" svg:width="0.11635in" svg:height="0in" draw:id="id203" draw:style-name="a434" draw:name="Rectangle 33">
                  <svg:title/>
                  <svg:desc/>
                  <text:p text:style-name="a433" text:class-names="" text:cond-style-name=""><text:span text:style-name="a43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634in" svg:height="0in" draw:id="id204" draw:style-name="a437" draw:transform="translate(-0.05817in 0in) rotate(-3.14159) translate(6.02516in 0in)" draw:name="Rectangle 34">
                  <svg:title/>
                  <svg:desc/>
                  <text:p text:style-name="a436" text:class-names="" text:cond-style-name=""><text:span text:style-name="a43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3325in" svg:y="0in" svg:width="0.05008in" svg:height="0in" draw:id="id205" draw:style-name="a440" draw:name="Rectangle 35">
                  <svg:title/>
                  <svg:desc/>
                  <text:p text:style-name="a439" text:class-names="" text:cond-style-name=""><text:span text:style-name="a43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43" draw:name="Group 63" draw:id="id241">
              <svg:title/>
              <svg:desc/>
              <draw:g draw:name="Group 64" draw:id="id236">
                <svg:title/>
                <svg:desc/>
                <draw:custom-shape svg:x="0in" svg:y="0in" svg:width="6.00567in" svg:height="0in" draw:id="id231" draw:style-name="a493" draw:name="Rectangle 65">
                  <svg:title/>
                  <svg:desc/>
                  <text:p text:style-name="a491" text:class-names="" text:cond-style-name=""><text:span text:style-name="a49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66" draw:id="id235">
                  <svg:title/>
                  <svg:desc/>
                  <draw:custom-shape svg:x="0.22017in" svg:y="0in" svg:width="0.11635in" svg:height="0in" draw:id="id232" draw:style-name="a496" draw:name="Rectangle 67">
                    <svg:title/>
                    <svg:desc/>
                    <text:p text:style-name="a495" text:class-names="" text:cond-style-name=""><text:span text:style-name="a49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634in" svg:height="0in" draw:id="id233" draw:style-name="a499" draw:transform="translate(-0.05817in 0in) rotate(-3.14159) translate(0.27821in 0in)" draw:name="Rectangle 68">
                    <svg:title/>
                    <svg:desc/>
                    <text:p text:style-name="a498" text:class-names="" text:cond-style-name=""><text:span text:style-name="a49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003in" svg:y="0in" svg:width="0.05008in" svg:height="0in" draw:id="id234" draw:style-name="a502" draw:name="Rectangle 69">
                    <svg:title/>
                    <svg:desc/>
                    <text:p text:style-name="a501" text:class-names="" text:cond-style-name=""><text:span text:style-name="a50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70" draw:id="id240">
                <svg:title/>
                <svg:desc/>
                <draw:custom-shape svg:x="5.96684in" svg:y="0in" svg:width="0.11635in" svg:height="0in" draw:id="id237" draw:style-name="a505" draw:name="Rectangle 71">
                  <svg:title/>
                  <svg:desc/>
                  <text:p text:style-name="a504" text:class-names="" text:cond-style-name=""><text:span text:style-name="a50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634in" svg:height="0in" draw:id="id238" draw:style-name="a508" draw:transform="translate(-0.05817in 0in) rotate(-3.14159) translate(6.02516in 0in)" draw:name="Rectangle 72">
                  <svg:title/>
                  <svg:desc/>
                  <text:p text:style-name="a507" text:class-names="" text:cond-style-name=""><text:span text:style-name="a50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3325in" svg:y="0in" svg:width="0.05008in" svg:height="0in" draw:id="id239" draw:style-name="a511" draw:name="Rectangle 73">
                  <svg:title/>
                  <svg:desc/>
                  <text:p text:style-name="a510" text:class-names="" text:cond-style-name=""><text:span text:style-name="a50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54" draw:name="Group 77" draw:id="id252">
              <svg:title/>
              <svg:desc/>
              <draw:g draw:name="Group 78" draw:id="id247">
                <svg:title/>
                <svg:desc/>
                <draw:custom-shape svg:x="0in" svg:y="0in" svg:width="6.00567in" svg:height="0in" draw:id="id242" draw:style-name="a515" draw:name="Rectangle 79">
                  <svg:title/>
                  <svg:desc/>
                  <text:p text:style-name="a513" text:class-names="" text:cond-style-name=""><text:span text:style-name="a51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80" draw:id="id246">
                  <svg:title/>
                  <svg:desc/>
                  <draw:custom-shape svg:x="0.22017in" svg:y="0in" svg:width="0.11635in" svg:height="0in" draw:id="id243" draw:style-name="a518" draw:name="Rectangle 81">
                    <svg:title/>
                    <svg:desc/>
                    <text:p text:style-name="a517" text:class-names="" text:cond-style-name=""><text:span text:style-name="a51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634in" svg:height="0in" draw:id="id244" draw:style-name="a521" draw:transform="translate(-0.05817in 0in) rotate(-3.14159) translate(0.27821in 0in)" draw:name="Rectangle 82">
                    <svg:title/>
                    <svg:desc/>
                    <text:p text:style-name="a520" text:class-names="" text:cond-style-name=""><text:span text:style-name="a51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003in" svg:y="0in" svg:width="0.05008in" svg:height="0in" draw:id="id245" draw:style-name="a524" draw:name="Rectangle 83">
                    <svg:title/>
                    <svg:desc/>
                    <text:p text:style-name="a523" text:class-names="" text:cond-style-name=""><text:span text:style-name="a52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84" draw:id="id251">
                <svg:title/>
                <svg:desc/>
                <draw:custom-shape svg:x="5.96684in" svg:y="0in" svg:width="0.11635in" svg:height="0in" draw:id="id248" draw:style-name="a527" draw:name="Rectangle 85">
                  <svg:title/>
                  <svg:desc/>
                  <text:p text:style-name="a526" text:class-names="" text:cond-style-name=""><text:span text:style-name="a52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634in" svg:height="0in" draw:id="id249" draw:style-name="a530" draw:transform="translate(-0.05817in 0in) rotate(-3.14159) translate(6.02516in 0in)" draw:name="Rectangle 86">
                  <svg:title/>
                  <svg:desc/>
                  <text:p text:style-name="a529" text:class-names="" text:cond-style-name=""><text:span text:style-name="a52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3325in" svg:y="0in" svg:width="0.05008in" svg:height="0in" draw:id="id250" draw:style-name="a533" draw:name="Rectangle 87">
                  <svg:title/>
                  <svg:desc/>
                  <text:p text:style-name="a532" text:class-names="" text:cond-style-name=""><text:span text:style-name="a53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frame draw:z-index="66" draw:id="id254" draw:style-name="a547" draw:name="Text Box 121" svg:x="1in" svg:y="0.13542in" svg:width="1.44792in" svg:height="0.23958in">
              <draw:text-box>
                <text:p text:style-name="a540" text:class-names="" text:cond-style-name=""><text:span text:style-name="a539" text:class-names="">JANEIRO 2011, Nº1</text:span></text:p>
                <text:p text:style-name="a542" text:class-names="" text:cond-style-name=""><text:span text:style-name="a541" text:class-names=""/></text:p>
                <text:p text:style-name="a544" text:class-names="" text:cond-style-name=""><text:span text:style-name="a543" text:class-names=""/></text:p>
                <text:p text:style-name="a546" text:class-names="" text:cond-style-name=""><text:span text:style-name="a545" text:class-names=""/></text:p>
              </draw:text-box>
              <svg:title/>
              <svg:desc/>
            </draw:frame>
            <draw:g draw:z-index="24" draw:name="Group 44" draw:id="id222">
              <svg:title/>
              <svg:desc/>
              <draw:g draw:name="Group 45" draw:id="id217">
                <svg:title/>
                <svg:desc/>
                <draw:custom-shape svg:x="0in" svg:y="0in" svg:width="6.00567in" svg:height="0in" draw:id="id212" draw:style-name="a453" draw:name="Rectangle 46">
                  <svg:title/>
                  <svg:desc/>
                  <text:p text:style-name="a451" text:class-names="" text:cond-style-name=""><text:span text:style-name="a45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47" draw:id="id216">
                  <svg:title/>
                  <svg:desc/>
                  <draw:custom-shape svg:x="0.22017in" svg:y="0in" svg:width="0.11635in" svg:height="0in" draw:id="id213" draw:style-name="a456" draw:name="Rectangle 48">
                    <svg:title/>
                    <svg:desc/>
                    <text:p text:style-name="a455" text:class-names="" text:cond-style-name=""><text:span text:style-name="a45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634in" svg:height="0in" draw:id="id214" draw:style-name="a459" draw:transform="translate(-0.05817in 0in) rotate(-3.14159) translate(0.27821in 0in)" draw:name="Rectangle 49">
                    <svg:title/>
                    <svg:desc/>
                    <text:p text:style-name="a458" text:class-names="" text:cond-style-name=""><text:span text:style-name="a45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22003in" svg:y="0in" svg:width="0.05008in" svg:height="0in" draw:id="id215" draw:style-name="a462" draw:name="Rectangle 50">
                    <svg:title/>
                    <svg:desc/>
                    <text:p text:style-name="a461" text:class-names="" text:cond-style-name=""><text:span text:style-name="a46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51" draw:id="id221">
                <svg:title/>
                <svg:desc/>
                <draw:custom-shape svg:x="5.96684in" svg:y="0in" svg:width="0.11635in" svg:height="0in" draw:id="id218" draw:style-name="a465" draw:name="Rectangle 52">
                  <svg:title/>
                  <svg:desc/>
                  <text:p text:style-name="a464" text:class-names="" text:cond-style-name=""><text:span text:style-name="a46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634in" svg:height="0in" draw:id="id219" draw:style-name="a468" draw:transform="translate(-0.05817in 0in) rotate(-3.14159) translate(6.02516in 0in)" draw:name="Rectangle 53">
                  <svg:title/>
                  <svg:desc/>
                  <text:p text:style-name="a467" text:class-names="" text:cond-style-name=""><text:span text:style-name="a46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3325in" svg:y="0in" svg:width="0.05008in" svg:height="0in" draw:id="id220" draw:style-name="a471" draw:name="Rectangle 54">
                  <svg:title/>
                  <svg:desc/>
                  <text:p text:style-name="a470" text:class-names="" text:cond-style-name=""><text:span text:style-name="a46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frame draw:z-index="67" draw:id="id255" draw:style-name="a548" draw:name="Picture 415" svg:x="0in" svg:y="0.05208in" svg:width="2.36458in" svg:height="0.468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70" draw:id="id258" draw:style-name="a559" draw:name="Text Box 417" svg:x="0.34375in" svg:y="0.14583in" svg:width="1.82292in" svg:height="0.21875in">
              <draw:text-box>
                <text:p text:style-name="a556" text:class-names="" text:cond-style-name=""><text:span text:style-name="a555" text:class-names="">ABRIL 2014, <text:s text:c="1"/>Nº 04</text:span></text:p>
                <text:p text:style-name="a558" text:class-names="" text:cond-style-name=""><text:span text:style-name="a557" text:class-names=""/></text:p>
              </draw:text-box>
              <svg:title/>
              <svg:desc/>
            </draw:frame>
          </table:table-cell>
          <table:table-cell table:number-columns-repeated="7" table:style-name="ce89"/>
          <table:table-cell table:style-name="ce89">
            <draw:frame draw:z-index="65" draw:id="id253" draw:style-name="a538" draw:name="Text Box 75" svg:x="0.125in" svg:y="0in" svg:width="1.19792in" svg:height="0in">
              <draw:text-box>
                <text:p text:style-name="a535" text:class-names="" text:cond-style-name=""><text:span text:style-name="a534" text:class-names=""/></text:p>
                <text:p text:style-name="a537" text:class-names="" text:cond-style-name=""><text:span text:style-name="a536" text:class-names=""/></text:p>
              </draw:text-box>
              <svg:title/>
              <svg:desc/>
            </draw:frame>
            <draw:frame draw:z-index="68" draw:id="id256" draw:style-name="a553" draw:name="Text Box 122" svg:x="0.04166in" svg:y="0.01042in" svg:width="1.01042in" svg:height="0.29167in">
              <draw:text-box>
                <text:p text:style-name="a550" text:class-names="" text:cond-style-name=""><text:span text:style-name="a549" text:class-names="">Página <text:s text:c="1"/>9/14</text:span></text:p>
                <text:p text:style-name="a552" text:class-names="" text:cond-style-name=""><text:span text:style-name="a551" text:class-names=""/></text:p>
              </draw:text-box>
              <svg:title/>
              <svg:desc/>
            </draw:frame>
          </table:table-cell>
          <table:table-cell table:number-columns-repeated="16374" table:style-name="ce89"/>
        </table:table-row>
        <table:table-row table:style-name="ro6">
          <table:table-cell/>
          <table:table-cell table:number-columns-repeated="9" table:style-name="ce89"/>
          <table:table-cell table:style-name="ce89">
            <draw:frame draw:z-index="69" draw:id="id257" draw:style-name="a554" draw:name="Picture 414" svg:x="0.13542in" svg:y="0.17708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89"/>
        </table:table-row>
        <table:table-row table:style-name="ro6">
          <table:table-cell table:style-name="ce91"/>
          <table:table-cell table:number-columns-repeated="11" table:style-name="ce91"/>
          <table:table-cell table:number-columns-repeated="5" table:style-name="ce298"/>
          <table:table-cell table:number-columns-repeated="16367" table:style-name="ce91"/>
        </table:table-row>
        <table:table-row table:style-name="ro7">
          <table:table-cell table:style-name="ce91"/>
          <table:table-cell table:number-columns-repeated="11" table:style-name="ce91"/>
          <table:table-cell table:number-columns-repeated="5" table:style-name="ce298"/>
          <table:table-cell table:number-columns-repeated="16367" table:style-name="ce91"/>
        </table:table-row>
        <table:table-row table:style-name="ro23">
          <table:table-cell table:style-name="ce91"/>
          <table:table-cell table:number-columns-repeated="11" table:style-name="ce91"/>
          <table:table-cell table:number-columns-repeated="5" table:style-name="ce298"/>
          <table:table-cell table:number-columns-repeated="16367" table:style-name="ce91"/>
        </table:table-row>
        <table:table-row table:style-name="ro23">
          <table:table-cell/>
          <table:table-cell table:number-columns-repeated="11" table:style-name="ce89"/>
          <table:table-cell table:number-columns-repeated="5" table:style-name="ce299"/>
          <table:table-cell table:number-columns-repeated="16367" table:style-name="ce89"/>
        </table:table-row>
        <table:table-row table:style-name="ro10">
          <table:table-cell/>
          <table:table-cell office:value-type="string" table:number-columns-spanned="10" table:number-rows-spanned="1" table:style-name="ce256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89"/>
          <table:table-cell table:style-name="ce300"/>
          <table:table-cell table:number-columns-repeated="4" table:style-name="ce299"/>
          <table:table-cell table:number-columns-repeated="16367" table:style-name="ce89"/>
        </table:table-row>
        <table:table-row table:style-name="ro10">
          <table:table-cell/>
          <table:table-cell office:value-type="string" table:number-columns-spanned="10" table:number-rows-spanned="1" table:style-name="ce257">
            <text:p>Situação no fim dos meses</text:p>
          </table:table-cell>
          <table:covered-table-cell table:number-columns-repeated="9"/>
          <table:table-cell table:style-name="ce89"/>
          <table:table-cell table:style-name="ce121"/>
          <table:table-cell table:number-columns-repeated="16371" table:style-name="ce89"/>
        </table:table-row>
        <table:table-row table:style-name="ro34">
          <table:table-cell/>
          <table:table-cell table:style-name="ce277"/>
          <table:table-cell table:number-columns-repeated="9" table:style-name="ce279"/>
          <table:table-cell table:style-name="ce89"/>
          <table:table-cell table:style-name="ce121"/>
          <table:table-cell table:number-columns-repeated="16371" table:style-name="ce89"/>
        </table:table-row>
        <table:table-row table:style-name="ro23">
          <table:table-cell/>
          <table:table-cell office:value-type="string" table:style-name="ce258">
            <text:p>CONTINENTE</text:p>
          </table:table-cell>
          <table:table-cell table:style-name="ce259"/>
          <table:table-cell table:number-columns-repeated="8" table:style-name="ce92"/>
          <table:table-cell table:style-name="ce89"/>
          <table:table-cell table:style-name="ce121"/>
          <table:table-cell table:number-columns-repeated="16371" table:style-name="ce89"/>
        </table:table-row>
        <table:table-row table:style-name="ro35">
          <table:table-cell/>
          <table:table-cell table:style-name="ce194"/>
          <table:table-cell table:number-columns-repeated="9" table:style-name="ce92"/>
          <table:table-cell table:style-name="ce89"/>
          <table:table-cell table:style-name="ce121"/>
          <table:table-cell table:number-columns-repeated="16371" table:style-name="ce89"/>
        </table:table-row>
        <table:table-row table:style-name="ro1">
          <table:table-cell/>
          <table:table-cell office:value-type="string" table:style-name="ce282">
            <text:p>ATIVIDADE ECONÓMICA</text:p>
          </table:table-cell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style-name="ce283"/>
          <table:table-cell table:style-name="ce301"/>
          <table:table-cell table:style-name="ce121"/>
          <table:table-cell table:number-columns-repeated="16370" table:style-name="ce89"/>
        </table:table-row>
        <table:table-row table:style-name="ro28">
          <table:table-cell/>
          <table:table-cell table:style-name="ce210"/>
          <table:table-cell office:value-type="string" table:style-name="ce142">
            <text:p>ABRIL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ABRIL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style-name="ce284"/>
          <table:table-cell table:style-name="ce302"/>
          <table:table-cell table:style-name="ce121"/>
          <table:table-cell table:number-columns-repeated="16370" table:style-name="ce89"/>
        </table:table-row>
        <table:table-row table:style-name="ro27">
          <table:table-cell table:style-name="ce303"/>
          <table:table-cell office:value-type="string" table:style-name="ce304">
            <text:p><text:s text:c="2"/>Total</text:p>
          </table:table-cell>
          <table:table-cell office:value-type="float" office:value="634501" table:style-name="ce286">
            <text:p>634 501<text:s/></text:p>
          </table:table-cell>
          <table:table-cell office:value-type="float" office:value="100" table:style-name="ce305">
            <text:p>100,0<text:s text:c="4"/></text:p>
          </table:table-cell>
          <table:table-cell office:value-type="float" office:value="584401" table:style-name="ce288">
            <text:p>584 401<text:s/></text:p>
          </table:table-cell>
          <table:table-cell office:value-type="float" office:value="100" table:style-name="ce305">
            <text:p>100,0<text:s text:c="4"/></text:p>
          </table:table-cell>
          <table:table-cell office:value-type="float" office:value="566833" table:style-name="ce306">
            <text:p>566 833<text:s/></text:p>
          </table:table-cell>
          <table:table-cell office:value-type="float" office:value="100.00000000000001" table:style-name="ce287">
            <text:p>100,0<text:s text:c="4"/></text:p>
          </table:table-cell>
          <table:table-cell table:style-name="ce263"/>
          <table:table-cell office:value-type="float" office:value="-10.664758605581397" table:style-name="ce264">
            <text:p>-10,7<text:s text:c="3"/></text:p>
          </table:table-cell>
          <table:table-cell office:value-type="float" office:value="-3.0061550202686171" table:style-name="ce202">
            <text:p>-3,0<text:s text:c="3"/></text:p>
          </table:table-cell>
          <table:table-cell table:style-name="ce303"/>
          <table:table-cell table:style-name="ce307"/>
          <table:table-cell table:style-name="ce308"/>
          <table:table-cell table:style-name="ce309"/>
          <table:table-cell office:value-type="string" table:style-name="ce309">
            <text:p>Q</text:p>
          </table:table-cell>
          <table:table-cell office:value-type="string" table:style-name="ce309">
            <text:p>R</text:p>
          </table:table-cell>
          <table:table-cell table:style-name="ce303"/>
          <table:table-cell table:style-name="ce309"/>
          <table:table-cell table:number-columns-repeated="16365" table:style-name="ce303"/>
        </table:table-row>
        <table:table-row table:style-name="ro25">
          <table:table-cell/>
          <table:table-cell office:value-type="string" table:style-name="ce304">
            <text:p>Agricultura, produção animal, caça, floresta e pesca</text:p>
          </table:table-cell>
          <table:table-cell office:value-type="float" office:value="20612" table:style-name="ce286">
            <text:p>20 612<text:s/></text:p>
          </table:table-cell>
          <table:table-cell office:value-type="float" office:value="3.2485370393427275" table:style-name="ce287">
            <text:p>3,2<text:s text:c="4"/></text:p>
          </table:table-cell>
          <table:table-cell office:value-type="float" office:value="21228" table:style-name="ce288">
            <text:p>21 228<text:s/></text:p>
          </table:table-cell>
          <table:table-cell office:value-type="float" office:value="3.6324373161579118" table:style-name="ce287">
            <text:p>3,6<text:s text:c="4"/></text:p>
          </table:table-cell>
          <table:table-cell office:value-type="float" office:value="19648" table:style-name="ce306">
            <text:p>19 648<text:s/></text:p>
          </table:table-cell>
          <table:table-cell office:value-type="float" office:value="3.466276663497009" table:style-name="ce287">
            <text:p>3,5<text:s text:c="4"/></text:p>
          </table:table-cell>
          <table:table-cell table:style-name="ce287"/>
          <table:table-cell office:value-type="float" office:value="-4.6768872501455467" table:style-name="ce264">
            <text:p>-4,7<text:s text:c="3"/></text:p>
          </table:table-cell>
          <table:table-cell office:value-type="float" office:value="-7.4429998115696252" table:style-name="ce202">
            <text:p>-7,4<text:s text:c="3"/></text:p>
          </table:table-cell>
          <table:table-cell table:style-name="ce7"/>
          <table:table-cell office:value-type="string" table:style-name="ce203">
            <text:p>Agricultura, produção animal, caça, floresta e pesca</text:p>
          </table:table-cell>
          <table:table-cell office:value-type="float" office:value="-2.1119616342340679" table:style-name="ce310">
            <text:p>-2,1<text:s text:c="3"/></text:p>
          </table:table-cell>
          <table:table-cell table:style-name="ce311"/>
          <table:table-cell office:value-type="string" table:style-name="ce203">
            <text:p>Fabricação de têxteis</text:p>
          </table:table-cell>
          <table:table-cell office:value-type="float" office:value="-19.777801069070328" table:style-name="ce310">
            <text:p>-19,8<text:s text:c="3"/></text:p>
          </table:table-cell>
          <table:table-cell table:style-name="ce89"/>
          <table:table-cell table:style-name="ce311"/>
          <table:table-cell table:number-columns-repeated="16365"/>
        </table:table-row>
        <table:table-row table:style-name="ro25">
          <table:table-cell/>
          <table:table-cell office:value-type="string" table:style-name="ce304">
            <text:p>Indústria, energia e água e construção</text:p>
          </table:table-cell>
          <table:table-cell office:value-type="float" office:value="214183" table:style-name="ce286">
            <text:p>214 183<text:s/></text:p>
          </table:table-cell>
          <table:table-cell office:value-type="float" office:value="33.756132772052375" table:style-name="ce287">
            <text:p>33,8<text:s text:c="4"/></text:p>
          </table:table-cell>
          <table:table-cell office:value-type="float" office:value="183908" table:style-name="ce288">
            <text:p>183 908<text:s/></text:p>
          </table:table-cell>
          <table:table-cell office:value-type="float" office:value="31.469487560767352" table:style-name="ce287">
            <text:p>31,5<text:s text:c="4"/></text:p>
          </table:table-cell>
          <table:table-cell office:value-type="float" office:value="178872" table:style-name="ce306">
            <text:p>178 872<text:s/></text:p>
          </table:table-cell>
          <table:table-cell office:value-type="float" office:value="31.55638433189317" table:style-name="ce287">
            <text:p>31,6<text:s text:c="4"/></text:p>
          </table:table-cell>
          <table:table-cell table:style-name="ce287"/>
          <table:table-cell office:value-type="float" office:value="-16.486369132937721" table:style-name="ce264">
            <text:p>-16,5<text:s text:c="3"/></text:p>
          </table:table-cell>
          <table:table-cell office:value-type="float" office:value="-2.738325684581421" table:style-name="ce202">
            <text:p>-2,7<text:s text:c="3"/></text:p>
          </table:table-cell>
          <table:table-cell table:style-name="ce7"/>
          <table:table-cell office:value-type="string" table:style-name="ce312">
            <text:p>Indústrias extrativas</text:p>
          </table:table-cell>
          <table:table-cell office:value-type="float" office:value="-6.2637362637362637" table:style-name="ce310">
            <text:p>-6,3<text:s text:c="3"/></text:p>
          </table:table-cell>
          <table:table-cell table:style-name="ce310"/>
          <table:table-cell office:value-type="string" table:style-name="ce203">
            <text:p>Fab. equipamento informático, elétrico, máquinas e equipamentos n.e.</text:p>
          </table:table-cell>
          <table:table-cell office:value-type="float" office:value="-16.883116883116884" table:style-name="ce310">
            <text:p>-16,9<text:s text:c="3"/></text:p>
          </table:table-cell>
          <table:table-cell table:style-name="ce89"/>
          <table:table-cell table:style-name="ce311"/>
          <table:table-cell table:number-columns-repeated="16365"/>
        </table:table-row>
        <table:table-row table:style-name="ro25">
          <table:table-cell/>
          <table:table-cell office:value-type="string" table:style-name="ce313">
            <text:p>Indústrias extrativas</text:p>
          </table:table-cell>
          <table:table-cell office:value-type="float" office:value="2790" table:style-name="ce195">
            <text:p>2 790<text:s/></text:p>
          </table:table-cell>
          <table:table-cell office:value-type="float" office:value="0.4397156190455177" table:style-name="ce291">
            <text:p>0,4<text:s text:c="4"/></text:p>
          </table:table-cell>
          <table:table-cell office:value-type="float" office:value="2559" table:style-name="ce197">
            <text:p>2 559<text:s/></text:p>
          </table:table-cell>
          <table:table-cell office:value-type="float" office:value="0.43788426097833505" table:style-name="ce291">
            <text:p>0,4<text:s text:c="4"/></text:p>
          </table:table-cell>
          <table:table-cell office:value-type="float" office:value="2489" table:style-name="ce314">
            <text:p>2 489<text:s/></text:p>
          </table:table-cell>
          <table:table-cell office:value-type="float" office:value="0.43910640347333341" table:style-name="ce291">
            <text:p>0,4<text:s text:c="4"/></text:p>
          </table:table-cell>
          <table:table-cell table:style-name="ce291"/>
          <table:table-cell office:value-type="float" office:value="-10.788530465949821" table:style-name="ce292">
            <text:p>-10,8<text:s text:c="3"/></text:p>
          </table:table-cell>
          <table:table-cell office:value-type="float" office:value="-2.7354435326299336" table:style-name="ce208">
            <text:p>-2,7<text:s text:c="3"/></text:p>
          </table:table-cell>
          <table:table-cell table:style-name="ce89"/>
          <table:table-cell office:value-type="string" table:style-name="ce312">
            <text:p>Indústrias alimentares das bebidas e do tabaco</text:p>
          </table:table-cell>
          <table:table-cell office:value-type="float" office:value="-9.3910443881198411" table:style-name="ce310">
            <text:p>-9,4<text:s text:c="3"/></text:p>
          </table:table-cell>
          <table:table-cell table:style-name="ce311"/>
          <table:table-cell office:value-type="string" table:style-name="ce203">
            <text:p>Indústria do vestuário</text:p>
          </table:table-cell>
          <table:table-cell office:value-type="float" office:value="-16.81289709123914" table:style-name="ce310">
            <text:p>-16,8<text:s text:c="3"/></text:p>
          </table:table-cell>
          <table:table-cell table:style-name="ce89"/>
          <table:table-cell table:style-name="ce311"/>
          <table:table-cell table:number-columns-repeated="16365"/>
        </table:table-row>
        <table:table-row table:style-name="ro25">
          <table:table-cell/>
          <table:table-cell office:value-type="string" table:style-name="ce313">
            <text:p>Indústrias alimentares das bebidas e do tabaco</text:p>
          </table:table-cell>
          <table:table-cell office:value-type="float" office:value="15410" table:style-name="ce195">
            <text:p>15 410<text:s/></text:p>
          </table:table-cell>
          <table:table-cell office:value-type="float" office:value="2.4286801754449558" table:style-name="ce291">
            <text:p>2,4<text:s text:c="4"/></text:p>
          </table:table-cell>
          <table:table-cell office:value-type="float" office:value="13942" table:style-name="ce197">
            <text:p>13 942<text:s/></text:p>
          </table:table-cell>
          <table:table-cell office:value-type="float" office:value="2.3856906473465993" table:style-name="ce291">
            <text:p>2,4<text:s text:c="4"/></text:p>
          </table:table-cell>
          <table:table-cell office:value-type="float" office:value="13522" table:style-name="ce314">
            <text:p>13 522<text:s/></text:p>
          </table:table-cell>
          <table:table-cell office:value-type="float" office:value="2.3855350694119783" table:style-name="ce291">
            <text:p>2,4<text:s text:c="4"/></text:p>
          </table:table-cell>
          <table:table-cell table:style-name="ce291"/>
          <table:table-cell office:value-type="float" office:value="-12.251784555483452" table:style-name="ce292">
            <text:p>-12,3<text:s text:c="3"/></text:p>
          </table:table-cell>
          <table:table-cell office:value-type="float" office:value="-3.0124802754267677" table:style-name="ce208">
            <text:p>-3,0<text:s text:c="3"/></text:p>
          </table:table-cell>
          <table:table-cell table:style-name="ce89"/>
          <table:table-cell office:value-type="string" table:style-name="ce312">
            <text:p>Fabricação de têxteis</text:p>
          </table:table-cell>
          <table:table-cell office:value-type="float" office:value="-19.777801069070328" table:style-name="ce310">
            <text:p>-19,8<text:s text:c="3"/></text:p>
          </table:table-cell>
          <table:table-cell table:style-name="ce311"/>
          <table:table-cell office:value-type="string" table:style-name="ce203">
            <text:p>Construção</text:p>
          </table:table-cell>
          <table:table-cell office:value-type="float" office:value="-16.301323915316772" table:style-name="ce310">
            <text:p>-16,3<text:s text:c="3"/></text:p>
          </table:table-cell>
          <table:table-cell table:style-name="ce89"/>
          <table:table-cell table:style-name="ce311"/>
          <table:table-cell table:number-columns-repeated="16365"/>
        </table:table-row>
        <table:table-row table:style-name="ro25">
          <table:table-cell/>
          <table:table-cell office:value-type="string" table:style-name="ce313">
            <text:p>Fabricação de têxteis</text:p>
          </table:table-cell>
          <table:table-cell office:value-type="float" office:value="9372" table:style-name="ce195">
            <text:p>9 372<text:s/></text:p>
          </table:table-cell>
          <table:table-cell office:value-type="float" office:value="1.4770662299980615" table:style-name="ce291">
            <text:p>1,5<text:s text:c="4"/></text:p>
          </table:table-cell>
          <table:table-cell office:value-type="float" office:value="7654" table:style-name="ce197">
            <text:p>7 654<text:s/></text:p>
          </table:table-cell>
          <table:table-cell office:value-type="float" office:value="1.3097171291630234" table:style-name="ce291">
            <text:p>1,3<text:s text:c="4"/></text:p>
          </table:table-cell>
          <table:table-cell office:value-type="float" office:value="7494" table:style-name="ce314">
            <text:p>7 494<text:s/></text:p>
          </table:table-cell>
          <table:table-cell office:value-type="float" office:value="1.3220825181314426" table:style-name="ce291">
            <text:p>1,3<text:s text:c="4"/></text:p>
          </table:table-cell>
          <table:table-cell table:style-name="ce287"/>
          <table:table-cell office:value-type="float" office:value="-20.038412291933419" table:style-name="ce292">
            <text:p>-20,0<text:s text:c="3"/></text:p>
          </table:table-cell>
          <table:table-cell office:value-type="float" office:value="-2.0904102430101905" table:style-name="ce208">
            <text:p>-2,1<text:s text:c="3"/></text:p>
          </table:table-cell>
          <table:table-cell table:style-name="ce89"/>
          <table:table-cell office:value-type="string" table:style-name="ce312">
            <text:p>Indústria do vestuário</text:p>
          </table:table-cell>
          <table:table-cell office:value-type="float" office:value="-16.81289709123914" table:style-name="ce310">
            <text:p>-16,8<text:s text:c="3"/></text:p>
          </table:table-cell>
          <table:table-cell table:style-name="ce311"/>
          <table:table-cell office:value-type="string" table:style-name="ce203">
            <text:p>Indústria do couro e dos produtos do couro</text:p>
          </table:table-cell>
          <table:table-cell office:value-type="float" office:value="-16.127812440915108" table:style-name="ce310">
            <text:p>-16,1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Indústria do vestuário</text:p>
          </table:table-cell>
          <table:table-cell office:value-type="float" office:value="22936" table:style-name="ce195">
            <text:p>22 936<text:s/></text:p>
          </table:table-cell>
          <table:table-cell office:value-type="float" office:value="3.6148091177161263" table:style-name="ce291">
            <text:p>3,6<text:s text:c="4"/></text:p>
          </table:table-cell>
          <table:table-cell office:value-type="float" office:value="19247" table:style-name="ce197">
            <text:p>19 247<text:s/></text:p>
          </table:table-cell>
          <table:table-cell office:value-type="float" office:value="3.2934577456232961" table:style-name="ce291">
            <text:p>3,3<text:s text:c="4"/></text:p>
          </table:table-cell>
          <table:table-cell office:value-type="float" office:value="18804" table:style-name="ce314">
            <text:p>18 804<text:s/></text:p>
          </table:table-cell>
          <table:table-cell office:value-type="float" office:value="3.3173791928134038" table:style-name="ce291">
            <text:p>3,3<text:s text:c="4"/></text:p>
          </table:table-cell>
          <table:table-cell table:style-name="ce291"/>
          <table:table-cell office:value-type="float" office:value="-18.015347052668297" table:style-name="ce292">
            <text:p>-18,0<text:s text:c="3"/></text:p>
          </table:table-cell>
          <table:table-cell office:value-type="float" office:value="-2.3016574011534265" table:style-name="ce208">
            <text:p>-2,3<text:s text:c="3"/></text:p>
          </table:table-cell>
          <table:table-cell table:style-name="ce89"/>
          <table:table-cell office:value-type="string" table:style-name="ce312">
            <text:p>Indústria do couro e dos produtos do couro</text:p>
          </table:table-cell>
          <table:table-cell office:value-type="float" office:value="-16.127812440915108" table:style-name="ce310">
            <text:p>-16,1<text:s text:c="3"/></text:p>
          </table:table-cell>
          <table:table-cell table:style-name="ce311"/>
          <table:table-cell office:value-type="string" table:style-name="ce203">
            <text:p>Indústria metalúrgica de base e fab. produtos metálicos</text:p>
          </table:table-cell>
          <table:table-cell office:value-type="float" office:value="-15.943106814167518" table:style-name="ce310">
            <text:p>-15,9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Indústria do couro e dos produtos do couro</text:p>
          </table:table-cell>
          <table:table-cell office:value-type="float" office:value="5177" table:style-name="ce195">
            <text:p>5 177<text:s/></text:p>
          </table:table-cell>
          <table:table-cell office:value-type="float" office:value="0.81591675978446054" table:style-name="ce291">
            <text:p>0,8<text:s text:c="4"/></text:p>
          </table:table-cell>
          <table:table-cell office:value-type="float" office:value="4436" table:style-name="ce197">
            <text:p>4 436<text:s/></text:p>
          </table:table-cell>
          <table:table-cell office:value-type="float" office:value="0.75906783184833704" table:style-name="ce291">
            <text:p>0,8<text:s text:c="4"/></text:p>
          </table:table-cell>
          <table:table-cell office:value-type="float" office:value="4349" table:style-name="ce314">
            <text:p>4 349<text:s/></text:p>
          </table:table-cell>
          <table:table-cell office:value-type="float" office:value="0.76724537915047286" table:style-name="ce291">
            <text:p>0,8<text:s text:c="4"/></text:p>
          </table:table-cell>
          <table:table-cell table:style-name="ce291"/>
          <table:table-cell office:value-type="float" office:value="-15.993818813984934" table:style-name="ce292">
            <text:p>-16,0<text:s text:c="3"/></text:p>
          </table:table-cell>
          <table:table-cell office:value-type="float" office:value="-1.9612263300270514" table:style-name="ce208">
            <text:p>-2,0<text:s text:c="3"/></text:p>
          </table:table-cell>
          <table:table-cell table:style-name="ce89"/>
          <table:table-cell office:value-type="string" table:style-name="ce312">
            <text:p>Indústria da madeira e da cortiça</text:p>
          </table:table-cell>
          <table:table-cell office:value-type="float" office:value="-12.489321715359644" table:style-name="ce310">
            <text:p>-12,5<text:s text:c="3"/></text:p>
          </table:table-cell>
          <table:table-cell table:style-name="ce311"/>
          <table:table-cell office:value-type="string" table:style-name="ce203">
            <text:p>Indústrias do papel, impressão e reprodução</text:p>
          </table:table-cell>
          <table:table-cell office:value-type="float" office:value="-15.793413173652695" table:style-name="ce310">
            <text:p>-15,8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Indústria da madeira e da cortiça</text:p>
          </table:table-cell>
          <table:table-cell office:value-type="float" office:value="5886" table:style-name="ce195">
            <text:p>5 886<text:s/></text:p>
          </table:table-cell>
          <table:table-cell office:value-type="float" office:value="0.92765811243796303" table:style-name="ce291">
            <text:p>0,9<text:s text:c="4"/></text:p>
          </table:table-cell>
          <table:table-cell office:value-type="float" office:value="5122" table:style-name="ce197">
            <text:p>5 122<text:s/></text:p>
          </table:table-cell>
          <table:table-cell office:value-type="float" office:value="0.87645298348223222" table:style-name="ce291">
            <text:p>0,9<text:s text:c="4"/></text:p>
          </table:table-cell>
          <table:table-cell office:value-type="float" office:value="5015" table:style-name="ce314">
            <text:p>5 015<text:s/></text:p>
          </table:table-cell>
          <table:table-cell office:value-type="float" office:value="0.88474030269938408" table:style-name="ce291">
            <text:p>0,9<text:s text:c="4"/></text:p>
          </table:table-cell>
          <table:table-cell table:style-name="ce287"/>
          <table:table-cell office:value-type="float" office:value="-14.797825348284062" table:style-name="ce292">
            <text:p>-14,8<text:s text:c="3"/></text:p>
          </table:table-cell>
          <table:table-cell office:value-type="float" office:value="-2.0890277235454899" table:style-name="ce208">
            <text:p>-2,1<text:s text:c="3"/></text:p>
          </table:table-cell>
          <table:table-cell table:style-name="ce89"/>
          <table:table-cell office:value-type="string" table:style-name="ce312">
            <text:p>Indústrias do papel, impressão e reprodução</text:p>
          </table:table-cell>
          <table:table-cell office:value-type="float" office:value="-15.793413173652695" table:style-name="ce310">
            <text:p>-15,8<text:s text:c="3"/></text:p>
          </table:table-cell>
          <table:table-cell table:style-name="ce311"/>
          <table:table-cell office:value-type="string" table:style-name="ce203">
            <text:p>Fab. produtos petrolíferos, químicos, farmacêuticos, borracha e plástico</text:p>
          </table:table-cell>
          <table:table-cell office:value-type="float" office:value="-14.266251459711951" table:style-name="ce310">
            <text:p>-14,3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Indústrias do papel, impressão e reprodução</text:p>
          </table:table-cell>
          <table:table-cell office:value-type="float" office:value="3956" table:style-name="ce195">
            <text:p>3 956<text:s/></text:p>
          </table:table-cell>
          <table:table-cell office:value-type="float" office:value="0.6234820748903469" table:style-name="ce315">
            <text:p>0,6<text:s text:c="4"/></text:p>
          </table:table-cell>
          <table:table-cell office:value-type="float" office:value="3375" table:style-name="ce197">
            <text:p>3 375<text:s/></text:p>
          </table:table-cell>
          <table:table-cell office:value-type="float" office:value="0.57751441219299759" table:style-name="ce291">
            <text:p>0,6<text:s text:c="4"/></text:p>
          </table:table-cell>
          <table:table-cell office:value-type="float" office:value="3304" table:style-name="ce314">
            <text:p>3 304<text:s/></text:p>
          </table:table-cell>
          <table:table-cell office:value-type="float" office:value="0.58288772883724138" table:style-name="ce291">
            <text:p>0,6<text:s text:c="4"/></text:p>
          </table:table-cell>
          <table:table-cell table:style-name="ce291"/>
          <table:table-cell office:value-type="float" office:value="-16.481294236602629" table:style-name="ce292">
            <text:p>-16,5<text:s text:c="3"/></text:p>
          </table:table-cell>
          <table:table-cell office:value-type="float" office:value="-2.1037037037037036" table:style-name="ce208">
            <text:p>-2,1<text:s text:c="3"/></text:p>
          </table:table-cell>
          <table:table-cell table:style-name="ce89"/>
          <table:table-cell office:value-type="string" table:style-name="ce312">
            <text:p>Fab. produtos petrolíferos, químicos, farmacêuticos, borracha e plástico</text:p>
          </table:table-cell>
          <table:table-cell office:value-type="float" office:value="-14.266251459711951" table:style-name="ce310">
            <text:p>-14,3<text:s text:c="3"/></text:p>
          </table:table-cell>
          <table:table-cell table:style-name="ce311"/>
          <table:table-cell office:value-type="string" table:style-name="ce203">
            <text:p>Transportes e armazenagem</text:p>
          </table:table-cell>
          <table:table-cell office:value-type="float" office:value="-14.090135425146155" table:style-name="ce310">
            <text:p>-14,1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Fab. produtos petrolíferos, químicos, farmacêuticos, borracha e plástico</text:p>
          </table:table-cell>
          <table:table-cell office:value-type="float" office:value="5088" table:style-name="ce195">
            <text:p>5 088<text:s/></text:p>
          </table:table-cell>
          <table:table-cell office:value-type="float" office:value="0.80188998914107312" table:style-name="ce291">
            <text:p>0,8<text:s text:c="4"/></text:p>
          </table:table-cell>
          <table:table-cell office:value-type="float" office:value="4405" table:style-name="ce197">
            <text:p>4 405<text:s/></text:p>
          </table:table-cell>
          <table:table-cell office:value-type="float" office:value="0.753763255025231" table:style-name="ce291">
            <text:p>0,8<text:s text:c="4"/></text:p>
          </table:table-cell>
          <table:table-cell office:value-type="float" office:value="4258" table:style-name="ce314">
            <text:p>4 258<text:s/></text:p>
          </table:table-cell>
          <table:table-cell office:value-type="float" office:value="0.7511912679748709" table:style-name="ce291">
            <text:p>0,8<text:s text:c="4"/></text:p>
          </table:table-cell>
          <table:table-cell table:style-name="ce291"/>
          <table:table-cell office:value-type="float" office:value="-16.312893081761008" table:style-name="ce292">
            <text:p>-16,3<text:s text:c="3"/></text:p>
          </table:table-cell>
          <table:table-cell office:value-type="float" office:value="-3.3371169125993188" table:style-name="ce208">
            <text:p>-3,3<text:s text:c="3"/></text:p>
          </table:table-cell>
          <table:table-cell table:style-name="ce89"/>
          <table:table-cell office:value-type="string" table:style-name="ce312">
            <text:p>Fabricação de outros produtos minerais não metálicos</text:p>
          </table:table-cell>
          <table:table-cell office:value-type="float" office:value="-12.588967971530248" table:style-name="ce310">
            <text:p>-12,6<text:s text:c="3"/></text:p>
          </table:table-cell>
          <table:table-cell table:style-name="ce311"/>
          <table:table-cell office:value-type="string" table:style-name="ce203">
            <text:p>Atividades de consultoria, científicas, técnicas e similares</text:p>
          </table:table-cell>
          <table:table-cell office:value-type="float" office:value="-13.448744059742024" table:style-name="ce310">
            <text:p>-13,4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Fabricação de outros produtos minerais não metálicos</text:p>
          </table:table-cell>
          <table:table-cell office:value-type="float" office:value="6789" table:style-name="ce195">
            <text:p>6 789<text:s/></text:p>
          </table:table-cell>
          <table:table-cell office:value-type="float" office:value="1.0699746730107598" table:style-name="ce291">
            <text:p>1,1<text:s text:c="4"/></text:p>
          </table:table-cell>
          <table:table-cell office:value-type="float" office:value="5895" table:style-name="ce197">
            <text:p>5 895<text:s/></text:p>
          </table:table-cell>
          <table:table-cell office:value-type="float" office:value="1.0087251732971025" table:style-name="ce291">
            <text:p>1,0<text:s text:c="4"/></text:p>
          </table:table-cell>
          <table:table-cell office:value-type="float" office:value="5706" table:style-name="ce314">
            <text:p>5 706<text:s/></text:p>
          </table:table-cell>
          <table:table-cell office:value-type="float" office:value="1.0066456963514827" table:style-name="ce291">
            <text:p>1,0<text:s text:c="4"/></text:p>
          </table:table-cell>
          <table:table-cell table:style-name="ce287"/>
          <table:table-cell office:value-type="float" office:value="-15.952275740167918" table:style-name="ce292">
            <text:p>-16,0<text:s text:c="3"/></text:p>
          </table:table-cell>
          <table:table-cell office:value-type="float" office:value="-3.2061068702290076" table:style-name="ce208">
            <text:p>-3,2<text:s text:c="3"/></text:p>
          </table:table-cell>
          <table:table-cell table:style-name="ce89"/>
          <table:table-cell office:value-type="string" table:style-name="ce312">
            <text:p>Indústria metalúrgica de base e fab. produtos metálicos</text:p>
          </table:table-cell>
          <table:table-cell office:value-type="float" office:value="-15.943106814167518" table:style-name="ce310">
            <text:p>-15,9<text:s text:c="3"/></text:p>
          </table:table-cell>
          <table:table-cell table:style-name="ce311"/>
          <table:table-cell office:value-type="string" table:style-name="ce203">
            <text:p>Fabricação de outros produtos minerais não metálicos</text:p>
          </table:table-cell>
          <table:table-cell office:value-type="float" office:value="-12.588967971530248" table:style-name="ce310">
            <text:p>-12,6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Indústria metalúrgica de base e fab. produtos metálicos</text:p>
          </table:table-cell>
          <table:table-cell office:value-type="float" office:value="10684" table:style-name="ce195">
            <text:p>10 684<text:s/></text:p>
          </table:table-cell>
          <table:table-cell office:value-type="float" office:value="1.6838428938646275" table:style-name="ce291">
            <text:p>1,7<text:s text:c="4"/></text:p>
          </table:table-cell>
          <table:table-cell office:value-type="float" office:value="9042" table:style-name="ce197">
            <text:p>9 042<text:s/></text:p>
          </table:table-cell>
          <table:table-cell office:value-type="float" office:value="1.547225278533062" table:style-name="ce291">
            <text:p>1,5<text:s text:c="4"/></text:p>
          </table:table-cell>
          <table:table-cell office:value-type="float" office:value="8831" table:style-name="ce314">
            <text:p>8 831<text:s/></text:p>
          </table:table-cell>
          <table:table-cell office:value-type="float" office:value="1.5579544592499024" table:style-name="ce291">
            <text:p>1,6<text:s text:c="4"/></text:p>
          </table:table-cell>
          <table:table-cell table:style-name="ce291"/>
          <table:table-cell office:value-type="float" office:value="-17.343691501310371" table:style-name="ce292">
            <text:p>-17,3<text:s text:c="3"/></text:p>
          </table:table-cell>
          <table:table-cell office:value-type="float" office:value="-2.333554523335545" table:style-name="ce208">
            <text:p>-2,3<text:s text:c="3"/></text:p>
          </table:table-cell>
          <table:table-cell table:style-name="ce89"/>
          <table:table-cell office:value-type="string" table:style-name="ce312">
            <text:p>Fab. equipamento informático, elétrico, máquinas e equipamentos n.e.</text:p>
          </table:table-cell>
          <table:table-cell office:value-type="float" office:value="-16.883116883116884" table:style-name="ce310">
            <text:p>-16,9<text:s text:c="3"/></text:p>
          </table:table-cell>
          <table:table-cell table:style-name="ce311"/>
          <table:table-cell office:value-type="string" table:style-name="ce203">
            <text:p>Indústria da madeira e da cortiça</text:p>
          </table:table-cell>
          <table:table-cell office:value-type="float" office:value="-12.489321715359644" table:style-name="ce310">
            <text:p>-12,5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Fab. equipamento informático, elétrico, máquinas e equipamentos n.e.</text:p>
          </table:table-cell>
          <table:table-cell office:value-type="float" office:value="6554" table:style-name="ce195">
            <text:p>6 554<text:s/></text:p>
          </table:table-cell>
          <table:table-cell office:value-type="float" office:value="1.0329376943456354" table:style-name="ce291">
            <text:p>1,0<text:s text:c="4"/></text:p>
          </table:table-cell>
          <table:table-cell office:value-type="float" office:value="5504" table:style-name="ce197">
            <text:p>5 504<text:s/></text:p>
          </table:table-cell>
          <table:table-cell office:value-type="float" office:value="0.94181905917341013" table:style-name="ce291">
            <text:p>0,9<text:s text:c="4"/></text:p>
          </table:table-cell>
          <table:table-cell office:value-type="float" office:value="5461" table:style-name="ce314">
            <text:p>5 461<text:s/></text:p>
          </table:table-cell>
          <table:table-cell office:value-type="float" office:value="0.96342308934024656" table:style-name="ce291">
            <text:p>1,0<text:s text:c="4"/></text:p>
          </table:table-cell>
          <table:table-cell table:style-name="ce291"/>
          <table:table-cell office:value-type="float" office:value="-16.676838571864511" table:style-name="ce292">
            <text:p>-16,7<text:s text:c="3"/></text:p>
          </table:table-cell>
          <table:table-cell office:value-type="float" office:value="-0.78125" table:style-name="ce208">
            <text:p>-0,8<text:s text:c="3"/></text:p>
          </table:table-cell>
          <table:table-cell table:style-name="ce89"/>
          <table:table-cell office:value-type="string" table:style-name="ce312">
            <text:p>Fab. veículos automóveis, componentes e outro equipa. de transporte</text:p>
          </table:table-cell>
          <table:table-cell office:value-type="float" office:value="-10.854735152487962" table:style-name="ce310">
            <text:p>-10,9<text:s text:c="3"/></text:p>
          </table:table-cell>
          <table:table-cell table:style-name="ce311"/>
          <table:table-cell office:value-type="string" table:style-name="ce203">
            <text:p>Fab. mobiliário, repar. instal. máq. e equipa. e outras ind. transformadoras</text:p>
          </table:table-cell>
          <table:table-cell office:value-type="float" office:value="-12.094278231886358" table:style-name="ce316">
            <text:p>-12,1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Fab. veículos automóveis, componentes e outro equipa. de transporte</text:p>
          </table:table-cell>
          <table:table-cell office:value-type="float" office:value="4956" table:style-name="ce195">
            <text:p>4 956<text:s/></text:p>
          </table:table-cell>
          <table:table-cell office:value-type="float" office:value="0.78108623942279043" table:style-name="ce291">
            <text:p>0,8<text:s text:c="4"/></text:p>
          </table:table-cell>
          <table:table-cell office:value-type="float" office:value="4443" table:style-name="ce197">
            <text:p>4 443<text:s/></text:p>
          </table:table-cell>
          <table:table-cell office:value-type="float" office:value="0.76026563951807058" table:style-name="ce291">
            <text:p>0,8<text:s text:c="4"/></text:p>
          </table:table-cell>
          <table:table-cell office:value-type="float" office:value="4321" table:style-name="ce314">
            <text:p>4 321<text:s/></text:p>
          </table:table-cell>
          <table:table-cell office:value-type="float" office:value="0.76230565263490313" table:style-name="ce291">
            <text:p>0,8<text:s text:c="4"/></text:p>
          </table:table-cell>
          <table:table-cell table:style-name="ce287"/>
          <table:table-cell office:value-type="float" office:value="-12.81275221953188" table:style-name="ce292">
            <text:p>-12,8<text:s text:c="3"/></text:p>
          </table:table-cell>
          <table:table-cell office:value-type="float" office:value="-2.7458924150348865" table:style-name="ce208">
            <text:p>-2,7<text:s text:c="3"/></text:p>
          </table:table-cell>
          <table:table-cell table:style-name="ce89"/>
          <table:table-cell office:value-type="string" table:style-name="ce312">
            <text:p>Fab. mobiliário, repar. instal. máq. e equipa. e outras ind. transformadoras</text:p>
          </table:table-cell>
          <table:table-cell office:value-type="float" office:value="-12.094278231886358" table:style-name="ce310">
            <text:p>-12,1<text:s text:c="3"/></text:p>
          </table:table-cell>
          <table:table-cell table:style-name="ce311"/>
          <table:table-cell office:value-type="string" table:style-name="ce203">
            <text:p>Comércio, manut. repar. de veículos automóveis e motociclos</text:p>
          </table:table-cell>
          <table:table-cell office:value-type="float" office:value="-11.515940143135978" table:style-name="ce310">
            <text:p>-11,5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Fab. mobiliário, repar. instal. máq. e equipa. e outras ind. transformadoras</text:p>
          </table:table-cell>
          <table:table-cell office:value-type="float" office:value="12569" table:style-name="ce195">
            <text:p>12 569<text:s/></text:p>
          </table:table-cell>
          <table:table-cell office:value-type="float" office:value="1.9809267440082836" table:style-name="ce291">
            <text:p>2,0<text:s text:c="4"/></text:p>
          </table:table-cell>
          <table:table-cell office:value-type="float" office:value="11077" table:style-name="ce197">
            <text:p>11 077<text:s/></text:p>
          </table:table-cell>
          <table:table-cell office:value-type="float" office:value="1.8954450796627658" table:style-name="ce291">
            <text:p>1,9<text:s text:c="4"/></text:p>
          </table:table-cell>
          <table:table-cell office:value-type="float" office:value="10869" table:style-name="ce314">
            <text:p>10 869<text:s/></text:p>
          </table:table-cell>
          <table:table-cell office:value-type="float" office:value="1.9174959820617361" table:style-name="ce291">
            <text:p>1,9<text:s text:c="4"/></text:p>
          </table:table-cell>
          <table:table-cell table:style-name="ce291"/>
          <table:table-cell office:value-type="float" office:value="-13.525340122523669" table:style-name="ce292">
            <text:p>-13,5<text:s text:c="3"/></text:p>
          </table:table-cell>
          <table:table-cell office:value-type="float" office:value="-1.8777647377448767" table:style-name="ce208">
            <text:p>-1,9<text:s text:c="3"/></text:p>
          </table:table-cell>
          <table:table-cell table:style-name="ce89"/>
          <table:table-cell office:value-type="string" table:style-name="ce312">
            <text:p>Eletricidade, gás e água, saneamento, resíduos e despoluição</text:p>
          </table:table-cell>
          <table:table-cell office:value-type="float" office:value="-6.0389352403655145" table:style-name="ce310">
            <text:p>-6,0<text:s text:c="3"/></text:p>
          </table:table-cell>
          <table:table-cell table:style-name="ce311"/>
          <table:table-cell office:value-type="string" table:style-name="ce203">
            <text:p>Fab. veículos automóveis, componentes e outro equipa. de transporte</text:p>
          </table:table-cell>
          <table:table-cell office:value-type="float" office:value="-10.854735152487962" table:style-name="ce310">
            <text:p>-10,9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Eletricidade, gás e água, saneamento, resíduos e despoluição</text:p>
          </table:table-cell>
          <table:table-cell office:value-type="float" office:value="2538" table:style-name="ce195">
            <text:p>2 538<text:s/></text:p>
          </table:table-cell>
          <table:table-cell office:value-type="float" office:value="0.39999936958334192" table:style-name="ce291">
            <text:p>0,4<text:s text:c="4"/></text:p>
          </table:table-cell>
          <table:table-cell office:value-type="float" office:value="2365" table:style-name="ce197">
            <text:p>2 365<text:s/></text:p>
          </table:table-cell>
          <table:table-cell office:value-type="float" office:value="0.40468787698857467" table:style-name="ce291">
            <text:p>0,4<text:s text:c="4"/></text:p>
          </table:table-cell>
          <table:table-cell office:value-type="float" office:value="2291" table:style-name="ce314">
            <text:p>2 291<text:s/></text:p>
          </table:table-cell>
          <table:table-cell office:value-type="float" office:value="0.40417548025608951" table:style-name="ce291">
            <text:p>0,4<text:s text:c="4"/></text:p>
          </table:table-cell>
          <table:table-cell table:style-name="ce291"/>
          <table:table-cell office:value-type="float" office:value="-9.7320724980299449" table:style-name="ce292">
            <text:p>-9,7<text:s text:c="3"/></text:p>
          </table:table-cell>
          <table:table-cell office:value-type="float" office:value="-3.1289640591966172" table:style-name="ce208">
            <text:p>-3,1<text:s text:c="3"/></text:p>
          </table:table-cell>
          <table:table-cell table:style-name="ce89"/>
          <table:table-cell office:value-type="string" table:style-name="ce312">
            <text:p>Construção</text:p>
          </table:table-cell>
          <table:table-cell office:value-type="float" office:value="-16.301323915316772" table:style-name="ce310">
            <text:p>-16,3<text:s text:c="3"/></text:p>
          </table:table-cell>
          <table:table-cell table:style-name="ce311"/>
          <table:table-cell office:value-type="string" table:style-name="ce203">
            <text:p>Comércio por grosso e a retalho</text:p>
          </table:table-cell>
          <table:table-cell office:value-type="float" office:value="-10.192333329293565" table:style-name="ce310">
            <text:p>-10,2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Construção</text:p>
          </table:table-cell>
          <table:table-cell office:value-type="float" office:value="99478" table:style-name="ce195">
            <text:p>99 478<text:s/></text:p>
          </table:table-cell>
          <table:table-cell office:value-type="float" office:value="15.678147079358427" table:style-name="ce291">
            <text:p>15,7<text:s text:c="4"/></text:p>
          </table:table-cell>
          <table:table-cell office:value-type="float" office:value="84842" table:style-name="ce197">
            <text:p>84 842<text:s/></text:p>
          </table:table-cell>
          <table:table-cell office:value-type="float" office:value="14.517771187934311" table:style-name="ce291">
            <text:p>14,5<text:s text:c="4"/></text:p>
          </table:table-cell>
          <table:table-cell office:value-type="float" office:value="82158" table:style-name="ce314">
            <text:p>82 158<text:s/></text:p>
          </table:table-cell>
          <table:table-cell office:value-type="float" office:value="14.494216109506681" table:style-name="ce291">
            <text:p>14,5<text:s text:c="4"/></text:p>
          </table:table-cell>
          <table:table-cell table:style-name="ce287"/>
          <table:table-cell office:value-type="float" office:value="-17.410884818753896" table:style-name="ce292">
            <text:p>-17,4<text:s text:c="3"/></text:p>
          </table:table-cell>
          <table:table-cell office:value-type="float" office:value="-3.1635274981730745" table:style-name="ce208">
            <text:p>-3,2<text:s text:c="3"/></text:p>
          </table:table-cell>
          <table:table-cell table:style-name="ce89"/>
          <table:table-cell office:value-type="string" table:style-name="ce312">
            <text:p>Comércio, manut. repar. de veículos automóveis e motociclos</text:p>
          </table:table-cell>
          <table:table-cell office:value-type="float" office:value="-11.515940143135978" table:style-name="ce310">
            <text:p>-11,5<text:s text:c="3"/></text:p>
          </table:table-cell>
          <table:table-cell table:style-name="ce311"/>
          <table:table-cell office:value-type="string" table:style-name="ce203">
            <text:p>Indústrias alimentares das bebidas e do tabaco</text:p>
          </table:table-cell>
          <table:table-cell office:value-type="float" office:value="-9.3910443881198411" table:style-name="ce310">
            <text:p>-9,4<text:s text:c="3"/></text:p>
          </table:table-cell>
          <table:table-cell table:number-columns-repeated="16367" table:style-name="ce89"/>
        </table:table-row>
        <table:table-row table:style-name="ro25">
          <table:table-cell table:style-name="ce303"/>
          <table:table-cell office:value-type="string" table:style-name="ce304">
            <text:p>Serviços</text:p>
          </table:table-cell>
          <table:table-cell office:value-type="float" office:value="393404" table:style-name="ce286">
            <text:p>393 404<text:s/></text:p>
          </table:table-cell>
          <table:table-cell office:value-type="float" office:value="62.002108743721443" table:style-name="ce287">
            <text:p>62,0<text:s text:c="4"/></text:p>
          </table:table-cell>
          <table:table-cell office:value-type="float" office:value="374469" table:style-name="ce288">
            <text:p>374 469<text:s/></text:p>
          </table:table-cell>
          <table:table-cell office:value-type="float" office:value="64.077405753925817" table:style-name="ce287">
            <text:p>64,1<text:s text:c="4"/></text:p>
          </table:table-cell>
          <table:table-cell office:value-type="float" office:value="364005" table:style-name="ce306">
            <text:p>364 005<text:s/></text:p>
          </table:table-cell>
          <table:table-cell office:value-type="float" office:value="64.21732679642858" table:style-name="ce317">
            <text:p>64,2<text:s text:c="4"/></text:p>
          </table:table-cell>
          <table:table-cell table:style-name="ce317"/>
          <table:table-cell office:value-type="float" office:value="-7.4729794308141253" table:style-name="ce318">
            <text:p>-7,5<text:s text:c="3"/></text:p>
          </table:table-cell>
          <table:table-cell office:value-type="float" office:value="-2.7943568092418865" table:style-name="ce319">
            <text:p>-2,8<text:s text:c="3"/></text:p>
          </table:table-cell>
          <table:table-cell table:style-name="ce116"/>
          <table:table-cell office:value-type="string" table:style-name="ce312">
            <text:p>Comércio por grosso e a retalho</text:p>
          </table:table-cell>
          <table:table-cell office:value-type="float" office:value="-10.192333329293565" table:style-name="ce310">
            <text:p>-10,2<text:s text:c="3"/></text:p>
          </table:table-cell>
          <table:table-cell table:style-name="ce309"/>
          <table:table-cell office:value-type="string" table:style-name="ce203">
            <text:p>Atividades de informação e de comunicação</text:p>
          </table:table-cell>
          <table:table-cell office:value-type="float" office:value="-7.4496257915947037" table:style-name="ce310">
            <text:p>-7,4<text:s text:c="3"/></text:p>
          </table:table-cell>
          <table:table-cell table:number-columns-repeated="16367" table:style-name="ce303"/>
        </table:table-row>
        <table:table-row table:style-name="ro25">
          <table:table-cell/>
          <table:table-cell office:value-type="string" table:style-name="ce313">
            <text:p>Comércio, manut. repar. de veículos automóveis e motociclos</text:p>
          </table:table-cell>
          <table:table-cell office:value-type="float" office:value="12320" table:style-name="ce195">
            <text:p>12 320<text:s/></text:p>
          </table:table-cell>
          <table:table-cell office:value-type="float" office:value="1.941683307039705" table:style-name="ce291">
            <text:p>1,9<text:s text:c="4"/></text:p>
          </table:table-cell>
          <table:table-cell office:value-type="float" office:value="10880" table:style-name="ce197">
            <text:p>10 880<text:s/></text:p>
          </table:table-cell>
          <table:table-cell office:value-type="float" office:value="1.8617353495288338" table:style-name="ce291">
            <text:p>1,9<text:s text:c="4"/></text:p>
          </table:table-cell>
          <table:table-cell office:value-type="float" office:value="10568" table:style-name="ce314">
            <text:p>10 568<text:s/></text:p>
          </table:table-cell>
          <table:table-cell office:value-type="float" office:value="1.8643939220193602" table:style-name="ce291">
            <text:p>1,9<text:s text:c="4"/></text:p>
          </table:table-cell>
          <table:table-cell table:style-name="ce291"/>
          <table:table-cell office:value-type="float" office:value="-14.220779220779219" table:style-name="ce292">
            <text:p>-14,2<text:s text:c="3"/></text:p>
          </table:table-cell>
          <table:table-cell office:value-type="float" office:value="-2.8676470588235294" table:style-name="ce208">
            <text:p>-2,9<text:s text:c="3"/></text:p>
          </table:table-cell>
          <table:table-cell table:style-name="ce89"/>
          <table:table-cell office:value-type="string" table:style-name="ce312">
            <text:p>Transportes e armazenagem</text:p>
          </table:table-cell>
          <table:table-cell office:value-type="float" office:value="-14.090135425146155" table:style-name="ce310">
            <text:p>-14,1<text:s text:c="3"/></text:p>
          </table:table-cell>
          <table:table-cell table:style-name="ce311"/>
          <table:table-cell office:value-type="string" table:style-name="ce203">
            <text:p>Atividades financeiras e de seguros</text:p>
          </table:table-cell>
          <table:table-cell office:value-type="float" office:value="-6.9721552291164226" table:style-name="ce310">
            <text:p>-7,0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Comércio por grosso e a retalho</text:p>
          </table:table-cell>
          <table:table-cell office:value-type="float" office:value="82972" table:style-name="ce195">
            <text:p>82 972<text:s/></text:p>
          </table:table-cell>
          <table:table-cell office:value-type="float" office:value="13.076732739585911" table:style-name="ce291">
            <text:p>13,1<text:s text:c="4"/></text:p>
          </table:table-cell>
          <table:table-cell office:value-type="float" office:value="74103" table:style-name="ce197">
            <text:p>74 103<text:s/></text:p>
          </table:table-cell>
          <table:table-cell office:value-type="float" office:value="12.680163107181542" table:style-name="ce291">
            <text:p>12,7<text:s text:c="4"/></text:p>
          </table:table-cell>
          <table:table-cell office:value-type="float" office:value="71863" table:style-name="ce314">
            <text:p>71 863<text:s/></text:p>
          </table:table-cell>
          <table:table-cell office:value-type="float" office:value="12.677984521014126" table:style-name="ce291">
            <text:p>12,7<text:s text:c="4"/></text:p>
          </table:table-cell>
          <table:table-cell table:style-name="ce291"/>
          <table:table-cell office:value-type="float" office:value="-13.388854071252954" table:style-name="ce292">
            <text:p>-13,4<text:s text:c="3"/></text:p>
          </table:table-cell>
          <table:table-cell office:value-type="float" office:value="-3.0228195889505152" table:style-name="ce208">
            <text:p>-3,0<text:s text:c="3"/></text:p>
          </table:table-cell>
          <table:table-cell table:style-name="ce89"/>
          <table:table-cell office:value-type="string" table:style-name="ce312">
            <text:p>Alojamento, restauração e similares</text:p>
          </table:table-cell>
          <table:table-cell office:value-type="float" office:value="-6.5943819833617594" table:style-name="ce310">
            <text:p>-6,6<text:s text:c="3"/></text:p>
          </table:table-cell>
          <table:table-cell table:style-name="ce311"/>
          <table:table-cell office:value-type="string" table:style-name="ce203">
            <text:p>Admin. pública, educação, atividades de saúde e apoio social</text:p>
          </table:table-cell>
          <table:table-cell office:value-type="float" office:value="-6.6782211077513089" table:style-name="ce310">
            <text:p>-6,7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Transportes e armazenagem</text:p>
          </table:table-cell>
          <table:table-cell office:value-type="float" office:value="13505" table:style-name="ce195">
            <text:p>13 505<text:s/></text:p>
          </table:table-cell>
          <table:table-cell office:value-type="float" office:value="2.1284442420106511" table:style-name="ce291">
            <text:p>2,1<text:s text:c="4"/></text:p>
          </table:table-cell>
          <table:table-cell office:value-type="float" office:value="11609" table:style-name="ce197">
            <text:p>11 609<text:s/></text:p>
          </table:table-cell>
          <table:table-cell office:value-type="float" office:value="1.9864784625625211" table:style-name="ce291">
            <text:p>2,0<text:s text:c="4"/></text:p>
          </table:table-cell>
          <table:table-cell office:value-type="float" office:value="11118" table:style-name="ce314">
            <text:p>11 118<text:s/></text:p>
          </table:table-cell>
          <table:table-cell office:value-type="float" office:value="1.9614242642894821" table:style-name="ce291">
            <text:p>2,0<text:s text:c="4"/></text:p>
          </table:table-cell>
          <table:table-cell table:style-name="ce291"/>
          <table:table-cell office:value-type="float" office:value="-17.674935209181786" table:style-name="ce292">
            <text:p>-17,7<text:s text:c="3"/></text:p>
          </table:table-cell>
          <table:table-cell office:value-type="float" office:value="-4.229477129813076" table:style-name="ce208">
            <text:p>-4,2<text:s text:c="3"/></text:p>
          </table:table-cell>
          <table:table-cell table:style-name="ce89"/>
          <table:table-cell office:value-type="string" table:style-name="ce312">
            <text:p>Atividades de informação e de comunicação</text:p>
          </table:table-cell>
          <table:table-cell office:value-type="float" office:value="-7.4496257915947037" table:style-name="ce310">
            <text:p>-7,4<text:s text:c="3"/></text:p>
          </table:table-cell>
          <table:table-cell table:style-name="ce311"/>
          <table:table-cell office:value-type="string" table:style-name="ce203">
            <text:p>Alojamento, restauração e similares</text:p>
          </table:table-cell>
          <table:table-cell office:value-type="float" office:value="-6.5943819833617594" table:style-name="ce310">
            <text:p>-6,6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Alojamento, restauração e similares</text:p>
          </table:table-cell>
          <table:table-cell office:value-type="float" office:value="56496" table:style-name="ce195">
            <text:p>56 496<text:s/></text:p>
          </table:table-cell>
          <table:table-cell office:value-type="float" office:value="8.9040048794249351" table:style-name="ce291">
            <text:p>8,9<text:s text:c="4"/></text:p>
          </table:table-cell>
          <table:table-cell office:value-type="float" office:value="53669" table:style-name="ce197">
            <text:p>53 669<text:s/></text:p>
          </table:table-cell>
          <table:table-cell office:value-type="float" office:value="9.1835914038477" table:style-name="ce291">
            <text:p>9,2<text:s text:c="4"/></text:p>
          </table:table-cell>
          <table:table-cell office:value-type="float" office:value="50716" table:style-name="ce314">
            <text:p>50 716<text:s/></text:p>
          </table:table-cell>
          <table:table-cell office:value-type="float" office:value="8.9472560701300026" table:style-name="ce291">
            <text:p>8,9<text:s text:c="4"/></text:p>
          </table:table-cell>
          <table:table-cell table:style-name="ce206"/>
          <table:table-cell office:value-type="float" office:value="-10.230812800906259" table:style-name="ce292">
            <text:p>-10,2<text:s text:c="3"/></text:p>
          </table:table-cell>
          <table:table-cell office:value-type="float" office:value="-5.5022452439956027" table:style-name="ce208">
            <text:p>-5,5<text:s text:c="3"/></text:p>
          </table:table-cell>
          <table:table-cell table:style-name="ce89"/>
          <table:table-cell office:value-type="string" table:style-name="ce312">
            <text:p>Atividades financeiras e de seguros</text:p>
          </table:table-cell>
          <table:table-cell office:value-type="float" office:value="-6.9721552291164226" table:style-name="ce310">
            <text:p>-7,0<text:s text:c="3"/></text:p>
          </table:table-cell>
          <table:table-cell table:style-name="ce311"/>
          <table:table-cell office:value-type="string" table:style-name="ce203">
            <text:p>Indústrias extrativas</text:p>
          </table:table-cell>
          <table:table-cell office:value-type="float" office:value="-6.2637362637362637" table:style-name="ce310">
            <text:p>-6,3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Atividades de informação e de comunicação</text:p>
          </table:table-cell>
          <table:table-cell office:value-type="float" office:value="8713" table:style-name="ce195">
            <text:p>8 713<text:s/></text:p>
          </table:table-cell>
          <table:table-cell office:value-type="float" office:value="1.373205085571181" table:style-name="ce291">
            <text:p>1,4<text:s text:c="4"/></text:p>
          </table:table-cell>
          <table:table-cell office:value-type="float" office:value="8038" table:style-name="ce197">
            <text:p>8 038<text:s/></text:p>
          </table:table-cell>
          <table:table-cell office:value-type="float" office:value="1.3754254356169822" table:style-name="ce291">
            <text:p>1,4<text:s text:c="4"/></text:p>
          </table:table-cell>
          <table:table-cell office:value-type="float" office:value="7848" table:style-name="ce314">
            <text:p>7 848<text:s/></text:p>
          </table:table-cell>
          <table:table-cell office:value-type="float" office:value="1.3845347747925756" table:style-name="ce291">
            <text:p>1,4<text:s text:c="4"/></text:p>
          </table:table-cell>
          <table:table-cell table:style-name="ce206"/>
          <table:table-cell office:value-type="float" office:value="-9.9276942499713066" table:style-name="ce292">
            <text:p>-9,9<text:s text:c="3"/></text:p>
          </table:table-cell>
          <table:table-cell office:value-type="float" office:value="-2.3637720826076141" table:style-name="ce208">
            <text:p>-2,4<text:s text:c="3"/></text:p>
          </table:table-cell>
          <table:table-cell table:style-name="ce89"/>
          <table:table-cell office:value-type="string" table:style-name="ce312">
            <text:p>Atividades imobiliárias, administrativas e dos serviços de apoio</text:p>
          </table:table-cell>
          <table:table-cell office:value-type="float" office:value="1.5078852716037996" table:style-name="ce310">
            <text:p>+1,5<text:s text:c="3"/></text:p>
          </table:table-cell>
          <table:table-cell table:style-name="ce311"/>
          <table:table-cell office:value-type="string" table:style-name="ce203">
            <text:p>Eletricidade, gás e água, saneamento, resíduos e despoluição</text:p>
          </table:table-cell>
          <table:table-cell office:value-type="float" office:value="-6.0389352403655145" table:style-name="ce310">
            <text:p>-6,0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Atividades financeiras e de seguros</text:p>
          </table:table-cell>
          <table:table-cell office:value-type="float" office:value="4573" table:style-name="ce195">
            <text:p>4 573<text:s/></text:p>
          </table:table-cell>
          <table:table-cell office:value-type="float" office:value="0.72072384440686454" table:style-name="ce291">
            <text:p>0,7<text:s text:c="4"/></text:p>
          </table:table-cell>
          <table:table-cell office:value-type="float" office:value="4243" table:style-name="ce197">
            <text:p>4 243<text:s/></text:p>
          </table:table-cell>
          <table:table-cell office:value-type="float" office:value="0.72604256323996708" table:style-name="ce291">
            <text:p>0,7<text:s text:c="4"/></text:p>
          </table:table-cell>
          <table:table-cell office:value-type="float" office:value="4178" table:style-name="ce314">
            <text:p>4 178<text:s/></text:p>
          </table:table-cell>
          <table:table-cell office:value-type="float" office:value="0.73707776364467137" table:style-name="ce291">
            <text:p>0,7<text:s text:c="4"/></text:p>
          </table:table-cell>
          <table:table-cell table:style-name="ce206"/>
          <table:table-cell office:value-type="float" office:value="-8.6376558058167507" table:style-name="ce292">
            <text:p>-8,6<text:s text:c="3"/></text:p>
          </table:table-cell>
          <table:table-cell office:value-type="float" office:value="-1.5319349516851286" table:style-name="ce208">
            <text:p>-1,5<text:s text:c="3"/></text:p>
          </table:table-cell>
          <table:table-cell table:style-name="ce89"/>
          <table:table-cell office:value-type="string" table:style-name="ce312">
            <text:p>Atividades de consultoria, científicas, técnicas e similares</text:p>
          </table:table-cell>
          <table:table-cell office:value-type="float" office:value="-13.448744059742024" table:style-name="ce310">
            <text:p>-13,4<text:s text:c="3"/></text:p>
          </table:table-cell>
          <table:table-cell table:style-name="ce311"/>
          <table:table-cell office:value-type="string" table:style-name="ce203">
            <text:p>Outras atividades de serviços</text:p>
          </table:table-cell>
          <table:table-cell office:value-type="float" office:value="-2.600753915045412" table:style-name="ce310">
            <text:p>-2,6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Atividades imobiliárias, administrativas e dos serviços de apoio</text:p>
          </table:table-cell>
          <table:table-cell office:value-type="float" office:value="107080" table:style-name="ce195">
            <text:p>107 080<text:s/></text:p>
          </table:table-cell>
          <table:table-cell office:value-type="float" office:value="16.876253938134063" table:style-name="ce291">
            <text:p>16,9<text:s text:c="4"/></text:p>
          </table:table-cell>
          <table:table-cell office:value-type="float" office:value="110065" table:style-name="ce197">
            <text:p>110 065<text:s/></text:p>
          </table:table-cell>
          <table:table-cell office:value-type="float" office:value="18.833814452747344" table:style-name="ce291">
            <text:p>18,8<text:s text:c="4"/></text:p>
          </table:table-cell>
          <table:table-cell office:value-type="float" office:value="108956" table:style-name="ce314">
            <text:p>108 956<text:s/></text:p>
          </table:table-cell>
          <table:table-cell office:value-type="float" office:value="19.221887222515274" table:style-name="ce291">
            <text:p>19,2<text:s text:c="4"/></text:p>
          </table:table-cell>
          <table:table-cell table:style-name="ce206"/>
          <table:table-cell office:value-type="float" office:value="1.7519611505416512" table:style-name="ce292">
            <text:p>+1,8<text:s text:c="3"/></text:p>
          </table:table-cell>
          <table:table-cell office:value-type="float" office:value="-1.0075864262026983" table:style-name="ce208">
            <text:p>-1,0<text:s text:c="3"/></text:p>
          </table:table-cell>
          <table:table-cell table:style-name="ce89"/>
          <table:table-cell office:value-type="string" table:style-name="ce312">
            <text:p>Admin. pública, educação, atividades de saúde e apoio social</text:p>
          </table:table-cell>
          <table:table-cell office:value-type="float" office:value="-6.6782211077513089" table:style-name="ce310">
            <text:p>-6,7<text:s text:c="3"/></text:p>
          </table:table-cell>
          <table:table-cell table:style-name="ce311"/>
          <table:table-cell office:value-type="string" table:style-name="ce203">
            <text:p>Agricultura, produção animal, caça, floresta e pesca</text:p>
          </table:table-cell>
          <table:table-cell office:value-type="float" office:value="-2.1119616342340679" table:style-name="ce310">
            <text:p>-2,1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Atividades de consultoria, científicas, técnicas e similares</text:p>
          </table:table-cell>
          <table:table-cell office:value-type="float" office:value="14766" table:style-name="ce195">
            <text:p>14 766<text:s/></text:p>
          </table:table-cell>
          <table:table-cell office:value-type="float" office:value="2.3271830934860622" table:style-name="ce291">
            <text:p>2,3<text:s text:c="4"/></text:p>
          </table:table-cell>
          <table:table-cell office:value-type="float" office:value="12749" table:style-name="ce197">
            <text:p>12 749<text:s/></text:p>
          </table:table-cell>
          <table:table-cell office:value-type="float" office:value="2.1815499973477115" table:style-name="ce291">
            <text:p>2,2<text:s text:c="4"/></text:p>
          </table:table-cell>
          <table:table-cell office:value-type="float" office:value="12290" table:style-name="ce314">
            <text:p>12 290<text:s/></text:p>
          </table:table-cell>
          <table:table-cell office:value-type="float" office:value="2.1681871027269053" table:style-name="ce291">
            <text:p>2,2<text:s text:c="4"/></text:p>
          </table:table-cell>
          <table:table-cell table:style-name="ce206"/>
          <table:table-cell office:value-type="float" office:value="-16.768251388324529" table:style-name="ce292">
            <text:p>-16,8<text:s text:c="3"/></text:p>
          </table:table-cell>
          <table:table-cell office:value-type="float" office:value="-3.6002823750882422" table:style-name="ce208">
            <text:p>-3,6<text:s text:c="3"/></text:p>
          </table:table-cell>
          <table:table-cell table:style-name="ce89"/>
          <table:table-cell office:value-type="string" table:style-name="ce312">
            <text:p>Outras atividades de serviços</text:p>
          </table:table-cell>
          <table:table-cell office:value-type="float" office:value="-2.600753915045412" table:style-name="ce310">
            <text:p>-2,6<text:s text:c="3"/></text:p>
          </table:table-cell>
          <table:table-cell table:style-name="ce311"/>
          <table:table-cell office:value-type="string" table:style-name="ce203">
            <text:p>Atividades imobiliárias, administrativas e dos serviços de apoio</text:p>
          </table:table-cell>
          <table:table-cell office:value-type="float" office:value="1.5078852716037996" table:style-name="ce310">
            <text:p>+1,5<text:s text:c="3"/></text:p>
          </table:table-cell>
          <table:table-cell table:number-columns-repeated="16367" table:style-name="ce89"/>
        </table:table-row>
        <table:table-row table:style-name="ro25">
          <table:table-cell/>
          <table:table-cell office:value-type="string" table:style-name="ce313">
            <text:p>Admin. pública, educação, atividades de saúde e apoio social</text:p>
          </table:table-cell>
          <table:table-cell office:value-type="float" office:value="53743" table:style-name="ce195">
            <text:p>53 743<text:s/></text:p>
          </table:table-cell>
          <table:table-cell office:value-type="float" office:value="8.4701206144671168" table:style-name="ce291">
            <text:p>8,5<text:s text:c="4"/></text:p>
          </table:table-cell>
          <table:table-cell office:value-type="float" office:value="50614" table:style-name="ce197">
            <text:p>50 614<text:s/></text:p>
          </table:table-cell>
          <table:table-cell office:value-type="float" office:value="8.660833913699669" table:style-name="ce291">
            <text:p>8,7<text:s text:c="4"/></text:p>
          </table:table-cell>
          <table:table-cell office:value-type="float" office:value="48984" table:style-name="ce314">
            <text:p>48 984<text:s/></text:p>
          </table:table-cell>
          <table:table-cell office:value-type="float" office:value="8.6416987013811823" table:style-name="ce291">
            <text:p>8,6<text:s text:c="4"/></text:p>
          </table:table-cell>
          <table:table-cell table:style-name="ce206"/>
          <table:table-cell office:value-type="float" office:value="-8.8551067115717395" table:style-name="ce292">
            <text:p>-8,9<text:s text:c="3"/></text:p>
          </table:table-cell>
          <table:table-cell office:value-type="float" office:value="-3.2204528391354166" table:style-name="ce208">
            <text:p>-3,2<text:s text:c="3"/></text:p>
          </table:table-cell>
          <table:table-cell table:style-name="ce89"/>
          <table:table-cell table:style-name="ce121"/>
          <table:table-cell table:number-columns-repeated="16371" table:style-name="ce89"/>
        </table:table-row>
        <table:table-row table:style-name="ro25">
          <table:table-cell/>
          <table:table-cell office:value-type="string" table:style-name="ce213">
            <text:p>Outras atividades de serviços</text:p>
          </table:table-cell>
          <table:table-cell office:value-type="float" office:value="39236" table:style-name="ce195">
            <text:p>39 236<text:s/></text:p>
          </table:table-cell>
          <table:table-cell office:value-type="float" office:value="6.1837569995949577" table:style-name="ce291">
            <text:p>6,2<text:s text:c="4"/></text:p>
          </table:table-cell>
          <table:table-cell office:value-type="float" office:value="38499" table:style-name="ce197">
            <text:p>38 499<text:s/></text:p>
          </table:table-cell>
          <table:table-cell office:value-type="float" office:value="6.587771068153546" table:style-name="ce291">
            <text:p>6,6<text:s text:c="4"/></text:p>
          </table:table-cell>
          <table:table-cell office:value-type="float" office:value="37484" table:style-name="ce314">
            <text:p>37 484<text:s/></text:p>
          </table:table-cell>
          <table:table-cell office:value-type="float" office:value="6.612882453914998" table:style-name="ce291">
            <text:p>6,6<text:s text:c="4"/></text:p>
          </table:table-cell>
          <table:table-cell table:style-name="ce206"/>
          <table:table-cell office:value-type="float" office:value="-4.465286981343664" table:style-name="ce292">
            <text:p>-4,5<text:s text:c="3"/></text:p>
          </table:table-cell>
          <table:table-cell office:value-type="float" office:value="-2.6364321151198733" table:style-name="ce208">
            <text:p>-2,6<text:s text:c="3"/></text:p>
          </table:table-cell>
          <table:table-cell table:style-name="ce89"/>
          <table:table-cell table:style-name="ce121"/>
          <table:table-cell table:number-columns-repeated="16371" table:style-name="ce89"/>
        </table:table-row>
        <table:table-row table:style-name="ro25">
          <table:table-cell/>
          <table:table-cell office:value-type="string" table:style-name="ce213">
            <text:p>Sem classificação</text:p>
          </table:table-cell>
          <table:table-cell office:value-type="float" office:value="6302" table:style-name="ce195">
            <text:p>6 302<text:s/></text:p>
          </table:table-cell>
          <table:table-cell office:value-type="float" office:value="0.99322144488345965" table:style-name="ce291">
            <text:p>1,0<text:s text:c="4"/></text:p>
          </table:table-cell>
          <table:table-cell office:value-type="float" office:value="4796" table:style-name="ce197">
            <text:p>4 796<text:s/></text:p>
          </table:table-cell>
          <table:table-cell office:value-type="float" office:value="0.82066936914892352" table:style-name="ce291">
            <text:p>0,8<text:s text:c="4"/></text:p>
          </table:table-cell>
          <table:table-cell office:value-type="float" office:value="4308" table:style-name="ce314">
            <text:p>4 308<text:s/></text:p>
          </table:table-cell>
          <table:table-cell office:value-type="float" office:value="0.7600122081812456" table:style-name="ce291">
            <text:p>0,8<text:s text:c="4"/></text:p>
          </table:table-cell>
          <table:table-cell table:style-name="ce206"/>
          <table:table-cell office:value-type="float" office:value="-31.640748968581399" table:style-name="ce292">
            <text:p>-31,6<text:s text:c="3"/></text:p>
          </table:table-cell>
          <table:table-cell office:value-type="float" office:value="-10.175145954962469" table:style-name="ce208">
            <text:p>-10,2<text:s text:c="3"/></text:p>
          </table:table-cell>
          <table:table-cell table:style-name="ce89"/>
          <table:table-cell table:style-name="ce203"/>
          <table:table-cell table:style-name="ce310"/>
          <table:table-cell table:number-columns-repeated="3" table:style-name="ce311"/>
          <table:table-cell table:style-name="ce320"/>
          <table:table-cell table:number-columns-repeated="16366" table:style-name="ce89"/>
        </table:table-row>
        <table:table-row table:style-name="ro35">
          <table:table-cell/>
          <table:table-cell table:style-name="ce321"/>
          <table:table-cell table:style-name="ce322"/>
          <table:table-cell table:style-name="ce323"/>
          <table:table-cell table:style-name="ce324"/>
          <table:table-cell table:style-name="ce323"/>
          <table:table-cell table:style-name="ce324"/>
          <table:table-cell table:style-name="ce323"/>
          <table:table-cell table:style-name="ce325"/>
          <table:table-cell table:number-columns-repeated="2" table:style-name="ce326"/>
          <table:table-cell table:style-name="ce89"/>
          <table:table-cell table:style-name="ce327"/>
          <table:table-cell table:number-columns-repeated="4" table:style-name="ce311"/>
          <table:table-cell table:style-name="ce320"/>
          <table:table-cell table:number-columns-repeated="16366" table:style-name="ce89"/>
        </table:table-row>
        <table:table-row table:style-name="ro10">
          <table:table-cell/>
          <table:table-cell table:style-name="ce328"/>
          <table:table-cell table:number-columns-repeated="5" table:style-name="ce329"/>
          <table:table-cell table:style-name="ce330"/>
          <table:table-cell table:style-name="ce331"/>
          <table:table-cell table:number-columns-repeated="2" table:style-name="ce332"/>
          <table:table-cell table:style-name="ce89"/>
          <table:table-cell table:style-name="ce327"/>
          <table:table-cell table:number-columns-repeated="6" table:style-name="ce311"/>
          <table:table-cell table:number-columns-repeated="16365"/>
        </table:table-row>
        <table:table-row table:style-name="ro6">
          <table:table-cell/>
          <table:table-cell table:style-name="ce333"/>
          <table:table-cell table:number-columns-repeated="7" table:style-name="ce334"/>
          <table:table-cell table:number-columns-repeated="2" table:style-name="ce335"/>
          <table:table-cell table:style-name="ce89"/>
          <table:table-cell table:style-name="ce336"/>
          <table:table-cell table:number-columns-repeated="4" table:style-name="ce299"/>
          <table:table-cell table:number-columns-repeated="16367" table:style-name="ce89"/>
        </table:table-row>
        <table:table-row table:number-rows-repeated="1048530" table:style-name="ro6">
          <table:table-cell table:number-columns-repeated="16384"/>
        </table:table-row>
      </table:table>
      <table:table table:name="VIII-IX" table:style-name="ta11" table:print-ranges="VIII-IX.B2:VIII-IX.L64">
        <table:table-column table:style-name="co23" table:default-cell-style-name="ce89"/>
        <table:table-column table:style-name="co56" table:default-cell-style-name="ce89"/>
        <table:table-column table:style-name="co57" table:default-cell-style-name="ce89"/>
        <table:table-column table:style-name="co58" table:default-cell-style-name="ce89"/>
        <table:table-column table:style-name="co12" table:default-cell-style-name="ce89"/>
        <table:table-column table:style-name="co58" table:default-cell-style-name="ce89"/>
        <table:table-column table:style-name="co12" table:default-cell-style-name="ce89"/>
        <table:table-column table:style-name="co58" table:default-cell-style-name="ce89"/>
        <table:table-column table:style-name="co45" table:default-cell-style-name="ce89"/>
        <table:table-column table:style-name="co28" table:default-cell-style-name="ce89"/>
        <table:table-column table:style-name="co9" table:default-cell-style-name="ce89"/>
        <table:table-column table:style-name="co59" table:default-cell-style-name="ce89"/>
        <table:table-column table:style-name="co28" table:number-columns-repeated="16372" table:default-cell-style-name="ce89"/>
        <table:table-row table:style-name="ro31">
          <table:table-cell/>
          <table:table-cell table:number-columns-repeated="6" table:style-name="ce89"/>
          <table:table-cell table:style-name="ce89">
            <draw:frame draw:z-index="3" draw:id="id261" draw:style-name="a567" draw:name="Picture 579" svg:x="0.32291in" svg:y="0.07292in" svg:width="2.75in" svg:height="0.55208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6" table:style-name="ce89"/>
        </table:table-row>
        <table:table-row table:style-name="ro6">
          <table:table-cell/>
          <table:table-cell table:style-name="ce89">
            <draw:frame draw:z-index="1" draw:id="id259" draw:style-name="a565" draw:name="Text Box 173" svg:x="0.21875in" svg:y="0.10417in" svg:width="0.92708in" svg:height="0.34375in">
              <draw:text-box>
                <text:p text:style-name="a562" text:class-names="" text:cond-style-name=""><text:span text:style-name="a560" text:class-names="">Página <text:s text:c="1"/>10/14</text:span><text:span text:style-name="a561" text:class-names=""/></text:p>
                <text:p text:style-name="a564" text:class-names="" text:cond-style-name=""><text:span text:style-name="a563" text:class-names=""/></text:p>
              </draw:text-box>
              <svg:title/>
              <svg:desc/>
            </draw:frame>
          </table:table-cell>
          <table:table-cell table:number-columns-repeated="5" table:style-name="ce89"/>
          <table:table-cell table:style-name="ce89">
            <draw:frame draw:z-index="4" draw:id="id262" draw:style-name="a570" draw:name="Text Box 580" svg:x="0.62499in" svg:y="0.11459in" svg:width="1.9375in" svg:height="0.21875in">
              <draw:text-box>
                <text:p text:style-name="a569" text:class-names="" text:cond-style-name=""><text:span text:style-name="a568" text:class-names="">ABRIL 2014, <text:s text:c="1"/>Nº 04</text:span></text:p>
              </draw:text-box>
              <svg:title/>
              <svg:desc/>
            </draw:frame>
          </table:table-cell>
          <table:table-cell table:number-columns-repeated="16376" table:style-name="ce89"/>
        </table:table-row>
        <table:table-row table:style-name="ro7">
          <table:table-cell table:style-name="ce91"/>
          <table:table-cell table:number-columns-repeated="16383" table:style-name="ce91"/>
        </table:table-row>
        <table:table-row table:style-name="ro7">
          <table:table-cell table:style-name="ce91"/>
          <table:table-cell table:style-name="ce91">
            <draw:frame draw:z-index="2" draw:id="id260" draw:style-name="a566" draw:name="Picture 578" svg:x="0.10417in" svg:y="0.03125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 table:style-name="ce91"/>
        </table:table-row>
        <table:table-row table:style-name="ro27">
          <table:table-cell/>
          <table:table-cell table:number-columns-repeated="16383" table:style-name="ce89"/>
        </table:table-row>
        <table:table-row table:style-name="ro6">
          <table:table-cell/>
          <table:table-cell table:style-name="ce92"/>
          <table:table-cell office:value-type="string" table:number-columns-spanned="9" table:number-rows-spanned="1" table:style-name="ce256">
            <text:p>QUADRO VIII - DESEMPREGADOS INSCRITOS POR REGIÕES</text:p>
          </table:table-cell>
          <table:covered-table-cell table:number-columns-repeated="8"/>
          <table:table-cell table:style-name="ce92"/>
          <table:table-cell table:number-columns-repeated="16372"/>
        </table:table-row>
        <table:table-row table:style-name="ro6">
          <table:table-cell/>
          <table:table-cell table:style-name="ce92"/>
          <table:table-cell office:value-type="string" table:number-columns-spanned="9" table:number-rows-spanned="1" table:style-name="ce257">
            <text:p>Movimento ao longo dos meses</text:p>
          </table:table-cell>
          <table:covered-table-cell table:number-columns-repeated="8"/>
          <table:table-cell table:style-name="ce92"/>
          <table:table-cell table:number-columns-repeated="16372"/>
        </table:table-row>
        <table:table-row table:style-name="ro23">
          <table:table-cell/>
          <table:table-cell table:style-name="ce92"/>
          <table:table-cell table:style-name="ce337"/>
          <table:table-cell table:number-columns-repeated="9" table:style-name="ce92"/>
          <table:table-cell table:number-columns-repeated="16372"/>
        </table:table-row>
        <table:table-row table:style-name="ro14">
          <table:table-cell table:style-name="ce193"/>
          <table:table-cell table:style-name="ce137"/>
          <table:table-cell table:style-name="ce260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2" table:number-rows-spanned="1" table:style-name="ce182">
            <text:p>var.%</text:p>
          </table:table-cell>
          <table:covered-table-cell/>
          <table:table-cell table:style-name="ce92"/>
          <table:table-cell table:number-columns-repeated="16372" table:style-name="ce193"/>
        </table:table-row>
        <table:table-row table:style-name="ro15">
          <table:table-cell table:style-name="ce193"/>
          <table:table-cell table:style-name="ce137"/>
          <table:table-cell table:style-name="ce338"/>
          <table:table-cell office:value-type="string" table:style-name="ce142">
            <text:p>ABRIL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ABRIL</text:p>
          </table:table-cell>
          <table:table-cell office:value-type="string" table:style-name="ce144">
            <text:p>%</text:p>
          </table:table-cell>
          <table:table-cell office:value-type="string" table:style-name="ce339">
            <text:p>mês homólogo</text:p>
          </table:table-cell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13">
          <table:table-cell table:style-name="ce7"/>
          <table:table-cell table:number-columns-repeated="2" table:style-name="ce101"/>
          <table:table-cell table:style-name="ce222"/>
          <table:table-cell table:number-columns-repeated="8" table:style-name="ce101"/>
          <table:table-cell table:number-columns-repeated="16372" table:style-name="ce7"/>
        </table:table-row>
        <table:table-row table:style-name="ro1">
          <table:table-cell table:style-name="ce223"/>
          <table:table-cell table:style-name="ce231"/>
          <table:table-cell office:value-type="string" table:style-name="ce224">
            <text:p>PORTUGAL</text:p>
          </table:table-cell>
          <table:table-cell office:value-type="float" office:value="57992" table:style-name="ce225">
            <text:p>57 992</text:p>
          </table:table-cell>
          <table:table-cell office:value-type="float" office:value="99.999999999999986" table:style-name="ce226">
            <text:p>100,0<text:s text:c="4"/></text:p>
          </table:table-cell>
          <table:table-cell office:value-type="float" office:value="56070" table:style-name="ce227">
            <text:p>56 070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52611" table:style-name="ce227">
            <text:p>52 611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-9.2788660504897251" table:style-name="ce228">
            <text:p>-9,3<text:s text:c="3"/></text:p>
          </table:table-cell>
          <table:table-cell office:value-type="float" office:value="-6.1690743713215568" table:style-name="ce228">
            <text:p>-6,2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7"/>
          <table:table-cell table:style-name="ce101"/>
          <table:table-cell office:value-type="string" table:style-name="ce229">
            <text:p>CONTINENTE</text:p>
          </table:table-cell>
          <table:table-cell office:value-type="float" office:value="55437" table:style-name="ce225">
            <text:p>55 437</text:p>
          </table:table-cell>
          <table:table-cell office:value-type="float" office:value="95.594219892398939" table:style-name="ce226">
            <text:p>95,6<text:s text:c="4"/></text:p>
          </table:table-cell>
          <table:table-cell office:value-type="float" office:value="53511" table:style-name="ce227">
            <text:p>53 511</text:p>
          </table:table-cell>
          <table:table-cell office:value-type="float" office:value="95.43606206527555" table:style-name="ce226">
            <text:p>95,4<text:s text:c="4"/></text:p>
          </table:table-cell>
          <table:table-cell office:value-type="float" office:value="50404" table:style-name="ce227">
            <text:p>50 404</text:p>
          </table:table-cell>
          <table:table-cell office:value-type="float" office:value="95.805059778373348" table:style-name="ce226">
            <text:p>95,8<text:s text:c="4"/></text:p>
          </table:table-cell>
          <table:table-cell office:value-type="float" office:value="-9.0787741039378034" table:style-name="ce228">
            <text:p>-9,1<text:s text:c="3"/></text:p>
          </table:table-cell>
          <table:table-cell office:value-type="float" office:value="-5.8062828203546957" table:style-name="ce228">
            <text:p>-5,8<text:s text:c="3"/></text:p>
          </table:table-cell>
          <table:table-cell table:style-name="ce101"/>
          <table:table-cell table:number-columns-repeated="16372" table:style-name="ce7"/>
        </table:table-row>
        <table:table-row table:style-name="ro1">
          <table:table-cell table:style-name="ce223"/>
          <table:table-cell table:style-name="ce231"/>
          <table:table-cell office:value-type="string" table:style-name="ce231">
            <text:p>Norte</text:p>
          </table:table-cell>
          <table:table-cell office:value-type="float" office:value="20089" table:style-name="ce232">
            <text:p>20 089</text:p>
          </table:table-cell>
          <table:table-cell office:value-type="float" office:value="34.640984963443231" table:style-name="ce233">
            <text:p>34,6<text:s text:c="4"/></text:p>
          </table:table-cell>
          <table:table-cell office:value-type="float" office:value="19434" table:style-name="ce234">
            <text:p>19 434</text:p>
          </table:table-cell>
          <table:table-cell office:value-type="float" office:value="34.660246120920277" table:style-name="ce233">
            <text:p>34,7<text:s text:c="4"/></text:p>
          </table:table-cell>
          <table:table-cell office:value-type="float" office:value="18251" table:style-name="ce234">
            <text:p>18 251</text:p>
          </table:table-cell>
          <table:table-cell office:value-type="float" office:value="34.690463971412825" table:style-name="ce233">
            <text:p>34,7<text:s text:c="4"/></text:p>
          </table:table-cell>
          <table:table-cell office:value-type="float" office:value="-9.1492856787296546" table:style-name="ce235">
            <text:p>-9,1<text:s text:c="3"/></text:p>
          </table:table-cell>
          <table:table-cell office:value-type="float" office:value="-6.0872697334568215" table:style-name="ce235">
            <text:p>-6,1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231">
            <text:p>Centro</text:p>
          </table:table-cell>
          <table:table-cell office:value-type="float" office:value="8546" table:style-name="ce232">
            <text:p>8 546</text:p>
          </table:table-cell>
          <table:table-cell office:value-type="float" office:value="14.736515381431921" table:style-name="ce233">
            <text:p>14,7<text:s text:c="4"/></text:p>
          </table:table-cell>
          <table:table-cell office:value-type="float" office:value="7783" table:style-name="ce234">
            <text:p>7 783</text:p>
          </table:table-cell>
          <table:table-cell office:value-type="float" office:value="13.880863206705904" table:style-name="ce233">
            <text:p>13,9<text:s text:c="4"/></text:p>
          </table:table-cell>
          <table:table-cell office:value-type="float" office:value="7223" table:style-name="ce234">
            <text:p>7 223</text:p>
          </table:table-cell>
          <table:table-cell office:value-type="float" office:value="13.729068065613657" table:style-name="ce233">
            <text:p>13,7<text:s text:c="4"/></text:p>
          </table:table-cell>
          <table:table-cell office:value-type="float" office:value="-15.480926749356428" table:style-name="ce235">
            <text:p>-15,5<text:s text:c="3"/></text:p>
          </table:table-cell>
          <table:table-cell office:value-type="float" office:value="-7.1951689579853593" table:style-name="ce235">
            <text:p>-7,2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231">
            <text:p>Lisboa V. Tejo</text:p>
          </table:table-cell>
          <table:table-cell office:value-type="float" office:value="20557" table:style-name="ce232">
            <text:p>20 557</text:p>
          </table:table-cell>
          <table:table-cell office:value-type="float" office:value="35.447992826596767" table:style-name="ce233">
            <text:p>35,4<text:s text:c="4"/></text:p>
          </table:table-cell>
          <table:table-cell office:value-type="float" office:value="20440" table:style-name="ce234">
            <text:p>20 440</text:p>
          </table:table-cell>
          <table:table-cell office:value-type="float" office:value="36.454431960049938" table:style-name="ce233">
            <text:p>36,5<text:s text:c="4"/></text:p>
          </table:table-cell>
          <table:table-cell office:value-type="float" office:value="19566" table:style-name="ce234">
            <text:p>19 566</text:p>
          </table:table-cell>
          <table:table-cell office:value-type="float" office:value="37.189941267035408" table:style-name="ce233">
            <text:p>37,2<text:s text:c="4"/></text:p>
          </table:table-cell>
          <table:table-cell office:value-type="float" office:value="-4.8207423262149121" table:style-name="ce235">
            <text:p>-4,8<text:s text:c="3"/></text:p>
          </table:table-cell>
          <table:table-cell office:value-type="float" office:value="-4.275929549902159" table:style-name="ce235">
            <text:p>-4,3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231">
            <text:p>Alentejo</text:p>
          </table:table-cell>
          <table:table-cell office:value-type="float" office:value="3127" table:style-name="ce232">
            <text:p>3 127</text:p>
          </table:table-cell>
          <table:table-cell office:value-type="float" office:value="5.3921230514553731" table:style-name="ce233">
            <text:p>5,4<text:s text:c="4"/></text:p>
          </table:table-cell>
          <table:table-cell office:value-type="float" office:value="3028" table:style-name="ce234">
            <text:p>3 028</text:p>
          </table:table-cell>
          <table:table-cell office:value-type="float" office:value="5.4003923666845015" table:style-name="ce233">
            <text:p>5,4<text:s text:c="4"/></text:p>
          </table:table-cell>
          <table:table-cell office:value-type="float" office:value="2903" table:style-name="ce234">
            <text:p>2 903</text:p>
          </table:table-cell>
          <table:table-cell office:value-type="float" office:value="5.5178574822755699" table:style-name="ce233">
            <text:p>5,5<text:s text:c="4"/></text:p>
          </table:table-cell>
          <table:table-cell office:value-type="float" office:value="-7.1634154141349597" table:style-name="ce235">
            <text:p>-7,2<text:s text:c="3"/></text:p>
          </table:table-cell>
          <table:table-cell office:value-type="float" office:value="-4.1281373844121561" table:style-name="ce235">
            <text:p>-4,1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238">
            <text:p>Algarve</text:p>
          </table:table-cell>
          <table:table-cell office:value-type="float" office:value="3118" table:style-name="ce232">
            <text:p>3 118</text:p>
          </table:table-cell>
          <table:table-cell office:value-type="float" office:value="5.3766036694716508" table:style-name="ce233">
            <text:p>5,4<text:s text:c="4"/></text:p>
          </table:table-cell>
          <table:table-cell office:value-type="float" office:value="2826" table:style-name="ce234">
            <text:p>2 826</text:p>
          </table:table-cell>
          <table:table-cell office:value-type="float" office:value="5.040128410914928" table:style-name="ce233">
            <text:p>5,0<text:s text:c="4"/></text:p>
          </table:table-cell>
          <table:table-cell office:value-type="float" office:value="2461" table:style-name="ce234">
            <text:p>2 461</text:p>
          </table:table-cell>
          <table:table-cell office:value-type="float" office:value="4.6777289920358855" table:style-name="ce233">
            <text:p>4,7<text:s text:c="4"/></text:p>
          </table:table-cell>
          <table:table-cell office:value-type="float" office:value="-21.071199486850546" table:style-name="ce235">
            <text:p>-21,1<text:s text:c="3"/></text:p>
          </table:table-cell>
          <table:table-cell office:value-type="float" office:value="-12.915782024062281" table:style-name="ce235">
            <text:p>-12,9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224">
            <text:p>REG.AUTÓN.</text:p>
          </table:table-cell>
          <table:table-cell office:value-type="float" office:value="2555" table:style-name="ce225">
            <text:p>2 555</text:p>
          </table:table-cell>
          <table:table-cell office:value-type="float" office:value="4.4057801076010481" table:style-name="ce226">
            <text:p>4,4<text:s text:c="4"/></text:p>
          </table:table-cell>
          <table:table-cell office:value-type="float" office:value="2559" table:style-name="ce227">
            <text:p>2 559</text:p>
          </table:table-cell>
          <table:table-cell office:value-type="float" office:value="4.5639379347244518" table:style-name="ce226">
            <text:p>4,6<text:s text:c="4"/></text:p>
          </table:table-cell>
          <table:table-cell office:value-type="float" office:value="2207" table:style-name="ce227">
            <text:p>2 207</text:p>
          </table:table-cell>
          <table:table-cell office:value-type="float" office:value="4.1949402216266556" table:style-name="ce226">
            <text:p>4,2<text:s text:c="4"/></text:p>
          </table:table-cell>
          <table:table-cell office:value-type="float" office:value="-13.620352250489233" table:style-name="ce228">
            <text:p>-13,6<text:s text:c="3"/></text:p>
          </table:table-cell>
          <table:table-cell office:value-type="float" office:value="-13.75537319265338" table:style-name="ce228">
            <text:p>-13,8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340">
            <text:p>Açores</text:p>
          </table:table-cell>
          <table:table-cell office:value-type="float" office:value="1432" table:style-name="ce232">
            <text:p>1 432</text:p>
          </table:table-cell>
          <table:table-cell office:value-type="float" office:value="2.4693061111877501" table:style-name="ce233">
            <text:p>2,5<text:s text:c="4"/></text:p>
          </table:table-cell>
          <table:table-cell office:value-type="float" office:value="1344" table:style-name="ce234">
            <text:p>1 344</text:p>
          </table:table-cell>
          <table:table-cell office:value-type="float" office:value="2.3970037453183521" table:style-name="ce233">
            <text:p>2,4<text:s text:c="4"/></text:p>
          </table:table-cell>
          <table:table-cell office:value-type="float" office:value="1215" table:style-name="ce234">
            <text:p>1 215</text:p>
          </table:table-cell>
          <table:table-cell office:value-type="float" office:value="2.3094029765638364" table:style-name="ce233">
            <text:p>2,3<text:s text:c="4"/></text:p>
          </table:table-cell>
          <table:table-cell office:value-type="float" office:value="-15.153631284916202" table:style-name="ce235">
            <text:p>-15,2<text:s text:c="3"/></text:p>
          </table:table-cell>
          <table:table-cell office:value-type="float" office:value="-9.5982142857142918" table:style-name="ce235">
            <text:p>-9,6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1">
          <table:table-cell table:style-name="ce223"/>
          <table:table-cell table:style-name="ce231"/>
          <table:table-cell office:value-type="string" table:style-name="ce341">
            <text:p>Madeira</text:p>
          </table:table-cell>
          <table:table-cell office:value-type="float" office:value="1123" table:style-name="ce232">
            <text:p>1 123</text:p>
          </table:table-cell>
          <table:table-cell office:value-type="float" office:value="1.9364739964132984" table:style-name="ce233">
            <text:p>1,9<text:s text:c="4"/></text:p>
          </table:table-cell>
          <table:table-cell office:value-type="float" office:value="1215" table:style-name="ce234">
            <text:p>1 215</text:p>
          </table:table-cell>
          <table:table-cell office:value-type="float" office:value="2.1669341894060992" table:style-name="ce233">
            <text:p>2,2<text:s text:c="4"/></text:p>
          </table:table-cell>
          <table:table-cell office:value-type="float" office:value="992" table:style-name="ce234">
            <text:p><text:s/>992</text:p>
          </table:table-cell>
          <table:table-cell office:value-type="float" office:value="1.8855372450628196" table:style-name="ce233">
            <text:p>1,9<text:s text:c="4"/></text:p>
          </table:table-cell>
          <table:table-cell office:value-type="float" office:value="-11.665182546749776" table:style-name="ce235">
            <text:p>-11,7<text:s text:c="3"/></text:p>
          </table:table-cell>
          <table:table-cell office:value-type="float" office:value="-18.353909465020578" table:style-name="ce235">
            <text:p>-18,4<text:s text:c="3"/></text:p>
          </table:table-cell>
          <table:table-cell table:style-name="ce231"/>
          <table:table-cell table:number-columns-repeated="16372" table:style-name="ce223"/>
        </table:table-row>
        <table:table-row table:style-name="ro21">
          <table:table-cell/>
          <table:table-cell table:style-name="ce92"/>
          <table:table-cell table:number-columns-repeated="9" table:style-name="ce342"/>
          <table:table-cell table:style-name="ce92"/>
          <table:table-cell table:number-columns-repeated="16372" table:style-name="ce89"/>
        </table:table-row>
        <table:table-row table:style-name="ro6">
          <table:table-cell/>
          <table:table-cell office:value-type="string" table:number-columns-spanned="11" table:number-rows-spanned="1" table:style-name="ce379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89"/>
        </table:table-row>
        <table:table-row table:style-name="ro6">
          <table:table-cell/>
          <table:table-cell office:value-type="string" table:number-columns-spanned="11" table:number-rows-spanned="1" table:style-name="ce257">
            <text:p>Movimento ao longo do mês - ABRIL<text:s/><text:span text:style-name="T5"><text:s/></text:span>2014</text:p>
          </table:table-cell>
          <table:covered-table-cell table:number-columns-repeated="10"/>
          <table:table-cell table:number-columns-repeated="16372" table:style-name="ce89"/>
        </table:table-row>
        <table:table-row table:style-name="ro6">
          <table:table-cell/>
          <table:table-cell table:style-name="ce343"/>
          <table:table-cell table:number-columns-repeated="8" table:style-name="ce344"/>
          <table:table-cell table:style-name="ce92"/>
          <table:table-cell table:style-name="ce345"/>
          <table:table-cell table:number-columns-repeated="16372" table:style-name="ce89"/>
        </table:table-row>
        <table:table-row table:style-name="ro6">
          <table:table-cell/>
          <table:table-cell table:style-name="ce346"/>
          <table:table-cell office:value-type="string" table:style-name="ce347">
            <text:p>Ex</text:p>
          </table:table-cell>
          <table:table-cell office:value-type="string" table:style-name="ce348">
            <text:p>Fim de</text:p>
          </table:table-cell>
          <table:table-cell office:value-type="string" table:style-name="ce349">
            <text:p>Despedido</text:p>
          </table:table-cell>
          <table:table-cell office:value-type="string" table:style-name="ce348">
            <text:p>Despediu-se</text:p>
          </table:table-cell>
          <table:table-cell office:value-type="string" table:style-name="ce348">
            <text:p>Despedim.</text:p>
          </table:table-cell>
          <table:table-cell office:value-type="string" table:style-name="ce348">
            <text:p>Fim trab.</text:p>
          </table:table-cell>
          <table:table-cell office:value-type="string" table:style-name="ce348">
            <text:p>Outros</text:p>
          </table:table-cell>
          <table:table-cell office:value-type="string" table:style-name="ce348">
            <text:p>Trabalhava</text:p>
          </table:table-cell>
          <table:table-cell office:value-type="string" table:style-name="ce350">
            <text:p>Outros<text:s/><text:span text:style-name="T8">2</text:span></text:p>
          </table:table-cell>
          <table:table-cell office:value-type="string" table:style-name="ce351">
            <text:p>TOTAL</text:p>
          </table:table-cell>
          <table:table-cell table:number-columns-repeated="16372" table:style-name="ce89"/>
        </table:table-row>
        <table:table-row table:style-name="ro6">
          <table:table-cell/>
          <table:table-cell table:style-name="ce352"/>
          <table:table-cell office:value-type="string" table:style-name="ce353">
            <text:p>Estudantes</text:p>
          </table:table-cell>
          <table:table-cell office:value-type="string" table:style-name="ce354">
            <text:p>Formação</text:p>
          </table:table-cell>
          <table:table-cell table:style-name="ce355"/>
          <table:table-cell table:style-name="ce356"/>
          <table:table-cell office:value-type="string" table:style-name="ce356">
            <text:p>mút. acordo</text:p>
          </table:table-cell>
          <table:table-cell office:value-type="string" table:style-name="ce356">
            <text:p>não perm.</text:p>
          </table:table-cell>
          <table:table-cell office:value-type="string" table:style-name="ce356">
            <text:p>ex-inativos<text:span text:style-name="T8">1</text:span></text:p>
          </table:table-cell>
          <table:table-cell office:value-type="string" table:style-name="ce356">
            <text:p>conta próp.</text:p>
          </table:table-cell>
          <table:table-cell table:style-name="ce357"/>
          <table:table-cell table:style-name="ce353"/>
          <table:table-cell table:number-columns-repeated="16372" table:style-name="ce89"/>
        </table:table-row>
        <table:table-row table:style-name="ro27">
          <table:table-cell/>
          <table:table-cell office:value-type="string" table:style-name="ce358">
            <text:p><text:s/>CONTINENTE</text:p>
          </table:table-cell>
          <table:table-cell office:value-type="float" office:value="3872" table:style-name="ce359">
            <text:p>3 872<text:s text:c="4"/></text:p>
          </table:table-cell>
          <table:table-cell office:value-type="float" office:value="928" table:style-name="ce359">
            <text:p><text:s/>928<text:s text:c="4"/></text:p>
          </table:table-cell>
          <table:table-cell office:value-type="float" office:value="6308" table:style-name="ce359">
            <text:p>6 308<text:s text:c="4"/></text:p>
          </table:table-cell>
          <table:table-cell office:value-type="float" office:value="2061" table:style-name="ce359">
            <text:p>2 061<text:s text:c="4"/></text:p>
          </table:table-cell>
          <table:table-cell office:value-type="float" office:value="1796" table:style-name="ce359">
            <text:p>1 796<text:s text:c="4"/></text:p>
          </table:table-cell>
          <table:table-cell office:value-type="float" office:value="18206" table:style-name="ce359">
            <text:p>18 206<text:s text:c="4"/></text:p>
          </table:table-cell>
          <table:table-cell office:value-type="float" office:value="1435" table:style-name="ce359">
            <text:p>1 435<text:s text:c="4"/></text:p>
          </table:table-cell>
          <table:table-cell office:value-type="float" office:value="930" table:style-name="ce359">
            <text:p><text:s/>930<text:s text:c="4"/></text:p>
          </table:table-cell>
          <table:table-cell office:value-type="float" office:value="14868" table:style-name="ce360">
            <text:p>14 868<text:s text:c="4"/></text:p>
          </table:table-cell>
          <table:table-cell office:value-type="float" office:value="50404" table:style-name="ce359">
            <text:p>50 404<text:s text:c="4"/></text:p>
          </table:table-cell>
          <table:table-cell table:style-name="ce89"/>
          <table:table-cell table:style-name="ce361"/>
          <table:table-cell table:style-name="ce89"/>
          <table:table-cell office:value-type="string" table:style-name="ce362">
            <text:p>GRÁFICO 1</text:p>
          </table:table-cell>
          <table:table-cell office:value-type="float" office:value="100" table:style-name="ce363">
            <text:p>100,0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4">
            <text:p>var.%mês homólogo</text:p>
          </table:table-cell>
          <table:table-cell office:value-type="float" office:value="0.88587806149035941" table:style-name="ce365">
            <text:p>+0,9<text:s text:c="5"/></text:p>
          </table:table-cell>
          <table:table-cell office:value-type="float" office:value="-32.064421669106878" table:style-name="ce365">
            <text:p>-32,1<text:s text:c="5"/></text:p>
          </table:table-cell>
          <table:table-cell office:value-type="float" office:value="-31.457133543409753" table:style-name="ce365">
            <text:p>-31,5<text:s text:c="5"/></text:p>
          </table:table-cell>
          <table:table-cell office:value-type="float" office:value="-10.196078431372541" table:style-name="ce365">
            <text:p>-10,2<text:s text:c="5"/></text:p>
          </table:table-cell>
          <table:table-cell office:value-type="float" office:value="-24.727577535624476" table:style-name="ce365">
            <text:p>-24,7<text:s text:c="5"/></text:p>
          </table:table-cell>
          <table:table-cell office:value-type="float" office:value="-6.1836545398330429" table:style-name="ce365">
            <text:p>-6,2<text:s text:c="5"/></text:p>
          </table:table-cell>
          <table:table-cell office:value-type="float" office:value="-14.481525625744936" table:style-name="ce365">
            <text:p>-14,5<text:s text:c="5"/></text:p>
          </table:table-cell>
          <table:table-cell office:value-type="float" office:value="-21.186440677966104" table:style-name="ce365">
            <text:p>-21,2<text:s text:c="5"/></text:p>
          </table:table-cell>
          <table:table-cell office:value-type="float" office:value="5.5591054313099022" table:style-name="ce366">
            <text:p>+5,6<text:s text:c="5"/></text:p>
          </table:table-cell>
          <table:table-cell office:value-type="float" office:value="-9.0787741039378034" table:style-name="ce366">
            <text:p>-9,1<text:s text:c="5"/></text:p>
          </table:table-cell>
          <table:table-cell table:number-columns-repeated="3" table:style-name="ce89"/>
          <table:table-cell office:value-type="string" table:style-name="ce367">
            <text:p>Ex-Estudantes</text:p>
          </table:table-cell>
          <table:table-cell office:value-type="float" office:value="8.7122273924987397" table:style-name="ce363">
            <text:p>8,7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4">
            <text:p>var.%mês anterior</text:p>
          </table:table-cell>
          <table:table-cell office:value-type="float" office:value="-16.945516945516943" table:style-name="ce365">
            <text:p>-16,9<text:s text:c="5"/></text:p>
          </table:table-cell>
          <table:table-cell office:value-type="float" office:value="-10.511089681774337" table:style-name="ce365">
            <text:p>-10,5<text:s text:c="5"/></text:p>
          </table:table-cell>
          <table:table-cell office:value-type="float" office:value="-4.0024349414092342" table:style-name="ce365">
            <text:p>-4,0<text:s text:c="5"/></text:p>
          </table:table-cell>
          <table:table-cell office:value-type="float" office:value="-8.2777036048064048" table:style-name="ce365">
            <text:p>-8,3<text:s text:c="5"/></text:p>
          </table:table-cell>
          <table:table-cell office:value-type="float" office:value="-7.8028747433264982" table:style-name="ce365">
            <text:p>-7,8<text:s text:c="5"/></text:p>
          </table:table-cell>
          <table:table-cell office:value-type="float" office:value="-1.2957441040932594" table:style-name="ce365">
            <text:p>-1,3<text:s text:c="5"/></text:p>
          </table:table-cell>
          <table:table-cell office:value-type="float" office:value="-12.553321145642897" table:style-name="ce365">
            <text:p>-12,6<text:s text:c="5"/></text:p>
          </table:table-cell>
          <table:table-cell office:value-type="float" office:value="-7.0929070929070974" table:style-name="ce365">
            <text:p>-7,1<text:s text:c="5"/></text:p>
          </table:table-cell>
          <table:table-cell office:value-type="float" office:value="-6.8362679365875039" table:style-name="ce365">
            <text:p>-6,8<text:s text:c="5"/></text:p>
          </table:table-cell>
          <table:table-cell office:value-type="float" office:value="-5.8062828203546957" table:style-name="ce365">
            <text:p>-5,8<text:s text:c="5"/></text:p>
          </table:table-cell>
          <table:table-cell table:number-columns-repeated="3" table:style-name="ce89"/>
          <table:table-cell office:value-type="string" table:style-name="ce367">
            <text:p>Fim de formação</text:p>
          </table:table-cell>
          <table:table-cell office:value-type="float" office:value="1.9379193063108522" table:style-name="ce363">
            <text:p>1,9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210">
            <text:p><text:s/>NORTE</text:p>
          </table:table-cell>
          <table:table-cell office:value-type="float" office:value="1527" table:style-name="ce368">
            <text:p>1 527<text:s text:c="4"/></text:p>
          </table:table-cell>
          <table:table-cell office:value-type="float" office:value="357" table:style-name="ce368">
            <text:p><text:s/>357<text:s text:c="4"/></text:p>
          </table:table-cell>
          <table:table-cell office:value-type="float" office:value="2720" table:style-name="ce368">
            <text:p>2 720<text:s text:c="4"/></text:p>
          </table:table-cell>
          <table:table-cell office:value-type="float" office:value="795" table:style-name="ce368">
            <text:p><text:s/>795<text:s text:c="4"/></text:p>
          </table:table-cell>
          <table:table-cell office:value-type="float" office:value="638" table:style-name="ce368">
            <text:p><text:s/>638<text:s text:c="4"/></text:p>
          </table:table-cell>
          <table:table-cell office:value-type="float" office:value="5261" table:style-name="ce368">
            <text:p>5 261<text:s text:c="4"/></text:p>
          </table:table-cell>
          <table:table-cell office:value-type="float" office:value="605" table:style-name="ce368">
            <text:p><text:s/>605<text:s text:c="4"/></text:p>
          </table:table-cell>
          <table:table-cell office:value-type="float" office:value="336" table:style-name="ce368">
            <text:p><text:s/>336<text:s text:c="4"/></text:p>
          </table:table-cell>
          <table:table-cell office:value-type="float" office:value="6012" table:style-name="ce368">
            <text:p>6 012<text:s text:c="4"/></text:p>
          </table:table-cell>
          <table:table-cell office:value-type="float" office:value="18251" table:style-name="ce368">
            <text:p>18 251<text:s text:c="4"/></text:p>
          </table:table-cell>
          <table:table-cell table:number-columns-repeated="2" table:style-name="ce89"/>
          <table:table-cell table:style-name="ce255"/>
          <table:table-cell office:value-type="string" table:style-name="ce367">
            <text:p>Despedido</text:p>
          </table:table-cell>
          <table:table-cell office:value-type="float" office:value="12.279718188783614" table:style-name="ce363">
            <text:p>12,3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4">
            <text:p>var.%mês homólogo</text:p>
          </table:table-cell>
          <table:table-cell office:value-type="float" office:value="-0.71521456436931885" table:style-name="ce365">
            <text:p>-0,7<text:s text:c="5"/></text:p>
          </table:table-cell>
          <table:table-cell office:value-type="float" office:value="-32.514177693761809" table:style-name="ce365">
            <text:p>-32,5<text:s text:c="5"/></text:p>
          </table:table-cell>
          <table:table-cell office:value-type="float" office:value="-26.207270754205098" table:style-name="ce365">
            <text:p>-26,2<text:s text:c="5"/></text:p>
          </table:table-cell>
          <table:table-cell office:value-type="float" office:value="0.37878787878788955" table:style-name="ce365">
            <text:p>+0,4<text:s text:c="5"/></text:p>
          </table:table-cell>
          <table:table-cell office:value-type="float" office:value="-25.727590221187427" table:style-name="ce365">
            <text:p>-25,7<text:s text:c="5"/></text:p>
          </table:table-cell>
          <table:table-cell office:value-type="float" office:value="-7.1315092674315963" table:style-name="ce365">
            <text:p>-7,1<text:s text:c="5"/></text:p>
          </table:table-cell>
          <table:table-cell office:value-type="float" office:value="-5.1724137931034448" table:style-name="ce365">
            <text:p>-5,2<text:s text:c="5"/></text:p>
          </table:table-cell>
          <table:table-cell office:value-type="float" office:value="-17.444717444717455" table:style-name="ce365">
            <text:p>-17,4<text:s text:c="5"/></text:p>
          </table:table-cell>
          <table:table-cell office:value-type="float" office:value="0.6192468619246938" table:style-name="ce366">
            <text:p>+0,6<text:s text:c="5"/></text:p>
          </table:table-cell>
          <table:table-cell office:value-type="float" office:value="-9.1492856787296546" table:style-name="ce365">
            <text:p>-9,1<text:s text:c="5"/></text:p>
          </table:table-cell>
          <table:table-cell table:number-columns-repeated="2" table:style-name="ce89"/>
          <table:table-cell table:style-name="ce255"/>
          <table:table-cell office:value-type="string" table:style-name="ce367">
            <text:p>Despediu-se</text:p>
          </table:table-cell>
          <table:table-cell office:value-type="float" office:value="4.1991366261142566" table:style-name="ce363">
            <text:p>4,2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4">
            <text:p>var.%mês anterior</text:p>
          </table:table-cell>
          <table:table-cell office:value-type="float" office:value="-16.78474114441417" table:style-name="ce365">
            <text:p>-16,8<text:s text:c="5"/></text:p>
          </table:table-cell>
          <table:table-cell office:value-type="float" office:value="-10.526315789473685" table:style-name="ce365">
            <text:p>-10,5<text:s text:c="5"/></text:p>
          </table:table-cell>
          <table:table-cell office:value-type="float" office:value="-7.4829931972789154" table:style-name="ce365">
            <text:p>-7,5<text:s text:c="5"/></text:p>
          </table:table-cell>
          <table:table-cell office:value-type="float" office:value="-10.573678290213735" table:style-name="ce365">
            <text:p>-10,6<text:s text:c="5"/></text:p>
          </table:table-cell>
          <table:table-cell office:value-type="float" office:value="-27.334851936218669" table:style-name="ce365">
            <text:p>-27,3<text:s text:c="5"/></text:p>
          </table:table-cell>
          <table:table-cell office:value-type="float" office:value="-0.24649222601441068" table:style-name="ce365">
            <text:p>-0,2<text:s text:c="5"/></text:p>
          </table:table-cell>
          <table:table-cell office:value-type="float" office:value="-12.44573082489147" table:style-name="ce365">
            <text:p>-12,4<text:s text:c="5"/></text:p>
          </table:table-cell>
          <table:table-cell office:value-type="float" office:value="-6.6666666666666714" table:style-name="ce365">
            <text:p>-6,7<text:s text:c="5"/></text:p>
          </table:table-cell>
          <table:table-cell office:value-type="float" office:value="-2.52918287937743" table:style-name="ce365">
            <text:p>-2,5<text:s text:c="5"/></text:p>
          </table:table-cell>
          <table:table-cell office:value-type="float" office:value="-6.0872697334568215" table:style-name="ce365">
            <text:p>-6,1<text:s text:c="5"/></text:p>
          </table:table-cell>
          <table:table-cell table:number-columns-repeated="3" table:style-name="ce89"/>
          <table:table-cell office:value-type="string" table:style-name="ce367">
            <text:p>Despedimento mútuo acordo</text:p>
          </table:table-cell>
          <table:table-cell office:value-type="float" office:value="3.640373007419035" table:style-name="ce363">
            <text:p>3,6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369">
            <text:p><text:s/>CENTRO</text:p>
          </table:table-cell>
          <table:table-cell office:value-type="float" office:value="563" table:style-name="ce368">
            <text:p><text:s/>563<text:s text:c="4"/></text:p>
          </table:table-cell>
          <table:table-cell office:value-type="float" office:value="139" table:style-name="ce368">
            <text:p><text:s/>139<text:s text:c="4"/></text:p>
          </table:table-cell>
          <table:table-cell office:value-type="float" office:value="845" table:style-name="ce368">
            <text:p><text:s/>845<text:s text:c="4"/></text:p>
          </table:table-cell>
          <table:table-cell office:value-type="float" office:value="415" table:style-name="ce368">
            <text:p><text:s/>415<text:s text:c="4"/></text:p>
          </table:table-cell>
          <table:table-cell office:value-type="float" office:value="237" table:style-name="ce368">
            <text:p><text:s/>237<text:s text:c="4"/></text:p>
          </table:table-cell>
          <table:table-cell office:value-type="float" office:value="2421" table:style-name="ce368">
            <text:p>2 421<text:s text:c="4"/></text:p>
          </table:table-cell>
          <table:table-cell office:value-type="float" office:value="224" table:style-name="ce368">
            <text:p><text:s/>224<text:s text:c="4"/></text:p>
          </table:table-cell>
          <table:table-cell office:value-type="float" office:value="155" table:style-name="ce368">
            <text:p><text:s/>155<text:s text:c="4"/></text:p>
          </table:table-cell>
          <table:table-cell office:value-type="float" office:value="2224" table:style-name="ce368">
            <text:p>2 224<text:s text:c="4"/></text:p>
          </table:table-cell>
          <table:table-cell office:value-type="float" office:value="7223" table:style-name="ce368">
            <text:p>7 223<text:s text:c="4"/></text:p>
          </table:table-cell>
          <table:table-cell table:number-columns-repeated="3" table:style-name="ce89"/>
          <table:table-cell office:value-type="string" table:style-name="ce367">
            <text:p>Fim trabalho não permanente</text:p>
          </table:table-cell>
          <table:table-cell office:value-type="float" office:value="34.469548317168432" table:style-name="ce363">
            <text:p>34,5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4">
            <text:p>var.%mês homólogo</text:p>
          </table:table-cell>
          <table:table-cell office:value-type="float" office:value="-11.477987421383645" table:style-name="ce365">
            <text:p>-11,5<text:s text:c="5"/></text:p>
          </table:table-cell>
          <table:table-cell office:value-type="float" office:value="-48.518518518518519" table:style-name="ce365">
            <text:p>-48,5<text:s text:c="5"/></text:p>
          </table:table-cell>
          <table:table-cell office:value-type="float" office:value="-34.343434343434339" table:style-name="ce365">
            <text:p>-34,3<text:s text:c="5"/></text:p>
          </table:table-cell>
          <table:table-cell office:value-type="float" office:value="-8.3885209713024267" table:style-name="ce365">
            <text:p>-8,4<text:s text:c="5"/></text:p>
          </table:table-cell>
          <table:table-cell office:value-type="float" office:value="-33.798882681564251" table:style-name="ce365">
            <text:p>-33,8<text:s text:c="5"/></text:p>
          </table:table-cell>
          <table:table-cell office:value-type="float" office:value="-11.155963302752298" table:style-name="ce365">
            <text:p>-11,2<text:s text:c="5"/></text:p>
          </table:table-cell>
          <table:table-cell office:value-type="float" office:value="-11.462450592885375" table:style-name="ce365">
            <text:p>-11,5<text:s text:c="5"/></text:p>
          </table:table-cell>
          <table:table-cell office:value-type="float" office:value="-20.512820512820511" table:style-name="ce365">
            <text:p>-20,5<text:s text:c="5"/></text:p>
          </table:table-cell>
          <table:table-cell office:value-type="float" office:value="-6.1207260447446146" table:style-name="ce366">
            <text:p>-6,1<text:s text:c="5"/></text:p>
          </table:table-cell>
          <table:table-cell office:value-type="float" office:value="-15.480926749356428" table:style-name="ce365">
            <text:p>-15,5<text:s text:c="5"/></text:p>
          </table:table-cell>
          <table:table-cell table:number-columns-repeated="3" table:style-name="ce89"/>
          <table:table-cell office:value-type="string" table:style-name="ce367">
            <text:p>Outros ex-inactivos</text:p>
          </table:table-cell>
          <table:table-cell office:value-type="float" office:value="3.066659191568089" table:style-name="ce363">
            <text:p>3,1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4">
            <text:p>var.%mês anterior</text:p>
          </table:table-cell>
          <table:table-cell office:value-type="float" office:value="-18.523878437047756" table:style-name="ce365">
            <text:p>-18,5<text:s text:c="5"/></text:p>
          </table:table-cell>
          <table:table-cell office:value-type="float" office:value="-21.910112359550567" table:style-name="ce365">
            <text:p>-21,9<text:s text:c="5"/></text:p>
          </table:table-cell>
          <table:table-cell office:value-type="float" office:value="0.83532219570405175" table:style-name="ce365">
            <text:p>+0,8<text:s text:c="5"/></text:p>
          </table:table-cell>
          <table:table-cell office:value-type="float" office:value="2.4691358024691397" table:style-name="ce365">
            <text:p>+2,5<text:s text:c="5"/></text:p>
          </table:table-cell>
          <table:table-cell office:value-type="float" office:value="-8.1395348837209269" table:style-name="ce365">
            <text:p>-8,1<text:s text:c="5"/></text:p>
          </table:table-cell>
          <table:table-cell office:value-type="float" office:value="-4.3083003952569072" table:style-name="ce365">
            <text:p>-4,3<text:s text:c="5"/></text:p>
          </table:table-cell>
          <table:table-cell office:value-type="float" office:value="-12.5" table:style-name="ce365">
            <text:p>-12,5<text:s text:c="5"/></text:p>
          </table:table-cell>
          <table:table-cell office:value-type="float" office:value="-10.404624277456648" table:style-name="ce365">
            <text:p>-10,4<text:s text:c="5"/></text:p>
          </table:table-cell>
          <table:table-cell office:value-type="float" office:value="-9.3724531377343112" table:style-name="ce365">
            <text:p>-9,4<text:s text:c="5"/></text:p>
          </table:table-cell>
          <table:table-cell office:value-type="float" office:value="-7.1951689579853593" table:style-name="ce365">
            <text:p>-7,2<text:s text:c="5"/></text:p>
          </table:table-cell>
          <table:table-cell table:number-columns-repeated="3" table:style-name="ce89"/>
          <table:table-cell office:value-type="string" table:style-name="ce367">
            <text:p>Trabalhava conta própria</text:p>
          </table:table-cell>
          <table:table-cell office:value-type="float" office:value="1.8706434191100896" table:style-name="ce363">
            <text:p>1,9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369">
            <text:p><text:s/>LISBOA V. TEJO</text:p>
          </table:table-cell>
          <table:table-cell office:value-type="float" office:value="1491" table:style-name="ce368">
            <text:p>1 491<text:s text:c="4"/></text:p>
          </table:table-cell>
          <table:table-cell office:value-type="float" office:value="325" table:style-name="ce368">
            <text:p><text:s/>325<text:s text:c="4"/></text:p>
          </table:table-cell>
          <table:table-cell office:value-type="float" office:value="2129" table:style-name="ce368">
            <text:p>2 129<text:s text:c="4"/></text:p>
          </table:table-cell>
          <table:table-cell office:value-type="float" office:value="677" table:style-name="ce368">
            <text:p><text:s/>677<text:s text:c="4"/></text:p>
          </table:table-cell>
          <table:table-cell office:value-type="float" office:value="842" table:style-name="ce368">
            <text:p><text:s/>842<text:s text:c="4"/></text:p>
          </table:table-cell>
          <table:table-cell office:value-type="float" office:value="7926" table:style-name="ce368">
            <text:p>7 926<text:s text:c="4"/></text:p>
          </table:table-cell>
          <table:table-cell office:value-type="float" office:value="462" table:style-name="ce368">
            <text:p><text:s/>462<text:s text:c="4"/></text:p>
          </table:table-cell>
          <table:table-cell office:value-type="float" office:value="340" table:style-name="ce368">
            <text:p><text:s/>340<text:s text:c="4"/></text:p>
          </table:table-cell>
          <table:table-cell office:value-type="float" office:value="5374" table:style-name="ce368">
            <text:p>5 374<text:s text:c="4"/></text:p>
          </table:table-cell>
          <table:table-cell office:value-type="float" office:value="19566" table:style-name="ce368">
            <text:p>19 566<text:s text:c="4"/></text:p>
          </table:table-cell>
          <table:table-cell table:number-columns-repeated="3" table:style-name="ce89"/>
          <table:table-cell office:value-type="string" table:style-name="ce367">
            <text:p>Outros</text:p>
          </table:table-cell>
          <table:table-cell office:value-type="float" office:value="29.823774551026894" table:style-name="ce363">
            <text:p>29,8</text:p>
          </table:table-cell>
          <table:table-cell table:number-columns-repeated="16367"/>
        </table:table-row>
        <table:table-row table:style-name="ro19">
          <table:table-cell/>
          <table:table-cell office:value-type="string" table:style-name="ce364">
            <text:p>var.%mês homólogo</text:p>
          </table:table-cell>
          <table:table-cell office:value-type="float" office:value="13.81679389312977" table:style-name="ce365">
            <text:p>+13,8<text:s text:c="5"/></text:p>
          </table:table-cell>
          <table:table-cell office:value-type="float" office:value="-23.167848699763596" table:style-name="ce365">
            <text:p>-23,2<text:s text:c="5"/></text:p>
          </table:table-cell>
          <table:table-cell office:value-type="float" office:value="-33.613969441845953" table:style-name="ce365">
            <text:p>-33,6<text:s text:c="5"/></text:p>
          </table:table-cell>
          <table:table-cell office:value-type="float" office:value="-21.734104046242777" table:style-name="ce365">
            <text:p>-21,7<text:s text:c="5"/></text:p>
          </table:table-cell>
          <table:table-cell office:value-type="float" office:value="-20.640904806786054" table:style-name="ce365">
            <text:p>-20,6<text:s text:c="5"/></text:p>
          </table:table-cell>
          <table:table-cell office:value-type="float" office:value="-4.4599807135969058" table:style-name="ce365">
            <text:p>-4,5<text:s text:c="5"/></text:p>
          </table:table-cell>
          <table:table-cell office:value-type="float" office:value="-19.930675909878687" table:style-name="ce365">
            <text:p>-19,9<text:s text:c="5"/></text:p>
          </table:table-cell>
          <table:table-cell office:value-type="float" office:value="-19.047619047619051" table:style-name="ce365">
            <text:p>-19,0<text:s text:c="5"/></text:p>
          </table:table-cell>
          <table:table-cell office:value-type="float" office:value="22.191905411550692" table:style-name="ce366">
            <text:p>+22,2<text:s text:c="5"/></text:p>
          </table:table-cell>
          <table:table-cell office:value-type="float" office:value="-4.8207423262149121" table:style-name="ce365">
            <text:p>-4,8<text:s text:c="5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4">
            <text:p>var.%mês anterior</text:p>
          </table:table-cell>
          <table:table-cell office:value-type="float" office:value="-15.428247305728874" table:style-name="ce365">
            <text:p>-15,4<text:s text:c="5"/></text:p>
          </table:table-cell>
          <table:table-cell office:value-type="float" office:value="-2.9850746268656678" table:style-name="ce365">
            <text:p>-3,0<text:s text:c="5"/></text:p>
          </table:table-cell>
          <table:table-cell office:value-type="float" office:value="-3.1392174704276528" table:style-name="ce365">
            <text:p>-3,1<text:s text:c="5"/></text:p>
          </table:table-cell>
          <table:table-cell office:value-type="float" office:value="-17.539585870889169" table:style-name="ce365">
            <text:p>-17,5<text:s text:c="5"/></text:p>
          </table:table-cell>
          <table:table-cell office:value-type="float" office:value="15.342465753424662" table:style-name="ce365">
            <text:p>+15,3<text:s text:c="5"/></text:p>
          </table:table-cell>
          <table:table-cell office:value-type="float" office:value="-0.83823345427248341" table:style-name="ce365">
            <text:p>-0,8<text:s text:c="5"/></text:p>
          </table:table-cell>
          <table:table-cell office:value-type="float" office:value="-10.638297872340431" table:style-name="ce365">
            <text:p>-10,6<text:s text:c="5"/></text:p>
          </table:table-cell>
          <table:table-cell office:value-type="float" office:value="-2.5787965616045767" table:style-name="ce365">
            <text:p>-2,6<text:s text:c="5"/></text:p>
          </table:table-cell>
          <table:table-cell office:value-type="float" office:value="-6.2783397279386151" table:style-name="ce365">
            <text:p>-6,3<text:s text:c="5"/></text:p>
          </table:table-cell>
          <table:table-cell office:value-type="float" office:value="-4.275929549902159" table:style-name="ce365">
            <text:p>-4,3<text:s text:c="5"/></text:p>
          </table:table-cell>
          <table:table-cell table:number-columns-repeated="16372" table:style-name="ce89"/>
        </table:table-row>
        <table:table-row table:style-name="ro27">
          <table:table-cell/>
          <table:table-cell office:value-type="string" table:style-name="ce210">
            <text:p><text:s/>ALENTEJO</text:p>
          </table:table-cell>
          <table:table-cell office:value-type="float" office:value="136" table:style-name="ce368">
            <text:p><text:s/>136<text:s text:c="4"/></text:p>
          </table:table-cell>
          <table:table-cell office:value-type="float" office:value="65" table:style-name="ce368">
            <text:p><text:s/>65<text:s text:c="4"/></text:p>
          </table:table-cell>
          <table:table-cell office:value-type="float" office:value="287" table:style-name="ce368">
            <text:p><text:s/>287<text:s text:c="4"/></text:p>
          </table:table-cell>
          <table:table-cell office:value-type="float" office:value="72" table:style-name="ce368">
            <text:p><text:s/>72<text:s text:c="4"/></text:p>
          </table:table-cell>
          <table:table-cell office:value-type="float" office:value="35" table:style-name="ce368">
            <text:p><text:s/>35<text:s text:c="4"/></text:p>
          </table:table-cell>
          <table:table-cell office:value-type="float" office:value="1550" table:style-name="ce368">
            <text:p>1 550<text:s text:c="4"/></text:p>
          </table:table-cell>
          <table:table-cell office:value-type="float" office:value="94" table:style-name="ce368">
            <text:p><text:s/>94<text:s text:c="4"/></text:p>
          </table:table-cell>
          <table:table-cell office:value-type="float" office:value="65" table:style-name="ce368">
            <text:p><text:s/>65<text:s text:c="4"/></text:p>
          </table:table-cell>
          <table:table-cell office:value-type="float" office:value="599" table:style-name="ce368">
            <text:p><text:s/>599<text:s text:c="4"/></text:p>
          </table:table-cell>
          <table:table-cell office:value-type="float" office:value="2903" table:style-name="ce368">
            <text:p>2 903<text:s text:c="4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4">
            <text:p>var.%mês homólogo</text:p>
          </table:table-cell>
          <table:table-cell office:value-type="float" office:value="-33.980582524271838" table:style-name="ce365">
            <text:p>-34,0<text:s text:c="5"/></text:p>
          </table:table-cell>
          <table:table-cell office:value-type="float" office:value="-12.162162162162161" table:style-name="ce365">
            <text:p>-12,2<text:s text:c="5"/></text:p>
          </table:table-cell>
          <table:table-cell office:value-type="float" office:value="-40.946502057613166" table:style-name="ce365">
            <text:p>-40,9<text:s text:c="5"/></text:p>
          </table:table-cell>
          <table:table-cell office:value-type="float" office:value="-8.8607594936708836" table:style-name="ce365">
            <text:p>-8,9<text:s text:c="5"/></text:p>
          </table:table-cell>
          <table:table-cell office:value-type="float" office:value="-2.7777777777777857" table:style-name="ce365">
            <text:p>-2,8<text:s text:c="5"/></text:p>
          </table:table-cell>
          <table:table-cell office:value-type="float" office:value="6.5292096219931324" table:style-name="ce365">
            <text:p>+6,5<text:s text:c="5"/></text:p>
          </table:table-cell>
          <table:table-cell office:value-type="float" office:value="-9.6153846153846132" table:style-name="ce365">
            <text:p>-9,6<text:s text:c="5"/></text:p>
          </table:table-cell>
          <table:table-cell office:value-type="float" office:value="-30.851063829787222" table:style-name="ce365">
            <text:p>-30,9<text:s text:c="5"/></text:p>
          </table:table-cell>
          <table:table-cell office:value-type="float" office:value="1.0118043844856714" table:style-name="ce366">
            <text:p>+1,0<text:s text:c="5"/></text:p>
          </table:table-cell>
          <table:table-cell office:value-type="float" office:value="-7.1634154141349597" table:style-name="ce365">
            <text:p>-7,2<text:s text:c="5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4">
            <text:p>var.%mês anterior</text:p>
          </table:table-cell>
          <table:table-cell office:value-type="float" office:value="-35.84905660377359" table:style-name="ce365">
            <text:p>-35,8<text:s text:c="5"/></text:p>
          </table:table-cell>
          <table:table-cell office:value-type="float" office:value="-8.4507042253521121" table:style-name="ce365">
            <text:p>-8,5<text:s text:c="5"/></text:p>
          </table:table-cell>
          <table:table-cell office:value-type="float" office:value="0.70175438596491801" table:style-name="ce365">
            <text:p>+0,7<text:s text:c="5"/></text:p>
          </table:table-cell>
          <table:table-cell office:value-type="float" office:value="14.285714285714278" table:style-name="ce365">
            <text:p>+14,3<text:s text:c="5"/></text:p>
          </table:table-cell>
          <table:table-cell office:value-type="float" office:value="9.375" table:style-name="ce365">
            <text:p>+9,4<text:s text:c="5"/></text:p>
          </table:table-cell>
          <table:table-cell office:value-type="float" office:value="5.0135501355013616" table:style-name="ce365">
            <text:p>+5,0<text:s text:c="5"/></text:p>
          </table:table-cell>
          <table:table-cell office:value-type="float" office:value="-16.071428571428569" table:style-name="ce365">
            <text:p>-16,1<text:s text:c="5"/></text:p>
          </table:table-cell>
          <table:table-cell office:value-type="float" office:value="-16.666666666666657" table:style-name="ce365">
            <text:p>-16,7<text:s text:c="5"/></text:p>
          </table:table-cell>
          <table:table-cell office:value-type="float" office:value="-14.30615164520745" table:style-name="ce365">
            <text:p>-14,3<text:s text:c="5"/></text:p>
          </table:table-cell>
          <table:table-cell office:value-type="float" office:value="-4.1281373844121561" table:style-name="ce365">
            <text:p>-4,1<text:s text:c="5"/></text:p>
          </table:table-cell>
          <table:table-cell table:number-columns-repeated="16372" table:style-name="ce89"/>
        </table:table-row>
        <table:table-row table:style-name="ro27">
          <table:table-cell/>
          <table:table-cell office:value-type="string" table:style-name="ce210">
            <text:p><text:s/>ALGARVE</text:p>
          </table:table-cell>
          <table:table-cell office:value-type="float" office:value="155" table:style-name="ce368">
            <text:p><text:s/>155<text:s text:c="4"/></text:p>
          </table:table-cell>
          <table:table-cell office:value-type="float" office:value="42" table:style-name="ce368">
            <text:p><text:s/>42<text:s text:c="4"/></text:p>
          </table:table-cell>
          <table:table-cell office:value-type="float" office:value="327" table:style-name="ce368">
            <text:p><text:s/>327<text:s text:c="4"/></text:p>
          </table:table-cell>
          <table:table-cell office:value-type="float" office:value="102" table:style-name="ce368">
            <text:p><text:s/>102<text:s text:c="4"/></text:p>
          </table:table-cell>
          <table:table-cell office:value-type="float" office:value="44" table:style-name="ce368">
            <text:p><text:s/>44<text:s text:c="4"/></text:p>
          </table:table-cell>
          <table:table-cell office:value-type="float" office:value="1048" table:style-name="ce368">
            <text:p>1 048<text:s text:c="4"/></text:p>
          </table:table-cell>
          <table:table-cell office:value-type="float" office:value="50" table:style-name="ce368">
            <text:p><text:s/>50<text:s text:c="4"/></text:p>
          </table:table-cell>
          <table:table-cell office:value-type="float" office:value="34" table:style-name="ce368">
            <text:p><text:s/>34<text:s text:c="4"/></text:p>
          </table:table-cell>
          <table:table-cell office:value-type="float" office:value="659" table:style-name="ce368">
            <text:p><text:s/>659<text:s text:c="4"/></text:p>
          </table:table-cell>
          <table:table-cell office:value-type="float" office:value="2461" table:style-name="ce368">
            <text:p>2 461<text:s text:c="4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4">
            <text:p>var.%mês homólogo</text:p>
          </table:table-cell>
          <table:table-cell office:value-type="float" office:value="4.7297297297297405" table:style-name="ce365">
            <text:p>+4,7<text:s text:c="5"/></text:p>
          </table:table-cell>
          <table:table-cell office:value-type="float" office:value="-40" table:style-name="ce365">
            <text:p>-40,0<text:s text:c="5"/></text:p>
          </table:table-cell>
          <table:table-cell office:value-type="float" office:value="-39.106145251396654" table:style-name="ce365">
            <text:p>-39,1<text:s text:c="5"/></text:p>
          </table:table-cell>
          <table:table-cell office:value-type="float" office:value="-3.7735849056603712" table:style-name="ce365">
            <text:p>-3,8<text:s text:c="5"/></text:p>
          </table:table-cell>
          <table:table-cell office:value-type="float" office:value="-38.888888888888886" table:style-name="ce365">
            <text:p>-38,9<text:s text:c="5"/></text:p>
          </table:table-cell>
          <table:table-cell office:value-type="float" office:value="-17.154150197628454" table:style-name="ce365">
            <text:p>-17,2<text:s text:c="5"/></text:p>
          </table:table-cell>
          <table:table-cell office:value-type="float" office:value="-52.830188679245282" table:style-name="ce365">
            <text:p>-52,8<text:s text:c="5"/></text:p>
          </table:table-cell>
          <table:table-cell office:value-type="float" office:value="-46.875" table:style-name="ce365">
            <text:p>-46,9<text:s text:c="5"/></text:p>
          </table:table-cell>
          <table:table-cell office:value-type="float" office:value="-12.133333333333326" table:style-name="ce366">
            <text:p>-12,1<text:s text:c="5"/></text:p>
          </table:table-cell>
          <table:table-cell office:value-type="float" office:value="-21.071199486850546" table:style-name="ce365">
            <text:p>-21,1<text:s text:c="5"/></text:p>
          </table:table-cell>
          <table:table-cell table:number-columns-repeated="16372" table:style-name="ce89"/>
        </table:table-row>
        <table:table-row table:style-name="ro19">
          <table:table-cell/>
          <table:table-cell office:value-type="string" table:style-name="ce364">
            <text:p>var.%mês anterior</text:p>
          </table:table-cell>
          <table:table-cell office:value-type="float" office:value="-3.7267080745341588" table:style-name="ce365">
            <text:p>-3,7<text:s text:c="5"/></text:p>
          </table:table-cell>
          <table:table-cell office:value-type="float" office:value="-22.222222222222214" table:style-name="ce365">
            <text:p>-22,2<text:s text:c="5"/></text:p>
          </table:table-cell>
          <table:table-cell office:value-type="float" office:value="5.4838709677419502" table:style-name="ce365">
            <text:p>+5,5<text:s text:c="5"/></text:p>
          </table:table-cell>
          <table:table-cell office:value-type="float" office:value="47.826086956521721" table:style-name="ce365">
            <text:p>+47,8<text:s text:c="5"/></text:p>
          </table:table-cell>
          <table:table-cell office:value-type="float" office:value="-12" table:style-name="ce365">
            <text:p>-12,0<text:s text:c="5"/></text:p>
          </table:table-cell>
          <table:table-cell office:value-type="float" office:value="-10.580204778156997" table:style-name="ce365">
            <text:p>-10,6<text:s text:c="5"/></text:p>
          </table:table-cell>
          <table:table-cell office:value-type="float" office:value="-23.076923076923066" table:style-name="ce365">
            <text:p>-23,1<text:s text:c="5"/></text:p>
          </table:table-cell>
          <table:table-cell office:value-type="float" office:value="-17.073170731707322" table:style-name="ce365">
            <text:p>-17,1<text:s text:c="5"/></text:p>
          </table:table-cell>
          <table:table-cell office:value-type="float" office:value="-27.101769911504419" table:style-name="ce365">
            <text:p>-27,1<text:s text:c="5"/></text:p>
          </table:table-cell>
          <table:table-cell office:value-type="float" office:value="-12.915782024062281" table:style-name="ce365">
            <text:p>-12,9<text:s text:c="5"/></text:p>
          </table:table-cell>
          <table:table-cell table:style-name="ce89"/>
          <table:table-cell table:style-name="ce361"/>
          <table:table-cell table:number-columns-repeated="16370" table:style-name="ce89"/>
        </table:table-row>
        <table:table-row table:style-name="ro13">
          <table:table-cell/>
          <table:table-cell table:style-name="ce370"/>
          <table:table-cell table:number-columns-repeated="8" table:style-name="ce371"/>
          <table:table-cell table:style-name="ce372"/>
          <table:table-cell table:style-name="ce371"/>
          <table:table-cell table:number-columns-repeated="16372" table:style-name="ce89"/>
        </table:table-row>
        <table:table-row table:style-name="ro18">
          <table:table-cell/>
          <table:table-cell office:value-type="string" table:style-name="ce101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44"/>
          <table:table-cell table:style-name="ce373"/>
          <table:table-cell table:style-name="ce374"/>
          <table:table-cell table:number-columns-repeated="16372" table:style-name="ce89"/>
        </table:table-row>
        <table:table-row table:style-name="ro7">
          <table:table-cell/>
          <table:table-cell office:value-type="string" table:style-name="ce101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375"/>
          <table:table-cell table:number-columns-repeated="16372" table:style-name="ce89"/>
        </table:table-row>
        <table:table-row table:style-name="ro10">
          <table:table-cell/>
          <table:table-cell table:style-name="ce121"/>
          <table:table-cell table:number-columns-repeated="8" table:style-name="ce376"/>
          <table:table-cell table:style-name="ce377"/>
          <table:table-cell table:style-name="ce378"/>
          <table:table-cell table:style-name="ce89"/>
          <table:table-cell table:style-name="ce97"/>
          <table:table-cell table:number-columns-repeated="16370"/>
        </table:table-row>
        <table:table-row table:style-name="ro10">
          <table:table-cell/>
          <table:table-cell table:style-name="ce89"/>
          <table:table-cell table:number-columns-repeated="10" table:style-name="ce376"/>
          <table:table-cell table:style-name="ce89"/>
          <table:table-cell table:style-name="ce97"/>
          <table:table-cell table:number-columns-repeated="16370"/>
        </table:table-row>
        <table:table-row table:number-rows-repeated="4" table:style-name="ro6">
          <table:table-cell/>
          <table:table-cell table:style-name="ce89"/>
          <table:table-cell table:number-columns-repeated="10" table:style-name="ce376"/>
          <table:table-cell table:style-name="ce89"/>
          <table:table-cell table:style-name="ce97"/>
          <table:table-cell table:number-columns-repeated="16370"/>
        </table:table-row>
        <table:table-row table:number-rows-repeated="2" table:style-name="ro6">
          <table:table-cell/>
          <table:table-cell table:style-name="ce89"/>
          <table:table-cell table:number-columns-repeated="10" table:style-name="ce376"/>
          <table:table-cell table:number-columns-repeated="16372" table:style-name="ce89"/>
        </table:table-row>
        <table:table-row table:style-name="ro10">
          <table:table-cell/>
          <table:table-cell table:style-name="ce89"/>
          <table:table-cell table:number-columns-repeated="10" table:style-name="ce376"/>
          <table:table-cell table:number-columns-repeated="16372" table:style-name="ce89"/>
        </table:table-row>
        <table:table-row table:number-rows-repeated="5" table:style-name="ro6">
          <table:table-cell/>
          <table:table-cell table:style-name="ce89"/>
          <table:table-cell table:number-columns-repeated="10" table:style-name="ce376"/>
          <table:table-cell table:number-columns-repeated="16372" table:style-name="ce89"/>
        </table:table-row>
        <table:table-row table:number-rows-repeated="1048514" table:style-name="ro6">
          <table:table-cell table:number-columns-repeated="16384"/>
        </table:table-row>
      </table:table>
      <table:table table:name="X-XI" table:style-name="ta12" table:print-ranges="X-XI.B1:X-XI.K59">
        <table:table-column table:style-name="co23" table:default-cell-style-name="ce89"/>
        <table:table-column table:style-name="co60" table:default-cell-style-name="ce89"/>
        <table:table-column table:style-name="co58" table:default-cell-style-name="ce89"/>
        <table:table-column table:style-name="co48" table:default-cell-style-name="ce89"/>
        <table:table-column table:style-name="co28" table:default-cell-style-name="ce89"/>
        <table:table-column table:style-name="co18" table:default-cell-style-name="ce89"/>
        <table:table-column table:style-name="co28" table:default-cell-style-name="ce89"/>
        <table:table-column table:style-name="co39" table:default-cell-style-name="ce89"/>
        <table:table-column table:style-name="co34" table:default-cell-style-name="ce89"/>
        <table:table-column table:style-name="co32" table:default-cell-style-name="ce89"/>
        <table:table-column table:style-name="co33" table:default-cell-style-name="ce89"/>
        <table:table-column table:style-name="co28" table:number-columns-repeated="16373" table:default-cell-style-name="ce89"/>
        <table:table-row table:style-name="ro6">
          <table:table-cell table:style-name="ce89">
            <draw:g draw:z-index="1" draw:name="Group 27" draw:id="id273">
              <svg:title/>
              <svg:desc/>
              <draw:g draw:name="Group 28" draw:id="id268">
                <svg:title/>
                <svg:desc/>
                <draw:custom-shape svg:x="0.125in" svg:y="0in" svg:width="5.76915in" svg:height="0in" draw:id="id263" draw:style-name="a574" draw:name="Rectangle 29">
                  <svg:title/>
                  <svg:desc/>
                  <text:p text:style-name="a572" text:class-names="" text:cond-style-name=""><text:span text:style-name="a57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30" draw:id="id267">
                  <svg:title/>
                  <svg:desc/>
                  <draw:custom-shape svg:x="0.3365in" svg:y="0in" svg:width="0.11177in" svg:height="0in" draw:id="id264" draw:style-name="a577" draw:name="Rectangle 31">
                    <svg:title/>
                    <svg:desc/>
                    <text:p text:style-name="a576" text:class-names="" text:cond-style-name=""><text:span text:style-name="a57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265" draw:style-name="a580" draw:transform="translate(-0.05588in 0in) rotate(-3.14159) translate(0.39225in 0in)" draw:name="Rectangle 32">
                    <svg:title/>
                    <svg:desc/>
                    <text:p text:style-name="a579" text:class-names="" text:cond-style-name=""><text:span text:style-name="a57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266" draw:style-name="a583" draw:name="Rectangle 33">
                    <svg:title/>
                    <svg:desc/>
                    <text:p text:style-name="a582" text:class-names="" text:cond-style-name=""><text:span text:style-name="a58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34" draw:id="id272">
                <svg:title/>
                <svg:desc/>
                <draw:custom-shape svg:x="5.85685in" svg:y="0in" svg:width="0.11177in" svg:height="0in" draw:id="id269" draw:style-name="a586" draw:name="Rectangle 35">
                  <svg:title/>
                  <svg:desc/>
                  <text:p text:style-name="a585" text:class-names="" text:cond-style-name=""><text:span text:style-name="a58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270" draw:style-name="a589" draw:transform="translate(-0.05588in 0in) rotate(-3.14159) translate(5.91287in 0in)" draw:name="Rectangle 36">
                  <svg:title/>
                  <svg:desc/>
                  <text:p text:style-name="a588" text:class-names="" text:cond-style-name=""><text:span text:style-name="a58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271" draw:style-name="a592" draw:name="Rectangle 37">
                  <svg:title/>
                  <svg:desc/>
                  <text:p text:style-name="a591" text:class-names="" text:cond-style-name=""><text:span text:style-name="a59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2" draw:name="Group 40" draw:id="id284">
              <svg:title/>
              <svg:desc/>
              <draw:g draw:name="Group 41" draw:id="id279">
                <svg:title/>
                <svg:desc/>
                <draw:custom-shape svg:x="0.125in" svg:y="0in" svg:width="5.76915in" svg:height="0in" draw:id="id274" draw:style-name="a596" draw:name="Rectangle 42">
                  <svg:title/>
                  <svg:desc/>
                  <text:p text:style-name="a594" text:class-names="" text:cond-style-name=""><text:span text:style-name="a59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43" draw:id="id278">
                  <svg:title/>
                  <svg:desc/>
                  <draw:custom-shape svg:x="0.3365in" svg:y="0in" svg:width="0.11177in" svg:height="0in" draw:id="id275" draw:style-name="a599" draw:name="Rectangle 44">
                    <svg:title/>
                    <svg:desc/>
                    <text:p text:style-name="a598" text:class-names="" text:cond-style-name=""><text:span text:style-name="a59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276" draw:style-name="a602" draw:transform="translate(-0.05588in 0in) rotate(-3.14159) translate(0.39225in 0in)" draw:name="Rectangle 45">
                    <svg:title/>
                    <svg:desc/>
                    <text:p text:style-name="a601" text:class-names="" text:cond-style-name=""><text:span text:style-name="a60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277" draw:style-name="a605" draw:name="Rectangle 46">
                    <svg:title/>
                    <svg:desc/>
                    <text:p text:style-name="a604" text:class-names="" text:cond-style-name=""><text:span text:style-name="a60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47" draw:id="id283">
                <svg:title/>
                <svg:desc/>
                <draw:custom-shape svg:x="5.85685in" svg:y="0in" svg:width="0.11177in" svg:height="0in" draw:id="id280" draw:style-name="a608" draw:name="Rectangle 48">
                  <svg:title/>
                  <svg:desc/>
                  <text:p text:style-name="a607" text:class-names="" text:cond-style-name=""><text:span text:style-name="a60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281" draw:style-name="a611" draw:transform="translate(-0.05588in 0in) rotate(-3.14159) translate(5.91287in 0in)" draw:name="Rectangle 49">
                  <svg:title/>
                  <svg:desc/>
                  <text:p text:style-name="a610" text:class-names="" text:cond-style-name=""><text:span text:style-name="a60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282" draw:style-name="a614" draw:name="Rectangle 50">
                  <svg:title/>
                  <svg:desc/>
                  <text:p text:style-name="a613" text:class-names="" text:cond-style-name=""><text:span text:style-name="a61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3" draw:name="Group 53" draw:id="id295">
              <svg:title/>
              <svg:desc/>
              <draw:g draw:name="Group 54" draw:id="id290">
                <svg:title/>
                <svg:desc/>
                <draw:custom-shape svg:x="0.125in" svg:y="0in" svg:width="5.76915in" svg:height="0in" draw:id="id285" draw:style-name="a618" draw:name="Rectangle 55">
                  <svg:title/>
                  <svg:desc/>
                  <text:p text:style-name="a616" text:class-names="" text:cond-style-name=""><text:span text:style-name="a61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56" draw:id="id289">
                  <svg:title/>
                  <svg:desc/>
                  <draw:custom-shape svg:x="0.3365in" svg:y="0in" svg:width="0.11177in" svg:height="0in" draw:id="id286" draw:style-name="a621" draw:name="Rectangle 57">
                    <svg:title/>
                    <svg:desc/>
                    <text:p text:style-name="a620" text:class-names="" text:cond-style-name=""><text:span text:style-name="a61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287" draw:style-name="a624" draw:transform="translate(-0.05588in 0in) rotate(-3.14159) translate(0.39225in 0in)" draw:name="Rectangle 58">
                    <svg:title/>
                    <svg:desc/>
                    <text:p text:style-name="a623" text:class-names="" text:cond-style-name=""><text:span text:style-name="a62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288" draw:style-name="a627" draw:name="Rectangle 59">
                    <svg:title/>
                    <svg:desc/>
                    <text:p text:style-name="a626" text:class-names="" text:cond-style-name=""><text:span text:style-name="a62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60" draw:id="id294">
                <svg:title/>
                <svg:desc/>
                <draw:custom-shape svg:x="5.85685in" svg:y="0in" svg:width="0.11177in" svg:height="0in" draw:id="id291" draw:style-name="a630" draw:name="Rectangle 61">
                  <svg:title/>
                  <svg:desc/>
                  <text:p text:style-name="a629" text:class-names="" text:cond-style-name=""><text:span text:style-name="a62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292" draw:style-name="a633" draw:transform="translate(-0.05588in 0in) rotate(-3.14159) translate(5.91287in 0in)" draw:name="Rectangle 62">
                  <svg:title/>
                  <svg:desc/>
                  <text:p text:style-name="a632" text:class-names="" text:cond-style-name=""><text:span text:style-name="a63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293" draw:style-name="a636" draw:name="Rectangle 63">
                  <svg:title/>
                  <svg:desc/>
                  <text:p text:style-name="a635" text:class-names="" text:cond-style-name=""><text:span text:style-name="a63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34" draw:name="Group 66" draw:id="id306">
              <svg:title/>
              <svg:desc/>
              <draw:g draw:name="Group 67" draw:id="id301">
                <svg:title/>
                <svg:desc/>
                <draw:custom-shape svg:x="0.125in" svg:y="0in" svg:width="5.76915in" svg:height="0in" draw:id="id296" draw:style-name="a640" draw:name="Rectangle 68">
                  <svg:title/>
                  <svg:desc/>
                  <text:p text:style-name="a638" text:class-names="" text:cond-style-name=""><text:span text:style-name="a63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69" draw:id="id300">
                  <svg:title/>
                  <svg:desc/>
                  <draw:custom-shape svg:x="0.3365in" svg:y="0in" svg:width="0.11177in" svg:height="0in" draw:id="id297" draw:style-name="a643" draw:name="Rectangle 70">
                    <svg:title/>
                    <svg:desc/>
                    <text:p text:style-name="a642" text:class-names="" text:cond-style-name=""><text:span text:style-name="a64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298" draw:style-name="a646" draw:transform="translate(-0.05588in 0in) rotate(-3.14159) translate(0.39225in 0in)" draw:name="Rectangle 71">
                    <svg:title/>
                    <svg:desc/>
                    <text:p text:style-name="a645" text:class-names="" text:cond-style-name=""><text:span text:style-name="a64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299" draw:style-name="a649" draw:name="Rectangle 72">
                    <svg:title/>
                    <svg:desc/>
                    <text:p text:style-name="a648" text:class-names="" text:cond-style-name=""><text:span text:style-name="a64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73" draw:id="id305">
                <svg:title/>
                <svg:desc/>
                <draw:custom-shape svg:x="5.85685in" svg:y="0in" svg:width="0.11177in" svg:height="0in" draw:id="id302" draw:style-name="a652" draw:name="Rectangle 74">
                  <svg:title/>
                  <svg:desc/>
                  <text:p text:style-name="a651" text:class-names="" text:cond-style-name=""><text:span text:style-name="a65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303" draw:style-name="a655" draw:transform="translate(-0.05588in 0in) rotate(-3.14159) translate(5.91287in 0in)" draw:name="Rectangle 75">
                  <svg:title/>
                  <svg:desc/>
                  <text:p text:style-name="a654" text:class-names="" text:cond-style-name=""><text:span text:style-name="a65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304" draw:style-name="a658" draw:name="Rectangle 76">
                  <svg:title/>
                  <svg:desc/>
                  <text:p text:style-name="a657" text:class-names="" text:cond-style-name=""><text:span text:style-name="a65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45" draw:name="Group 79" draw:id="id317">
              <svg:title/>
              <svg:desc/>
              <draw:g draw:name="Group 80" draw:id="id312">
                <svg:title/>
                <svg:desc/>
                <draw:custom-shape svg:x="0.125in" svg:y="0in" svg:width="5.76915in" svg:height="0in" draw:id="id307" draw:style-name="a662" draw:name="Rectangle 81">
                  <svg:title/>
                  <svg:desc/>
                  <text:p text:style-name="a660" text:class-names="" text:cond-style-name=""><text:span text:style-name="a65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82" draw:id="id311">
                  <svg:title/>
                  <svg:desc/>
                  <draw:custom-shape svg:x="0.3365in" svg:y="0in" svg:width="0.11177in" svg:height="0in" draw:id="id308" draw:style-name="a665" draw:name="Rectangle 83">
                    <svg:title/>
                    <svg:desc/>
                    <text:p text:style-name="a664" text:class-names="" text:cond-style-name=""><text:span text:style-name="a66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309" draw:style-name="a668" draw:transform="translate(-0.05588in 0in) rotate(-3.14159) translate(0.39225in 0in)" draw:name="Rectangle 84">
                    <svg:title/>
                    <svg:desc/>
                    <text:p text:style-name="a667" text:class-names="" text:cond-style-name=""><text:span text:style-name="a66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310" draw:style-name="a671" draw:name="Rectangle 85">
                    <svg:title/>
                    <svg:desc/>
                    <text:p text:style-name="a670" text:class-names="" text:cond-style-name=""><text:span text:style-name="a66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86" draw:id="id316">
                <svg:title/>
                <svg:desc/>
                <draw:custom-shape svg:x="5.85685in" svg:y="0in" svg:width="0.11177in" svg:height="0in" draw:id="id313" draw:style-name="a674" draw:name="Rectangle 87">
                  <svg:title/>
                  <svg:desc/>
                  <text:p text:style-name="a673" text:class-names="" text:cond-style-name=""><text:span text:style-name="a67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314" draw:style-name="a677" draw:transform="translate(-0.05588in 0in) rotate(-3.14159) translate(5.91287in 0in)" draw:name="Rectangle 88">
                  <svg:title/>
                  <svg:desc/>
                  <text:p text:style-name="a676" text:class-names="" text:cond-style-name=""><text:span text:style-name="a67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315" draw:style-name="a680" draw:name="Rectangle 89">
                  <svg:title/>
                  <svg:desc/>
                  <text:p text:style-name="a679" text:class-names="" text:cond-style-name=""><text:span text:style-name="a67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56" draw:name="Group 92" draw:id="id328">
              <svg:title/>
              <svg:desc/>
              <draw:g draw:name="Group 93" draw:id="id323">
                <svg:title/>
                <svg:desc/>
                <draw:custom-shape svg:x="0.125in" svg:y="0in" svg:width="5.76915in" svg:height="0in" draw:id="id318" draw:style-name="a684" draw:name="Rectangle 94">
                  <svg:title/>
                  <svg:desc/>
                  <text:p text:style-name="a682" text:class-names="" text:cond-style-name=""><text:span text:style-name="a68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95" draw:id="id322">
                  <svg:title/>
                  <svg:desc/>
                  <draw:custom-shape svg:x="0.3365in" svg:y="0in" svg:width="0.11177in" svg:height="0in" draw:id="id319" draw:style-name="a687" draw:name="Rectangle 96">
                    <svg:title/>
                    <svg:desc/>
                    <text:p text:style-name="a686" text:class-names="" text:cond-style-name=""><text:span text:style-name="a68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320" draw:style-name="a690" draw:transform="translate(-0.05588in 0in) rotate(-3.14159) translate(0.39225in 0in)" draw:name="Rectangle 97">
                    <svg:title/>
                    <svg:desc/>
                    <text:p text:style-name="a689" text:class-names="" text:cond-style-name=""><text:span text:style-name="a68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321" draw:style-name="a693" draw:name="Rectangle 98">
                    <svg:title/>
                    <svg:desc/>
                    <text:p text:style-name="a692" text:class-names="" text:cond-style-name=""><text:span text:style-name="a69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99" draw:id="id327">
                <svg:title/>
                <svg:desc/>
                <draw:custom-shape svg:x="5.85685in" svg:y="0in" svg:width="0.11177in" svg:height="0in" draw:id="id324" draw:style-name="a696" draw:name="Rectangle 100">
                  <svg:title/>
                  <svg:desc/>
                  <text:p text:style-name="a695" text:class-names="" text:cond-style-name=""><text:span text:style-name="a69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325" draw:style-name="a699" draw:transform="translate(-0.05588in 0in) rotate(-3.14159) translate(5.91287in 0in)" draw:name="Rectangle 101">
                  <svg:title/>
                  <svg:desc/>
                  <text:p text:style-name="a698" text:class-names="" text:cond-style-name=""><text:span text:style-name="a69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326" draw:style-name="a702" draw:name="Rectangle 102">
                  <svg:title/>
                  <svg:desc/>
                  <text:p text:style-name="a701" text:class-names="" text:cond-style-name=""><text:span text:style-name="a70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67" draw:name="Group 105" draw:id="id339">
              <svg:title/>
              <svg:desc/>
              <draw:g draw:name="Group 106" draw:id="id334">
                <svg:title/>
                <svg:desc/>
                <draw:custom-shape svg:x="0.125in" svg:y="0in" svg:width="5.76915in" svg:height="0in" draw:id="id329" draw:style-name="a706" draw:name="Rectangle 107">
                  <svg:title/>
                  <svg:desc/>
                  <text:p text:style-name="a704" text:class-names="" text:cond-style-name=""><text:span text:style-name="a70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08" draw:id="id333">
                  <svg:title/>
                  <svg:desc/>
                  <draw:custom-shape svg:x="0.3365in" svg:y="0in" svg:width="0.11177in" svg:height="0in" draw:id="id330" draw:style-name="a709" draw:name="Rectangle 109">
                    <svg:title/>
                    <svg:desc/>
                    <text:p text:style-name="a708" text:class-names="" text:cond-style-name=""><text:span text:style-name="a70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331" draw:style-name="a712" draw:transform="translate(-0.05588in 0in) rotate(-3.14159) translate(0.39225in 0in)" draw:name="Rectangle 110">
                    <svg:title/>
                    <svg:desc/>
                    <text:p text:style-name="a711" text:class-names="" text:cond-style-name=""><text:span text:style-name="a71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332" draw:style-name="a715" draw:name="Rectangle 111">
                    <svg:title/>
                    <svg:desc/>
                    <text:p text:style-name="a714" text:class-names="" text:cond-style-name=""><text:span text:style-name="a71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12" draw:id="id338">
                <svg:title/>
                <svg:desc/>
                <draw:custom-shape svg:x="5.85685in" svg:y="0in" svg:width="0.11177in" svg:height="0in" draw:id="id335" draw:style-name="a718" draw:name="Rectangle 113">
                  <svg:title/>
                  <svg:desc/>
                  <text:p text:style-name="a717" text:class-names="" text:cond-style-name=""><text:span text:style-name="a71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336" draw:style-name="a721" draw:transform="translate(-0.05588in 0in) rotate(-3.14159) translate(5.91287in 0in)" draw:name="Rectangle 114">
                  <svg:title/>
                  <svg:desc/>
                  <text:p text:style-name="a720" text:class-names="" text:cond-style-name=""><text:span text:style-name="a71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337" draw:style-name="a724" draw:name="Rectangle 115">
                  <svg:title/>
                  <svg:desc/>
                  <text:p text:style-name="a723" text:class-names="" text:cond-style-name=""><text:span text:style-name="a72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78" draw:name="Group 118" draw:id="id350">
              <svg:title/>
              <svg:desc/>
              <draw:g draw:name="Group 119" draw:id="id345">
                <svg:title/>
                <svg:desc/>
                <draw:custom-shape svg:x="0.125in" svg:y="0in" svg:width="5.76915in" svg:height="0in" draw:id="id340" draw:style-name="a728" draw:name="Rectangle 120">
                  <svg:title/>
                  <svg:desc/>
                  <text:p text:style-name="a726" text:class-names="" text:cond-style-name=""><text:span text:style-name="a72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21" draw:id="id344">
                  <svg:title/>
                  <svg:desc/>
                  <draw:custom-shape svg:x="0.3365in" svg:y="0in" svg:width="0.11177in" svg:height="0in" draw:id="id341" draw:style-name="a731" draw:name="Rectangle 122">
                    <svg:title/>
                    <svg:desc/>
                    <text:p text:style-name="a730" text:class-names="" text:cond-style-name=""><text:span text:style-name="a72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176in" svg:height="0in" draw:id="id342" draw:style-name="a734" draw:transform="translate(-0.05588in 0in) rotate(-3.14159) translate(0.39225in 0in)" draw:name="Rectangle 123">
                    <svg:title/>
                    <svg:desc/>
                    <text:p text:style-name="a733" text:class-names="" text:cond-style-name=""><text:span text:style-name="a73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3637in" svg:y="0in" svg:width="0.04811in" svg:height="0in" draw:id="id343" draw:style-name="a737" draw:name="Rectangle 124">
                    <svg:title/>
                    <svg:desc/>
                    <text:p text:style-name="a736" text:class-names="" text:cond-style-name=""><text:span text:style-name="a73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25" draw:id="id349">
                <svg:title/>
                <svg:desc/>
                <draw:custom-shape svg:x="5.85685in" svg:y="0in" svg:width="0.11177in" svg:height="0in" draw:id="id346" draw:style-name="a740" draw:name="Rectangle 126">
                  <svg:title/>
                  <svg:desc/>
                  <text:p text:style-name="a739" text:class-names="" text:cond-style-name=""><text:span text:style-name="a73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176in" svg:height="0in" draw:id="id347" draw:style-name="a743" draw:transform="translate(-0.05588in 0in) rotate(-3.14159) translate(5.91287in 0in)" draw:name="Rectangle 127">
                  <svg:title/>
                  <svg:desc/>
                  <text:p text:style-name="a742" text:class-names="" text:cond-style-name=""><text:span text:style-name="a74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92064in" svg:y="0in" svg:width="0.04811in" svg:height="0in" draw:id="id348" draw:style-name="a746" draw:name="Rectangle 128">
                  <svg:title/>
                  <svg:desc/>
                  <text:p text:style-name="a745" text:class-names="" text:cond-style-name=""><text:span text:style-name="a74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number-columns-repeated="6"/>
          <table:table-cell table:style-name="ce89">
            <draw:frame draw:z-index="89" draw:id="id351" draw:style-name="a751" draw:name="Text Box 159" svg:x="0.17708in" svg:y="0.03125in" svg:width="0.96875in" svg:height="0.30208in">
              <draw:text-box>
                <text:p text:style-name="a748" text:class-names="" text:cond-style-name=""><text:span text:style-name="a747" text:class-names="">Página <text:s text:c="1"/>11/14</text:span></text:p>
                <text:p text:style-name="a750" text:class-names="" text:cond-style-name=""><text:span text:style-name="a749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6">
          <table:table-cell table:style-name="ce89">
            <draw:frame draw:z-index="91" draw:id="id353" draw:style-name="a753" draw:name="Picture 560" svg:x="0.30208in" svg:y="0.03125in" svg:width="2.36458in" svg:height="0.5208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89">
            <draw:frame draw:z-index="92" draw:id="id354" draw:style-name="a758" draw:name="Text Box 561" svg:x="0.34375in" svg:y="0.16667in" svg:width="1.82292in" svg:height="0.21875in">
              <draw:text-box>
                <text:p text:style-name="a755" text:class-names="" text:cond-style-name=""><text:span text:style-name="a754" text:class-names="">ABRIL 2014, <text:s text:c="1"/>Nº 04</text:span></text:p>
                <text:p text:style-name="a757" text:class-names="" text:cond-style-name=""><text:span text:style-name="a756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89">
            <draw:frame draw:z-index="90" draw:id="id352" draw:style-name="a752" draw:name="Picture 559" svg:x="0.11458in" svg:y="0.0937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7">
          <table:table-cell table:style-name="ce91"/>
          <table:table-cell table:number-columns-repeated="16383" table:style-name="ce91"/>
        </table:table-row>
        <table:table-row table:style-name="ro21">
          <table:table-cell/>
          <table:table-cell table:number-columns-repeated="16383" table:style-name="ce89"/>
        </table:table-row>
        <table:table-row table:style-name="ro6">
          <table:table-cell/>
          <table:table-cell office:value-type="string" table:number-columns-spanned="10" table:number-rows-spanned="1" table:style-name="ce256">
            <text:p>QUADRO X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/>
          <table:table-cell office:value-type="string" table:number-columns-spanned="10" table:number-rows-spanned="1" table:style-name="ce257">
            <text:p>Movimento ao longo dos meses</text:p>
          </table:table-cell>
          <table:covered-table-cell table:number-columns-repeated="9"/>
          <table:table-cell table:number-columns-repeated="16373"/>
        </table:table-row>
        <table:table-row table:style-name="ro23">
          <table:table-cell/>
          <table:table-cell table:number-columns-repeated="10" table:style-name="ce92"/>
          <table:table-cell table:number-columns-repeated="16373"/>
        </table:table-row>
        <table:table-row table:style-name="ro14">
          <table:table-cell table:style-name="ce193"/>
          <table:table-cell table:style-name="ce260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37"/>
          <table:table-cell office:value-type="string" table:style-name="ce142">
            <text:p>ABRIL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ABRIL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13">
          <table:table-cell table:style-name="ce7"/>
          <table:table-cell table:style-name="ce147"/>
          <table:table-cell table:style-name="ce222"/>
          <table:table-cell table:number-columns-repeated="8" table:style-name="ce101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24">
            <text:p>PORTUGAL</text:p>
          </table:table-cell>
          <table:table-cell office:value-type="float" office:value="11620" table:style-name="ce225">
            <text:p>11 620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15215" table:style-name="ce227">
            <text:p>15 215</text:p>
          </table:table-cell>
          <table:table-cell office:value-type="float" office:value="100" table:style-name="ce226">
            <text:p>100,0<text:s text:c="4"/></text:p>
          </table:table-cell>
          <table:table-cell office:value-type="float" office:value="14123" table:style-name="ce227">
            <text:p>14 123</text:p>
          </table:table-cell>
          <table:table-cell office:value-type="float" office:value="100" table:style-name="ce226">
            <text:p>100,0<text:s text:c="4"/></text:p>
          </table:table-cell>
          <table:table-cell table:style-name="ce226"/>
          <table:table-cell office:value-type="float" office:value="21.540447504302932" table:style-name="ce228">
            <text:p>+21,5<text:s text:c="3"/></text:p>
          </table:table-cell>
          <table:table-cell office:value-type="float" office:value="-7.1771278343739766" table:style-name="ce228">
            <text:p>-7,2<text:s text:c="3"/></text:p>
          </table:table-cell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29">
            <text:p>CONTINENTE</text:p>
          </table:table-cell>
          <table:table-cell office:value-type="float" office:value="11372" table:style-name="ce225">
            <text:p>11 372</text:p>
          </table:table-cell>
          <table:table-cell office:value-type="float" office:value="97.865748709122201" table:style-name="ce226">
            <text:p>97,9<text:s text:c="4"/></text:p>
          </table:table-cell>
          <table:table-cell office:value-type="float" office:value="14937" table:style-name="ce227">
            <text:p>14 937</text:p>
          </table:table-cell>
          <table:table-cell office:value-type="float" office:value="98.172855734472563" table:style-name="ce226">
            <text:p>98,2<text:s text:c="4"/></text:p>
          </table:table-cell>
          <table:table-cell office:value-type="float" office:value="13831" table:style-name="ce227">
            <text:p>13 831</text:p>
          </table:table-cell>
          <table:table-cell office:value-type="float" office:value="97.932450612476103" table:style-name="ce226">
            <text:p>97,9<text:s text:c="4"/></text:p>
          </table:table-cell>
          <table:table-cell table:style-name="ce226"/>
          <table:table-cell office:value-type="float" office:value="21.623285262047133" table:style-name="ce228">
            <text:p>+21,6<text:s text:c="3"/></text:p>
          </table:table-cell>
          <table:table-cell office:value-type="float" office:value="-7.4044319475128901" table:style-name="ce228">
            <text:p>-7,4<text:s text:c="3"/></text:p>
          </table:table-cell>
          <table:table-cell table:number-columns-repeated="16373" table:style-name="ce7"/>
        </table:table-row>
        <table:table-row table:style-name="ro1">
          <table:table-cell table:style-name="ce223"/>
          <table:table-cell office:value-type="string" table:style-name="ce238">
            <text:p>Norte</text:p>
          </table:table-cell>
          <table:table-cell office:value-type="float" office:value="3989" table:style-name="ce232">
            <text:p>3 989</text:p>
          </table:table-cell>
          <table:table-cell office:value-type="float" office:value="34.328743545611019" table:style-name="ce233">
            <text:p>34,3<text:s text:c="4"/></text:p>
          </table:table-cell>
          <table:table-cell office:value-type="float" office:value="5697" table:style-name="ce234">
            <text:p>5 697</text:p>
          </table:table-cell>
          <table:table-cell office:value-type="float" office:value="37.443312520538939" table:style-name="ce233">
            <text:p>37,4<text:s text:c="4"/></text:p>
          </table:table-cell>
          <table:table-cell office:value-type="float" office:value="5096" table:style-name="ce234">
            <text:p>5 096</text:p>
          </table:table-cell>
          <table:table-cell office:value-type="float" office:value="36.082985201444451" table:style-name="ce233">
            <text:p>36,1<text:s text:c="4"/></text:p>
          </table:table-cell>
          <table:table-cell table:style-name="ce233"/>
          <table:table-cell office:value-type="float" office:value="27.751316119328152" table:style-name="ce235">
            <text:p>+27,8<text:s text:c="3"/></text:p>
          </table:table-cell>
          <table:table-cell office:value-type="float" office:value="-10.549411971212919" table:style-name="ce235">
            <text:p>-10,5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Centro</text:p>
          </table:table-cell>
          <table:table-cell office:value-type="float" office:value="2729" table:style-name="ce232">
            <text:p>2 729</text:p>
          </table:table-cell>
          <table:table-cell office:value-type="float" office:value="23.485370051635112" table:style-name="ce233">
            <text:p>23,5<text:s text:c="4"/></text:p>
          </table:table-cell>
          <table:table-cell office:value-type="float" office:value="3607" table:style-name="ce234">
            <text:p>3 607</text:p>
          </table:table-cell>
          <table:table-cell office:value-type="float" office:value="23.706868222149193" table:style-name="ce233">
            <text:p>23,7<text:s text:c="4"/></text:p>
          </table:table-cell>
          <table:table-cell office:value-type="float" office:value="2963" table:style-name="ce234">
            <text:p>2 963</text:p>
          </table:table-cell>
          <table:table-cell office:value-type="float" office:value="20.979961764497627" table:style-name="ce233">
            <text:p>21,0<text:s text:c="4"/></text:p>
          </table:table-cell>
          <table:table-cell table:style-name="ce233"/>
          <table:table-cell office:value-type="float" office:value="8.5745694393550878" table:style-name="ce235">
            <text:p>+8,6<text:s text:c="3"/></text:p>
          </table:table-cell>
          <table:table-cell office:value-type="float" office:value="-17.854172442472972" table:style-name="ce235">
            <text:p>-17,9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Lisboa V. Tejo</text:p>
          </table:table-cell>
          <table:table-cell office:value-type="float" office:value="2539" table:style-name="ce232">
            <text:p>2 539</text:p>
          </table:table-cell>
          <table:table-cell office:value-type="float" office:value="21.850258175559382" table:style-name="ce233">
            <text:p>21,9<text:s text:c="4"/></text:p>
          </table:table-cell>
          <table:table-cell office:value-type="float" office:value="3219" table:style-name="ce234">
            <text:p>3 219</text:p>
          </table:table-cell>
          <table:table-cell office:value-type="float" office:value="21.156753204074928" table:style-name="ce233">
            <text:p>21,2<text:s text:c="4"/></text:p>
          </table:table-cell>
          <table:table-cell office:value-type="float" office:value="3195" table:style-name="ce234">
            <text:p>3 195</text:p>
          </table:table-cell>
          <table:table-cell office:value-type="float" office:value="22.622672236776889" table:style-name="ce233">
            <text:p>22,6<text:s text:c="4"/></text:p>
          </table:table-cell>
          <table:table-cell table:style-name="ce233"/>
          <table:table-cell office:value-type="float" office:value="25.836943678613622" table:style-name="ce235">
            <text:p>+25,8<text:s text:c="3"/></text:p>
          </table:table-cell>
          <table:table-cell office:value-type="float" office:value="-0.74557315936625912" table:style-name="ce235">
            <text:p>-0,7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Alentejo</text:p>
          </table:table-cell>
          <table:table-cell office:value-type="float" office:value="719" table:style-name="ce232">
            <text:p><text:s/>719</text:p>
          </table:table-cell>
          <table:table-cell office:value-type="float" office:value="6.1876075731497417" table:style-name="ce233">
            <text:p>6,2<text:s text:c="4"/></text:p>
          </table:table-cell>
          <table:table-cell office:value-type="float" office:value="1153" table:style-name="ce234">
            <text:p>1 153</text:p>
          </table:table-cell>
          <table:table-cell office:value-type="float" office:value="7.5780479789681232" table:style-name="ce233">
            <text:p>7,6<text:s text:c="4"/></text:p>
          </table:table-cell>
          <table:table-cell office:value-type="float" office:value="945" table:style-name="ce234">
            <text:p><text:s/>945</text:p>
          </table:table-cell>
          <table:table-cell office:value-type="float" office:value="6.6912129151030229" table:style-name="ce233">
            <text:p>6,7<text:s text:c="4"/></text:p>
          </table:table-cell>
          <table:table-cell table:style-name="ce233"/>
          <table:table-cell office:value-type="float" office:value="31.432545201668972" table:style-name="ce235">
            <text:p>+31,4<text:s text:c="3"/></text:p>
          </table:table-cell>
          <table:table-cell office:value-type="float" office:value="-18.039895923677363" table:style-name="ce235">
            <text:p>-18,0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8">
            <text:p>Algarve</text:p>
          </table:table-cell>
          <table:table-cell office:value-type="float" office:value="1396" table:style-name="ce232">
            <text:p>1 396</text:p>
          </table:table-cell>
          <table:table-cell office:value-type="float" office:value="12.013769363166954" table:style-name="ce233">
            <text:p>12,0<text:s text:c="4"/></text:p>
          </table:table-cell>
          <table:table-cell office:value-type="float" office:value="1261" table:style-name="ce234">
            <text:p>1 261</text:p>
          </table:table-cell>
          <table:table-cell office:value-type="float" office:value="8.2878738087413737" table:style-name="ce233">
            <text:p>8,3<text:s text:c="4"/></text:p>
          </table:table-cell>
          <table:table-cell office:value-type="float" office:value="1632" table:style-name="ce234">
            <text:p>1 632</text:p>
          </table:table-cell>
          <table:table-cell office:value-type="float" office:value="11.555618494654111" table:style-name="ce233">
            <text:p>11,6<text:s text:c="4"/></text:p>
          </table:table-cell>
          <table:table-cell table:style-name="ce233"/>
          <table:table-cell office:value-type="float" office:value="16.905444126074514" table:style-name="ce235">
            <text:p>+16,9<text:s text:c="3"/></text:p>
          </table:table-cell>
          <table:table-cell office:value-type="float" office:value="29.421094369547973" table:style-name="ce235">
            <text:p>+29,4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24">
            <text:p>REG.AUTÓNOMAS</text:p>
          </table:table-cell>
          <table:table-cell office:value-type="float" office:value="248" table:style-name="ce225">
            <text:p><text:s/>248</text:p>
          </table:table-cell>
          <table:table-cell office:value-type="float" office:value="2.1342512908777969" table:style-name="ce226">
            <text:p>2,1<text:s text:c="4"/></text:p>
          </table:table-cell>
          <table:table-cell office:value-type="float" office:value="278" table:style-name="ce227">
            <text:p><text:s/>278</text:p>
          </table:table-cell>
          <table:table-cell office:value-type="float" office:value="1.8271442655274399" table:style-name="ce226">
            <text:p>1,8<text:s text:c="4"/></text:p>
          </table:table-cell>
          <table:table-cell office:value-type="float" office:value="292" table:style-name="ce227">
            <text:p><text:s/>292</text:p>
          </table:table-cell>
          <table:table-cell office:value-type="float" office:value="2.0675493875238971" table:style-name="ce226">
            <text:p>2,1<text:s text:c="4"/></text:p>
          </table:table-cell>
          <table:table-cell table:style-name="ce226"/>
          <table:table-cell office:value-type="float" office:value="17.741935483870975" table:style-name="ce228">
            <text:p>+17,7<text:s text:c="3"/></text:p>
          </table:table-cell>
          <table:table-cell office:value-type="float" office:value="5.0359712230215763" table:style-name="ce228">
            <text:p>+5,0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380">
            <text:p>Açores</text:p>
          </table:table-cell>
          <table:table-cell office:value-type="float" office:value="105" table:style-name="ce234">
            <text:p><text:s/>105</text:p>
          </table:table-cell>
          <table:table-cell office:value-type="float" office:value="0.90361445783132521" table:style-name="ce233">
            <text:p>0,9<text:s text:c="4"/></text:p>
          </table:table-cell>
          <table:table-cell office:value-type="float" office:value="95" table:style-name="ce234">
            <text:p><text:s/>95</text:p>
          </table:table-cell>
          <table:table-cell office:value-type="float" office:value="0.62438383174498846" table:style-name="ce233">
            <text:p>0,6<text:s text:c="4"/></text:p>
          </table:table-cell>
          <table:table-cell office:value-type="float" office:value="133" table:style-name="ce234">
            <text:p><text:s/>133</text:p>
          </table:table-cell>
          <table:table-cell office:value-type="float" office:value="0.94172626212561061" table:style-name="ce233">
            <text:p>0,9<text:s text:c="4"/></text:p>
          </table:table-cell>
          <table:table-cell table:style-name="ce233"/>
          <table:table-cell office:value-type="float" office:value="26.666666666666657" table:style-name="ce235">
            <text:p>+26,7<text:s text:c="3"/></text:p>
          </table:table-cell>
          <table:table-cell office:value-type="float" office:value="40" table:style-name="ce235">
            <text:p>+40,0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341">
            <text:p>Madeira</text:p>
          </table:table-cell>
          <table:table-cell office:value-type="float" office:value="143" table:style-name="ce232">
            <text:p><text:s/>143</text:p>
          </table:table-cell>
          <table:table-cell office:value-type="float" office:value="1.2306368330464716" table:style-name="ce233">
            <text:p>1,2<text:s text:c="4"/></text:p>
          </table:table-cell>
          <table:table-cell office:value-type="float" office:value="183" table:style-name="ce234">
            <text:p><text:s/>183</text:p>
          </table:table-cell>
          <table:table-cell office:value-type="float" office:value="1.2027604337824516" table:style-name="ce233">
            <text:p>1,2<text:s text:c="4"/></text:p>
          </table:table-cell>
          <table:table-cell office:value-type="float" office:value="159" table:style-name="ce234">
            <text:p><text:s/>159</text:p>
          </table:table-cell>
          <table:table-cell office:value-type="float" office:value="1.1258231253982864" table:style-name="ce233">
            <text:p>1,1<text:s text:c="4"/></text:p>
          </table:table-cell>
          <table:table-cell table:style-name="ce233"/>
          <table:table-cell office:value-type="float" office:value="11.188811188811187" table:style-name="ce235">
            <text:p>+11,2<text:s text:c="3"/></text:p>
          </table:table-cell>
          <table:table-cell office:value-type="float" office:value="-13.114754098360663" table:style-name="ce235">
            <text:p>-13,1<text:s text:c="3"/></text:p>
          </table:table-cell>
          <table:table-cell table:number-columns-repeated="16373" table:style-name="ce223"/>
        </table:table-row>
        <table:table-row table:style-name="ro21">
          <table:table-cell/>
          <table:table-cell table:number-columns-repeated="10" table:style-name="ce342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56">
            <text:p>QUADRO XI <text:s/>- OFERTAS DE EMPREGO POR ATIVIDADE ECONÓMICA</text:p>
          </table:table-cell>
          <table:covered-table-cell table:number-columns-repeated="9"/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/>
          <table:table-cell office:value-type="string" table:number-columns-spanned="10" table:number-rows-spanned="1" table:style-name="ce257">
            <text:p>Movimento ao longo dos meses</text:p>
          </table:table-cell>
          <table:covered-table-cell table:number-columns-repeated="9"/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23">
          <table:table-cell/>
          <table:table-cell table:style-name="ce277"/>
          <table:table-cell table:number-columns-repeated="8" table:style-name="ce279"/>
          <table:table-cell table:style-name="ce92"/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10">
          <table:table-cell/>
          <table:table-cell office:value-type="string" table:style-name="ce258">
            <text:p>CONTINENTE</text:p>
          </table:table-cell>
          <table:table-cell table:number-columns-repeated="9" table:style-name="ce92"/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1">
          <table:table-cell/>
          <table:table-cell office:value-type="string" table:style-name="ce282">
            <text:p>ATIVIDADE ECONÓMICA</text:p>
          </table:table-cell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 valores abs.</text:p>
          </table:table-cell>
          <table:covered-table-cell table:number-columns-repeated="2"/>
          <table:table-cell table:style-name="ce283"/>
          <table:table-cell table:style-name="ce381"/>
          <table:table-cell table:style-name="ce300"/>
          <table:table-cell table:number-columns-repeated="16370"/>
        </table:table-row>
        <table:table-row table:style-name="ro28">
          <table:table-cell/>
          <table:table-cell table:style-name="ce210"/>
          <table:table-cell office:value-type="string" table:style-name="ce142">
            <text:p>ABRIL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ABRIL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style-name="ce284"/>
          <table:table-cell table:style-name="ce382"/>
          <table:table-cell table:style-name="ce300"/>
          <table:table-cell table:number-columns-repeated="16370"/>
        </table:table-row>
        <table:table-row table:style-name="ro27">
          <table:table-cell/>
          <table:table-cell office:value-type="string" table:style-name="ce285">
            <text:p><text:s text:c="2"/>Total</text:p>
          </table:table-cell>
          <table:table-cell office:value-type="float" office:value="11372" table:style-name="ce199">
            <text:p>11 372</text:p>
          </table:table-cell>
          <table:table-cell office:value-type="float" office:value="100" table:style-name="ce383">
            <text:p>100,0</text:p>
          </table:table-cell>
          <table:table-cell office:value-type="float" office:value="14937" table:style-name="ce384">
            <text:p>14 937</text:p>
          </table:table-cell>
          <table:table-cell office:value-type="float" office:value="100" table:style-name="ce383">
            <text:p>100,0</text:p>
          </table:table-cell>
          <table:table-cell office:value-type="float" office:value="13831" table:style-name="ce385">
            <text:p>13 831</text:p>
          </table:table-cell>
          <table:table-cell office:value-type="float" office:value="100" table:style-name="ce287">
            <text:p>100,0<text:s text:c="4"/></text:p>
          </table:table-cell>
          <table:table-cell table:style-name="ce287"/>
          <table:table-cell office:value-type="float" office:value="2459" table:style-name="ce384">
            <text:p>2 459</text:p>
          </table:table-cell>
          <table:table-cell office:value-type="float" office:value="-1106" table:style-name="ce384">
            <text:p>-1 106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04">
            <text:p>Agricultura, produção animal, caça, floresta e pesca</text:p>
          </table:table-cell>
          <table:table-cell office:value-type="float" office:value="753" table:style-name="ce286">
            <text:p><text:s/>753<text:s/></text:p>
          </table:table-cell>
          <table:table-cell office:value-type="float" office:value="6.621526556454449" table:style-name="ce383">
            <text:p>6,6</text:p>
          </table:table-cell>
          <table:table-cell office:value-type="float" office:value="996" table:style-name="ce288">
            <text:p><text:s/>996<text:s/></text:p>
          </table:table-cell>
          <table:table-cell office:value-type="float" office:value="6.6680056236192016" table:style-name="ce383">
            <text:p>6,7</text:p>
          </table:table-cell>
          <table:table-cell office:value-type="float" office:value="874" table:style-name="ce306">
            <text:p><text:s/>874<text:s/></text:p>
          </table:table-cell>
          <table:table-cell office:value-type="float" office:value="6.3191381678837395" table:style-name="ce287">
            <text:p>6,3<text:s text:c="4"/></text:p>
          </table:table-cell>
          <table:table-cell table:style-name="ce287"/>
          <table:table-cell office:value-type="float" office:value="121" table:style-name="ce288">
            <text:p><text:s/>121<text:s/></text:p>
          </table:table-cell>
          <table:table-cell office:value-type="float" office:value="-122" table:style-name="ce288">
            <text:p>- 122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04">
            <text:p>Indústria, energia e água e construção</text:p>
          </table:table-cell>
          <table:table-cell office:value-type="float" office:value="3029" table:style-name="ce286">
            <text:p>3 029<text:s/></text:p>
          </table:table-cell>
          <table:table-cell office:value-type="float" office:value="26.63559620119592" table:style-name="ce383">
            <text:p>26,6</text:p>
          </table:table-cell>
          <table:table-cell office:value-type="float" office:value="4521" table:style-name="ce288">
            <text:p>4 521<text:s/></text:p>
          </table:table-cell>
          <table:table-cell office:value-type="float" office:value="30.267121912030525" table:style-name="ce383">
            <text:p>30,3</text:p>
          </table:table-cell>
          <table:table-cell office:value-type="float" office:value="3892" table:style-name="ce306">
            <text:p>3 892<text:s/></text:p>
          </table:table-cell>
          <table:table-cell office:value-type="float" office:value="28.139686212132165" table:style-name="ce287">
            <text:p>28,1<text:s text:c="4"/></text:p>
          </table:table-cell>
          <table:table-cell table:style-name="ce287"/>
          <table:table-cell office:value-type="float" office:value="863" table:style-name="ce288">
            <text:p><text:s/>863<text:s/></text:p>
          </table:table-cell>
          <table:table-cell office:value-type="float" office:value="-629" table:style-name="ce288">
            <text:p>- 629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Indústrias extrativas</text:p>
          </table:table-cell>
          <table:table-cell office:value-type="float" office:value="20" table:style-name="ce195">
            <text:p><text:s/>20<text:s/></text:p>
          </table:table-cell>
          <table:table-cell office:value-type="float" office:value="0.17587055926837847" table:style-name="ce386">
            <text:p>0,2</text:p>
          </table:table-cell>
          <table:table-cell office:value-type="float" office:value="28" table:style-name="ce197">
            <text:p><text:s/>28<text:s/></text:p>
          </table:table-cell>
          <table:table-cell office:value-type="float" office:value="0.18745397335475664" table:style-name="ce386">
            <text:p>0,2</text:p>
          </table:table-cell>
          <table:table-cell office:value-type="float" office:value="11" table:style-name="ce314">
            <text:p><text:s/>11<text:s/></text:p>
          </table:table-cell>
          <table:table-cell office:value-type="float" office:value="7.9531487238811371E-2" table:style-name="ce291">
            <text:p>0,1<text:s text:c="4"/></text:p>
          </table:table-cell>
          <table:table-cell table:style-name="ce291"/>
          <table:table-cell office:value-type="float" office:value="-9" table:style-name="ce197">
            <text:p>- 9<text:s/></text:p>
          </table:table-cell>
          <table:table-cell office:value-type="float" office:value="-17" table:style-name="ce197">
            <text:p>- 17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Indústrias alimentares das bebidas e do tabaco</text:p>
          </table:table-cell>
          <table:table-cell office:value-type="float" office:value="299" table:style-name="ce195">
            <text:p><text:s/>299<text:s/></text:p>
          </table:table-cell>
          <table:table-cell office:value-type="float" office:value="2.629264861062258" table:style-name="ce386">
            <text:p>2,6</text:p>
          </table:table-cell>
          <table:table-cell office:value-type="float" office:value="362" table:style-name="ce197">
            <text:p><text:s/>362<text:s/></text:p>
          </table:table-cell>
          <table:table-cell office:value-type="float" office:value="2.4235120840864965" table:style-name="ce386">
            <text:p>2,4</text:p>
          </table:table-cell>
          <table:table-cell office:value-type="float" office:value="358" table:style-name="ce314">
            <text:p><text:s/>358<text:s/></text:p>
          </table:table-cell>
          <table:table-cell office:value-type="float" office:value="2.5883884028631337" table:style-name="ce291">
            <text:p>2,6<text:s text:c="4"/></text:p>
          </table:table-cell>
          <table:table-cell table:style-name="ce291"/>
          <table:table-cell office:value-type="float" office:value="59" table:style-name="ce197">
            <text:p><text:s/>59<text:s/></text:p>
          </table:table-cell>
          <table:table-cell office:value-type="float" office:value="-4" table:style-name="ce197">
            <text:p>- 4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Fabricação de têxteis</text:p>
          </table:table-cell>
          <table:table-cell office:value-type="float" office:value="157" table:style-name="ce195">
            <text:p><text:s/>157<text:s/></text:p>
          </table:table-cell>
          <table:table-cell office:value-type="float" office:value="1.3805838902567711" table:style-name="ce386">
            <text:p>1,4</text:p>
          </table:table-cell>
          <table:table-cell office:value-type="float" office:value="349" table:style-name="ce197">
            <text:p><text:s/>349<text:s/></text:p>
          </table:table-cell>
          <table:table-cell office:value-type="float" office:value="2.3364798821717878" table:style-name="ce386">
            <text:p>2,3</text:p>
          </table:table-cell>
          <table:table-cell office:value-type="float" office:value="292" table:style-name="ce314">
            <text:p><text:s/>292<text:s/></text:p>
          </table:table-cell>
          <table:table-cell office:value-type="float" office:value="2.1111994794302653" table:style-name="ce291">
            <text:p>2,1<text:s text:c="4"/></text:p>
          </table:table-cell>
          <table:table-cell table:style-name="ce287"/>
          <table:table-cell office:value-type="float" office:value="135" table:style-name="ce197">
            <text:p><text:s/>135<text:s/></text:p>
          </table:table-cell>
          <table:table-cell office:value-type="float" office:value="-57" table:style-name="ce197">
            <text:p>- 57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Indústria do vestuário</text:p>
          </table:table-cell>
          <table:table-cell office:value-type="float" office:value="436" table:style-name="ce195">
            <text:p><text:s/>436<text:s/></text:p>
          </table:table-cell>
          <table:table-cell office:value-type="float" office:value="3.8339781920506506" table:style-name="ce386">
            <text:p>3,8</text:p>
          </table:table-cell>
          <table:table-cell office:value-type="float" office:value="944" table:style-name="ce197">
            <text:p><text:s/>944<text:s/></text:p>
          </table:table-cell>
          <table:table-cell office:value-type="float" office:value="6.3198768159603667" table:style-name="ce386">
            <text:p>6,3</text:p>
          </table:table-cell>
          <table:table-cell office:value-type="float" office:value="654" table:style-name="ce314">
            <text:p><text:s/>654<text:s/></text:p>
          </table:table-cell>
          <table:table-cell office:value-type="float" office:value="4.7285084231075123" table:style-name="ce291">
            <text:p>4,7<text:s text:c="4"/></text:p>
          </table:table-cell>
          <table:table-cell table:style-name="ce291"/>
          <table:table-cell office:value-type="float" office:value="218" table:style-name="ce197">
            <text:p><text:s/>218<text:s/></text:p>
          </table:table-cell>
          <table:table-cell office:value-type="float" office:value="-290" table:style-name="ce197">
            <text:p>- 290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Indústria do couro e dos produtos do couro</text:p>
          </table:table-cell>
          <table:table-cell office:value-type="float" office:value="317" table:style-name="ce195">
            <text:p><text:s/>317<text:s/></text:p>
          </table:table-cell>
          <table:table-cell office:value-type="float" office:value="2.7875483644037988" table:style-name="ce386">
            <text:p>2,8</text:p>
          </table:table-cell>
          <table:table-cell office:value-type="float" office:value="327" table:style-name="ce197">
            <text:p><text:s/>327<text:s/></text:p>
          </table:table-cell>
          <table:table-cell office:value-type="float" office:value="2.189194617393051" table:style-name="ce386">
            <text:p>2,2</text:p>
          </table:table-cell>
          <table:table-cell office:value-type="float" office:value="342" table:style-name="ce314">
            <text:p><text:s/>342<text:s/></text:p>
          </table:table-cell>
          <table:table-cell office:value-type="float" office:value="2.4727062396066803" table:style-name="ce291">
            <text:p>2,5<text:s text:c="4"/></text:p>
          </table:table-cell>
          <table:table-cell table:style-name="ce291"/>
          <table:table-cell office:value-type="float" office:value="25" table:style-name="ce197">
            <text:p><text:s/>25<text:s/></text:p>
          </table:table-cell>
          <table:table-cell office:value-type="float" office:value="15" table:style-name="ce197">
            <text:p><text:s/>15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Indústria da madeira e da cortiça</text:p>
          </table:table-cell>
          <table:table-cell office:value-type="float" office:value="91" table:style-name="ce195">
            <text:p><text:s/>91<text:s/></text:p>
          </table:table-cell>
          <table:table-cell office:value-type="float" office:value="0.80021104467112203" table:style-name="ce386">
            <text:p>0,8</text:p>
          </table:table-cell>
          <table:table-cell office:value-type="float" office:value="107" table:style-name="ce197">
            <text:p><text:s/>107<text:s/></text:p>
          </table:table-cell>
          <table:table-cell office:value-type="float" office:value="0.7163419696056772" table:style-name="ce386">
            <text:p>0,7</text:p>
          </table:table-cell>
          <table:table-cell office:value-type="float" office:value="93" table:style-name="ce314">
            <text:p><text:s/>93<text:s/></text:p>
          </table:table-cell>
          <table:table-cell office:value-type="float" office:value="0.67240257392813241" table:style-name="ce291">
            <text:p>0,7<text:s text:c="4"/></text:p>
          </table:table-cell>
          <table:table-cell table:style-name="ce287"/>
          <table:table-cell office:value-type="float" office:value="2" table:style-name="ce197">
            <text:p><text:s/>2<text:s/></text:p>
          </table:table-cell>
          <table:table-cell office:value-type="float" office:value="-14" table:style-name="ce197">
            <text:p>- 14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Indústrias do papel, impressão e reprodução</text:p>
          </table:table-cell>
          <table:table-cell office:value-type="float" office:value="42" table:style-name="ce195">
            <text:p><text:s/>42<text:s/></text:p>
          </table:table-cell>
          <table:table-cell office:value-type="float" office:value="0.36932817446359478" table:style-name="ce386">
            <text:p>0,4</text:p>
          </table:table-cell>
          <table:table-cell office:value-type="float" office:value="51" table:style-name="ce197">
            <text:p><text:s/>51<text:s/></text:p>
          </table:table-cell>
          <table:table-cell office:value-type="float" office:value="0.34143402289616387" table:style-name="ce386">
            <text:p>0,3</text:p>
          </table:table-cell>
          <table:table-cell office:value-type="float" office:value="51" table:style-name="ce314">
            <text:p><text:s/>51<text:s/></text:p>
          </table:table-cell>
          <table:table-cell office:value-type="float" office:value="0.36873689537994359" table:style-name="ce291">
            <text:p>0,4<text:s text:c="4"/></text:p>
          </table:table-cell>
          <table:table-cell table:style-name="ce291"/>
          <table:table-cell office:value-type="float" office:value="9" table:style-name="ce197">
            <text:p><text:s/>9<text:s/></text:p>
          </table:table-cell>
          <table:table-cell office:value-type="float" office:value="0" table:style-name="ce197">
            <text:p><text:s/>0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Fab. produtos petrolíferos, químicos, farmacêuticos, borracha e plástico</text:p>
          </table:table-cell>
          <table:table-cell office:value-type="float" office:value="200" table:style-name="ce195">
            <text:p><text:s/>200<text:s/></text:p>
          </table:table-cell>
          <table:table-cell office:value-type="float" office:value="1.7587055926837847" table:style-name="ce386">
            <text:p>1,8</text:p>
          </table:table-cell>
          <table:table-cell office:value-type="float" office:value="77" table:style-name="ce197">
            <text:p><text:s/>77<text:s/></text:p>
          </table:table-cell>
          <table:table-cell office:value-type="float" office:value="0.51549842672558077" table:style-name="ce386">
            <text:p>0,5</text:p>
          </table:table-cell>
          <table:table-cell office:value-type="float" office:value="132" table:style-name="ce314">
            <text:p><text:s/>132<text:s/></text:p>
          </table:table-cell>
          <table:table-cell office:value-type="float" office:value="0.95437784686573635" table:style-name="ce291">
            <text:p>1,0<text:s text:c="4"/></text:p>
          </table:table-cell>
          <table:table-cell table:style-name="ce291"/>
          <table:table-cell office:value-type="float" office:value="-68" table:style-name="ce197">
            <text:p>- 68<text:s/></text:p>
          </table:table-cell>
          <table:table-cell office:value-type="float" office:value="55" table:style-name="ce197">
            <text:p><text:s/>55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Fabricação de outros produtos minerais não metálicos</text:p>
          </table:table-cell>
          <table:table-cell office:value-type="float" office:value="48" table:style-name="ce195">
            <text:p><text:s/>48<text:s/></text:p>
          </table:table-cell>
          <table:table-cell office:value-type="float" office:value="0.42208934224410838" table:style-name="ce386">
            <text:p>0,4</text:p>
          </table:table-cell>
          <table:table-cell office:value-type="float" office:value="166" table:style-name="ce197">
            <text:p><text:s/>166<text:s/></text:p>
          </table:table-cell>
          <table:table-cell office:value-type="float" office:value="1.1113342706032001" table:style-name="ce386">
            <text:p>1,1</text:p>
          </table:table-cell>
          <table:table-cell office:value-type="float" office:value="156" table:style-name="ce314">
            <text:p><text:s/>156<text:s/></text:p>
          </table:table-cell>
          <table:table-cell office:value-type="float" office:value="1.1279010917504158" table:style-name="ce291">
            <text:p>1,1<text:s text:c="4"/></text:p>
          </table:table-cell>
          <table:table-cell table:style-name="ce287"/>
          <table:table-cell office:value-type="float" office:value="108" table:style-name="ce197">
            <text:p><text:s/>108<text:s/></text:p>
          </table:table-cell>
          <table:table-cell office:value-type="float" office:value="-10" table:style-name="ce197">
            <text:p>- 10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Indústria metalúrgica de base e fab. produtos metálicos</text:p>
          </table:table-cell>
          <table:table-cell office:value-type="float" office:value="320" table:style-name="ce195">
            <text:p><text:s/>320<text:s/></text:p>
          </table:table-cell>
          <table:table-cell office:value-type="float" office:value="2.8139289482940555" table:style-name="ce386">
            <text:p>2,8</text:p>
          </table:table-cell>
          <table:table-cell office:value-type="float" office:value="381" table:style-name="ce197">
            <text:p><text:s/>381<text:s/></text:p>
          </table:table-cell>
          <table:table-cell office:value-type="float" office:value="2.5507129945772244" table:style-name="ce386">
            <text:p>2,6</text:p>
          </table:table-cell>
          <table:table-cell office:value-type="float" office:value="323" table:style-name="ce314">
            <text:p><text:s/>323<text:s/></text:p>
          </table:table-cell>
          <table:table-cell office:value-type="float" office:value="2.3353336707396428" table:style-name="ce291">
            <text:p>2,3<text:s text:c="4"/></text:p>
          </table:table-cell>
          <table:table-cell table:style-name="ce291"/>
          <table:table-cell office:value-type="float" office:value="3" table:style-name="ce197">
            <text:p><text:s/>3<text:s/></text:p>
          </table:table-cell>
          <table:table-cell office:value-type="float" office:value="-58" table:style-name="ce197">
            <text:p>- 58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Fab. equipamento informático, elétrico, máquinas e equipamentos n.e.</text:p>
          </table:table-cell>
          <table:table-cell office:value-type="float" office:value="134" table:style-name="ce195">
            <text:p><text:s/>134<text:s/></text:p>
          </table:table-cell>
          <table:table-cell office:value-type="float" office:value="1.1783327470981357" table:style-name="ce386">
            <text:p>1,2</text:p>
          </table:table-cell>
          <table:table-cell office:value-type="float" office:value="187" table:style-name="ce197">
            <text:p><text:s/>187<text:s/></text:p>
          </table:table-cell>
          <table:table-cell office:value-type="float" office:value="1.2519247506192674" table:style-name="ce386">
            <text:p>1,3</text:p>
          </table:table-cell>
          <table:table-cell office:value-type="float" office:value="115" table:style-name="ce314">
            <text:p><text:s/>115<text:s/></text:p>
          </table:table-cell>
          <table:table-cell office:value-type="float" office:value="0.83146554840575515" table:style-name="ce291">
            <text:p>0,8<text:s text:c="4"/></text:p>
          </table:table-cell>
          <table:table-cell table:style-name="ce291"/>
          <table:table-cell office:value-type="float" office:value="-19" table:style-name="ce197">
            <text:p>- 19<text:s/></text:p>
          </table:table-cell>
          <table:table-cell office:value-type="float" office:value="-72" table:style-name="ce197">
            <text:p>- 72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Fab. veículos automóveis, componentes e outro equipa. de transporte</text:p>
          </table:table-cell>
          <table:table-cell office:value-type="float" office:value="97" table:style-name="ce195">
            <text:p><text:s/>97<text:s/></text:p>
          </table:table-cell>
          <table:table-cell office:value-type="float" office:value="0.85297221245163557" table:style-name="ce386">
            <text:p>0,9</text:p>
          </table:table-cell>
          <table:table-cell office:value-type="float" office:value="80" table:style-name="ce197">
            <text:p><text:s/>80<text:s/></text:p>
          </table:table-cell>
          <table:table-cell office:value-type="float" office:value="0.53558278101359047" table:style-name="ce386">
            <text:p>0,5</text:p>
          </table:table-cell>
          <table:table-cell office:value-type="float" office:value="204" table:style-name="ce314">
            <text:p><text:s/>204<text:s/></text:p>
          </table:table-cell>
          <table:table-cell office:value-type="float" office:value="1.4749475815197743" table:style-name="ce291">
            <text:p>1,5<text:s text:c="4"/></text:p>
          </table:table-cell>
          <table:table-cell table:style-name="ce287"/>
          <table:table-cell office:value-type="float" office:value="107" table:style-name="ce197">
            <text:p><text:s/>107<text:s/></text:p>
          </table:table-cell>
          <table:table-cell office:value-type="float" office:value="124" table:style-name="ce197">
            <text:p><text:s/>124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Fab. mobiliário, repar. instal. máq. e equipa. e outras ind. transformadoras</text:p>
          </table:table-cell>
          <table:table-cell office:value-type="float" office:value="131" table:style-name="ce195">
            <text:p><text:s/>131<text:s/></text:p>
          </table:table-cell>
          <table:table-cell office:value-type="float" office:value="1.1519521632078791" table:style-name="ce386">
            <text:p>1,2</text:p>
          </table:table-cell>
          <table:table-cell office:value-type="float" office:value="355" table:style-name="ce197">
            <text:p><text:s/>355<text:s/></text:p>
          </table:table-cell>
          <table:table-cell office:value-type="float" office:value="2.3766485907478074" table:style-name="ce386">
            <text:p>2,4</text:p>
          </table:table-cell>
          <table:table-cell office:value-type="float" office:value="156" table:style-name="ce314">
            <text:p><text:s/>156<text:s/></text:p>
          </table:table-cell>
          <table:table-cell office:value-type="float" office:value="1.1279010917504158" table:style-name="ce291">
            <text:p>1,1<text:s text:c="4"/></text:p>
          </table:table-cell>
          <table:table-cell table:style-name="ce291"/>
          <table:table-cell office:value-type="float" office:value="25" table:style-name="ce197">
            <text:p><text:s/>25<text:s/></text:p>
          </table:table-cell>
          <table:table-cell office:value-type="float" office:value="-199" table:style-name="ce197">
            <text:p>- 199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Eletricidade, gás e água, saneamento, resíduos e despoluição</text:p>
          </table:table-cell>
          <table:table-cell office:value-type="float" office:value="54" table:style-name="ce195">
            <text:p><text:s/>54<text:s/></text:p>
          </table:table-cell>
          <table:table-cell office:value-type="float" office:value="0.47485051002462186" table:style-name="ce386">
            <text:p>0,5</text:p>
          </table:table-cell>
          <table:table-cell office:value-type="float" office:value="92" table:style-name="ce197">
            <text:p><text:s/>92<text:s/></text:p>
          </table:table-cell>
          <table:table-cell office:value-type="float" office:value="0.61592019816562893" table:style-name="ce386">
            <text:p>0,6</text:p>
          </table:table-cell>
          <table:table-cell office:value-type="float" office:value="62" table:style-name="ce314">
            <text:p><text:s/>62<text:s/></text:p>
          </table:table-cell>
          <table:table-cell office:value-type="float" office:value="0.44826838261875501" table:style-name="ce291">
            <text:p>0,4<text:s text:c="4"/></text:p>
          </table:table-cell>
          <table:table-cell table:style-name="ce291"/>
          <table:table-cell office:value-type="float" office:value="8" table:style-name="ce197">
            <text:p><text:s/>8<text:s/></text:p>
          </table:table-cell>
          <table:table-cell office:value-type="float" office:value="-30" table:style-name="ce197">
            <text:p>- 30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Construção</text:p>
          </table:table-cell>
          <table:table-cell office:value-type="float" office:value="683" table:style-name="ce195">
            <text:p><text:s/>683<text:s/></text:p>
          </table:table-cell>
          <table:table-cell office:value-type="float" office:value="6.0059795990151255" table:style-name="ce386">
            <text:p>6,0</text:p>
          </table:table-cell>
          <table:table-cell office:value-type="float" office:value="1015" table:style-name="ce197">
            <text:p>1 015<text:s/></text:p>
          </table:table-cell>
          <table:table-cell office:value-type="float" office:value="6.7952065341099281" table:style-name="ce386">
            <text:p>6,8</text:p>
          </table:table-cell>
          <table:table-cell office:value-type="float" office:value="943" table:style-name="ce314">
            <text:p><text:s/>943<text:s/></text:p>
          </table:table-cell>
          <table:table-cell office:value-type="float" office:value="6.8180174969271921" table:style-name="ce291">
            <text:p>6,8<text:s text:c="4"/></text:p>
          </table:table-cell>
          <table:table-cell table:style-name="ce287"/>
          <table:table-cell office:value-type="float" office:value="260" table:style-name="ce197">
            <text:p><text:s/>260<text:s/></text:p>
          </table:table-cell>
          <table:table-cell office:value-type="float" office:value="-72" table:style-name="ce197">
            <text:p>- 72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04">
            <text:p>Serviços</text:p>
          </table:table-cell>
          <table:table-cell office:value-type="float" office:value="7590" table:style-name="ce286">
            <text:p>7 590<text:s/></text:p>
          </table:table-cell>
          <table:table-cell office:value-type="float" office:value="66.742877242349635" table:style-name="ce383">
            <text:p>66,7</text:p>
          </table:table-cell>
          <table:table-cell office:value-type="float" office:value="9420" table:style-name="ce288">
            <text:p>9 420<text:s/></text:p>
          </table:table-cell>
          <table:table-cell office:value-type="float" office:value="63.064872464350273" table:style-name="ce383">
            <text:p>63,1</text:p>
          </table:table-cell>
          <table:table-cell office:value-type="float" office:value="9063" table:style-name="ce306">
            <text:p>9 063<text:s/></text:p>
          </table:table-cell>
          <table:table-cell office:value-type="float" office:value="65.526715349577032" table:style-name="ce287">
            <text:p>65,5<text:s text:c="4"/></text:p>
          </table:table-cell>
          <table:table-cell table:style-name="ce287"/>
          <table:table-cell office:value-type="float" office:value="1473" table:style-name="ce288">
            <text:p>1 473<text:s/></text:p>
          </table:table-cell>
          <table:table-cell office:value-type="float" office:value="-357" table:style-name="ce288">
            <text:p>- 357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Comércio, manut. repar. de veículos automóveis e motociclos</text:p>
          </table:table-cell>
          <table:table-cell office:value-type="float" office:value="126" table:style-name="ce195">
            <text:p><text:s/>126<text:s/></text:p>
          </table:table-cell>
          <table:table-cell office:value-type="float" office:value="1.1079845233907843" table:style-name="ce386">
            <text:p>1,1</text:p>
          </table:table-cell>
          <table:table-cell office:value-type="float" office:value="240" table:style-name="ce197">
            <text:p><text:s/>240<text:s/></text:p>
          </table:table-cell>
          <table:table-cell office:value-type="float" office:value="1.6067483430407714" table:style-name="ce386">
            <text:p>1,6</text:p>
          </table:table-cell>
          <table:table-cell office:value-type="float" office:value="227" table:style-name="ce314">
            <text:p><text:s/>227<text:s/></text:p>
          </table:table-cell>
          <table:table-cell office:value-type="float" office:value="1.6412406912009254" table:style-name="ce291">
            <text:p>1,6<text:s text:c="4"/></text:p>
          </table:table-cell>
          <table:table-cell table:style-name="ce291"/>
          <table:table-cell office:value-type="float" office:value="101" table:style-name="ce197">
            <text:p><text:s/>101<text:s/></text:p>
          </table:table-cell>
          <table:table-cell office:value-type="float" office:value="-13" table:style-name="ce197">
            <text:p>- 13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Comércio por grosso e a retalho</text:p>
          </table:table-cell>
          <table:table-cell office:value-type="float" office:value="1006" table:style-name="ce195">
            <text:p>1 006<text:s/></text:p>
          </table:table-cell>
          <table:table-cell office:value-type="float" office:value="8.8462891311994376" table:style-name="ce386">
            <text:p>8,8</text:p>
          </table:table-cell>
          <table:table-cell office:value-type="float" office:value="1866" table:style-name="ce197">
            <text:p>1 866<text:s/></text:p>
          </table:table-cell>
          <table:table-cell office:value-type="float" office:value="12.492468367141997" table:style-name="ce386">
            <text:p>12,5</text:p>
          </table:table-cell>
          <table:table-cell office:value-type="float" office:value="1723" table:style-name="ce314">
            <text:p>1 723<text:s/></text:p>
          </table:table-cell>
          <table:table-cell office:value-type="float" office:value="12.457522955679272" table:style-name="ce291">
            <text:p>12,5<text:s text:c="4"/></text:p>
          </table:table-cell>
          <table:table-cell table:style-name="ce291"/>
          <table:table-cell office:value-type="float" office:value="717" table:style-name="ce197">
            <text:p><text:s/>717<text:s/></text:p>
          </table:table-cell>
          <table:table-cell office:value-type="float" office:value="-143" table:style-name="ce197">
            <text:p>- 143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Transportes e armazenagem</text:p>
          </table:table-cell>
          <table:table-cell office:value-type="float" office:value="206" table:style-name="ce195">
            <text:p><text:s/>206<text:s/></text:p>
          </table:table-cell>
          <table:table-cell office:value-type="float" office:value="1.8114667604642982" table:style-name="ce386">
            <text:p>1,8</text:p>
          </table:table-cell>
          <table:table-cell office:value-type="float" office:value="236" table:style-name="ce197">
            <text:p><text:s/>236<text:s/></text:p>
          </table:table-cell>
          <table:table-cell office:value-type="float" office:value="1.5799692039900917" table:style-name="ce386">
            <text:p>1,6</text:p>
          </table:table-cell>
          <table:table-cell office:value-type="float" office:value="337" table:style-name="ce314">
            <text:p><text:s/>337<text:s/></text:p>
          </table:table-cell>
          <table:table-cell office:value-type="float" office:value="2.4365555635890388" table:style-name="ce291">
            <text:p>2,4<text:s text:c="4"/></text:p>
          </table:table-cell>
          <table:table-cell table:style-name="ce291"/>
          <table:table-cell office:value-type="float" office:value="131" table:style-name="ce197">
            <text:p><text:s/>131<text:s/></text:p>
          </table:table-cell>
          <table:table-cell office:value-type="float" office:value="101" table:style-name="ce197">
            <text:p><text:s/>101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Alojamento, restauração e similares</text:p>
          </table:table-cell>
          <table:table-cell office:value-type="float" office:value="1594" table:style-name="ce195">
            <text:p>1 594<text:s/></text:p>
          </table:table-cell>
          <table:table-cell office:value-type="float" office:value="14.016883573689764" table:style-name="ce386">
            <text:p>14,0</text:p>
          </table:table-cell>
          <table:table-cell office:value-type="float" office:value="1710" table:style-name="ce197">
            <text:p>1 710<text:s/></text:p>
          </table:table-cell>
          <table:table-cell office:value-type="float" office:value="11.448081944165494" table:style-name="ce386">
            <text:p>11,4</text:p>
          </table:table-cell>
          <table:table-cell office:value-type="float" office:value="1983" table:style-name="ce314">
            <text:p>1 983<text:s/></text:p>
          </table:table-cell>
          <table:table-cell office:value-type="float" office:value="14.337358108596632" table:style-name="ce291">
            <text:p>14,3<text:s text:c="4"/></text:p>
          </table:table-cell>
          <table:table-cell table:style-name="ce291"/>
          <table:table-cell office:value-type="float" office:value="389" table:style-name="ce197">
            <text:p><text:s/>389<text:s/></text:p>
          </table:table-cell>
          <table:table-cell office:value-type="float" office:value="273" table:style-name="ce197">
            <text:p><text:s/>273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Atividades de informação e de comunicação</text:p>
          </table:table-cell>
          <table:table-cell office:value-type="float" office:value="173" table:style-name="ce195">
            <text:p><text:s/>173<text:s/></text:p>
          </table:table-cell>
          <table:table-cell office:value-type="float" office:value="1.5212803376714739" table:style-name="ce386">
            <text:p>1,5</text:p>
          </table:table-cell>
          <table:table-cell office:value-type="float" office:value="189" table:style-name="ce197">
            <text:p><text:s/>189<text:s/></text:p>
          </table:table-cell>
          <table:table-cell office:value-type="float" office:value="1.2653143201446073" table:style-name="ce386">
            <text:p>1,3</text:p>
          </table:table-cell>
          <table:table-cell office:value-type="float" office:value="195" table:style-name="ce314">
            <text:p><text:s/>195<text:s/></text:p>
          </table:table-cell>
          <table:table-cell office:value-type="float" office:value="1.4098763646880197" table:style-name="ce291">
            <text:p>1,4<text:s text:c="4"/></text:p>
          </table:table-cell>
          <table:table-cell table:style-name="ce291"/>
          <table:table-cell office:value-type="float" office:value="22" table:style-name="ce197">
            <text:p><text:s/>22<text:s/></text:p>
          </table:table-cell>
          <table:table-cell office:value-type="float" office:value="6" table:style-name="ce197">
            <text:p><text:s/>6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Atividades financeiras e de seguros</text:p>
          </table:table-cell>
          <table:table-cell office:value-type="float" office:value="31" table:style-name="ce195">
            <text:p><text:s/>31<text:s/></text:p>
          </table:table-cell>
          <table:table-cell office:value-type="float" office:value="0.27259936686598663" table:style-name="ce386">
            <text:p>0,3</text:p>
          </table:table-cell>
          <table:table-cell office:value-type="float" office:value="54" table:style-name="ce197">
            <text:p><text:s/>54<text:s/></text:p>
          </table:table-cell>
          <table:table-cell office:value-type="float" office:value="0.36151837718417351" table:style-name="ce386">
            <text:p>0,4</text:p>
          </table:table-cell>
          <table:table-cell office:value-type="float" office:value="43" table:style-name="ce314">
            <text:p><text:s/>43<text:s/></text:p>
          </table:table-cell>
          <table:table-cell office:value-type="float" office:value="0.31089581375171715" table:style-name="ce291">
            <text:p>0,3<text:s text:c="4"/></text:p>
          </table:table-cell>
          <table:table-cell table:style-name="ce291"/>
          <table:table-cell office:value-type="float" office:value="12" table:style-name="ce197">
            <text:p><text:s/>12<text:s/></text:p>
          </table:table-cell>
          <table:table-cell office:value-type="float" office:value="-11" table:style-name="ce197">
            <text:p>- 11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Atividades imobiliárias, administrativas e dos serviços de apoio</text:p>
          </table:table-cell>
          <table:table-cell office:value-type="float" office:value="2706" table:style-name="ce195">
            <text:p>2 706<text:s/></text:p>
          </table:table-cell>
          <table:table-cell office:value-type="float" office:value="23.79528666901161" table:style-name="ce386">
            <text:p>23,8</text:p>
          </table:table-cell>
          <table:table-cell office:value-type="float" office:value="2880" table:style-name="ce197">
            <text:p>2 880<text:s/></text:p>
          </table:table-cell>
          <table:table-cell office:value-type="float" office:value="19.280980116489253" table:style-name="ce386">
            <text:p>19,3</text:p>
          </table:table-cell>
          <table:table-cell office:value-type="float" office:value="2484" table:style-name="ce314">
            <text:p>2 484<text:s/></text:p>
          </table:table-cell>
          <table:table-cell office:value-type="float" office:value="17.959655845564313" table:style-name="ce291">
            <text:p>18,0<text:s text:c="4"/></text:p>
          </table:table-cell>
          <table:table-cell table:style-name="ce291"/>
          <table:table-cell office:value-type="float" office:value="-222" table:style-name="ce197">
            <text:p>- 222<text:s/></text:p>
          </table:table-cell>
          <table:table-cell office:value-type="float" office:value="-396" table:style-name="ce197">
            <text:p>- 396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Atividades de consultoria, científicas, técnicas e similares</text:p>
          </table:table-cell>
          <table:table-cell office:value-type="float" office:value="412" table:style-name="ce195">
            <text:p><text:s/>412<text:s/></text:p>
          </table:table-cell>
          <table:table-cell office:value-type="float" office:value="3.6229335209285964" table:style-name="ce386">
            <text:p>3,6</text:p>
          </table:table-cell>
          <table:table-cell office:value-type="float" office:value="655" table:style-name="ce197">
            <text:p><text:s/>655<text:s/></text:p>
          </table:table-cell>
          <table:table-cell office:value-type="float" office:value="4.3850840195487715" table:style-name="ce386">
            <text:p>4,4</text:p>
          </table:table-cell>
          <table:table-cell office:value-type="float" office:value="524" table:style-name="ce314">
            <text:p><text:s/>524<text:s/></text:p>
          </table:table-cell>
          <table:table-cell office:value-type="float" office:value="3.7885908466488325" table:style-name="ce291">
            <text:p>3,8<text:s text:c="4"/></text:p>
          </table:table-cell>
          <table:table-cell table:style-name="ce291"/>
          <table:table-cell office:value-type="float" office:value="112" table:style-name="ce197">
            <text:p><text:s/>112<text:s/></text:p>
          </table:table-cell>
          <table:table-cell office:value-type="float" office:value="-131" table:style-name="ce197">
            <text:p>- 131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313">
            <text:p>Admin. pública, educação, atividades de saúde e apoio social</text:p>
          </table:table-cell>
          <table:table-cell office:value-type="float" office:value="890" table:style-name="ce195">
            <text:p><text:s/>890<text:s/></text:p>
          </table:table-cell>
          <table:table-cell office:value-type="float" office:value="7.8262398874428412" table:style-name="ce386">
            <text:p>7,8</text:p>
          </table:table-cell>
          <table:table-cell office:value-type="float" office:value="1078" table:style-name="ce197">
            <text:p>1 078<text:s/></text:p>
          </table:table-cell>
          <table:table-cell office:value-type="float" office:value="7.216977974158131" table:style-name="ce386">
            <text:p>7,2</text:p>
          </table:table-cell>
          <table:table-cell office:value-type="float" office:value="995" table:style-name="ce314">
            <text:p><text:s/>995<text:s/></text:p>
          </table:table-cell>
          <table:table-cell office:value-type="float" office:value="7.1939845275106649" table:style-name="ce291">
            <text:p>7,2<text:s text:c="4"/></text:p>
          </table:table-cell>
          <table:table-cell table:style-name="ce291"/>
          <table:table-cell office:value-type="float" office:value="105" table:style-name="ce197">
            <text:p><text:s/>105<text:s/></text:p>
          </table:table-cell>
          <table:table-cell office:value-type="float" office:value="-83" table:style-name="ce197">
            <text:p>- 83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213">
            <text:p>Outras atividades de serviços</text:p>
          </table:table-cell>
          <table:table-cell office:value-type="float" office:value="446" table:style-name="ce195">
            <text:p><text:s/>446<text:s/></text:p>
          </table:table-cell>
          <table:table-cell office:value-type="float" office:value="3.9219134716848405" table:style-name="ce386">
            <text:p>3,9</text:p>
          </table:table-cell>
          <table:table-cell office:value-type="float" office:value="512" table:style-name="ce197">
            <text:p><text:s/>512<text:s/></text:p>
          </table:table-cell>
          <table:table-cell office:value-type="float" office:value="3.427729798486979" table:style-name="ce386">
            <text:p>3,4</text:p>
          </table:table-cell>
          <table:table-cell office:value-type="float" office:value="552" table:style-name="ce314">
            <text:p><text:s/>552<text:s/></text:p>
          </table:table-cell>
          <table:table-cell office:value-type="float" office:value="3.9910346323476253" table:style-name="ce291">
            <text:p>4,0<text:s text:c="4"/></text:p>
          </table:table-cell>
          <table:table-cell table:style-name="ce291"/>
          <table:table-cell office:value-type="float" office:value="106" table:style-name="ce197">
            <text:p><text:s/>106<text:s/></text:p>
          </table:table-cell>
          <table:table-cell office:value-type="float" office:value="40" table:style-name="ce197">
            <text:p><text:s/>40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7">
          <table:table-cell/>
          <table:table-cell office:value-type="string" table:style-name="ce213">
            <text:p>Sem classificação</text:p>
          </table:table-cell>
          <table:table-cell office:value-type="float" office:value="0" table:style-name="ce195">
            <text:p><text:s/>0<text:s/></text:p>
          </table:table-cell>
          <table:table-cell office:value-type="float" office:value="0" table:style-name="ce386">
            <text:p>0,0</text:p>
          </table:table-cell>
          <table:table-cell office:value-type="float" office:value="0" table:style-name="ce197">
            <text:p><text:s/>0<text:s/></text:p>
          </table:table-cell>
          <table:table-cell office:value-type="float" office:value="0" table:style-name="ce386">
            <text:p>0,0</text:p>
          </table:table-cell>
          <table:table-cell office:value-type="float" office:value="2" table:style-name="ce314">
            <text:p><text:s/>2<text:s/></text:p>
          </table:table-cell>
          <table:table-cell office:value-type="float" office:value="1.4460270407056611E-2" table:style-name="ce291">
            <text:p>0,0<text:s text:c="4"/></text:p>
          </table:table-cell>
          <table:table-cell table:style-name="ce291"/>
          <table:table-cell office:value-type="float" office:value="2" table:style-name="ce197">
            <text:p><text:s/>2<text:s/></text:p>
          </table:table-cell>
          <table:table-cell office:value-type="float" office:value="2" table:style-name="ce197">
            <text:p><text:s/>2<text:s/></text:p>
          </table:table-cell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13">
          <table:table-cell/>
          <table:table-cell table:style-name="ce387"/>
          <table:table-cell table:style-name="ce388"/>
          <table:table-cell table:style-name="ce389"/>
          <table:table-cell table:style-name="ce295"/>
          <table:table-cell table:style-name="ce389"/>
          <table:table-cell table:style-name="ce390"/>
          <table:table-cell table:style-name="ce389"/>
          <table:table-cell table:style-name="ce391"/>
          <table:table-cell table:number-columns-repeated="2" table:style-name="ce392"/>
          <table:table-cell table:style-name="ce89"/>
          <table:table-cell table:number-columns-repeated="2" table:style-name="ce300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style-name="ce89"/>
          <table:table-cell table:style-name="ce393"/>
          <table:table-cell table:style-name="ce89"/>
          <table:table-cell table:style-name="ce393"/>
          <table:table-cell table:style-name="ce89"/>
          <table:table-cell table:style-name="ce393"/>
          <table:table-cell table:number-columns-repeated="16377" table:style-name="ce89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table:number-columns-repeated="5" table:style-name="ce89"/>
          <table:table-cell table:style-name="ce393"/>
          <table:table-cell table:number-columns-repeated="16377" table:style-name="ce89"/>
        </table:table-row>
        <table:table-row table:number-rows-repeated="1048513" table:style-name="ro6">
          <table:table-cell table:number-columns-repeated="16384"/>
        </table:table-row>
      </table:table>
      <table:table table:name="XII-XIII" table:style-name="ta13" table:print-ranges="XII-XIII.B1:XII-XIII.K55">
        <table:table-column table:style-name="co23" table:default-cell-style-name="ce89"/>
        <table:table-column table:style-name="co61" table:default-cell-style-name="ce89"/>
        <table:table-column table:style-name="co62" table:default-cell-style-name="ce89"/>
        <table:table-column table:style-name="co35" table:default-cell-style-name="ce89"/>
        <table:table-column table:style-name="co28" table:default-cell-style-name="ce89"/>
        <table:table-column table:style-name="co18" table:default-cell-style-name="ce89"/>
        <table:table-column table:style-name="co5" table:default-cell-style-name="ce89"/>
        <table:table-column table:style-name="co39" table:default-cell-style-name="ce89"/>
        <table:table-column table:style-name="co63" table:default-cell-style-name="ce89"/>
        <table:table-column table:style-name="co32" table:number-columns-repeated="2" table:default-cell-style-name="ce89"/>
        <table:table-column table:style-name="co28" table:number-columns-repeated="16373" table:default-cell-style-name="ce89"/>
        <table:table-row table:style-name="ro6">
          <table:table-cell table:style-name="ce89">
            <draw:g draw:z-index="1" draw:name="Group 92" draw:id="id365">
              <svg:title/>
              <svg:desc/>
              <draw:g draw:name="Group 93" draw:id="id360">
                <svg:title/>
                <svg:desc/>
                <draw:custom-shape svg:x="0.125in" svg:y="0in" svg:width="5.91312in" svg:height="0in" draw:id="id355" draw:style-name="a762" draw:name="Rectangle 94">
                  <svg:title/>
                  <svg:desc/>
                  <text:p text:style-name="a760" text:class-names="" text:cond-style-name=""><text:span text:style-name="a75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95" draw:id="id359">
                  <svg:title/>
                  <svg:desc/>
                  <draw:custom-shape svg:x="0.34178in" svg:y="0in" svg:width="0.11456in" svg:height="0in" draw:id="id356" draw:style-name="a765" draw:name="Rectangle 96">
                    <svg:title/>
                    <svg:desc/>
                    <text:p text:style-name="a764" text:class-names="" text:cond-style-name=""><text:span text:style-name="a76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455in" svg:height="0in" draw:id="id357" draw:style-name="a768" draw:transform="translate(-0.05727in 0in) rotate(-3.14159) translate(0.39885in 0in)" draw:name="Rectangle 97">
                    <svg:title/>
                    <svg:desc/>
                    <text:p text:style-name="a767" text:class-names="" text:cond-style-name=""><text:span text:style-name="a766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164in" svg:y="0in" svg:width="0.04931in" svg:height="0in" draw:id="id358" draw:style-name="a771" draw:name="Rectangle 98">
                    <svg:title/>
                    <svg:desc/>
                    <text:p text:style-name="a770" text:class-names="" text:cond-style-name=""><text:span text:style-name="a76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99" draw:id="id364">
                <svg:title/>
                <svg:desc/>
                <draw:custom-shape svg:x="5.99989in" svg:y="0in" svg:width="0.11456in" svg:height="0in" draw:id="id361" draw:style-name="a774" draw:name="Rectangle 100">
                  <svg:title/>
                  <svg:desc/>
                  <text:p text:style-name="a773" text:class-names="" text:cond-style-name=""><text:span text:style-name="a77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455in" svg:height="0in" draw:id="id362" draw:style-name="a777" draw:transform="translate(-0.05727in 0in) rotate(-3.14159) translate(6.05724in 0in)" draw:name="Rectangle 101">
                  <svg:title/>
                  <svg:desc/>
                  <text:p text:style-name="a776" text:class-names="" text:cond-style-name=""><text:span text:style-name="a77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6528in" svg:y="0in" svg:width="0.04931in" svg:height="0in" draw:id="id363" draw:style-name="a780" draw:name="Rectangle 102">
                  <svg:title/>
                  <svg:desc/>
                  <text:p text:style-name="a779" text:class-names="" text:cond-style-name=""><text:span text:style-name="a77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2" draw:name="Group 105" draw:id="id376">
              <svg:title/>
              <svg:desc/>
              <draw:g draw:name="Group 106" draw:id="id371">
                <svg:title/>
                <svg:desc/>
                <draw:custom-shape svg:x="0.125in" svg:y="0in" svg:width="5.91312in" svg:height="0in" draw:id="id366" draw:style-name="a784" draw:name="Rectangle 107">
                  <svg:title/>
                  <svg:desc/>
                  <text:p text:style-name="a782" text:class-names="" text:cond-style-name=""><text:span text:style-name="a78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08" draw:id="id370">
                  <svg:title/>
                  <svg:desc/>
                  <draw:custom-shape svg:x="0.34178in" svg:y="0in" svg:width="0.11456in" svg:height="0in" draw:id="id367" draw:style-name="a787" draw:name="Rectangle 109">
                    <svg:title/>
                    <svg:desc/>
                    <text:p text:style-name="a786" text:class-names="" text:cond-style-name=""><text:span text:style-name="a78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455in" svg:height="0in" draw:id="id368" draw:style-name="a790" draw:transform="translate(-0.05727in 0in) rotate(-3.14159) translate(0.39885in 0in)" draw:name="Rectangle 110">
                    <svg:title/>
                    <svg:desc/>
                    <text:p text:style-name="a789" text:class-names="" text:cond-style-name=""><text:span text:style-name="a788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164in" svg:y="0in" svg:width="0.04931in" svg:height="0in" draw:id="id369" draw:style-name="a793" draw:name="Rectangle 111">
                    <svg:title/>
                    <svg:desc/>
                    <text:p text:style-name="a792" text:class-names="" text:cond-style-name=""><text:span text:style-name="a79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12" draw:id="id375">
                <svg:title/>
                <svg:desc/>
                <draw:custom-shape svg:x="5.99989in" svg:y="0in" svg:width="0.11456in" svg:height="0in" draw:id="id372" draw:style-name="a796" draw:name="Rectangle 113">
                  <svg:title/>
                  <svg:desc/>
                  <text:p text:style-name="a795" text:class-names="" text:cond-style-name=""><text:span text:style-name="a79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455in" svg:height="0in" draw:id="id373" draw:style-name="a799" draw:transform="translate(-0.05727in 0in) rotate(-3.14159) translate(6.05724in 0in)" draw:name="Rectangle 114">
                  <svg:title/>
                  <svg:desc/>
                  <text:p text:style-name="a798" text:class-names="" text:cond-style-name=""><text:span text:style-name="a79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6528in" svg:y="0in" svg:width="0.04931in" svg:height="0in" draw:id="id374" draw:style-name="a802" draw:name="Rectangle 115">
                  <svg:title/>
                  <svg:desc/>
                  <text:p text:style-name="a801" text:class-names="" text:cond-style-name=""><text:span text:style-name="a80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3" draw:name="Group 118" draw:id="id387">
              <svg:title/>
              <svg:desc/>
              <draw:g draw:name="Group 119" draw:id="id382">
                <svg:title/>
                <svg:desc/>
                <draw:custom-shape svg:x="0.125in" svg:y="0in" svg:width="5.91312in" svg:height="0in" draw:id="id377" draw:style-name="a806" draw:name="Rectangle 120">
                  <svg:title/>
                  <svg:desc/>
                  <text:p text:style-name="a804" text:class-names="" text:cond-style-name=""><text:span text:style-name="a80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21" draw:id="id381">
                  <svg:title/>
                  <svg:desc/>
                  <draw:custom-shape svg:x="0.34178in" svg:y="0in" svg:width="0.11456in" svg:height="0in" draw:id="id378" draw:style-name="a809" draw:name="Rectangle 122">
                    <svg:title/>
                    <svg:desc/>
                    <text:p text:style-name="a808" text:class-names="" text:cond-style-name=""><text:span text:style-name="a80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11455in" svg:height="0in" draw:id="id379" draw:style-name="a812" draw:transform="translate(-0.05727in 0in) rotate(-3.14159) translate(0.39885in 0in)" draw:name="Rectangle 123">
                    <svg:title/>
                    <svg:desc/>
                    <text:p text:style-name="a811" text:class-names="" text:cond-style-name=""><text:span text:style-name="a81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34164in" svg:y="0in" svg:width="0.04931in" svg:height="0in" draw:id="id380" draw:style-name="a815" draw:name="Rectangle 124">
                    <svg:title/>
                    <svg:desc/>
                    <text:p text:style-name="a814" text:class-names="" text:cond-style-name=""><text:span text:style-name="a81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125" draw:id="id386">
                <svg:title/>
                <svg:desc/>
                <draw:custom-shape svg:x="5.99989in" svg:y="0in" svg:width="0.11456in" svg:height="0in" draw:id="id383" draw:style-name="a818" draw:name="Rectangle 126">
                  <svg:title/>
                  <svg:desc/>
                  <text:p text:style-name="a817" text:class-names="" text:cond-style-name=""><text:span text:style-name="a81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11455in" svg:height="0in" draw:id="id384" draw:style-name="a821" draw:transform="translate(-0.05727in 0in) rotate(-3.14159) translate(6.05724in 0in)" draw:name="Rectangle 127">
                  <svg:title/>
                  <svg:desc/>
                  <text:p text:style-name="a820" text:class-names="" text:cond-style-name=""><text:span text:style-name="a81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6528in" svg:y="0in" svg:width="0.04931in" svg:height="0in" draw:id="id385" draw:style-name="a824" draw:name="Rectangle 128">
                  <svg:title/>
                  <svg:desc/>
                  <text:p text:style-name="a823" text:class-names="" text:cond-style-name=""><text:span text:style-name="a82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</table:table-cell>
          <table:table-cell table:style-name="ce89">
            <draw:frame draw:z-index="34" draw:id="id388" draw:style-name="a827" draw:name="Text Box 161" svg:x="0.21875in" svg:y="0in" svg:width="1in" svg:height="0.36458in">
              <draw:text-box>
                <text:p text:style-name="a826" text:class-names="" text:cond-style-name=""><text:span text:style-name="a825" text:class-names="">Página <text:s text:c="1"/>12/14</text:span></text:p>
              </draw:text-box>
              <svg:title/>
              <svg:desc/>
            </draw:frame>
          </table:table-cell>
          <table:table-cell table:number-columns-repeated="3"/>
          <table:table-cell table:style-name="ce89">
            <draw:frame draw:z-index="37" draw:id="id391" draw:style-name="a838" draw:name="Picture 566" svg:x="0in" svg:y="0.0625in" svg:width="2.5625in" svg:height="0.47917in" style:rel-width="scale" style:rel-height="scale">
              <draw:image xlink:href="media/image3.emf" xlink:type="simple" xlink:show="embed" xlink:actuate="onLoad"/>
              <svg:title/>
              <svg:desc/>
            </draw:frame>
            <draw:frame draw:z-index="38" draw:id="id392" draw:style-name="a839" draw:name="Picture 566" svg:x="0in" svg:y="0.0625in" svg:width="2.5625in" svg:height="0.47917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style-name="ce89">
            <draw:frame draw:z-index="35" draw:id="id389" draw:style-name="a836" draw:name="Text Box 162" svg:x="0.125in" svg:y="0.15625in" svg:width="1.3125in" svg:height="0.28125in">
              <draw:text-box>
                <text:p text:style-name="a829" text:class-names="" text:cond-style-name=""><text:span text:style-name="a828" text:class-names="">JANEIRO 2011, Nº1</text:span></text:p>
                <text:p text:style-name="a831" text:class-names="" text:cond-style-name=""><text:span text:style-name="a830" text:class-names=""/></text:p>
                <text:p text:style-name="a833" text:class-names="" text:cond-style-name=""><text:span text:style-name="a832" text:class-names=""/></text:p>
                <text:p text:style-name="a835" text:class-names="" text:cond-style-name=""><text:span text:style-name="a834" text:class-names=""/></text:p>
              </draw:text-box>
              <svg:title/>
              <svg:desc/>
            </draw:frame>
            <draw:frame draw:z-index="39" draw:id="id393" draw:style-name="a844" draw:name="Text Box 567" svg:x="0in" svg:y="0.17708in" svg:width="1.63542in" svg:height="0.21875in">
              <draw:text-box>
                <text:p text:style-name="a841" text:class-names="" text:cond-style-name=""><text:span text:style-name="a840" text:class-names="">ABRIL 2014, <text:s text:c="1"/>Nº 04</text:span></text:p>
                <text:p text:style-name="a843" text:class-names="" text:cond-style-name=""><text:span text:style-name="a842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6">
          <table:table-cell/>
          <table:table-cell table:style-name="ce89">
            <draw:frame draw:z-index="36" draw:id="id390" draw:style-name="a837" draw:name="Picture 565" svg:x="0.21875in" svg:y="0.13542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7">
          <table:table-cell table:style-name="ce91"/>
          <table:table-cell table:number-columns-repeated="11" table:style-name="ce91"/>
          <table:table-cell office:value-type="string" table:style-name="ce91">
            <text:p><text:s/></text:p>
          </table:table-cell>
          <table:table-cell table:number-columns-repeated="16371" table:style-name="ce91"/>
        </table:table-row>
        <table:table-row table:style-name="ro7">
          <table:table-cell table:style-name="ce91"/>
          <table:table-cell table:number-columns-repeated="16383" table:style-name="ce91"/>
        </table:table-row>
        <table:table-row table:number-rows-repeated="2" table:style-name="ro21">
          <table:table-cell/>
          <table:table-cell table:number-columns-repeated="16383" table:style-name="ce89"/>
        </table:table-row>
        <table:table-row table:style-name="ro6">
          <table:table-cell/>
          <table:table-cell office:value-type="string" table:number-columns-spanned="10" table:number-rows-spanned="1" table:style-name="ce256">
            <text:p>QUADRO XII - COLOCAÇÕES POR REGIÕES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57">
            <text:p>Movimento ao longo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3">
          <table:table-cell/>
          <table:table-cell table:number-columns-repeated="10" table:style-name="ce92"/>
          <table:table-cell table:number-columns-repeated="16373" table:style-name="ce89"/>
        </table:table-row>
        <table:table-row table:style-name="ro14">
          <table:table-cell table:style-name="ce193"/>
          <table:table-cell table:style-name="ce260"/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%</text:p>
          </table:table-cell>
          <table:covered-table-cell table:number-columns-repeated="2"/>
          <table:table-cell table:number-columns-repeated="16373" table:style-name="ce193"/>
        </table:table-row>
        <table:table-row table:style-name="ro15">
          <table:table-cell table:style-name="ce193"/>
          <table:table-cell table:style-name="ce137"/>
          <table:table-cell office:value-type="string" table:style-name="ce142">
            <text:p>ABRIL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ABRIL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number-columns-repeated="16373" table:style-name="ce193"/>
        </table:table-row>
        <table:table-row table:style-name="ro13">
          <table:table-cell table:style-name="ce7"/>
          <table:table-cell table:style-name="ce101"/>
          <table:table-cell table:style-name="ce222"/>
          <table:table-cell table:style-name="ce101"/>
          <table:table-cell table:style-name="ce394"/>
          <table:table-cell table:number-columns-repeated="6" table:style-name="ce101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24">
            <text:p>PORTUGAL</text:p>
          </table:table-cell>
          <table:table-cell office:value-type="float" office:value="7463" table:style-name="ce225">
            <text:p>7 463</text:p>
          </table:table-cell>
          <table:table-cell office:value-type="float" office:value="100" table:style-name="ce395">
            <text:p>100,0<text:s text:c="4"/></text:p>
          </table:table-cell>
          <table:table-cell office:value-type="float" office:value="8692" table:style-name="ce227">
            <text:p>8 692</text:p>
          </table:table-cell>
          <table:table-cell office:value-type="float" office:value="99.999999999999986" table:style-name="ce395">
            <text:p>100,0<text:s text:c="4"/></text:p>
          </table:table-cell>
          <table:table-cell office:value-type="float" office:value="9458" table:style-name="ce227">
            <text:p>9 458</text:p>
          </table:table-cell>
          <table:table-cell office:value-type="float" office:value="100" table:style-name="ce395">
            <text:p>100,0<text:s text:c="4"/></text:p>
          </table:table-cell>
          <table:table-cell table:style-name="ce226"/>
          <table:table-cell office:value-type="float" office:value="26.73187726115502" table:style-name="ce228">
            <text:p>+26,7<text:s text:c="3"/></text:p>
          </table:table-cell>
          <table:table-cell office:value-type="float" office:value="8.812701334560515" table:style-name="ce228">
            <text:p>+8,8<text:s text:c="3"/></text:p>
          </table:table-cell>
          <table:table-cell table:style-name="ce7"/>
          <table:table-cell table:style-name="ce215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29">
            <text:p>CONTINENTE</text:p>
          </table:table-cell>
          <table:table-cell office:value-type="float" office:value="7268" table:style-name="ce225">
            <text:p>7 268</text:p>
          </table:table-cell>
          <table:table-cell office:value-type="float" office:value="97.387109741390859" table:style-name="ce226">
            <text:p>97,4<text:s text:c="4"/></text:p>
          </table:table-cell>
          <table:table-cell office:value-type="float" office:value="8538" table:style-name="ce227">
            <text:p>8 538</text:p>
          </table:table-cell>
          <table:table-cell office:value-type="float" office:value="98.228255867464327" table:style-name="ce395">
            <text:p>98,2<text:s text:c="4"/></text:p>
          </table:table-cell>
          <table:table-cell office:value-type="float" office:value="9262" table:style-name="ce227">
            <text:p>9 262</text:p>
          </table:table-cell>
          <table:table-cell office:value-type="float" office:value="97.927680270670336" table:style-name="ce395">
            <text:p>97,9<text:s text:c="4"/></text:p>
          </table:table-cell>
          <table:table-cell table:style-name="ce226"/>
          <table:table-cell office:value-type="float" office:value="27.435332966428177" table:style-name="ce228">
            <text:p>+27,4<text:s text:c="3"/></text:p>
          </table:table-cell>
          <table:table-cell office:value-type="float" office:value="8.479737643476227" table:style-name="ce228">
            <text:p>+8,5<text:s text:c="3"/></text:p>
          </table:table-cell>
          <table:table-cell table:number-columns-repeated="16373" table:style-name="ce7"/>
        </table:table-row>
        <table:table-row table:style-name="ro1">
          <table:table-cell table:style-name="ce223"/>
          <table:table-cell office:value-type="string" table:style-name="ce238">
            <text:p>Norte</text:p>
          </table:table-cell>
          <table:table-cell office:value-type="float" office:value="2334" table:style-name="ce232">
            <text:p>2 334</text:p>
          </table:table-cell>
          <table:table-cell office:value-type="float" office:value="31.274286479967838" table:style-name="ce396">
            <text:p>31,3<text:s text:c="4"/></text:p>
          </table:table-cell>
          <table:table-cell office:value-type="float" office:value="2990" table:style-name="ce234">
            <text:p>2 990</text:p>
          </table:table-cell>
          <table:table-cell office:value-type="float" office:value="34.399447768062586" table:style-name="ce396">
            <text:p>34,4<text:s text:c="4"/></text:p>
          </table:table-cell>
          <table:table-cell office:value-type="float" office:value="3123" table:style-name="ce234">
            <text:p>3 123</text:p>
          </table:table-cell>
          <table:table-cell office:value-type="float" office:value="33.019665891308946" table:style-name="ce396">
            <text:p>33,0<text:s text:c="4"/></text:p>
          </table:table-cell>
          <table:table-cell table:style-name="ce233"/>
          <table:table-cell office:value-type="float" office:value="33.804627249357338" table:style-name="ce235">
            <text:p>+33,8<text:s text:c="3"/></text:p>
          </table:table-cell>
          <table:table-cell office:value-type="float" office:value="4.4481605351170543" table:style-name="ce235">
            <text:p>+4,4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Centro</text:p>
          </table:table-cell>
          <table:table-cell office:value-type="float" office:value="1914" table:style-name="ce232">
            <text:p>1 914</text:p>
          </table:table-cell>
          <table:table-cell office:value-type="float" office:value="25.646522846040465" table:style-name="ce396">
            <text:p>25,6<text:s text:c="4"/></text:p>
          </table:table-cell>
          <table:table-cell office:value-type="float" office:value="2313" table:style-name="ce234">
            <text:p>2 313</text:p>
          </table:table-cell>
          <table:table-cell office:value-type="float" office:value="26.610676484123331" table:style-name="ce396">
            <text:p>26,6<text:s text:c="4"/></text:p>
          </table:table-cell>
          <table:table-cell office:value-type="float" office:value="2318" table:style-name="ce234">
            <text:p>2 318</text:p>
          </table:table-cell>
          <table:table-cell office:value-type="float" office:value="24.508352717276381" table:style-name="ce396">
            <text:p>24,5<text:s text:c="4"/></text:p>
          </table:table-cell>
          <table:table-cell table:style-name="ce233"/>
          <table:table-cell office:value-type="float" office:value="21.10762800417973" table:style-name="ce235">
            <text:p>+21,1<text:s text:c="3"/></text:p>
          </table:table-cell>
          <table:table-cell office:value-type="float" office:value="0.21616947686986521" table:style-name="ce235">
            <text:p>+0,2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Lisboa V. Tejo</text:p>
          </table:table-cell>
          <table:table-cell office:value-type="float" office:value="1546" table:style-name="ce232">
            <text:p>1 546</text:p>
          </table:table-cell>
          <table:table-cell office:value-type="float" office:value="20.715529947742194" table:style-name="ce396">
            <text:p>20,7<text:s text:c="4"/></text:p>
          </table:table-cell>
          <table:table-cell office:value-type="float" office:value="1782" table:style-name="ce234">
            <text:p>1 782</text:p>
          </table:table-cell>
          <table:table-cell office:value-type="float" office:value="20.501610676484123" table:style-name="ce396">
            <text:p>20,5<text:s text:c="4"/></text:p>
          </table:table-cell>
          <table:table-cell office:value-type="float" office:value="1986" table:style-name="ce234">
            <text:p>1 986</text:p>
          </table:table-cell>
          <table:table-cell office:value-type="float" office:value="20.998096849228169" table:style-name="ce396">
            <text:p>21,0<text:s text:c="4"/></text:p>
          </table:table-cell>
          <table:table-cell table:style-name="ce233"/>
          <table:table-cell office:value-type="float" office:value="28.460543337645532" table:style-name="ce235">
            <text:p>+28,5<text:s text:c="3"/></text:p>
          </table:table-cell>
          <table:table-cell office:value-type="float" office:value="11.447811447811446" table:style-name="ce235">
            <text:p>+11,4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1">
            <text:p>Alentejo</text:p>
          </table:table-cell>
          <table:table-cell office:value-type="float" office:value="568" table:style-name="ce232">
            <text:p><text:s/>568</text:p>
          </table:table-cell>
          <table:table-cell office:value-type="float" office:value="7.6108803430255927" table:style-name="ce396">
            <text:p>7,6<text:s text:c="4"/></text:p>
          </table:table-cell>
          <table:table-cell office:value-type="float" office:value="795" table:style-name="ce234">
            <text:p><text:s/>795</text:p>
          </table:table-cell>
          <table:table-cell office:value-type="float" office:value="9.1463414634146343" table:style-name="ce396">
            <text:p>9,1<text:s text:c="4"/></text:p>
          </table:table-cell>
          <table:table-cell office:value-type="float" office:value="734" table:style-name="ce234">
            <text:p><text:s/>734</text:p>
          </table:table-cell>
          <table:table-cell office:value-type="float" office:value="7.7606259251427359" table:style-name="ce396">
            <text:p>7,8<text:s text:c="4"/></text:p>
          </table:table-cell>
          <table:table-cell table:style-name="ce233"/>
          <table:table-cell office:value-type="float" office:value="29.225352112676063" table:style-name="ce235">
            <text:p>+29,2<text:s text:c="3"/></text:p>
          </table:table-cell>
          <table:table-cell office:value-type="float" office:value="-7.6729559748427647" table:style-name="ce235">
            <text:p>-7,7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38">
            <text:p>Algarve</text:p>
          </table:table-cell>
          <table:table-cell office:value-type="float" office:value="906" table:style-name="ce232">
            <text:p><text:s/>906</text:p>
          </table:table-cell>
          <table:table-cell office:value-type="float" office:value="12.139890124614766" table:style-name="ce396">
            <text:p>12,1<text:s text:c="4"/></text:p>
          </table:table-cell>
          <table:table-cell office:value-type="float" office:value="658" table:style-name="ce234">
            <text:p><text:s/>658</text:p>
          </table:table-cell>
          <table:table-cell office:value-type="float" office:value="7.5701794753796596" table:style-name="ce396">
            <text:p>7,6<text:s text:c="4"/></text:p>
          </table:table-cell>
          <table:table-cell office:value-type="float" office:value="1101" table:style-name="ce234">
            <text:p>1 101</text:p>
          </table:table-cell>
          <table:table-cell office:value-type="float" office:value="11.640938887714105" table:style-name="ce396">
            <text:p>11,6<text:s text:c="4"/></text:p>
          </table:table-cell>
          <table:table-cell table:style-name="ce233"/>
          <table:table-cell office:value-type="float" office:value="21.523178807947033" table:style-name="ce235">
            <text:p>+21,5<text:s text:c="3"/></text:p>
          </table:table-cell>
          <table:table-cell office:value-type="float" office:value="67.325227963525833" table:style-name="ce235">
            <text:p>+67,3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397">
            <text:p>REG.AUTÓNOMAS</text:p>
          </table:table-cell>
          <table:table-cell office:value-type="float" office:value="195" table:style-name="ce227">
            <text:p><text:s/>195</text:p>
          </table:table-cell>
          <table:table-cell office:value-type="float" office:value="2.6128902586091383" table:style-name="ce395">
            <text:p>2,6<text:s text:c="4"/></text:p>
          </table:table-cell>
          <table:table-cell office:value-type="float" office:value="154" table:style-name="ce227">
            <text:p><text:s/>154</text:p>
          </table:table-cell>
          <table:table-cell office:value-type="float" office:value="1.7717441325356649" table:style-name="ce395">
            <text:p>1,8<text:s text:c="4"/></text:p>
          </table:table-cell>
          <table:table-cell office:value-type="float" office:value="196" table:style-name="ce227">
            <text:p><text:s/>196</text:p>
          </table:table-cell>
          <table:table-cell office:value-type="float" office:value="2.072319729329668" table:style-name="ce395">
            <text:p>2,1<text:s text:c="4"/></text:p>
          </table:table-cell>
          <table:table-cell table:style-name="ce226"/>
          <table:table-cell office:value-type="float" office:value="0.512820512820511" table:style-name="ce228">
            <text:p>+0,5<text:s text:c="3"/></text:p>
          </table:table-cell>
          <table:table-cell office:value-type="float" office:value="27.272727272727266" table:style-name="ce228">
            <text:p>+27,3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252">
            <text:p>Açores</text:p>
          </table:table-cell>
          <table:table-cell office:value-type="float" office:value="73" table:style-name="ce232">
            <text:p><text:s/>73</text:p>
          </table:table-cell>
          <table:table-cell office:value-type="float" office:value="0.97815891732547233" table:style-name="ce396">
            <text:p>1,0<text:s text:c="4"/></text:p>
          </table:table-cell>
          <table:table-cell office:value-type="float" office:value="52" table:style-name="ce234">
            <text:p><text:s/>52</text:p>
          </table:table-cell>
          <table:table-cell office:value-type="float" office:value="0.59825126553152319" table:style-name="ce396">
            <text:p>0,6<text:s text:c="4"/></text:p>
          </table:table-cell>
          <table:table-cell office:value-type="float" office:value="94" table:style-name="ce234">
            <text:p><text:s/>94</text:p>
          </table:table-cell>
          <table:table-cell office:value-type="float" office:value="0.99386762529075912" table:style-name="ce396">
            <text:p>1,0<text:s text:c="4"/></text:p>
          </table:table-cell>
          <table:table-cell table:style-name="ce233"/>
          <table:table-cell office:value-type="float" office:value="28.767123287671239" table:style-name="ce235">
            <text:p>+28,8<text:s text:c="3"/></text:p>
          </table:table-cell>
          <table:table-cell office:value-type="float" office:value="80.769230769230774" table:style-name="ce235">
            <text:p>+80,8<text:s text:c="3"/></text:p>
          </table:table-cell>
          <table:table-cell table:number-columns-repeated="16373" table:style-name="ce223"/>
        </table:table-row>
        <table:table-row table:style-name="ro1">
          <table:table-cell table:style-name="ce223"/>
          <table:table-cell office:value-type="string" table:style-name="ce341">
            <text:p>Madeira</text:p>
          </table:table-cell>
          <table:table-cell office:value-type="float" office:value="122" table:style-name="ce232">
            <text:p><text:s/>122</text:p>
          </table:table-cell>
          <table:table-cell office:value-type="float" office:value="1.6347313412836659" table:style-name="ce396">
            <text:p>1,6<text:s text:c="4"/></text:p>
          </table:table-cell>
          <table:table-cell office:value-type="float" office:value="102" table:style-name="ce234">
            <text:p><text:s/>102</text:p>
          </table:table-cell>
          <table:table-cell office:value-type="float" office:value="1.1734928670041418" table:style-name="ce396">
            <text:p>1,2<text:s text:c="4"/></text:p>
          </table:table-cell>
          <table:table-cell office:value-type="float" office:value="102" table:style-name="ce234">
            <text:p><text:s/>102</text:p>
          </table:table-cell>
          <table:table-cell office:value-type="float" office:value="1.0784521040389088" table:style-name="ce396">
            <text:p>1,1<text:s text:c="4"/></text:p>
          </table:table-cell>
          <table:table-cell table:style-name="ce233"/>
          <table:table-cell office:value-type="float" office:value="-16.393442622950815" table:style-name="ce235">
            <text:p>-16,4<text:s text:c="3"/></text:p>
          </table:table-cell>
          <table:table-cell office:value-type="float" office:value="0" table:style-name="ce235">
            <text:p>+0,0<text:s text:c="3"/></text:p>
          </table:table-cell>
          <table:table-cell table:number-columns-repeated="16373" table:style-name="ce223"/>
        </table:table-row>
        <table:table-row table:style-name="ro6">
          <table:table-cell/>
          <table:table-cell table:number-columns-repeated="10" table:style-name="ce342"/>
          <table:table-cell table:number-columns-repeated="16373" table:style-name="ce89"/>
        </table:table-row>
        <table:table-row table:style-name="ro6">
          <table:table-cell/>
          <table:table-cell table:number-columns-repeated="10" table:style-name="ce92"/>
          <table:table-cell table:number-columns-repeated="16373" table:style-name="ce89"/>
        </table:table-row>
        <table:table-row table:number-rows-repeated="4" table:style-name="ro2">
          <table:table-cell/>
          <table:table-cell table:number-columns-repeated="10" table:style-name="ce92"/>
          <table:table-cell table:number-columns-repeated="16373" table:style-name="ce89"/>
        </table:table-row>
        <table:table-row table:style-name="ro10">
          <table:table-cell/>
          <table:table-cell office:value-type="string" table:number-columns-spanned="10" table:number-rows-spanned="1" table:style-name="ce256">
            <text:p>QUADRO XIII <text:s/>- COLOCAÇÕES POR GRUPOS DE PROFISSÕES</text:p>
          </table:table-cell>
          <table:covered-table-cell table:number-columns-repeated="9"/>
          <table:table-cell table:style-name="ce281"/>
          <table:table-cell table:style-name="ce398"/>
          <table:table-cell table:style-name="ce300"/>
          <table:table-cell table:number-columns-repeated="16370"/>
        </table:table-row>
        <table:table-row table:style-name="ro10">
          <table:table-cell/>
          <table:table-cell office:value-type="string" table:number-columns-spanned="10" table:number-rows-spanned="1" table:style-name="ce257">
            <text:p>Movimento ao longo dos meses</text:p>
          </table:table-cell>
          <table:covered-table-cell table:number-columns-repeated="9"/>
          <table:table-cell table:style-name="ce281"/>
          <table:table-cell table:style-name="ce398"/>
          <table:table-cell table:style-name="ce300"/>
          <table:table-cell table:number-columns-repeated="16370"/>
        </table:table-row>
        <table:table-row table:style-name="ro23">
          <table:table-cell/>
          <table:table-cell table:style-name="ce277"/>
          <table:table-cell table:number-columns-repeated="9" table:style-name="ce279"/>
          <table:table-cell table:style-name="ce281"/>
          <table:table-cell table:style-name="ce398"/>
          <table:table-cell table:style-name="ce300"/>
          <table:table-cell table:number-columns-repeated="16370"/>
        </table:table-row>
        <table:table-row table:style-name="ro10">
          <table:table-cell/>
          <table:table-cell table:style-name="ce258"/>
          <table:table-cell table:number-columns-repeated="9" table:style-name="ce92"/>
          <table:table-cell table:style-name="ce89"/>
          <table:table-cell table:style-name="ce399"/>
          <table:table-cell table:style-name="ce300"/>
          <table:table-cell table:number-columns-repeated="16370"/>
        </table:table-row>
        <table:table-row table:style-name="ro1">
          <table:table-cell table:style-name="ce89"/>
          <table:table-cell office:value-type="string" table:style-name="ce282">
            <text:p>GRUPOS DE PROFISSÕES</text:p>
          </table:table-cell>
          <table:table-cell office:value-type="float" office:value="2013" table:style-name="ce139">
            <text:p>2013</text:p>
          </table:table-cell>
          <table:table-cell table:style-name="ce140"/>
          <table:table-cell office:value-type="float" office:value="2014" table:number-columns-spanned="4" table:number-rows-spanned="1" table:style-name="ce181">
            <text:p>2014</text:p>
          </table:table-cell>
          <table:covered-table-cell table:number-columns-repeated="3"/>
          <table:table-cell office:value-type="string" table:number-columns-spanned="3" table:number-rows-spanned="1" table:style-name="ce182">
            <text:p>var. valores abs.</text:p>
          </table:table-cell>
          <table:covered-table-cell table:number-columns-repeated="2"/>
          <table:table-cell table:style-name="ce283"/>
          <table:table-cell table:style-name="ce381"/>
          <table:table-cell table:style-name="ce300"/>
          <table:table-cell table:number-columns-repeated="16370" table:style-name="ce89"/>
        </table:table-row>
        <table:table-row table:style-name="ro28">
          <table:table-cell table:style-name="ce89"/>
          <table:table-cell table:style-name="ce210"/>
          <table:table-cell office:value-type="string" table:style-name="ce142">
            <text:p>ABRIL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MARÇO</text:p>
          </table:table-cell>
          <table:table-cell office:value-type="string" table:style-name="ce143">
            <text:p>%</text:p>
          </table:table-cell>
          <table:table-cell office:value-type="string" table:style-name="ce142">
            <text:p>ABRIL</text:p>
          </table:table-cell>
          <table:table-cell office:value-type="string" table:style-name="ce144">
            <text:p>%</text:p>
          </table:table-cell>
          <table:table-cell office:value-type="string" table:number-columns-spanned="2" table:number-rows-spanned="1" table:style-name="ce183">
            <text:p>mês homólogo</text:p>
          </table:table-cell>
          <table:covered-table-cell/>
          <table:table-cell office:value-type="string" table:style-name="ce145">
            <text:p>mês <text:s text:c="2"/>anterior</text:p>
          </table:table-cell>
          <table:table-cell table:style-name="ce284"/>
          <table:table-cell table:style-name="ce382"/>
          <table:table-cell table:style-name="ce300"/>
          <table:table-cell table:number-columns-repeated="16370" table:style-name="ce89"/>
        </table:table-row>
        <table:table-row table:style-name="ro22">
          <table:table-cell table:style-name="ce89"/>
          <table:table-cell table:style-name="ce210"/>
          <table:table-cell table:style-name="ce400"/>
          <table:table-cell table:number-columns-repeated="5" table:style-name="ce401"/>
          <table:table-cell table:number-columns-repeated="3" table:style-name="ce402"/>
          <table:table-cell table:style-name="ce284"/>
          <table:table-cell table:style-name="ce382"/>
          <table:table-cell table:style-name="ce300"/>
          <table:table-cell table:number-columns-repeated="16370" table:style-name="ce89"/>
        </table:table-row>
        <table:table-row table:style-name="ro18">
          <table:table-cell table:style-name="ce7"/>
          <table:table-cell office:value-type="string" table:style-name="ce285">
            <text:p>Total</text:p>
          </table:table-cell>
          <table:table-cell table:style-name="ce286"/>
          <table:table-cell table:style-name="ce287"/>
          <table:table-cell office:value-type="float" office:value="8538" table:style-name="ce306">
            <text:p>8 538<text:s/></text:p>
          </table:table-cell>
          <table:table-cell office:value-type="float" office:value="100" table:style-name="ce317">
            <text:p>100,0<text:s text:c="4"/></text:p>
          </table:table-cell>
          <table:table-cell office:value-type="float" office:value="9262" table:style-name="ce306">
            <text:p>9 262<text:s/></text:p>
          </table:table-cell>
          <table:table-cell office:value-type="float" office:value="100" table:style-name="ce317">
            <text:p>100,0<text:s text:c="4"/></text:p>
          </table:table-cell>
          <table:table-cell table:style-name="ce263"/>
          <table:table-cell table:style-name="ce228"/>
          <table:table-cell office:value-type="float" office:value="724" table:style-name="ce403">
            <text:p>+ 724<text:s/></text:p>
          </table:table-cell>
          <table:table-cell table:style-name="ce289"/>
          <table:table-cell table:style-name="ce404"/>
          <table:table-cell table:style-name="ce300"/>
          <table:table-cell table:number-columns-repeated="16370" table:style-name="ce7"/>
        </table:table-row>
        <table:table-row table:style-name="ro14">
          <table:table-cell table:style-name="ce405"/>
          <table:table-cell office:value-type="string" table:style-name="ce101">
            <text:p>1. <text:s text:c="2"/>Repres. poder legisla., orgãos execu., dirig., direto. e gestores execu.</text:p>
          </table:table-cell>
          <table:table-cell table:style-name="ce195"/>
          <table:table-cell table:style-name="ce291"/>
          <table:table-cell office:value-type="float" office:value="60" table:style-name="ce197">
            <text:p><text:s/>60<text:s/></text:p>
          </table:table-cell>
          <table:table-cell office:value-type="float" office:value="0.70274068868587491" table:style-name="ce406">
            <text:p>0,7<text:s text:c="4"/></text:p>
          </table:table-cell>
          <table:table-cell office:value-type="float" office:value="76" table:style-name="ce197">
            <text:p><text:s/>76<text:s/></text:p>
          </table:table-cell>
          <table:table-cell office:value-type="float" office:value="0.82055711509393214" table:style-name="ce406">
            <text:p>0,8<text:s text:c="4"/></text:p>
          </table:table-cell>
          <table:table-cell table:style-name="ce291"/>
          <table:table-cell table:style-name="ce292"/>
          <table:table-cell office:value-type="float" office:value="16" table:style-name="ce407">
            <text:p>+16<text:s text:c="2"/></text:p>
          </table:table-cell>
          <table:table-cell table:style-name="ce408"/>
          <table:table-cell table:style-name="ce409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1">
            <text:p>2. <text:s text:c="2"/>Especialistas das atividades intelectuais e cientificas</text:p>
          </table:table-cell>
          <table:table-cell table:style-name="ce195"/>
          <table:table-cell table:style-name="ce291"/>
          <table:table-cell office:value-type="float" office:value="490" table:style-name="ce197">
            <text:p><text:s/>490<text:s/></text:p>
          </table:table-cell>
          <table:table-cell office:value-type="float" office:value="5.7390489576013115" table:style-name="ce406">
            <text:p>5,7<text:s text:c="4"/></text:p>
          </table:table-cell>
          <table:table-cell office:value-type="float" office:value="491" table:style-name="ce197">
            <text:p><text:s/>491<text:s/></text:p>
          </table:table-cell>
          <table:table-cell office:value-type="float" office:value="5.3012308356726408" table:style-name="ce406">
            <text:p>5,3<text:s text:c="4"/></text:p>
          </table:table-cell>
          <table:table-cell table:style-name="ce291"/>
          <table:table-cell table:style-name="ce292"/>
          <table:table-cell office:value-type="float" office:value="1" table:style-name="ce407">
            <text:p>+1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1">
            <text:p>3. <text:s text:c="2"/>Técnicos e profissões de nível intermédio</text:p>
          </table:table-cell>
          <table:table-cell table:style-name="ce195"/>
          <table:table-cell table:style-name="ce291"/>
          <table:table-cell office:value-type="float" office:value="558" table:style-name="ce197">
            <text:p><text:s/>558<text:s/></text:p>
          </table:table-cell>
          <table:table-cell office:value-type="float" office:value="6.5354884047786364" table:style-name="ce406">
            <text:p>6,5<text:s text:c="4"/></text:p>
          </table:table-cell>
          <table:table-cell office:value-type="float" office:value="588" table:style-name="ce197">
            <text:p><text:s/>588<text:s/></text:p>
          </table:table-cell>
          <table:table-cell office:value-type="float" office:value="6.3485208378320017" table:style-name="ce406">
            <text:p>6,3<text:s text:c="4"/></text:p>
          </table:table-cell>
          <table:table-cell table:style-name="ce291"/>
          <table:table-cell table:style-name="ce292"/>
          <table:table-cell office:value-type="float" office:value="30" table:style-name="ce407">
            <text:p>+30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1">
            <text:p>4. <text:s text:c="2"/>Pessoal administrativo</text:p>
          </table:table-cell>
          <table:table-cell table:style-name="ce195"/>
          <table:table-cell table:style-name="ce291"/>
          <table:table-cell office:value-type="float" office:value="876" table:style-name="ce197">
            <text:p><text:s/>876<text:s/></text:p>
          </table:table-cell>
          <table:table-cell office:value-type="float" office:value="10.260014054813773" table:style-name="ce406">
            <text:p>10,3<text:s text:c="4"/></text:p>
          </table:table-cell>
          <table:table-cell office:value-type="float" office:value="874" table:style-name="ce197">
            <text:p><text:s/>874<text:s/></text:p>
          </table:table-cell>
          <table:table-cell office:value-type="float" office:value="9.4364068235802208" table:style-name="ce406">
            <text:p>9,4<text:s text:c="4"/></text:p>
          </table:table-cell>
          <table:table-cell table:style-name="ce287"/>
          <table:table-cell table:style-name="ce292"/>
          <table:table-cell office:value-type="float" office:value="-2" table:style-name="ce407">
            <text:p>-2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210">
            <text:p>5. <text:s text:c="2"/>Trab. dos serviços pessoais, de proteção e segurança e vendedores</text:p>
          </table:table-cell>
          <table:table-cell table:style-name="ce197"/>
          <table:table-cell table:style-name="ce291"/>
          <table:table-cell office:value-type="float" office:value="1531" table:style-name="ce197">
            <text:p>1 531<text:s/></text:p>
          </table:table-cell>
          <table:table-cell office:value-type="float" office:value="17.931599906301241" table:style-name="ce406">
            <text:p>17,9<text:s text:c="4"/></text:p>
          </table:table-cell>
          <table:table-cell office:value-type="float" office:value="1861" table:style-name="ce197">
            <text:p>1 861<text:s/></text:p>
          </table:table-cell>
          <table:table-cell office:value-type="float" office:value="20.092852515655366" table:style-name="ce406">
            <text:p>20,1<text:s text:c="4"/></text:p>
          </table:table-cell>
          <table:table-cell table:style-name="ce291"/>
          <table:table-cell table:style-name="ce292"/>
          <table:table-cell office:value-type="float" office:value="330" table:style-name="ce407">
            <text:p>+330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1">
            <text:p>6. <text:s text:c="2"/>Agricultores e trab. qualificados da agricultura, da pesca e da floresta</text:p>
          </table:table-cell>
          <table:table-cell table:style-name="ce195"/>
          <table:table-cell table:style-name="ce291"/>
          <table:table-cell office:value-type="float" office:value="299" table:style-name="ce197">
            <text:p><text:s/>299<text:s/></text:p>
          </table:table-cell>
          <table:table-cell office:value-type="float" office:value="3.501991098617943" table:style-name="ce406">
            <text:p>3,5<text:s text:c="4"/></text:p>
          </table:table-cell>
          <table:table-cell office:value-type="float" office:value="704" table:style-name="ce197">
            <text:p><text:s/>704<text:s/></text:p>
          </table:table-cell>
          <table:table-cell office:value-type="float" office:value="7.6009501187648461" table:style-name="ce406">
            <text:p>7,6<text:s text:c="4"/></text:p>
          </table:table-cell>
          <table:table-cell table:style-name="ce291"/>
          <table:table-cell table:style-name="ce292"/>
          <table:table-cell office:value-type="float" office:value="405" table:style-name="ce407">
            <text:p>+405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1">
            <text:p>7. <text:s text:c="2"/>Trab. qualificados da indústria, construção e artífices</text:p>
          </table:table-cell>
          <table:table-cell table:style-name="ce195"/>
          <table:table-cell table:style-name="ce291"/>
          <table:table-cell office:value-type="float" office:value="1664" table:style-name="ce197">
            <text:p>1 664<text:s/></text:p>
          </table:table-cell>
          <table:table-cell office:value-type="float" office:value="19.489341766221596" table:style-name="ce406">
            <text:p>19,5<text:s text:c="4"/></text:p>
          </table:table-cell>
          <table:table-cell office:value-type="float" office:value="1460" table:style-name="ce197">
            <text:p>1 460<text:s/></text:p>
          </table:table-cell>
          <table:table-cell office:value-type="float" office:value="15.763334053120277" table:style-name="ce406">
            <text:p>15,8<text:s text:c="4"/></text:p>
          </table:table-cell>
          <table:table-cell table:style-name="ce287"/>
          <table:table-cell table:style-name="ce292"/>
          <table:table-cell office:value-type="float" office:value="-204" table:style-name="ce407">
            <text:p>-204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1">
            <text:p>8. <text:s text:c="2"/>Operadores de instalações e máquinas e trab. da montagem</text:p>
          </table:table-cell>
          <table:table-cell table:style-name="ce195"/>
          <table:table-cell table:style-name="ce291"/>
          <table:table-cell office:value-type="float" office:value="1124" table:style-name="ce197">
            <text:p>1 124<text:s/></text:p>
          </table:table-cell>
          <table:table-cell office:value-type="float" office:value="13.164675568048722" table:style-name="ce406">
            <text:p>13,2<text:s text:c="4"/></text:p>
          </table:table-cell>
          <table:table-cell office:value-type="float" office:value="968" table:style-name="ce197">
            <text:p><text:s/>968<text:s/></text:p>
          </table:table-cell>
          <table:table-cell office:value-type="float" office:value="10.451306413301662" table:style-name="ce406">
            <text:p>10,5<text:s text:c="4"/></text:p>
          </table:table-cell>
          <table:table-cell table:style-name="ce291"/>
          <table:table-cell table:style-name="ce292"/>
          <table:table-cell office:value-type="float" office:value="-156" table:style-name="ce407">
            <text:p>-156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1">
            <text:p>9. <text:s text:c="2"/>Trabalhadores não qualificados</text:p>
          </table:table-cell>
          <table:table-cell table:style-name="ce195"/>
          <table:table-cell table:style-name="ce291"/>
          <table:table-cell office:value-type="float" office:value="1928" table:style-name="ce197">
            <text:p>1 928<text:s/></text:p>
          </table:table-cell>
          <table:table-cell office:value-type="float" office:value="22.581400796439446" table:style-name="ce406">
            <text:p>22,6<text:s text:c="4"/></text:p>
          </table:table-cell>
          <table:table-cell office:value-type="float" office:value="2240" table:style-name="ce197">
            <text:p>2 240<text:s/></text:p>
          </table:table-cell>
          <table:table-cell office:value-type="float" office:value="24.184841286979054" table:style-name="ce406">
            <text:p>24,2<text:s text:c="4"/></text:p>
          </table:table-cell>
          <table:table-cell table:style-name="ce291"/>
          <table:table-cell table:style-name="ce292"/>
          <table:table-cell office:value-type="float" office:value="312" table:style-name="ce407">
            <text:p>+312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14">
          <table:table-cell table:style-name="ce405"/>
          <table:table-cell office:value-type="string" table:style-name="ce101">
            <text:p>0. <text:s/>Profissões das Forças Armadas</text:p>
          </table:table-cell>
          <table:table-cell table:style-name="ce195"/>
          <table:table-cell table:style-name="ce291"/>
          <table:table-cell office:value-type="float" office:value="8" table:style-name="ce197">
            <text:p><text:s/>8<text:s/></text:p>
          </table:table-cell>
          <table:table-cell office:value-type="float" office:value="9.3698758491449985E-2" table:style-name="ce406">
            <text:p>0,1<text:s text:c="4"/></text:p>
          </table:table-cell>
          <table:table-cell office:value-type="float" office:value="0" table:style-name="ce197">
            <text:p><text:s/>0<text:s/></text:p>
          </table:table-cell>
          <table:table-cell office:value-type="float" office:value="0" table:style-name="ce406">
            <text:p>0,0<text:s text:c="4"/></text:p>
          </table:table-cell>
          <table:table-cell table:style-name="ce287"/>
          <table:table-cell table:style-name="ce292"/>
          <table:table-cell office:value-type="float" office:value="-8" table:style-name="ce407">
            <text:p>-8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9">
          <table:table-cell table:style-name="ce405"/>
          <table:table-cell office:value-type="string" table:style-name="ce101">
            <text:p><text:s text:c="6"/>Outros</text:p>
          </table:table-cell>
          <table:table-cell table:style-name="ce195"/>
          <table:table-cell table:style-name="ce291"/>
          <table:table-cell office:value-type="float" office:value="0" table:style-name="ce197">
            <text:p><text:s/>0<text:s/></text:p>
          </table:table-cell>
          <table:table-cell office:value-type="float" office:value="0" table:style-name="ce406">
            <text:p>0,0<text:s text:c="4"/></text:p>
          </table:table-cell>
          <table:table-cell office:value-type="float" office:value="0" table:style-name="ce197">
            <text:p><text:s/>0<text:s/></text:p>
          </table:table-cell>
          <table:table-cell office:value-type="float" office:value="0" table:style-name="ce406">
            <text:p>0,0<text:s text:c="4"/></text:p>
          </table:table-cell>
          <table:table-cell table:style-name="ce291"/>
          <table:table-cell table:style-name="ce292"/>
          <table:table-cell office:value-type="float" office:value="0" table:style-name="ce407">
            <text:p>+0<text:s text:c="2"/></text:p>
          </table:table-cell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22">
          <table:table-cell table:style-name="ce405"/>
          <table:table-cell table:style-name="ce218"/>
          <table:table-cell table:style-name="ce293"/>
          <table:table-cell table:style-name="ce294"/>
          <table:table-cell table:style-name="ce295"/>
          <table:table-cell table:style-name="ce294"/>
          <table:table-cell table:style-name="ce295"/>
          <table:table-cell table:number-columns-repeated="2" table:style-name="ce294"/>
          <table:table-cell table:number-columns-repeated="2" table:style-name="ce296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25">
          <table:table-cell table:style-name="ce405"/>
          <table:table-cell table:style-name="ce194"/>
          <table:table-cell table:number-columns-repeated="9" table:style-name="ce92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number-rows-repeated="2" table:style-name="ro25">
          <table:table-cell table:style-name="ce405"/>
          <table:table-cell table:number-columns-repeated="10" table:style-name="ce413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25">
          <table:table-cell table:style-name="ce405"/>
          <table:table-cell table:number-columns-repeated="3" table:style-name="ce291"/>
          <table:table-cell table:number-columns-repeated="7" table:style-name="ce414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25">
          <table:table-cell table:style-name="ce405"/>
          <table:table-cell table:number-columns-repeated="7" table:style-name="ce291"/>
          <table:table-cell table:style-name="ce287"/>
          <table:table-cell table:number-columns-repeated="2" table:style-name="ce415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number-rows-repeated="2" table:style-name="ro25">
          <table:table-cell table:style-name="ce405"/>
          <table:table-cell table:number-columns-repeated="8" table:style-name="ce291"/>
          <table:table-cell table:number-columns-repeated="2" table:style-name="ce414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25">
          <table:table-cell table:style-name="ce405"/>
          <table:table-cell table:number-columns-repeated="8" table:style-name="ce291"/>
          <table:table-cell table:style-name="ce415"/>
          <table:table-cell table:style-name="ce414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number-rows-repeated="3" table:style-name="ro25">
          <table:table-cell table:style-name="ce405"/>
          <table:table-cell table:number-columns-repeated="8" table:style-name="ce291"/>
          <table:table-cell table:number-columns-repeated="2" table:style-name="ce414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25">
          <table:table-cell table:style-name="ce405"/>
          <table:table-cell table:number-columns-repeated="8" table:style-name="ce291"/>
          <table:table-cell table:number-columns-repeated="2" table:style-name="ce414"/>
          <table:table-cell table:style-name="ce408"/>
          <table:table-cell table:style-name="ce412"/>
          <table:table-cell table:style-name="ce410"/>
          <table:table-cell table:style-name="ce416"/>
          <table:table-cell table:style-name="ce412"/>
          <table:table-cell table:style-name="ce410"/>
          <table:table-cell table:number-columns-repeated="16367"/>
        </table:table-row>
        <table:table-row table:number-rows-repeated="3" table:style-name="ro25">
          <table:table-cell table:style-name="ce405"/>
          <table:table-cell table:number-columns-repeated="8" table:style-name="ce291"/>
          <table:table-cell table:number-columns-repeated="2" table:style-name="ce414"/>
          <table:table-cell table:style-name="ce408"/>
          <table:table-cell table:style-name="ce412"/>
          <table:table-cell table:style-name="ce410"/>
          <table:table-cell table:style-name="ce411"/>
          <table:table-cell table:style-name="ce412"/>
          <table:table-cell table:style-name="ce410"/>
          <table:table-cell table:number-columns-repeated="16367"/>
        </table:table-row>
        <table:table-row table:style-name="ro36">
          <table:table-cell table:style-name="ce89"/>
          <table:table-cell table:number-columns-repeated="8" table:style-name="ce291"/>
          <table:table-cell table:number-columns-repeated="2" table:style-name="ce414"/>
          <table:table-cell table:style-name="ce408"/>
          <table:table-cell table:style-name="ce417"/>
          <table:table-cell table:style-name="ce300"/>
          <table:table-cell table:number-columns-repeated="16370" table:style-name="ce89"/>
        </table:table-row>
        <table:table-row table:style-name="ro6">
          <table:table-cell/>
          <table:table-cell table:number-columns-repeated="8" table:style-name="ce291"/>
          <table:table-cell table:number-columns-repeated="2" table:style-name="ce414"/>
          <table:table-cell table:style-name="ce408"/>
          <table:table-cell table:number-columns-repeated="16372"/>
        </table:table-row>
        <table:table-row table:number-rows-repeated="104851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Franklin Gothic Demi" svg:font-family="&quot;Franklin Gothic Demi&quot;"/>
    <style:font-face style:name="Courier" svg:font-family="Courier"/>
    <style:font-face style:name="Hermes-Bold" svg:font-family="Hermes-Bold"/>
    <style:font-face style:name="Franklin Gothic Heavy" svg:font-family="&quot;Franklin Gothic Heavy&quot;"/>
    <style:font-face style:name="ConduitITC TT" svg:font-family="&quot;ConduitITC T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7P0">
      <number:text>+</number:text>
      <number:number number:decimal-places="1" number:min-integer-digits="1"/>
      <number:text>             </number:text>
    </number:number-style>
    <number:number-style style:name="N37">
      <number:text>-</number:text>
      <number:number number:decimal-places="1" number:min-integer-digits="1"/>
      <number:text>             </number:text>
      <style:map style:condition="value()&gt;=0" style:apply-style-name="N37P0"/>
    </number:number-style>
    <number:number-style style:name="N38P0">
      <number:text>+</number:text>
      <number:number number:decimal-places="1" number:min-integer-digits="1"/>
      <number:text>         </number:text>
    </number:number-style>
    <number:number-style style:name="N38">
      <number:text>-</number:text>
      <number:number number:decimal-places="1" number:min-integer-digits="1"/>
      <number:text>         </number:text>
      <style:map style:condition="value()&gt;=0" style:apply-style-name="N38P0"/>
    </number:number-style>
    <number:number-style style:name="N39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0">
      <number:number number:decimal-places="0" number:min-integer-digits="1">
        <number:embedded-text number:position="0">       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2">
      <number:number number:decimal-places="0" number:min-integer-digits="1">
        <number:embedded-text number:position="0">            </number:embedded-text>
      </number:number>
    </number:number-style>
    <number:date-style style:name="N43">
      <number:month number:textual="true"/>
      <number:text>-</number:text>
      <number:year/>
    </number:date-style>
    <number:date-style style:name="N44">
      <number:day number:style="long"/>
      <number:text>-</number:text>
      <number:month number:textual="true"/>
    </number:date-style>
    <number:number-style style:name="N45">
      <number:number number:decimal-places="0" number:min-integer-digits="1">
        <number:embedded-text number:position="3"> </number:embedded-text>
      </number:number>
    </number:number-style>
    <number:number-style style:name="N46">
      <number:number number:decimal-places="1" number:min-integer-digits="1"/>
      <number:text>     </number:text>
    </number:number-style>
    <number:number-style style:name="N47P0">
      <number:text>+</number:text>
      <number:number number:decimal-places="1" number:min-integer-digits="1"/>
      <number:text>   </number:text>
    </number:number-style>
    <number:number-style style:name="N47">
      <number:text>-</number:text>
      <number:number number:decimal-places="1" number:min-integer-digits="1"/>
      <number:text>   </number:text>
      <style:map style:condition="value()&gt;=0" style:apply-style-name="N47P0"/>
    </number:number-style>
    <number:number-style style:name="N48">
      <number:number number:decimal-places="1" number:min-integer-digits="1"/>
    </number:number-style>
    <number:number-style style:name="N49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0">
      <number:number number:decimal-places="0" number:min-integer-digits="1">
        <number:embedded-text number:position="0">      </number:embedded-text>
      </number:number>
    </number:number-style>
    <number:number-style style:name="N51">
      <number:number number:decimal-places="1" number:min-integer-digits="1"/>
      <number:text>    </number:text>
    </number:number-style>
    <number:number-style style:name="N52P0">
      <number:text>+</number:text>
      <number:number number:decimal-places="1" number:min-integer-digits="1"/>
    </number:number-style>
    <number:number-style style:name="N52">
      <number:text>- </number:text>
      <number:number number:decimal-places="1" number:min-integer-digits="1"/>
      <style:map style:condition="value()&gt;=0" style:apply-style-name="N52P0"/>
    </number:number-style>
    <number:number-style style:name="N53">
      <number:number number:decimal-places="0" number:min-integer-digits="1">
        <number:embedded-text number:position="0"> </number:embedded-text>
      </number:number>
    </number:number-style>
    <number:number-style style:name="N54">
      <number:number number:decimal-places="1" number:min-integer-digits="1"/>
      <number:text>       </number:text>
    </number:number-style>
    <number:number-style style:name="N55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6">
      <number:number number:decimal-places="0" number:min-integer-digits="1">
        <number:embedded-text number:position="0">   </number:embedded-text>
      </number:number>
    </number:number-style>
    <number:number-style style:name="N57P0">
      <number:text>+</number:text>
      <number:number number:decimal-places="1" number:min-integer-digits="1"/>
      <number:text>     </number:text>
    </number:number-style>
    <number:number-style style:name="N57">
      <number:text>-</number:text>
      <number:number number:decimal-places="1" number:min-integer-digits="1"/>
      <number:text>     </number:text>
      <style:map style:condition="value()&gt;=0" style:apply-style-name="N57P0"/>
    </number:number-style>
    <number:number-style style:name="N58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8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9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9P0"/>
    </number:number-style>
    <number:number-style style:name="N60">
      <number:number number:decimal-places="0" number:min-integer-digits="1">
        <number:embedded-text number:position="0">  </number:embedded-text>
      </number:number>
    </number:number-style>
    <number:currency-style style:name="N61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1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1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style:style style:name="Euro" style:family="table-cell" style:data-style-name="N6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92" draw:style="linear" draw:angle="900" draw:start-color="#999900" draw:end-color="#ffffff" draw:start-intensity="100%" draw:end-intensity="100%"/>
    <draw:gradient draw:name="a38" draw:style="linear" draw:angle="900" draw:start-color="#999900" draw:end-color="#ffffff" draw:start-intensity="100%" draw:end-intensity="100%"/>
    <draw:gradient draw:name="a331" draw:style="linear" draw:angle="900" draw:start-color="#999900" draw:end-color="#ffffff" draw:start-intensity="100%" draw:end-intensity="100%"/>
    <draw:gradient draw:name="a100" draw:style="linear" draw:angle="900" draw:start-color="#999900" draw:end-color="#ffffff" draw:start-intensity="100%" draw:end-intensity="100%"/>
    <draw:gradient draw:name="a705" draw:style="linear" draw:angle="900" draw:start-color="#999900" draw:end-color="#ffffff" draw:start-intensity="100%" draw:end-intensity="100%"/>
    <draw:gradient draw:name="a639" draw:style="linear" draw:angle="900" draw:start-color="#999900" draw:end-color="#ffffff" draw:start-intensity="100%" draw:end-intensity="100%"/>
    <draw:gradient draw:name="a514" draw:style="linear" draw:angle="900" draw:start-color="#999900" draw:end-color="#ffffff" draw:start-intensity="100%" draw:end-intensity="100%"/>
    <draw:gradient draw:name="a783" draw:style="linear" draw:angle="900" draw:start-color="#999900" draw:end-color="#ffffff" draw:start-intensity="100%" draw:end-intensity="100%"/>
    <draw:gradient draw:name="a69" draw:style="linear" draw:angle="900" draw:start-color="#999900" draw:end-color="#ffffff" draw:start-intensity="100%" draw:end-intensity="100%"/>
    <draw:gradient draw:name="a661" draw:style="linear" draw:angle="900" draw:start-color="#999900" draw:end-color="#ffffff" draw:start-intensity="100%" draw:end-intensity="100%"/>
    <draw:gradient draw:name="a595" draw:style="linear" draw:angle="900" draw:start-color="#999900" draw:end-color="#ffffff" draw:start-intensity="100%" draw:end-intensity="100%"/>
    <draw:gradient draw:name="a131" draw:style="linear" draw:angle="900" draw:start-color="#999900" draw:end-color="#ffffff" draw:start-intensity="100%" draw:end-intensity="100%"/>
    <draw:gradient draw:name="a258" draw:style="linear" draw:angle="900" draw:start-color="#999900" draw:end-color="#ffffff" draw:start-intensity="100%" draw:end-intensity="100%"/>
    <draw:gradient draw:name="a805" draw:style="linear" draw:angle="900" draw:start-color="#999900" draw:end-color="#ffffff" draw:start-intensity="100%" draw:end-intensity="100%"/>
    <draw:gradient draw:name="a280" draw:style="linear" draw:angle="900" draw:start-color="#999900" draw:end-color="#ffffff" draw:start-intensity="100%" draw:end-intensity="100%"/>
    <draw:gradient draw:name="a421" draw:style="linear" draw:angle="900" draw:start-color="#999900" draw:end-color="#ffffff" draw:start-intensity="100%" draw:end-intensity="100%"/>
    <draw:gradient draw:name="a353" draw:style="linear" draw:angle="900" draw:start-color="#999900" draw:end-color="#ffffff" draw:start-intensity="100%" draw:end-intensity="100%"/>
    <draw:gradient draw:name="a617" draw:style="linear" draw:angle="900" draw:start-color="#999900" draw:end-color="#ffffff" draw:start-intensity="100%" draw:end-intensity="100%"/>
    <draw:gradient draw:name="a761" draw:style="linear" draw:angle="900" draw:start-color="#999900" draw:end-color="#ffffff" draw:start-intensity="100%" draw:end-intensity="100%"/>
    <draw:gradient draw:name="a160" draw:style="linear" draw:angle="900" draw:start-color="#999900" draw:end-color="#ffffff" draw:start-intensity="100%" draw:end-intensity="100%"/>
    <draw:gradient draw:name="a727" draw:style="linear" draw:angle="900" draw:start-color="#999900" draw:end-color="#ffffff" draw:start-intensity="100%" draw:end-intensity="100%"/>
    <draw:gradient draw:name="a573" draw:style="linear" draw:angle="900" draw:start-color="#999900" draw:end-color="#ffffff" draw:start-intensity="100%" draw:end-intensity="100%"/>
    <draw:gradient draw:name="a236" draw:style="linear" draw:angle="900" draw:start-color="#999900" draw:end-color="#ffffff" draw:start-intensity="100%" draw:end-intensity="100%"/>
    <draw:gradient draw:name="a683" draw:style="linear" draw:angle="900" draw:start-color="#999900" draw:end-color="#ffffff" draw:start-intensity="100%" draw:end-intensity="100%"/>
    <draw:gradient draw:name="a452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551181102362205in" fo:margin-right="0.55118110236220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5in" fo:margin-right="0.7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5in" fo:margin-right="0.56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5in" fo:margin-right="0.66in" style:print-orientation="portrait" style:print-page-order="ttb" style:first-page-number="continue" style:scale-to="9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5in" fo:margin-right="0.56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58in" fo:margin-right="0.4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11811023622047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61in" fo:margin-right="0.54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59in" fo:margin-right="0.34in" style:print-orientation="portrait" style:print-page-order="ttb" style:first-page-number="continue" style:scale-to="94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">
      <style:page-layout-properties fo:margin-top="0in" fo:margin-bottom="0in" fo:margin-left="0.47244094488189in" fo:margin-right="0.433070866141732in" style:print-orientation="portrait" style:print-page-order="ttb" style:first-page-number="continue" style:scale-to="9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  <style:master-page style:name="mp13" style:page-layout-name="pm1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Nídia Fernandes</dc:creator>
    <meta:creation-date>2004-04-19T12:02:31Z</meta:creation-date>
    <dc:date>2014-05-13T15:42:15Z</dc:date>
    <meta:print-date>2014-05-13T15:37:3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3.250236220472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94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95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0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93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4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421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44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72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685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4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396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293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594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59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43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55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865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004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24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66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3.250236220472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65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131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38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39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251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1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16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4043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53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6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725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17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72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749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324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944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21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71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75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133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305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958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83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144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556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3.250236220472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11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1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624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8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486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14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24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1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34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46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63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594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67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38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47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3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468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7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36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